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132.24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85.15pt"/>
    </style:style>
    <style:style style:name="co14" style:family="table-column">
      <style:table-column-properties fo:break-before="auto" style:column-width="63.5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1171.3pt"/>
    </style:style>
    <style:style style:name="co17" style:family="table-column">
      <style:table-column-properties fo:break-before="auto" style:column-width="349.14pt"/>
    </style:style>
    <style:style style:name="co18" style:family="table-column">
      <style:table-column-properties fo:break-before="auto" style:column-width="136.86pt"/>
    </style:style>
    <style:style style:name="co19" style:family="table-column">
      <style:table-column-properties fo:break-before="auto" style:column-width="30.36pt"/>
    </style:style>
    <style:style style:name="co20" style:family="table-column">
      <style:table-column-properties fo:break-before="auto" style:column-width="37.3pt"/>
    </style:style>
    <style:style style:name="co21" style:family="table-column">
      <style:table-column-properties fo:break-before="auto" style:column-width="48.1pt"/>
    </style:style>
    <style:style style:name="co23" style:family="table-column">
      <style:table-column-properties fo:break-before="auto" style:column-width="92.86pt"/>
    </style:style>
    <style:style style:name="co24" style:family="table-column">
      <style:table-column-properties fo:break-before="auto" style:column-width="92.1pt"/>
    </style:style>
    <style:style style:name="co25" style:family="table-column">
      <style:table-column-properties fo:break-before="auto" style:column-width="116.79pt"/>
    </style:style>
    <style:style style:name="co26" style:family="table-column">
      <style:table-column-properties fo:break-before="auto" style:column-width="101.34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ptideiondata_HeavyD_A-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14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9"/>
          <table:table-cell office:value-type="string" calcext:value-type="string">
            <text:p>Normalized abundance</text:p>
          </table:table-cell>
          <table:table-cell table:number-columns-repeated="4"/>
          <table:table-cell office:value-type="string" calcext:value-type="string">
            <text:p>Raw abundance</text:p>
          </table:table-cell>
          <table:table-cell table:number-columns-repeated="4"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Sample retention time (min)</text:p>
          </table:table-cell>
          <table:table-cell table:number-columns-repeated="12"/>
          <table:table-cell office:value-type="string" calcext:value-type="string">
            <text:p>Best peptide spectral counts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5"/>
          <table:table-cell office:value-type="string" calcext:value-type="string">
            <text:p>Best peptide match</text:p>
          </table:table-cell>
          <table:table-cell table:number-columns-repeated="6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Tag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m/z</text:p>
          </table:table-cell>
          <table:table-cell office:value-type="string" calcext:value-type="string">
            <text:p>Retention time (min)</text:p>
          </table:table-cell>
          <table:table-cell office:value-type="string" calcext:value-type="string">
            <text:p>Retention time window (min)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Maximum CV</text:p>
          </table:table-cell>
          <table:table-cell office:value-type="string" calcext:value-type="string">
            <text:p>170714_Heavy_06</text:p>
          </table:table-cell>
          <table:table-cell office:value-type="string" calcext:value-type="string">
            <text:p>170714_Heavy_07</text:p>
          </table:table-cell>
          <table:table-cell office:value-type="string" calcext:value-type="string">
            <text:p>170714_Heavy_08</text:p>
          </table:table-cell>
          <table:table-cell office:value-type="string" calcext:value-type="string">
            <text:p>170714_Heavy_09</text:p>
          </table:table-cell>
          <table:table-cell office:value-type="string" calcext:value-type="string">
            <text:p>170714_Heavy_10</text:p>
          </table:table-cell>
          <table:table-cell office:value-type="string" calcext:value-type="string">
            <text:p>170714_Heavy_06</text:p>
          </table:table-cell>
          <table:table-cell office:value-type="string" calcext:value-type="string">
            <text:p>170714_Heavy_07</text:p>
          </table:table-cell>
          <table:table-cell office:value-type="string" calcext:value-type="string">
            <text:p>170714_Heavy_08</text:p>
          </table:table-cell>
          <table:table-cell office:value-type="string" calcext:value-type="string">
            <text:p>170714_Heavy_09</text:p>
          </table:table-cell>
          <table:table-cell office:value-type="string" calcext:value-type="string">
            <text:p>170714_Heavy_10</text:p>
          </table:table-cell>
          <table:table-cell office:value-type="string" calcext:value-type="string">
            <text:p>170714_Heavy_06</text:p>
          </table:table-cell>
          <table:table-cell office:value-type="string" calcext:value-type="string">
            <text:p>170714_Heavy_07</text:p>
          </table:table-cell>
          <table:table-cell office:value-type="string" calcext:value-type="string">
            <text:p>170714_Heavy_08</text:p>
          </table:table-cell>
          <table:table-cell office:value-type="string" calcext:value-type="string">
            <text:p>170714_Heavy_09</text:p>
          </table:table-cell>
          <table:table-cell office:value-type="string" calcext:value-type="string">
            <text:p>170714_Heavy_10</text:p>
          </table:table-cell>
          <table:table-cell office:value-type="string" calcext:value-type="string">
            <text:p>170714_Heavy_06</text:p>
          </table:table-cell>
          <table:table-cell office:value-type="string" calcext:value-type="string">
            <text:p>170714_Heavy_07</text:p>
          </table:table-cell>
          <table:table-cell office:value-type="string" calcext:value-type="string">
            <text:p>170714_Heavy_08</text:p>
          </table:table-cell>
          <table:table-cell office:value-type="string" calcext:value-type="string">
            <text:p>170714_Heavy_09</text:p>
          </table:table-cell>
          <table:table-cell office:value-type="string" calcext:value-type="string">
            <text:p>170714_Heavy_10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ss error (u)</text:p>
          </table:table-cell>
          <table:table-cell office:value-type="string" calcext:value-type="string">
            <text:p>Mass error (ppm)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Variable modifications ([position] description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170714_Heavy_06</text:p>
          </table:table-cell>
          <table:table-cell office:value-type="string" calcext:value-type="string">
            <text:p>170714_Heavy_07</text:p>
          </table:table-cell>
          <table:table-cell office:value-type="string" calcext:value-type="string">
            <text:p>170714_Heavy_08</text:p>
          </table:table-cell>
          <table:table-cell office:value-type="string" calcext:value-type="string">
            <text:p>170714_Heavy_09</text:p>
          </table:table-cell>
          <table:table-cell office:value-type="string" calcext:value-type="string">
            <text:p>170714_Heavy_10</text:p>
          </table:table-cell>
          <table:table-cell office:value-type="string" calcext:value-type="string">
            <text:p>GKGG</text:p>
          </table:table-cell>
          <table:table-cell office:value-type="string" calcext:value-type="string">
            <text:p>Edited</text:p>
          </table:table-cell>
          <table:table-cell office:value-type="string" calcext:value-type="string">
            <text:p>KSAPAT</text:p>
          </table:table-cell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/>
          <table:table-cell office:value-type="float" office:value="542.6808222" calcext:value-type="float">
            <text:p>542.6808222</text:p>
          </table:table-cell>
          <table:table-cell office:value-type="float" office:value="31.51241667" calcext:value-type="float">
            <text:p>31.51241667</text:p>
          </table:table-cell>
          <table:table-cell office:value-type="float" office:value="0.352116667" calcext:value-type="float">
            <text:p>0.352116667</text:p>
          </table:table-cell>
          <table:table-cell office:value-type="float" office:value="1625.020637" calcext:value-type="float">
            <text:p>1625.020637</text:p>
          </table:table-cell>
          <table:table-cell office:value-type="float" office:value="3" calcext:value-type="float">
            <text:p>3</text:p>
          </table:table-cell>
          <table:table-cell office:value-type="float" office:value="7.852633655" calcext:value-type="float">
            <text:p>7.852633655</text:p>
          </table:table-cell>
          <table:table-cell office:value-type="float" office:value="3938.915438" calcext:value-type="float">
            <text:p>3938.915438</text:p>
          </table:table-cell>
          <table:table-cell office:value-type="float" office:value="4114.794069" calcext:value-type="float">
            <text:p>4114.794069</text:p>
          </table:table-cell>
          <table:table-cell office:value-type="float" office:value="4415.95971" calcext:value-type="float">
            <text:p>4415.95971</text:p>
          </table:table-cell>
          <table:table-cell office:value-type="float" office:value="3631.144305" calcext:value-type="float">
            <text:p>3631.144305</text:p>
          </table:table-cell>
          <table:table-cell office:value-type="float" office:value="3740.25549" calcext:value-type="float">
            <text:p>3740.25549</text:p>
          </table:table-cell>
          <table:table-cell office:value-type="float" office:value="3275.265213" calcext:value-type="float">
            <text:p>3275.265213</text:p>
          </table:table-cell>
          <table:table-cell office:value-type="float" office:value="4806.124557" calcext:value-type="float">
            <text:p>4806.124557</text:p>
          </table:table-cell>
          <table:table-cell office:value-type="float" office:value="3965.546054" calcext:value-type="float">
            <text:p>3965.546054</text:p>
          </table:table-cell>
          <table:table-cell office:value-type="float" office:value="3631.144305" calcext:value-type="float">
            <text:p>3631.144305</text:p>
          </table:table-cell>
          <table:table-cell office:value-type="float" office:value="3556.139575" calcext:value-type="float">
            <text:p>3556.139575</text:p>
          </table:table-cell>
          <table:table-cell office:value-type="float" office:value="1985" calcext:value-type="float">
            <text:p>1985</text:p>
          </table:table-cell>
          <table:table-cell office:value-type="float" office:value="3796" calcext:value-type="float">
            <text:p>3796</text:p>
          </table:table-cell>
          <table:table-cell office:value-type="float" office:value="2144" calcext:value-type="float">
            <text:p>2144</text:p>
          </table:table-cell>
          <table:table-cell office:value-type="float" office:value="1945" calcext:value-type="float">
            <text:p>1945</text:p>
          </table:table-cell>
          <table:table-cell office:value-type="float" office:value="1997" calcext:value-type="float">
            <text:p>1997</text:p>
          </table:table-cell>
          <table:table-cell office:value-type="float" office:value="31.78911667" calcext:value-type="float">
            <text:p>31.78911667</text:p>
          </table:table-cell>
          <table:table-cell office:value-type="float" office:value="31.51241667" calcext:value-type="float">
            <text:p>31.51241667</text:p>
          </table:table-cell>
          <table:table-cell office:value-type="float" office:value="31.3829" calcext:value-type="float">
            <text:p>31.3829</text:p>
          </table:table-cell>
          <table:table-cell office:value-type="float" office:value="31.61273333" calcext:value-type="float">
            <text:p>31.61273333</text:p>
          </table:table-cell>
          <table:table-cell office:value-type="float" office:value="31.42156667" calcext:value-type="float">
            <text:p>31.42156667</text:p>
          </table:table-cell>
          <table:table-cell/>
          <table:table-cell office:value-type="float" office:value="25.39" calcext:value-type="float">
            <text:p>25.39</text:p>
          </table:table-cell>
          <table:table-cell office:value-type="float" office:value="0.000937293" calcext:value-type="float">
            <text:p>0.000937293</text:p>
          </table:table-cell>
          <table:table-cell office:value-type="float" office:value="0.57678888" calcext:value-type="float">
            <text:p>0.57678888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EG Trimethyl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442" calcext:value-type="float">
            <text:p>4442</text:p>
          </table:table-cell>
          <table:table-cell/>
          <table:table-cell office:value-type="float" office:value="519.6761828" calcext:value-type="float">
            <text:p>519.6761828</text:p>
          </table:table-cell>
          <table:table-cell office:value-type="float" office:value="53.6658" calcext:value-type="float">
            <text:p>53.6658</text:p>
          </table:table-cell>
          <table:table-cell office:value-type="float" office:value="0.407316667" calcext:value-type="float">
            <text:p>0.407316667</text:p>
          </table:table-cell>
          <table:table-cell office:value-type="float" office:value="1556.006719" calcext:value-type="float">
            <text:p>1556.006719</text:p>
          </table:table-cell>
          <table:table-cell office:value-type="float" office:value="3" calcext:value-type="float">
            <text:p>3</text:p>
          </table:table-cell>
          <table:table-cell office:value-type="float" office:value="10.74877812" calcext:value-type="float">
            <text:p>10.74877812</text:p>
          </table:table-cell>
          <table:table-cell office:value-type="float" office:value="723.0210382" calcext:value-type="float">
            <text:p>723.0210382</text:p>
          </table:table-cell>
          <table:table-cell office:value-type="float" office:value="545.2137452" calcext:value-type="float">
            <text:p>545.2137452</text:p>
          </table:table-cell>
          <table:table-cell office:value-type="float" office:value="667.4402533" calcext:value-type="float">
            <text:p>667.4402533</text:p>
          </table:table-cell>
          <table:table-cell office:value-type="float" office:value="703.3727128" calcext:value-type="float">
            <text:p>703.3727128</text:p>
          </table:table-cell>
          <table:table-cell office:value-type="float" office:value="704.1742589" calcext:value-type="float">
            <text:p>704.1742589</text:p>
          </table:table-cell>
          <table:table-cell office:value-type="float" office:value="601.2024608" calcext:value-type="float">
            <text:p>601.2024608</text:p>
          </table:table-cell>
          <table:table-cell office:value-type="float" office:value="636.8156282" calcext:value-type="float">
            <text:p>636.8156282</text:p>
          </table:table-cell>
          <table:table-cell office:value-type="float" office:value="599.3634988" calcext:value-type="float">
            <text:p>599.3634988</text:p>
          </table:table-cell>
          <table:table-cell office:value-type="float" office:value="703.3727128" calcext:value-type="float">
            <text:p>703.3727128</text:p>
          </table:table-cell>
          <table:table-cell office:value-type="float" office:value="669.5109349" calcext:value-type="float">
            <text:p>669.5109349</text:p>
          </table:table-cell>
          <table:table-cell office:value-type="float" office:value="953" calcext:value-type="float">
            <text:p>953</text:p>
          </table:table-cell>
          <table:table-cell office:value-type="float" office:value="734" calcext:value-type="float">
            <text:p>734</text:p>
          </table:table-cell>
          <table:table-cell office:value-type="float" office:value="909" calcext:value-type="float">
            <text:p>909</text:p>
          </table:table-cell>
          <table:table-cell office:value-type="float" office:value="1150" calcext:value-type="float">
            <text:p>1150</text:p>
          </table:table-cell>
          <table:table-cell office:value-type="float" office:value="688" calcext:value-type="float">
            <text:p>688</text:p>
          </table:table-cell>
          <table:table-cell office:value-type="float" office:value="54.02916667" calcext:value-type="float">
            <text:p>54.02916667</text:p>
          </table:table-cell>
          <table:table-cell office:value-type="float" office:value="53.6658" calcext:value-type="float">
            <text:p>53.6658</text:p>
          </table:table-cell>
          <table:table-cell office:value-type="float" office:value="53.81251667" calcext:value-type="float">
            <text:p>53.81251667</text:p>
          </table:table-cell>
          <table:table-cell office:value-type="float" office:value="54.02723333" calcext:value-type="float">
            <text:p>54.02723333</text:p>
          </table:table-cell>
          <table:table-cell office:value-type="float" office:value="53.60371667" calcext:value-type="float">
            <text:p>53.60371667</text:p>
          </table:table-cell>
          <table:table-cell/>
          <table:table-cell office:value-type="float" office:value="43.8" calcext:value-type="float">
            <text:p>43.8</text:p>
          </table:table-cell>
          <table:table-cell office:value-type="float" office:value="0.00281908" calcext:value-type="float">
            <text:p>0.00281908</text:p>
          </table:table-cell>
          <table:table-cell office:value-type="float" office:value="1.811743721" calcext:value-type="float">
            <text:p>1.811743721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Propionyl Heavy K (K)|[5] Propionyl Heavy K (K)|[9] Propionyl Heavy K (K)|[13] EG Acetyl ENKEL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53" calcext:value-type="float">
            <text:p>4653</text:p>
          </table:table-cell>
          <table:table-cell/>
          <table:table-cell office:value-type="float" office:value="410.7657203" calcext:value-type="float">
            <text:p>410.7657203</text:p>
          </table:table-cell>
          <table:table-cell office:value-type="float" office:value="31.4961" calcext:value-type="float">
            <text:p>31.4961</text:p>
          </table:table-cell>
          <table:table-cell office:value-type="float" office:value="0.177133333" calcext:value-type="float">
            <text:p>0.177133333</text:p>
          </table:table-cell>
          <table:table-cell office:value-type="float" office:value="1639.033775" calcext:value-type="float">
            <text:p>1639.033775</text:p>
          </table:table-cell>
          <table:table-cell office:value-type="float" office:value="4" calcext:value-type="float">
            <text:p>4</text:p>
          </table:table-cell>
          <table:table-cell office:value-type="float" office:value="21.53963461" calcext:value-type="float">
            <text:p>21.53963461</text:p>
          </table:table-cell>
          <table:table-cell office:value-type="float" office:value="352.8887599" calcext:value-type="float">
            <text:p>352.8887599</text:p>
          </table:table-cell>
          <table:table-cell office:value-type="float" office:value="619.1019502" calcext:value-type="float">
            <text:p>619.1019502</text:p>
          </table:table-cell>
          <table:table-cell office:value-type="float" office:value="546.3332236" calcext:value-type="float">
            <text:p>546.3332236</text:p>
          </table:table-cell>
          <table:table-cell office:value-type="float" office:value="448.5873829" calcext:value-type="float">
            <text:p>448.5873829</text:p>
          </table:table-cell>
          <table:table-cell office:value-type="float" office:value="593.7844623" calcext:value-type="float">
            <text:p>593.7844623</text:p>
          </table:table-cell>
          <table:table-cell office:value-type="float" office:value="293.4321128" calcext:value-type="float">
            <text:p>293.4321128</text:p>
          </table:table-cell>
          <table:table-cell office:value-type="float" office:value="723.1178611" calcext:value-type="float">
            <text:p>723.1178611</text:p>
          </table:table-cell>
          <table:table-cell office:value-type="float" office:value="490.6089958" calcext:value-type="float">
            <text:p>490.6089958</text:p>
          </table:table-cell>
          <table:table-cell office:value-type="float" office:value="448.5873829" calcext:value-type="float">
            <text:p>448.5873829</text:p>
          </table:table-cell>
          <table:table-cell office:value-type="float" office:value="564.5551303" calcext:value-type="float">
            <text:p>564.5551303</text:p>
          </table:table-cell>
          <table:table-cell office:value-type="float" office:value="695" calcext:value-type="float">
            <text:p>695</text:p>
          </table:table-cell>
          <table:table-cell office:value-type="float" office:value="1157" calcext:value-type="float">
            <text:p>1157</text:p>
          </table:table-cell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office:value-type="float" office:value="868" calcext:value-type="float">
            <text:p>868</text:p>
          </table:table-cell>
          <table:table-cell office:value-type="float" office:value="31.77436667" calcext:value-type="float">
            <text:p>31.77436667</text:p>
          </table:table-cell>
          <table:table-cell office:value-type="float" office:value="31.4961" calcext:value-type="float">
            <text:p>31.4961</text:p>
          </table:table-cell>
          <table:table-cell office:value-type="float" office:value="31.36813333" calcext:value-type="float">
            <text:p>31.36813333</text:p>
          </table:table-cell>
          <table:table-cell office:value-type="float" office:value="31.58435" calcext:value-type="float">
            <text:p>31.58435</text:p>
          </table:table-cell>
          <table:table-cell office:value-type="float" office:value="31.3978" calcext:value-type="float">
            <text:p>31.3978</text:p>
          </table:table-cell>
          <table:table-cell/>
          <table:table-cell office:value-type="float" office:value="21.26" calcext:value-type="float">
            <text:p>21.26</text:p>
          </table:table-cell>
          <table:table-cell office:value-type="float" office:value="-0.001624852" calcext:value-type="float">
            <text:p>-0.001624852</text:p>
          </table:table-cell>
          <table:table-cell office:value-type="float" office:value="-0.991346325" calcext:value-type="float">
            <text:p>-0.991346325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Trimethyl (K)|[1] Propionyl Heavy K (K)|[10] EG Trimethyl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/>
          <table:table-cell office:value-type="float" office:value="526.0246623" calcext:value-type="float">
            <text:p>526.0246623</text:p>
          </table:table-cell>
          <table:table-cell office:value-type="float" office:value="56.05655" calcext:value-type="float">
            <text:p>56.05655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1575.052158" calcext:value-type="float">
            <text:p>1575.052158</text:p>
          </table:table-cell>
          <table:table-cell office:value-type="float" office:value="3" calcext:value-type="float">
            <text:p>3</text:p>
          </table:table-cell>
          <table:table-cell office:value-type="float" office:value="19.73223945" calcext:value-type="float">
            <text:p>19.73223945</text:p>
          </table:table-cell>
          <table:table-cell office:value-type="float" office:value="721.0339823" calcext:value-type="float">
            <text:p>721.0339823</text:p>
          </table:table-cell>
          <table:table-cell office:value-type="float" office:value="732.5207742" calcext:value-type="float">
            <text:p>732.5207742</text:p>
          </table:table-cell>
          <table:table-cell office:value-type="float" office:value="1119.934858" calcext:value-type="float">
            <text:p>1119.934858</text:p>
          </table:table-cell>
          <table:table-cell office:value-type="float" office:value="824.3239239" calcext:value-type="float">
            <text:p>824.3239239</text:p>
          </table:table-cell>
          <table:table-cell office:value-type="float" office:value="774.5095346" calcext:value-type="float">
            <text:p>774.5095346</text:p>
          </table:table-cell>
          <table:table-cell office:value-type="float" office:value="599.5501951" calcext:value-type="float">
            <text:p>599.5501951</text:p>
          </table:table-cell>
          <table:table-cell office:value-type="float" office:value="855.5922902" calcext:value-type="float">
            <text:p>855.5922902</text:p>
          </table:table-cell>
          <table:table-cell office:value-type="float" office:value="1005.705113" calcext:value-type="float">
            <text:p>1005.705113</text:p>
          </table:table-cell>
          <table:table-cell office:value-type="float" office:value="824.3239239" calcext:value-type="float">
            <text:p>824.3239239</text:p>
          </table:table-cell>
          <table:table-cell office:value-type="float" office:value="736.3839222" calcext:value-type="float">
            <text:p>736.3839222</text:p>
          </table:table-cell>
          <table:table-cell office:value-type="float" office:value="663" calcext:value-type="float">
            <text:p>663</text:p>
          </table:table-cell>
          <table:table-cell office:value-type="float" office:value="803" calcext:value-type="float">
            <text:p>803</text:p>
          </table:table-cell>
          <table:table-cell office:value-type="float" office:value="1015" calcext:value-type="float">
            <text:p>1015</text:p>
          </table:table-cell>
          <table:table-cell office:value-type="float" office:value="717" calcext:value-type="float">
            <text:p>717</text:p>
          </table:table-cell>
          <table:table-cell office:value-type="float" office:value="789" calcext:value-type="float">
            <text:p>789</text:p>
          </table:table-cell>
          <table:table-cell office:value-type="float" office:value="56.48656667" calcext:value-type="float">
            <text:p>56.48656667</text:p>
          </table:table-cell>
          <table:table-cell office:value-type="float" office:value="56.05655" calcext:value-type="float">
            <text:p>56.05655</text:p>
          </table:table-cell>
          <table:table-cell office:value-type="float" office:value="56.07855" calcext:value-type="float">
            <text:p>56.07855</text:p>
          </table:table-cell>
          <table:table-cell office:value-type="float" office:value="56.44901667" calcext:value-type="float">
            <text:p>56.44901667</text:p>
          </table:table-cell>
          <table:table-cell office:value-type="float" office:value="56.08573333" calcext:value-type="float">
            <text:p>56.08573333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0.001257504" calcext:value-type="float">
            <text:p>0.001257504</text:p>
          </table:table-cell>
          <table:table-cell office:value-type="float" office:value="0.798389669" calcext:value-type="float">
            <text:p>0.798389669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Propionyl Heavy K (K)|[5] Propionyl Heavy K (K)|[9] Propionyl Heavy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72" calcext:value-type="float">
            <text:p>8572</text:p>
          </table:table-cell>
          <table:table-cell/>
          <table:table-cell office:value-type="float" office:value="837.0211481" calcext:value-type="float">
            <text:p>837.0211481</text:p>
          </table:table-cell>
          <table:table-cell office:value-type="float" office:value="52.51896667" calcext:value-type="float">
            <text:p>52.51896667</text:p>
          </table:table-cell>
          <table:table-cell office:value-type="float" office:value="0.16685" calcext:value-type="float">
            <text:p>0.16685</text:p>
          </table:table-cell>
          <table:table-cell office:value-type="float" office:value="1672.027743" calcext:value-type="float">
            <text:p>1672.027743</text:p>
          </table:table-cell>
          <table:table-cell office:value-type="float" office:value="2" calcext:value-type="float">
            <text:p>2</text:p>
          </table:table-cell>
          <table:table-cell office:value-type="float" office:value="77.28661991" calcext:value-type="float">
            <text:p>77.28661991</text:p>
          </table:table-cell>
          <table:table-cell office:value-type="float" office:value="149.9671604" calcext:value-type="float">
            <text:p>149.9671604</text:p>
          </table:table-cell>
          <table:table-cell office:value-type="float" office:value="753.1826148" calcext:value-type="float">
            <text:p>753.1826148</text:p>
          </table:table-cell>
          <table:table-cell office:value-type="float" office:value="195.4513568" calcext:value-type="float">
            <text:p>195.4513568</text:p>
          </table:table-cell>
          <table:table-cell office:value-type="float" office:value="216.9948152" calcext:value-type="float">
            <text:p>216.9948152</text:p>
          </table:table-cell>
          <table:table-cell office:value-type="float" office:value="821.5098769" calcext:value-type="float">
            <text:p>821.5098769</text:p>
          </table:table-cell>
          <table:table-cell office:value-type="float" office:value="124.699865" calcext:value-type="float">
            <text:p>124.699865</text:p>
          </table:table-cell>
          <table:table-cell office:value-type="float" office:value="879.7255465" calcext:value-type="float">
            <text:p>879.7255465</text:p>
          </table:table-cell>
          <table:table-cell office:value-type="float" office:value="175.5159484" calcext:value-type="float">
            <text:p>175.5159484</text:p>
          </table:table-cell>
          <table:table-cell office:value-type="float" office:value="216.9948152" calcext:value-type="float">
            <text:p>216.9948152</text:p>
          </table:table-cell>
          <table:table-cell office:value-type="float" office:value="781.0706494" calcext:value-type="float">
            <text:p>781.0706494</text:p>
          </table:table-cell>
          <table:table-cell office:value-type="float" office:value="279" calcext:value-type="float">
            <text:p>279</text:p>
          </table:table-cell>
          <table:table-cell office:value-type="float" office:value="605" calcext:value-type="float">
            <text:p>605</text:p>
          </table:table-cell>
          <table:table-cell office:value-type="float" office:value="315" calcext:value-type="float">
            <text:p>315</text:p>
          </table:table-cell>
          <table:table-cell office:value-type="float" office:value="254" calcext:value-type="float">
            <text:p>254</text:p>
          </table:table-cell>
          <table:table-cell office:value-type="float" office:value="543" calcext:value-type="float">
            <text:p>543</text:p>
          </table:table-cell>
          <table:table-cell office:value-type="float" office:value="52.90251667" calcext:value-type="float">
            <text:p>52.90251667</text:p>
          </table:table-cell>
          <table:table-cell office:value-type="float" office:value="52.51896667" calcext:value-type="float">
            <text:p>52.51896667</text:p>
          </table:table-cell>
          <table:table-cell office:value-type="float" office:value="52.64416667" calcext:value-type="float">
            <text:p>52.64416667</text:p>
          </table:table-cell>
          <table:table-cell office:value-type="float" office:value="52.79555" calcext:value-type="float">
            <text:p>52.79555</text:p>
          </table:table-cell>
          <table:table-cell office:value-type="float" office:value="52.55681667" calcext:value-type="float">
            <text:p>52.55681667</text:p>
          </table:table-cell>
          <table:table-cell/>
          <table:table-cell office:value-type="float" office:value="40.42" calcext:value-type="float">
            <text:p>40.42</text:p>
          </table:table-cell>
          <table:table-cell office:value-type="float" office:value="0.002443283" calcext:value-type="float">
            <text:p>0.002443283</text:p>
          </table:table-cell>
          <table:table-cell office:value-type="float" office:value="1.4612714" calcext:value-type="float">
            <text:p>1.4612714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Acetyl ENKEL K (K)|[1] Propionyl Heavy K (K)|[10] Propionyl Heavy + Me (K)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963" calcext:value-type="float">
            <text:p>8963</text:p>
          </table:table-cell>
          <table:table-cell/>
          <table:table-cell office:value-type="float" office:value="806.5095801" calcext:value-type="float">
            <text:p>806.5095801</text:p>
          </table:table-cell>
          <table:table-cell office:value-type="float" office:value="31.70696667" calcext:value-type="float">
            <text:p>31.70696667</text:p>
          </table:table-cell>
          <table:table-cell office:value-type="float" office:value="0.173333333" calcext:value-type="float">
            <text:p>0.173333333</text:p>
          </table:table-cell>
          <table:table-cell office:value-type="float" office:value="1611.004607" calcext:value-type="float">
            <text:p>1611.004607</text:p>
          </table:table-cell>
          <table:table-cell office:value-type="float" office:value="2" calcext:value-type="float">
            <text:p>2</text:p>
          </table:table-cell>
          <table:table-cell office:value-type="float" office:value="57.94675652" calcext:value-type="float">
            <text:p>57.94675652</text:p>
          </table:table-cell>
          <table:table-cell office:value-type="float" office:value="183.0004866" calcext:value-type="float">
            <text:p>183.0004866</text:p>
          </table:table-cell>
          <table:table-cell office:value-type="float" office:value="840.111615" calcext:value-type="float">
            <text:p>840.111615</text:p>
          </table:table-cell>
          <table:table-cell office:value-type="float" office:value="642.4113848" calcext:value-type="float">
            <text:p>642.4113848</text:p>
          </table:table-cell>
          <table:table-cell office:value-type="float" office:value="405.0789439" calcext:value-type="float">
            <text:p>405.0789439</text:p>
          </table:table-cell>
          <table:table-cell office:value-type="float" office:value="268.3739338" calcext:value-type="float">
            <text:p>268.3739338</text:p>
          </table:table-cell>
          <table:table-cell office:value-type="float" office:value="152.167554" calcext:value-type="float">
            <text:p>152.167554</text:p>
          </table:table-cell>
          <table:table-cell office:value-type="float" office:value="981.2595712" calcext:value-type="float">
            <text:p>981.2595712</text:p>
          </table:table-cell>
          <table:table-cell office:value-type="float" office:value="576.8874942" calcext:value-type="float">
            <text:p>576.8874942</text:p>
          </table:table-cell>
          <table:table-cell office:value-type="float" office:value="405.0789439" calcext:value-type="float">
            <text:p>405.0789439</text:p>
          </table:table-cell>
          <table:table-cell office:value-type="float" office:value="255.163095" calcext:value-type="float">
            <text:p>255.163095</text:p>
          </table:table-cell>
          <table:table-cell office:value-type="float" office:value="280" calcext:value-type="float">
            <text:p>280</text:p>
          </table:table-cell>
          <table:table-cell office:value-type="float" office:value="613" calcext:value-type="float">
            <text:p>613</text:p>
          </table:table-cell>
          <table:table-cell office:value-type="float" office:value="374" calcext:value-type="float">
            <text:p>374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office:value-type="float" office:value="31.9564" calcext:value-type="float">
            <text:p>31.9564</text:p>
          </table:table-cell>
          <table:table-cell office:value-type="float" office:value="31.70696667" calcext:value-type="float">
            <text:p>31.70696667</text:p>
          </table:table-cell>
          <table:table-cell office:value-type="float" office:value="31.64018333" calcext:value-type="float">
            <text:p>31.64018333</text:p>
          </table:table-cell>
          <table:table-cell office:value-type="float" office:value="31.82873333" calcext:value-type="float">
            <text:p>31.82873333</text:p>
          </table:table-cell>
          <table:table-cell office:value-type="float" office:value="31.64678333" calcext:value-type="float">
            <text:p>31.64678333</text:p>
          </table:table-cell>
          <table:table-cell/>
          <table:table-cell office:value-type="float" office:value="27.33" calcext:value-type="float">
            <text:p>27.33</text:p>
          </table:table-cell>
          <table:table-cell office:value-type="float" office:value="0.000507175" calcext:value-type="float">
            <text:p>0.000507175</text:p>
          </table:table-cell>
          <table:table-cell office:value-type="float" office:value="0.314818965" calcext:value-type="float">
            <text:p>0.314818965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2673" calcext:value-type="float">
            <text:p>12673</text:p>
          </table:table-cell>
          <table:table-cell/>
          <table:table-cell office:value-type="float" office:value="750.4380993" calcext:value-type="float">
            <text:p>750.4380993</text:p>
          </table:table-cell>
          <table:table-cell office:value-type="float" office:value="44.98775" calcext:value-type="float">
            <text:p>44.98775</text:p>
          </table:table-cell>
          <table:table-cell office:value-type="float" office:value="0.28565" calcext:value-type="float">
            <text:p>0.28565</text:p>
          </table:table-cell>
          <table:table-cell office:value-type="float" office:value="1498.861646" calcext:value-type="float">
            <text:p>1498.861646</text:p>
          </table:table-cell>
          <table:table-cell office:value-type="float" office:value="2" calcext:value-type="float">
            <text:p>2</text:p>
          </table:table-cell>
          <table:table-cell office:value-type="float" office:value="9.915178037" calcext:value-type="float">
            <text:p>9.915178037</text:p>
          </table:table-cell>
          <table:table-cell office:value-type="float" office:value="1557.279932" calcext:value-type="float">
            <text:p>1557.279932</text:p>
          </table:table-cell>
          <table:table-cell office:value-type="float" office:value="1333.06085" calcext:value-type="float">
            <text:p>1333.06085</text:p>
          </table:table-cell>
          <table:table-cell office:value-type="float" office:value="1703.563597" calcext:value-type="float">
            <text:p>1703.563597</text:p>
          </table:table-cell>
          <table:table-cell office:value-type="float" office:value="1379.78188" calcext:value-type="float">
            <text:p>1379.78188</text:p>
          </table:table-cell>
          <table:table-cell office:value-type="float" office:value="1472.548347" calcext:value-type="float">
            <text:p>1472.548347</text:p>
          </table:table-cell>
          <table:table-cell office:value-type="float" office:value="1294.900809" calcext:value-type="float">
            <text:p>1294.900809</text:p>
          </table:table-cell>
          <table:table-cell office:value-type="float" office:value="1557.029678" calcext:value-type="float">
            <text:p>1557.029678</text:p>
          </table:table-cell>
          <table:table-cell office:value-type="float" office:value="1529.805601" calcext:value-type="float">
            <text:p>1529.805601</text:p>
          </table:table-cell>
          <table:table-cell office:value-type="float" office:value="1379.78188" calcext:value-type="float">
            <text:p>1379.78188</text:p>
          </table:table-cell>
          <table:table-cell office:value-type="float" office:value="1400.061431" calcext:value-type="float">
            <text:p>1400.061431</text:p>
          </table:table-cell>
          <table:table-cell office:value-type="float" office:value="1117" calcext:value-type="float">
            <text:p>1117</text:p>
          </table:table-cell>
          <table:table-cell office:value-type="float" office:value="990" calcext:value-type="float">
            <text:p>990</text:p>
          </table:table-cell>
          <table:table-cell office:value-type="float" office:value="915" calcext:value-type="float">
            <text:p>915</text:p>
          </table:table-cell>
          <table:table-cell office:value-type="float" office:value="979" calcext:value-type="float">
            <text:p>979</text:p>
          </table:table-cell>
          <table:table-cell office:value-type="float" office:value="890" calcext:value-type="float">
            <text:p>890</text:p>
          </table:table-cell>
          <table:table-cell office:value-type="float" office:value="45.3697" calcext:value-type="float">
            <text:p>45.3697</text:p>
          </table:table-cell>
          <table:table-cell office:value-type="float" office:value="44.98775" calcext:value-type="float">
            <text:p>44.98775</text:p>
          </table:table-cell>
          <table:table-cell office:value-type="float" office:value="45.00955" calcext:value-type="float">
            <text:p>45.00955</text:p>
          </table:table-cell>
          <table:table-cell office:value-type="float" office:value="45.16808333" calcext:value-type="float">
            <text:p>45.16808333</text:p>
          </table:table-cell>
          <table:table-cell office:value-type="float" office:value="44.96336667" calcext:value-type="float">
            <text:p>44.96336667</text:p>
          </table:table-cell>
          <table:table-cell/>
          <table:table-cell office:value-type="float" office:value="82.08" calcext:value-type="float">
            <text:p>82.08</text:p>
          </table:table-cell>
          <table:table-cell office:value-type="float" office:value="-0.00115439" calcext:value-type="float">
            <text:p>-0.00115439</text:p>
          </table:table-cell>
          <table:table-cell office:value-type="float" office:value="-0.770177253" calcext:value-type="float">
            <text:p>-0.770177253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EG Acetyl ENKEL K (K)|[2] Propionyl Heavy K (K)|[5] EG Acetyl ENKEL K (K)|[5] Propionyl Heavy K (K)|[9] EG Acetyl ENKEL K (K)|[9] Propionyl Heavy K (K)|[13] EG Acetyl ENKEL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12676" calcext:value-type="float">
            <text:p>12676</text:p>
          </table:table-cell>
          <table:table-cell/>
          <table:table-cell office:value-type="float" office:value="553.687862" calcext:value-type="float">
            <text:p>553.687862</text:p>
          </table:table-cell>
          <table:table-cell office:value-type="float" office:value="42.75113333" calcext:value-type="float">
            <text:p>42.75113333</text:p>
          </table:table-cell>
          <table:table-cell office:value-type="float" office:value="0.261533333" calcext:value-type="float">
            <text:p>0.261533333</text:p>
          </table:table-cell>
          <table:table-cell office:value-type="float" office:value="1658.041757" calcext:value-type="float">
            <text:p>1658.041757</text:p>
          </table:table-cell>
          <table:table-cell office:value-type="float" office:value="3" calcext:value-type="float">
            <text:p>3</text:p>
          </table:table-cell>
          <table:table-cell office:value-type="float" office:value="20.2276507" calcext:value-type="float">
            <text:p>20.2276507</text:p>
          </table:table-cell>
          <table:table-cell office:value-type="float" office:value="1455.386983" calcext:value-type="float">
            <text:p>1455.386983</text:p>
          </table:table-cell>
          <table:table-cell office:value-type="float" office:value="1489.938526" calcext:value-type="float">
            <text:p>1489.938526</text:p>
          </table:table-cell>
          <table:table-cell office:value-type="float" office:value="1996.509819" calcext:value-type="float">
            <text:p>1996.509819</text:p>
          </table:table-cell>
          <table:table-cell office:value-type="float" office:value="1706.187465" calcext:value-type="float">
            <text:p>1706.187465</text:p>
          </table:table-cell>
          <table:table-cell office:value-type="float" office:value="1147.589513" calcext:value-type="float">
            <text:p>1147.589513</text:p>
          </table:table-cell>
          <table:table-cell office:value-type="float" office:value="1210.175347" calcext:value-type="float">
            <text:p>1210.175347</text:p>
          </table:table-cell>
          <table:table-cell office:value-type="float" office:value="1740.264523" calcext:value-type="float">
            <text:p>1740.264523</text:p>
          </table:table-cell>
          <table:table-cell office:value-type="float" office:value="1792.872253" calcext:value-type="float">
            <text:p>1792.872253</text:p>
          </table:table-cell>
          <table:table-cell office:value-type="float" office:value="1706.187465" calcext:value-type="float">
            <text:p>1706.187465</text:p>
          </table:table-cell>
          <table:table-cell office:value-type="float" office:value="1091.098856" calcext:value-type="float">
            <text:p>1091.098856</text:p>
          </table:table-cell>
          <table:table-cell office:value-type="float" office:value="1394" calcext:value-type="float">
            <text:p>1394</text:p>
          </table:table-cell>
          <table:table-cell office:value-type="float" office:value="1768" calcext:value-type="float">
            <text:p>1768</text:p>
          </table:table-cell>
          <table:table-cell office:value-type="float" office:value="1715" calcext:value-type="float">
            <text:p>1715</text:p>
          </table:table-cell>
          <table:table-cell office:value-type="float" office:value="1549" calcext:value-type="float">
            <text:p>1549</text:p>
          </table:table-cell>
          <table:table-cell office:value-type="float" office:value="1290" calcext:value-type="float">
            <text:p>1290</text:p>
          </table:table-cell>
          <table:table-cell office:value-type="float" office:value="43.11988333" calcext:value-type="float">
            <text:p>43.11988333</text:p>
          </table:table-cell>
          <table:table-cell office:value-type="float" office:value="42.75113333" calcext:value-type="float">
            <text:p>42.75113333</text:p>
          </table:table-cell>
          <table:table-cell office:value-type="float" office:value="42.78593333" calcext:value-type="float">
            <text:p>42.78593333</text:p>
          </table:table-cell>
          <table:table-cell office:value-type="float" office:value="43.00855" calcext:value-type="float">
            <text:p>43.00855</text:p>
          </table:table-cell>
          <table:table-cell office:value-type="float" office:value="42.80353333" calcext:value-type="float">
            <text:p>42.80353333</text:p>
          </table:table-cell>
          <table:table-cell/>
          <table:table-cell office:value-type="float" office:value="46.57" calcext:value-type="float">
            <text:p>46.57</text:p>
          </table:table-cell>
          <table:table-cell office:value-type="float" office:value="-0.004243446" calcext:value-type="float">
            <text:p>-0.004243446</text:p>
          </table:table-cell>
          <table:table-cell office:value-type="float" office:value="-2.559305554" calcext:value-type="float">
            <text:p>-2.559305554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Propionyl Heavy + Me (K)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2681" calcext:value-type="float">
            <text:p>12681</text:p>
          </table:table-cell>
          <table:table-cell/>
          <table:table-cell office:value-type="float" office:value="538.0060784" calcext:value-type="float">
            <text:p>538.0060784</text:p>
          </table:table-cell>
          <table:table-cell office:value-type="float" office:value="30.57651667" calcext:value-type="float">
            <text:p>30.57651667</text:p>
          </table:table-cell>
          <table:table-cell office:value-type="float" office:value="0.20405" calcext:value-type="float">
            <text:p>0.20405</text:p>
          </table:table-cell>
          <table:table-cell office:value-type="float" office:value="1610.996406" calcext:value-type="float">
            <text:p>1610.996406</text:p>
          </table:table-cell>
          <table:table-cell office:value-type="float" office:value="3" calcext:value-type="float">
            <text:p>3</text:p>
          </table:table-cell>
          <table:table-cell office:value-type="float" office:value="50.50611662" calcext:value-type="float">
            <text:p>50.50611662</text:p>
          </table:table-cell>
          <table:table-cell office:value-type="float" office:value="104.8718944" calcext:value-type="float">
            <text:p>104.8718944</text:p>
          </table:table-cell>
          <table:table-cell office:value-type="float" office:value="694.6439075" calcext:value-type="float">
            <text:p>694.6439075</text:p>
          </table:table-cell>
          <table:table-cell office:value-type="float" office:value="438.3318333" calcext:value-type="float">
            <text:p>438.3318333</text:p>
          </table:table-cell>
          <table:table-cell office:value-type="float" office:value="445.7342226" calcext:value-type="float">
            <text:p>445.7342226</text:p>
          </table:table-cell>
          <table:table-cell office:value-type="float" office:value="394.6691042" calcext:value-type="float">
            <text:p>394.6691042</text:p>
          </table:table-cell>
          <table:table-cell office:value-type="float" office:value="87.20249844" calcext:value-type="float">
            <text:p>87.20249844</text:p>
          </table:table-cell>
          <table:table-cell office:value-type="float" office:value="811.351695" calcext:value-type="float">
            <text:p>811.351695</text:p>
          </table:table-cell>
          <table:table-cell office:value-type="float" office:value="393.6233992" calcext:value-type="float">
            <text:p>393.6233992</text:p>
          </table:table-cell>
          <table:table-cell office:value-type="float" office:value="445.7342226" calcext:value-type="float">
            <text:p>445.7342226</text:p>
          </table:table-cell>
          <table:table-cell office:value-type="float" office:value="375.2413236" calcext:value-type="float">
            <text:p>375.2413236</text:p>
          </table:table-cell>
          <table:table-cell office:value-type="float" office:value="269" calcext:value-type="float">
            <text:p>269</text:p>
          </table:table-cell>
          <table:table-cell office:value-type="float" office:value="610" calcext:value-type="float">
            <text:p>610</text:p>
          </table:table-cell>
          <table:table-cell office:value-type="float" office:value="381" calcext:value-type="float">
            <text:p>381</text:p>
          </table:table-cell>
          <table:table-cell office:value-type="float" office:value="592" calcext:value-type="float">
            <text:p>592</text:p>
          </table:table-cell>
          <table:table-cell office:value-type="float" office:value="336" calcext:value-type="float">
            <text:p>336</text:p>
          </table:table-cell>
          <table:table-cell office:value-type="float" office:value="30.90948333" calcext:value-type="float">
            <text:p>30.90948333</text:p>
          </table:table-cell>
          <table:table-cell office:value-type="float" office:value="30.57651667" calcext:value-type="float">
            <text:p>30.57651667</text:p>
          </table:table-cell>
          <table:table-cell office:value-type="float" office:value="30.4848" calcext:value-type="float">
            <text:p>30.4848</text:p>
          </table:table-cell>
          <table:table-cell office:value-type="float" office:value="30.61753333" calcext:value-type="float">
            <text:p>30.61753333</text:p>
          </table:table-cell>
          <table:table-cell office:value-type="float" office:value="30.43293333" calcext:value-type="float">
            <text:p>30.43293333</text:p>
          </table:table-cell>
          <table:table-cell/>
          <table:table-cell office:value-type="string" calcext:value-type="string">
            <text:p>---</text:p>
          </table:table-cell>
          <table:table-cell office:value-type="float" office:value="-0.007694252" calcext:value-type="float">
            <text:p>-0.007694252</text:p>
          </table:table-cell>
          <table:table-cell office:value-type="float" office:value="-4.776059672" calcext:value-type="float">
            <text:p>-4.776059672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684" calcext:value-type="float">
            <text:p>12684</text:p>
          </table:table-cell>
          <table:table-cell office:value-type="float" office:value="3" calcext:value-type="float">
            <text:p>3</text:p>
          </table:table-cell>
          <table:table-cell office:value-type="float" office:value="777.4867157" calcext:value-type="float">
            <text:p>777.4867157</text:p>
          </table:table-cell>
          <table:table-cell office:value-type="float" office:value="53.72546667" calcext:value-type="float">
            <text:p>53.72546667</text:p>
          </table:table-cell>
          <table:table-cell office:value-type="float" office:value="0.637666667" calcext:value-type="float">
            <text:p>0.637666667</text:p>
          </table:table-cell>
          <table:table-cell office:value-type="float" office:value="1552.958879" calcext:value-type="float">
            <text:p>1552.958879</text:p>
          </table:table-cell>
          <table:table-cell office:value-type="float" office:value="2" calcext:value-type="float">
            <text:p>2</text:p>
          </table:table-cell>
          <table:table-cell office:value-type="float" office:value="10.24664596" calcext:value-type="float">
            <text:p>10.24664596</text:p>
          </table:table-cell>
          <table:table-cell office:value-type="float" office:value="320366.0472" calcext:value-type="float">
            <text:p>320366.0472</text:p>
          </table:table-cell>
          <table:table-cell office:value-type="float" office:value="247088.8092" calcext:value-type="float">
            <text:p>247088.8092</text:p>
          </table:table-cell>
          <table:table-cell office:value-type="float" office:value="263426.702" calcext:value-type="float">
            <text:p>263426.702</text:p>
          </table:table-cell>
          <table:table-cell office:value-type="float" office:value="290454.9226" calcext:value-type="float">
            <text:p>290454.9226</text:p>
          </table:table-cell>
          <table:table-cell office:value-type="float" office:value="299553.2252" calcext:value-type="float">
            <text:p>299553.2252</text:p>
          </table:table-cell>
          <table:table-cell office:value-type="float" office:value="266389.0063" calcext:value-type="float">
            <text:p>266389.0063</text:p>
          </table:table-cell>
          <table:table-cell office:value-type="float" office:value="288602.4364" calcext:value-type="float">
            <text:p>288602.4364</text:p>
          </table:table-cell>
          <table:table-cell office:value-type="float" office:value="236558.0275" calcext:value-type="float">
            <text:p>236558.0275</text:p>
          </table:table-cell>
          <table:table-cell office:value-type="float" office:value="290454.9226" calcext:value-type="float">
            <text:p>290454.9226</text:p>
          </table:table-cell>
          <table:table-cell office:value-type="float" office:value="284807.5704" calcext:value-type="float">
            <text:p>284807.5704</text:p>
          </table:table-cell>
          <table:table-cell office:value-type="float" office:value="348487" calcext:value-type="float">
            <text:p>348487</text:p>
          </table:table-cell>
          <table:table-cell office:value-type="float" office:value="382247" calcext:value-type="float">
            <text:p>382247</text:p>
          </table:table-cell>
          <table:table-cell office:value-type="float" office:value="322843" calcext:value-type="float">
            <text:p>322843</text:p>
          </table:table-cell>
          <table:table-cell office:value-type="float" office:value="327260" calcext:value-type="float">
            <text:p>327260</text:p>
          </table:table-cell>
          <table:table-cell office:value-type="float" office:value="355752" calcext:value-type="float">
            <text:p>355752</text:p>
          </table:table-cell>
          <table:table-cell office:value-type="float" office:value="54.07631667" calcext:value-type="float">
            <text:p>54.07631667</text:p>
          </table:table-cell>
          <table:table-cell office:value-type="float" office:value="53.72546667" calcext:value-type="float">
            <text:p>53.72546667</text:p>
          </table:table-cell>
          <table:table-cell office:value-type="float" office:value="53.86656667" calcext:value-type="float">
            <text:p>53.86656667</text:p>
          </table:table-cell>
          <table:table-cell office:value-type="float" office:value="54.05981667" calcext:value-type="float">
            <text:p>54.05981667</text:p>
          </table:table-cell>
          <table:table-cell office:value-type="float" office:value="53.67276667" calcext:value-type="float">
            <text:p>53.6727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686" calcext:value-type="float">
            <text:p>12686</text:p>
          </table:table-cell>
          <table:table-cell office:value-type="float" office:value="3" calcext:value-type="float">
            <text:p>3</text:p>
          </table:table-cell>
          <table:table-cell office:value-type="float" office:value="787.0240347" calcext:value-type="float">
            <text:p>787.0240347</text:p>
          </table:table-cell>
          <table:table-cell office:value-type="float" office:value="56.42803333" calcext:value-type="float">
            <text:p>56.42803333</text:p>
          </table:table-cell>
          <table:table-cell office:value-type="float" office:value="0.809816667" calcext:value-type="float">
            <text:p>0.809816667</text:p>
          </table:table-cell>
          <table:table-cell office:value-type="float" office:value="1572.033517" calcext:value-type="float">
            <text:p>1572.033517</text:p>
          </table:table-cell>
          <table:table-cell office:value-type="float" office:value="2" calcext:value-type="float">
            <text:p>2</text:p>
          </table:table-cell>
          <table:table-cell office:value-type="float" office:value="8.259094063" calcext:value-type="float">
            <text:p>8.259094063</text:p>
          </table:table-cell>
          <table:table-cell office:value-type="float" office:value="436422.9529" calcext:value-type="float">
            <text:p>436422.9529</text:p>
          </table:table-cell>
          <table:table-cell office:value-type="float" office:value="362304.2217" calcext:value-type="float">
            <text:p>362304.2217</text:p>
          </table:table-cell>
          <table:table-cell office:value-type="float" office:value="358498.4424" calcext:value-type="float">
            <text:p>358498.4424</text:p>
          </table:table-cell>
          <table:table-cell office:value-type="float" office:value="391939.1496" calcext:value-type="float">
            <text:p>391939.1496</text:p>
          </table:table-cell>
          <table:table-cell office:value-type="float" office:value="406122.2372" calcext:value-type="float">
            <text:p>406122.2372</text:p>
          </table:table-cell>
          <table:table-cell office:value-type="float" office:value="362892.0036" calcext:value-type="float">
            <text:p>362892.0036</text:p>
          </table:table-cell>
          <table:table-cell office:value-type="float" office:value="423175.3006" calcext:value-type="float">
            <text:p>423175.3006</text:p>
          </table:table-cell>
          <table:table-cell office:value-type="float" office:value="321932.7568" calcext:value-type="float">
            <text:p>321932.7568</text:p>
          </table:table-cell>
          <table:table-cell office:value-type="float" office:value="391939.1496" calcext:value-type="float">
            <text:p>391939.1496</text:p>
          </table:table-cell>
          <table:table-cell office:value-type="float" office:value="386130.6705" calcext:value-type="float">
            <text:p>386130.6705</text:p>
          </table:table-cell>
          <table:table-cell office:value-type="float" office:value="358415" calcext:value-type="float">
            <text:p>358415</text:p>
          </table:table-cell>
          <table:table-cell office:value-type="float" office:value="373972" calcext:value-type="float">
            <text:p>373972</text:p>
          </table:table-cell>
          <table:table-cell office:value-type="float" office:value="331329" calcext:value-type="float">
            <text:p>331329</text:p>
          </table:table-cell>
          <table:table-cell office:value-type="float" office:value="459137" calcext:value-type="float">
            <text:p>459137</text:p>
          </table:table-cell>
          <table:table-cell office:value-type="float" office:value="371214" calcext:value-type="float">
            <text:p>371214</text:p>
          </table:table-cell>
          <table:table-cell office:value-type="float" office:value="56.76163333" calcext:value-type="float">
            <text:p>56.76163333</text:p>
          </table:table-cell>
          <table:table-cell office:value-type="float" office:value="56.42803333" calcext:value-type="float">
            <text:p>56.42803333</text:p>
          </table:table-cell>
          <table:table-cell office:value-type="float" office:value="56.51328333" calcext:value-type="float">
            <text:p>56.51328333</text:p>
          </table:table-cell>
          <table:table-cell office:value-type="float" office:value="56.71145" calcext:value-type="float">
            <text:p>56.71145</text:p>
          </table:table-cell>
          <table:table-cell office:value-type="float" office:value="56.46286667" calcext:value-type="float">
            <text:p>56.4628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2687" calcext:value-type="float">
            <text:p>12687</text:p>
          </table:table-cell>
          <table:table-cell office:value-type="float" office:value="2" calcext:value-type="float">
            <text:p>2</text:p>
          </table:table-cell>
          <table:table-cell office:value-type="float" office:value="771.0028075" calcext:value-type="float">
            <text:p>771.0028075</text:p>
          </table:table-cell>
          <table:table-cell office:value-type="float" office:value="52.85621667" calcext:value-type="float">
            <text:p>52.85621667</text:p>
          </table:table-cell>
          <table:table-cell office:value-type="float" office:value="0.645066667" calcext:value-type="float">
            <text:p>0.645066667</text:p>
          </table:table-cell>
          <table:table-cell office:value-type="float" office:value="1539.991062" calcext:value-type="float">
            <text:p>1539.991062</text:p>
          </table:table-cell>
          <table:table-cell office:value-type="float" office:value="2" calcext:value-type="float">
            <text:p>2</text:p>
          </table:table-cell>
          <table:table-cell office:value-type="float" office:value="52.7369567" calcext:value-type="float">
            <text:p>52.7369567</text:p>
          </table:table-cell>
          <table:table-cell office:value-type="float" office:value="10955.286" calcext:value-type="float">
            <text:p>10955.286</text:p>
          </table:table-cell>
          <table:table-cell office:value-type="float" office:value="17022.85383" calcext:value-type="float">
            <text:p>17022.85383</text:p>
          </table:table-cell>
          <table:table-cell office:value-type="float" office:value="9567.482588" calcext:value-type="float">
            <text:p>9567.482588</text:p>
          </table:table-cell>
          <table:table-cell office:value-type="float" office:value="9142.976509" calcext:value-type="float">
            <text:p>9142.976509</text:p>
          </table:table-cell>
          <table:table-cell office:value-type="float" office:value="27739.8108" calcext:value-type="float">
            <text:p>27739.8108</text:p>
          </table:table-cell>
          <table:table-cell office:value-type="float" office:value="9109.478915" calcext:value-type="float">
            <text:p>9109.478915</text:p>
          </table:table-cell>
          <table:table-cell office:value-type="float" office:value="19882.87979" calcext:value-type="float">
            <text:p>19882.87979</text:p>
          </table:table-cell>
          <table:table-cell office:value-type="float" office:value="8591.630202" calcext:value-type="float">
            <text:p>8591.630202</text:p>
          </table:table-cell>
          <table:table-cell office:value-type="float" office:value="9142.976509" calcext:value-type="float">
            <text:p>9142.976509</text:p>
          </table:table-cell>
          <table:table-cell office:value-type="float" office:value="26374.30498" calcext:value-type="float">
            <text:p>26374.30498</text:p>
          </table:table-cell>
          <table:table-cell office:value-type="float" office:value="4588" calcext:value-type="float">
            <text:p>4588</text:p>
          </table:table-cell>
          <table:table-cell office:value-type="float" office:value="14675" calcext:value-type="float">
            <text:p>14675</text:p>
          </table:table-cell>
          <table:table-cell office:value-type="float" office:value="4754" calcext:value-type="float">
            <text:p>4754</text:p>
          </table:table-cell>
          <table:table-cell office:value-type="float" office:value="5675" calcext:value-type="float">
            <text:p>5675</text:p>
          </table:table-cell>
          <table:table-cell office:value-type="float" office:value="16787" calcext:value-type="float">
            <text:p>16787</text:p>
          </table:table-cell>
          <table:table-cell office:value-type="float" office:value="53.22515" calcext:value-type="float">
            <text:p>53.22515</text:p>
          </table:table-cell>
          <table:table-cell office:value-type="float" office:value="52.85621667" calcext:value-type="float">
            <text:p>52.85621667</text:p>
          </table:table-cell>
          <table:table-cell office:value-type="float" office:value="52.9609" calcext:value-type="float">
            <text:p>52.9609</text:p>
          </table:table-cell>
          <table:table-cell office:value-type="float" office:value="53.17295" calcext:value-type="float">
            <text:p>53.17295</text:p>
          </table:table-cell>
          <table:table-cell office:value-type="float" office:value="52.86953333" calcext:value-type="float">
            <text:p>52.8695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688" calcext:value-type="float">
            <text:p>12688</text:p>
          </table:table-cell>
          <table:table-cell office:value-type="float" office:value="2" calcext:value-type="float">
            <text:p>2</text:p>
          </table:table-cell>
          <table:table-cell office:value-type="float" office:value="761.4653378" calcext:value-type="float">
            <text:p>761.4653378</text:p>
          </table:table-cell>
          <table:table-cell office:value-type="float" office:value="50.29581667" calcext:value-type="float">
            <text:p>50.29581667</text:p>
          </table:table-cell>
          <table:table-cell office:value-type="float" office:value="0.373366667" calcext:value-type="float">
            <text:p>0.373366667</text:p>
          </table:table-cell>
          <table:table-cell office:value-type="float" office:value="1520.916123" calcext:value-type="float">
            <text:p>1520.916123</text:p>
          </table:table-cell>
          <table:table-cell office:value-type="float" office:value="2" calcext:value-type="float">
            <text:p>2</text:p>
          </table:table-cell>
          <table:table-cell office:value-type="float" office:value="28.58381211" calcext:value-type="float">
            <text:p>28.58381211</text:p>
          </table:table-cell>
          <table:table-cell office:value-type="float" office:value="7708.358583" calcext:value-type="float">
            <text:p>7708.358583</text:p>
          </table:table-cell>
          <table:table-cell office:value-type="float" office:value="9810.298781" calcext:value-type="float">
            <text:p>9810.298781</text:p>
          </table:table-cell>
          <table:table-cell office:value-type="float" office:value="6669.77199" calcext:value-type="float">
            <text:p>6669.77199</text:p>
          </table:table-cell>
          <table:table-cell office:value-type="float" office:value="7363.392648" calcext:value-type="float">
            <text:p>7363.392648</text:p>
          </table:table-cell>
          <table:table-cell office:value-type="float" office:value="12935.96384" calcext:value-type="float">
            <text:p>12935.96384</text:p>
          </table:table-cell>
          <table:table-cell office:value-type="float" office:value="6409.611759" calcext:value-type="float">
            <text:p>6409.611759</text:p>
          </table:table-cell>
          <table:table-cell office:value-type="float" office:value="11458.53646" calcext:value-type="float">
            <text:p>11458.53646</text:p>
          </table:table-cell>
          <table:table-cell office:value-type="float" office:value="5989.476745" calcext:value-type="float">
            <text:p>5989.476745</text:p>
          </table:table-cell>
          <table:table-cell office:value-type="float" office:value="7363.392648" calcext:value-type="float">
            <text:p>7363.392648</text:p>
          </table:table-cell>
          <table:table-cell office:value-type="float" office:value="12299.18466" calcext:value-type="float">
            <text:p>12299.18466</text:p>
          </table:table-cell>
          <table:table-cell office:value-type="float" office:value="4423" calcext:value-type="float">
            <text:p>4423</text:p>
          </table:table-cell>
          <table:table-cell office:value-type="float" office:value="10016" calcext:value-type="float">
            <text:p>10016</text:p>
          </table:table-cell>
          <table:table-cell office:value-type="float" office:value="4989" calcext:value-type="float">
            <text:p>4989</text:p>
          </table:table-cell>
          <table:table-cell office:value-type="float" office:value="6044" calcext:value-type="float">
            <text:p>6044</text:p>
          </table:table-cell>
          <table:table-cell office:value-type="float" office:value="13587" calcext:value-type="float">
            <text:p>13587</text:p>
          </table:table-cell>
          <table:table-cell office:value-type="float" office:value="50.74885" calcext:value-type="float">
            <text:p>50.74885</text:p>
          </table:table-cell>
          <table:table-cell office:value-type="float" office:value="50.29581667" calcext:value-type="float">
            <text:p>50.29581667</text:p>
          </table:table-cell>
          <table:table-cell office:value-type="float" office:value="50.40478333" calcext:value-type="float">
            <text:p>50.40478333</text:p>
          </table:table-cell>
          <table:table-cell office:value-type="float" office:value="50.6012" calcext:value-type="float">
            <text:p>50.6012</text:p>
          </table:table-cell>
          <table:table-cell office:value-type="float" office:value="50.3522" calcext:value-type="float">
            <text:p>50.3522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2689" calcext:value-type="float">
            <text:p>12689</text:p>
          </table:table-cell>
          <table:table-cell office:value-type="float" office:value="1" calcext:value-type="float">
            <text:p>1</text:p>
          </table:table-cell>
          <table:table-cell office:value-type="float" office:value="761.971819" calcext:value-type="float">
            <text:p>761.971819</text:p>
          </table:table-cell>
          <table:table-cell office:value-type="float" office:value="49.80585" calcext:value-type="float">
            <text:p>49.80585</text:p>
          </table:table-cell>
          <table:table-cell office:value-type="float" office:value="0.307533333" calcext:value-type="float">
            <text:p>0.307533333</text:p>
          </table:table-cell>
          <table:table-cell office:value-type="float" office:value="1521.929085" calcext:value-type="float">
            <text:p>1521.929085</text:p>
          </table:table-cell>
          <table:table-cell office:value-type="float" office:value="2" calcext:value-type="float">
            <text:p>2</text:p>
          </table:table-cell>
          <table:table-cell office:value-type="float" office:value="34.13808682" calcext:value-type="float">
            <text:p>34.13808682</text:p>
          </table:table-cell>
          <table:table-cell office:value-type="float" office:value="1937.070387" calcext:value-type="float">
            <text:p>1937.070387</text:p>
          </table:table-cell>
          <table:table-cell office:value-type="float" office:value="2412.150849" calcext:value-type="float">
            <text:p>2412.150849</text:p>
          </table:table-cell>
          <table:table-cell office:value-type="float" office:value="2099.621053" calcext:value-type="float">
            <text:p>2099.621053</text:p>
          </table:table-cell>
          <table:table-cell office:value-type="float" office:value="2275.312017" calcext:value-type="float">
            <text:p>2275.312017</text:p>
          </table:table-cell>
          <table:table-cell office:value-type="float" office:value="4096.992225" calcext:value-type="float">
            <text:p>4096.992225</text:p>
          </table:table-cell>
          <table:table-cell office:value-type="float" office:value="1610.70207" calcext:value-type="float">
            <text:p>1610.70207</text:p>
          </table:table-cell>
          <table:table-cell office:value-type="float" office:value="2817.41862" calcext:value-type="float">
            <text:p>2817.41862</text:p>
          </table:table-cell>
          <table:table-cell office:value-type="float" office:value="1885.466473" calcext:value-type="float">
            <text:p>1885.466473</text:p>
          </table:table-cell>
          <table:table-cell office:value-type="float" office:value="2275.312017" calcext:value-type="float">
            <text:p>2275.312017</text:p>
          </table:table-cell>
          <table:table-cell office:value-type="float" office:value="3895.31577" calcext:value-type="float">
            <text:p>3895.31577</text:p>
          </table:table-cell>
          <table:table-cell office:value-type="float" office:value="1421" calcext:value-type="float">
            <text:p>1421</text:p>
          </table:table-cell>
          <table:table-cell office:value-type="float" office:value="2045" calcext:value-type="float">
            <text:p>2045</text:p>
          </table:table-cell>
          <table:table-cell office:value-type="float" office:value="1031" calcext:value-type="float">
            <text:p>1031</text:p>
          </table:table-cell>
          <table:table-cell office:value-type="float" office:value="1400" calcext:value-type="float">
            <text:p>1400</text:p>
          </table:table-cell>
          <table:table-cell office:value-type="float" office:value="1811" calcext:value-type="float">
            <text:p>1811</text:p>
          </table:table-cell>
          <table:table-cell office:value-type="float" office:value="50.26826667" calcext:value-type="float">
            <text:p>50.26826667</text:p>
          </table:table-cell>
          <table:table-cell office:value-type="float" office:value="49.80585" calcext:value-type="float">
            <text:p>49.80585</text:p>
          </table:table-cell>
          <table:table-cell office:value-type="float" office:value="49.91273333" calcext:value-type="float">
            <text:p>49.91273333</text:p>
          </table:table-cell>
          <table:table-cell office:value-type="float" office:value="50.10205" calcext:value-type="float">
            <text:p>50.10205</text:p>
          </table:table-cell>
          <table:table-cell office:value-type="float" office:value="49.81363333" calcext:value-type="float">
            <text:p>49.8136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12690" calcext:value-type="float">
            <text:p>12690</text:p>
          </table:table-cell>
          <table:table-cell office:value-type="float" office:value="1" calcext:value-type="float">
            <text:p>1</text:p>
          </table:table-cell>
          <table:table-cell office:value-type="float" office:value="771.4880981" calcext:value-type="float">
            <text:p>771.4880981</text:p>
          </table:table-cell>
          <table:table-cell office:value-type="float" office:value="52.11886667" calcext:value-type="float">
            <text:p>52.11886667</text:p>
          </table:table-cell>
          <table:table-cell office:value-type="float" office:value="0.382866667" calcext:value-type="float">
            <text:p>0.382866667</text:p>
          </table:table-cell>
          <table:table-cell office:value-type="float" office:value="1540.961643" calcext:value-type="float">
            <text:p>1540.961643</text:p>
          </table:table-cell>
          <table:table-cell office:value-type="float" office:value="2" calcext:value-type="float">
            <text:p>2</text:p>
          </table:table-cell>
          <table:table-cell office:value-type="float" office:value="20.35495421" calcext:value-type="float">
            <text:p>20.35495421</text:p>
          </table:table-cell>
          <table:table-cell office:value-type="float" office:value="730.4219343" calcext:value-type="float">
            <text:p>730.4219343</text:p>
          </table:table-cell>
          <table:table-cell office:value-type="float" office:value="1052.317968" calcext:value-type="float">
            <text:p>1052.317968</text:p>
          </table:table-cell>
          <table:table-cell office:value-type="float" office:value="726.0742798" calcext:value-type="float">
            <text:p>726.0742798</text:p>
          </table:table-cell>
          <table:table-cell office:value-type="float" office:value="924.1824903" calcext:value-type="float">
            <text:p>924.1824903</text:p>
          </table:table-cell>
          <table:table-cell office:value-type="float" office:value="1138.211711" calcext:value-type="float">
            <text:p>1138.211711</text:p>
          </table:table-cell>
          <table:table-cell office:value-type="float" office:value="607.356413" calcext:value-type="float">
            <text:p>607.356413</text:p>
          </table:table-cell>
          <table:table-cell office:value-type="float" office:value="1229.118917" calcext:value-type="float">
            <text:p>1229.118917</text:p>
          </table:table-cell>
          <table:table-cell office:value-type="float" office:value="652.0170436" calcext:value-type="float">
            <text:p>652.0170436</text:p>
          </table:table-cell>
          <table:table-cell office:value-type="float" office:value="924.1824903" calcext:value-type="float">
            <text:p>924.1824903</text:p>
          </table:table-cell>
          <table:table-cell office:value-type="float" office:value="1082.18268" calcext:value-type="float">
            <text:p>1082.18268</text:p>
          </table:table-cell>
          <table:table-cell office:value-type="float" office:value="979" calcext:value-type="float">
            <text:p>979</text:p>
          </table:table-cell>
          <table:table-cell office:value-type="float" office:value="1405" calcext:value-type="float">
            <text:p>1405</text:p>
          </table:table-cell>
          <table:table-cell office:value-type="float" office:value="576" calcext:value-type="float">
            <text:p>576</text:p>
          </table:table-cell>
          <table:table-cell office:value-type="float" office:value="865" calcext:value-type="float">
            <text:p>865</text:p>
          </table:table-cell>
          <table:table-cell office:value-type="float" office:value="695" calcext:value-type="float">
            <text:p>695</text:p>
          </table:table-cell>
          <table:table-cell office:value-type="float" office:value="52.51211667" calcext:value-type="float">
            <text:p>52.51211667</text:p>
          </table:table-cell>
          <table:table-cell office:value-type="float" office:value="52.11886667" calcext:value-type="float">
            <text:p>52.11886667</text:p>
          </table:table-cell>
          <table:table-cell office:value-type="float" office:value="52.31605" calcext:value-type="float">
            <text:p>52.31605</text:p>
          </table:table-cell>
          <table:table-cell office:value-type="float" office:value="52.41196667" calcext:value-type="float">
            <text:p>52.41196667</text:p>
          </table:table-cell>
          <table:table-cell office:value-type="float" office:value="52.17073333" calcext:value-type="float">
            <text:p>52.1707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57" calcext:value-type="float">
            <text:p>12657</text:p>
          </table:table-cell>
          <table:table-cell office:value-type="float" office:value="12691" calcext:value-type="float">
            <text:p>12691</text:p>
          </table:table-cell>
          <table:table-cell office:value-type="float" office:value="1" calcext:value-type="float">
            <text:p>1</text:p>
          </table:table-cell>
          <table:table-cell office:value-type="float" office:value="778.5064203" calcext:value-type="float">
            <text:p>778.5064203</text:p>
          </table:table-cell>
          <table:table-cell office:value-type="float" office:value="53.27391667" calcext:value-type="float">
            <text:p>53.27391667</text:p>
          </table:table-cell>
          <table:table-cell office:value-type="float" office:value="0.320683333" calcext:value-type="float">
            <text:p>0.320683333</text:p>
          </table:table-cell>
          <table:table-cell office:value-type="float" office:value="1554.998288" calcext:value-type="float">
            <text:p>1554.998288</text:p>
          </table:table-cell>
          <table:table-cell office:value-type="float" office:value="2" calcext:value-type="float">
            <text:p>2</text:p>
          </table:table-cell>
          <table:table-cell office:value-type="float" office:value="20.34463778" calcext:value-type="float">
            <text:p>20.34463778</text:p>
          </table:table-cell>
          <table:table-cell office:value-type="float" office:value="89928.24349" calcext:value-type="float">
            <text:p>89928.24349</text:p>
          </table:table-cell>
          <table:table-cell office:value-type="float" office:value="54136.54672" calcext:value-type="float">
            <text:p>54136.54672</text:p>
          </table:table-cell>
          <table:table-cell office:value-type="float" office:value="72126.89987" calcext:value-type="float">
            <text:p>72126.89987</text:p>
          </table:table-cell>
          <table:table-cell office:value-type="float" office:value="84599.72287" calcext:value-type="float">
            <text:p>84599.72287</text:p>
          </table:table-cell>
          <table:table-cell office:value-type="float" office:value="63040.06806" calcext:value-type="float">
            <text:p>63040.06806</text:p>
          </table:table-cell>
          <table:table-cell office:value-type="float" office:value="74776.6364" calcext:value-type="float">
            <text:p>74776.6364</text:p>
          </table:table-cell>
          <table:table-cell office:value-type="float" office:value="63232.07973" calcext:value-type="float">
            <text:p>63232.07973</text:p>
          </table:table-cell>
          <table:table-cell office:value-type="float" office:value="64770.18857" calcext:value-type="float">
            <text:p>64770.18857</text:p>
          </table:table-cell>
          <table:table-cell office:value-type="float" office:value="84599.72287" calcext:value-type="float">
            <text:p>84599.72287</text:p>
          </table:table-cell>
          <table:table-cell office:value-type="float" office:value="59936.88973" calcext:value-type="float">
            <text:p>59936.88973</text:p>
          </table:table-cell>
          <table:table-cell office:value-type="float" office:value="53035" calcext:value-type="float">
            <text:p>53035</text:p>
          </table:table-cell>
          <table:table-cell office:value-type="float" office:value="56272" calcext:value-type="float">
            <text:p>56272</text:p>
          </table:table-cell>
          <table:table-cell office:value-type="float" office:value="40677" calcext:value-type="float">
            <text:p>40677</text:p>
          </table:table-cell>
          <table:table-cell office:value-type="float" office:value="51490" calcext:value-type="float">
            <text:p>51490</text:p>
          </table:table-cell>
          <table:table-cell office:value-type="float" office:value="48549" calcext:value-type="float">
            <text:p>48549</text:p>
          </table:table-cell>
          <table:table-cell office:value-type="float" office:value="53.71498333" calcext:value-type="float">
            <text:p>53.71498333</text:p>
          </table:table-cell>
          <table:table-cell office:value-type="float" office:value="53.27391667" calcext:value-type="float">
            <text:p>53.27391667</text:p>
          </table:table-cell>
          <table:table-cell office:value-type="float" office:value="53.44766667" calcext:value-type="float">
            <text:p>53.44766667</text:p>
          </table:table-cell>
          <table:table-cell office:value-type="float" office:value="53.59508333" calcext:value-type="float">
            <text:p>53.59508333</text:p>
          </table:table-cell>
          <table:table-cell office:value-type="float" office:value="53.2513" calcext:value-type="float">
            <text:p>53.251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66" calcext:value-type="float">
            <text:p>12666</text:p>
          </table:table-cell>
          <table:table-cell office:value-type="float" office:value="12692" calcext:value-type="float">
            <text:p>12692</text:p>
          </table:table-cell>
          <table:table-cell office:value-type="float" office:value="2" calcext:value-type="float">
            <text:p>2</text:p>
          </table:table-cell>
          <table:table-cell office:value-type="float" office:value="768.4823724" calcext:value-type="float">
            <text:p>768.4823724</text:p>
          </table:table-cell>
          <table:table-cell office:value-type="float" office:value="50.96705" calcext:value-type="float">
            <text:p>50.96705</text:p>
          </table:table-cell>
          <table:table-cell office:value-type="float" office:value="0.627633333" calcext:value-type="float">
            <text:p>0.627633333</text:p>
          </table:table-cell>
          <table:table-cell office:value-type="float" office:value="1534.950192" calcext:value-type="float">
            <text:p>1534.950192</text:p>
          </table:table-cell>
          <table:table-cell office:value-type="float" office:value="2" calcext:value-type="float">
            <text:p>2</text:p>
          </table:table-cell>
          <table:table-cell office:value-type="float" office:value="21.25121195" calcext:value-type="float">
            <text:p>21.25121195</text:p>
          </table:table-cell>
          <table:table-cell office:value-type="float" office:value="98777.80218" calcext:value-type="float">
            <text:p>98777.80218</text:p>
          </table:table-cell>
          <table:table-cell office:value-type="float" office:value="60402.00834" calcext:value-type="float">
            <text:p>60402.00834</text:p>
          </table:table-cell>
          <table:table-cell office:value-type="float" office:value="67622.74863" calcext:value-type="float">
            <text:p>67622.74863</text:p>
          </table:table-cell>
          <table:table-cell office:value-type="float" office:value="65881.83588" calcext:value-type="float">
            <text:p>65881.83588</text:p>
          </table:table-cell>
          <table:table-cell office:value-type="float" office:value="86122.87369" calcext:value-type="float">
            <text:p>86122.87369</text:p>
          </table:table-cell>
          <table:table-cell office:value-type="float" office:value="82135.17257" calcext:value-type="float">
            <text:p>82135.17257</text:p>
          </table:table-cell>
          <table:table-cell office:value-type="float" office:value="70550.20754" calcext:value-type="float">
            <text:p>70550.20754</text:p>
          </table:table-cell>
          <table:table-cell office:value-type="float" office:value="60725.44624" calcext:value-type="float">
            <text:p>60725.44624</text:p>
          </table:table-cell>
          <table:table-cell office:value-type="float" office:value="65881.83588" calcext:value-type="float">
            <text:p>65881.83588</text:p>
          </table:table-cell>
          <table:table-cell office:value-type="float" office:value="81883.4329" calcext:value-type="float">
            <text:p>81883.4329</text:p>
          </table:table-cell>
          <table:table-cell office:value-type="float" office:value="86162" calcext:value-type="float">
            <text:p>86162</text:p>
          </table:table-cell>
          <table:table-cell office:value-type="float" office:value="94102" calcext:value-type="float">
            <text:p>94102</text:p>
          </table:table-cell>
          <table:table-cell office:value-type="float" office:value="75340" calcext:value-type="float">
            <text:p>75340</text:p>
          </table:table-cell>
          <table:table-cell office:value-type="float" office:value="84078" calcext:value-type="float">
            <text:p>84078</text:p>
          </table:table-cell>
          <table:table-cell office:value-type="float" office:value="85606" calcext:value-type="float">
            <text:p>85606</text:p>
          </table:table-cell>
          <table:table-cell office:value-type="float" office:value="51.3849" calcext:value-type="float">
            <text:p>51.3849</text:p>
          </table:table-cell>
          <table:table-cell office:value-type="float" office:value="50.96705" calcext:value-type="float">
            <text:p>50.96705</text:p>
          </table:table-cell>
          <table:table-cell office:value-type="float" office:value="51.05838333" calcext:value-type="float">
            <text:p>51.05838333</text:p>
          </table:table-cell>
          <table:table-cell office:value-type="float" office:value="51.23701667" calcext:value-type="float">
            <text:p>51.23701667</text:p>
          </table:table-cell>
          <table:table-cell office:value-type="float" office:value="50.97565" calcext:value-type="float">
            <text:p>50.9756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68" calcext:value-type="float">
            <text:p>12668</text:p>
          </table:table-cell>
          <table:table-cell office:value-type="float" office:value="12693" calcext:value-type="float">
            <text:p>12693</text:p>
          </table:table-cell>
          <table:table-cell office:value-type="float" office:value="1" calcext:value-type="float">
            <text:p>1</text:p>
          </table:table-cell>
          <table:table-cell office:value-type="float" office:value="768.9831959" calcext:value-type="float">
            <text:p>768.9831959</text:p>
          </table:table-cell>
          <table:table-cell office:value-type="float" office:value="50.4195" calcext:value-type="float">
            <text:p>50.4195</text:p>
          </table:table-cell>
          <table:table-cell office:value-type="float" office:value="0.3058" calcext:value-type="float">
            <text:p>0.3058</text:p>
          </table:table-cell>
          <table:table-cell office:value-type="float" office:value="1535.951839" calcext:value-type="float">
            <text:p>1535.951839</text:p>
          </table:table-cell>
          <table:table-cell office:value-type="float" office:value="2" calcext:value-type="float">
            <text:p>2</text:p>
          </table:table-cell>
          <table:table-cell office:value-type="float" office:value="17.1991982" calcext:value-type="float">
            <text:p>17.1991982</text:p>
          </table:table-cell>
          <table:table-cell office:value-type="float" office:value="12635.80368" calcext:value-type="float">
            <text:p>12635.80368</text:p>
          </table:table-cell>
          <table:table-cell office:value-type="float" office:value="8169.722403" calcext:value-type="float">
            <text:p>8169.722403</text:p>
          </table:table-cell>
          <table:table-cell office:value-type="float" office:value="8880.35218" calcext:value-type="float">
            <text:p>8880.35218</text:p>
          </table:table-cell>
          <table:table-cell office:value-type="float" office:value="10725.01203" calcext:value-type="float">
            <text:p>10725.01203</text:p>
          </table:table-cell>
          <table:table-cell office:value-type="float" office:value="10782.4467" calcext:value-type="float">
            <text:p>10782.4467</text:p>
          </table:table-cell>
          <table:table-cell office:value-type="float" office:value="10506.8537" calcext:value-type="float">
            <text:p>10506.8537</text:p>
          </table:table-cell>
          <table:table-cell office:value-type="float" office:value="9542.325279" calcext:value-type="float">
            <text:p>9542.325279</text:p>
          </table:table-cell>
          <table:table-cell office:value-type="float" office:value="7974.584882" calcext:value-type="float">
            <text:p>7974.584882</text:p>
          </table:table-cell>
          <table:table-cell office:value-type="float" office:value="10725.01203" calcext:value-type="float">
            <text:p>10725.01203</text:p>
          </table:table-cell>
          <table:table-cell office:value-type="float" office:value="10251.67546" calcext:value-type="float">
            <text:p>10251.67546</text:p>
          </table:table-cell>
          <table:table-cell office:value-type="float" office:value="4402" calcext:value-type="float">
            <text:p>4402</text:p>
          </table:table-cell>
          <table:table-cell office:value-type="float" office:value="5588" calcext:value-type="float">
            <text:p>5588</text:p>
          </table:table-cell>
          <table:table-cell office:value-type="float" office:value="4152" calcext:value-type="float">
            <text:p>4152</text:p>
          </table:table-cell>
          <table:table-cell office:value-type="float" office:value="5312" calcext:value-type="float">
            <text:p>5312</text:p>
          </table:table-cell>
          <table:table-cell office:value-type="float" office:value="5321" calcext:value-type="float">
            <text:p>5321</text:p>
          </table:table-cell>
          <table:table-cell office:value-type="float" office:value="50.85303333" calcext:value-type="float">
            <text:p>50.85303333</text:p>
          </table:table-cell>
          <table:table-cell office:value-type="float" office:value="50.4195" calcext:value-type="float">
            <text:p>50.4195</text:p>
          </table:table-cell>
          <table:table-cell office:value-type="float" office:value="50.51455" calcext:value-type="float">
            <text:p>50.51455</text:p>
          </table:table-cell>
          <table:table-cell office:value-type="float" office:value="50.70145" calcext:value-type="float">
            <text:p>50.70145</text:p>
          </table:table-cell>
          <table:table-cell office:value-type="float" office:value="50.46045" calcext:value-type="float">
            <text:p>50.4604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70" calcext:value-type="float">
            <text:p>12670</text:p>
          </table:table-cell>
          <table:table-cell office:value-type="float" office:value="12694" calcext:value-type="float">
            <text:p>12694</text:p>
          </table:table-cell>
          <table:table-cell office:value-type="float" office:value="2" calcext:value-type="float">
            <text:p>2</text:p>
          </table:table-cell>
          <table:table-cell office:value-type="float" office:value="758.9633967" calcext:value-type="float">
            <text:p>758.9633967</text:p>
          </table:table-cell>
          <table:table-cell office:value-type="float" office:value="47.94953333" calcext:value-type="float">
            <text:p>47.94953333</text:p>
          </table:table-cell>
          <table:table-cell office:value-type="float" office:value="0.548333333" calcext:value-type="float">
            <text:p>0.548333333</text:p>
          </table:table-cell>
          <table:table-cell office:value-type="float" office:value="1515.91224" calcext:value-type="float">
            <text:p>1515.91224</text:p>
          </table:table-cell>
          <table:table-cell office:value-type="float" office:value="2" calcext:value-type="float">
            <text:p>2</text:p>
          </table:table-cell>
          <table:table-cell office:value-type="float" office:value="22.8413775" calcext:value-type="float">
            <text:p>22.8413775</text:p>
          </table:table-cell>
          <table:table-cell office:value-type="float" office:value="21663.85998" calcext:value-type="float">
            <text:p>21663.85998</text:p>
          </table:table-cell>
          <table:table-cell office:value-type="float" office:value="13676.16001" calcext:value-type="float">
            <text:p>13676.16001</text:p>
          </table:table-cell>
          <table:table-cell office:value-type="float" office:value="13389.07267" calcext:value-type="float">
            <text:p>13389.07267</text:p>
          </table:table-cell>
          <table:table-cell office:value-type="float" office:value="13952.04072" calcext:value-type="float">
            <text:p>13952.04072</text:p>
          </table:table-cell>
          <table:table-cell office:value-type="float" office:value="14325.71521" calcext:value-type="float">
            <text:p>14325.71521</text:p>
          </table:table-cell>
          <table:table-cell office:value-type="float" office:value="18013.81321" calcext:value-type="float">
            <text:p>18013.81321</text:p>
          </table:table-cell>
          <table:table-cell office:value-type="float" office:value="15973.90474" calcext:value-type="float">
            <text:p>15973.90474</text:p>
          </table:table-cell>
          <table:table-cell office:value-type="float" office:value="12023.43041" calcext:value-type="float">
            <text:p>12023.43041</text:p>
          </table:table-cell>
          <table:table-cell office:value-type="float" office:value="13952.04072" calcext:value-type="float">
            <text:p>13952.04072</text:p>
          </table:table-cell>
          <table:table-cell office:value-type="float" office:value="13620.52484" calcext:value-type="float">
            <text:p>13620.52484</text:p>
          </table:table-cell>
          <table:table-cell office:value-type="float" office:value="10871" calcext:value-type="float">
            <text:p>10871</text:p>
          </table:table-cell>
          <table:table-cell office:value-type="float" office:value="8984" calcext:value-type="float">
            <text:p>8984</text:p>
          </table:table-cell>
          <table:table-cell office:value-type="float" office:value="7947" calcext:value-type="float">
            <text:p>7947</text:p>
          </table:table-cell>
          <table:table-cell office:value-type="float" office:value="9393" calcext:value-type="float">
            <text:p>9393</text:p>
          </table:table-cell>
          <table:table-cell office:value-type="float" office:value="11385" calcext:value-type="float">
            <text:p>11385</text:p>
          </table:table-cell>
          <table:table-cell office:value-type="float" office:value="48.40373333" calcext:value-type="float">
            <text:p>48.40373333</text:p>
          </table:table-cell>
          <table:table-cell office:value-type="float" office:value="47.94953333" calcext:value-type="float">
            <text:p>47.94953333</text:p>
          </table:table-cell>
          <table:table-cell office:value-type="float" office:value="48.07698333" calcext:value-type="float">
            <text:p>48.07698333</text:p>
          </table:table-cell>
          <table:table-cell office:value-type="float" office:value="48.293" calcext:value-type="float">
            <text:p>48.293</text:p>
          </table:table-cell>
          <table:table-cell office:value-type="float" office:value="47.98036667" calcext:value-type="float">
            <text:p>47.9803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98" calcext:value-type="float">
            <text:p>12698</text:p>
          </table:table-cell>
          <table:table-cell office:value-type="float" office:value="3" calcext:value-type="float">
            <text:p>3</text:p>
          </table:table-cell>
          <table:table-cell office:value-type="float" office:value="548.009457" calcext:value-type="float">
            <text:p>548.009457</text:p>
          </table:table-cell>
          <table:table-cell office:value-type="float" office:value="38.6047" calcext:value-type="float">
            <text:p>38.6047</text:p>
          </table:table-cell>
          <table:table-cell office:value-type="float" office:value="0.536766667" calcext:value-type="float">
            <text:p>0.536766667</text:p>
          </table:table-cell>
          <table:table-cell office:value-type="float" office:value="1641.006542" calcext:value-type="float">
            <text:p>1641.006542</text:p>
          </table:table-cell>
          <table:table-cell office:value-type="float" office:value="3" calcext:value-type="float">
            <text:p>3</text:p>
          </table:table-cell>
          <table:table-cell office:value-type="float" office:value="11.13869033" calcext:value-type="float">
            <text:p>11.13869033</text:p>
          </table:table-cell>
          <table:table-cell office:value-type="float" office:value="620992.9112" calcext:value-type="float">
            <text:p>620992.9112</text:p>
          </table:table-cell>
          <table:table-cell office:value-type="float" office:value="637043.0278" calcext:value-type="float">
            <text:p>637043.0278</text:p>
          </table:table-cell>
          <table:table-cell office:value-type="float" office:value="801564.752" calcext:value-type="float">
            <text:p>801564.752</text:p>
          </table:table-cell>
          <table:table-cell office:value-type="float" office:value="755994.5225" calcext:value-type="float">
            <text:p>755994.5225</text:p>
          </table:table-cell>
          <table:table-cell office:value-type="float" office:value="676295.3187" calcext:value-type="float">
            <text:p>676295.3187</text:p>
          </table:table-cell>
          <table:table-cell office:value-type="float" office:value="516364.596" calcext:value-type="float">
            <text:p>516364.596</text:p>
          </table:table-cell>
          <table:table-cell office:value-type="float" office:value="744073.2363" calcext:value-type="float">
            <text:p>744073.2363</text:p>
          </table:table-cell>
          <table:table-cell office:value-type="float" office:value="719807.7309" calcext:value-type="float">
            <text:p>719807.7309</text:p>
          </table:table-cell>
          <table:table-cell office:value-type="float" office:value="755994.5225" calcext:value-type="float">
            <text:p>755994.5225</text:p>
          </table:table-cell>
          <table:table-cell office:value-type="float" office:value="643004.3493" calcext:value-type="float">
            <text:p>643004.3493</text:p>
          </table:table-cell>
          <table:table-cell office:value-type="float" office:value="775926" calcext:value-type="float">
            <text:p>775926</text:p>
          </table:table-cell>
          <table:table-cell office:value-type="float" office:value="780838" calcext:value-type="float">
            <text:p>780838</text:p>
          </table:table-cell>
          <table:table-cell office:value-type="float" office:value="757812" calcext:value-type="float">
            <text:p>757812</text:p>
          </table:table-cell>
          <table:table-cell office:value-type="float" office:value="790512" calcext:value-type="float">
            <text:p>790512</text:p>
          </table:table-cell>
          <table:table-cell office:value-type="float" office:value="736008" calcext:value-type="float">
            <text:p>736008</text:p>
          </table:table-cell>
          <table:table-cell office:value-type="float" office:value="38.89483333" calcext:value-type="float">
            <text:p>38.89483333</text:p>
          </table:table-cell>
          <table:table-cell office:value-type="float" office:value="38.6047" calcext:value-type="float">
            <text:p>38.6047</text:p>
          </table:table-cell>
          <table:table-cell office:value-type="float" office:value="38.65541667" calcext:value-type="float">
            <text:p>38.65541667</text:p>
          </table:table-cell>
          <table:table-cell office:value-type="float" office:value="38.80268333" calcext:value-type="float">
            <text:p>38.80268333</text:p>
          </table:table-cell>
          <table:table-cell office:value-type="float" office:value="38.57555" calcext:value-type="float">
            <text:p>38.5755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699" calcext:value-type="float">
            <text:p>12699</text:p>
          </table:table-cell>
          <table:table-cell office:value-type="float" office:value="2" calcext:value-type="float">
            <text:p>2</text:p>
          </table:table-cell>
          <table:table-cell office:value-type="float" office:value="553.0073853" calcext:value-type="float">
            <text:p>553.0073853</text:p>
          </table:table-cell>
          <table:table-cell office:value-type="float" office:value="41.95463333" calcext:value-type="float">
            <text:p>41.95463333</text:p>
          </table:table-cell>
          <table:table-cell office:value-type="float" office:value="0.52615" calcext:value-type="float">
            <text:p>0.52615</text:p>
          </table:table-cell>
          <table:table-cell office:value-type="float" office:value="1656.000326" calcext:value-type="float">
            <text:p>1656.000326</text:p>
          </table:table-cell>
          <table:table-cell office:value-type="float" office:value="3" calcext:value-type="float">
            <text:p>3</text:p>
          </table:table-cell>
          <table:table-cell office:value-type="float" office:value="9.863019368" calcext:value-type="float">
            <text:p>9.863019368</text:p>
          </table:table-cell>
          <table:table-cell office:value-type="float" office:value="271413.069" calcext:value-type="float">
            <text:p>271413.069</text:p>
          </table:table-cell>
          <table:table-cell office:value-type="float" office:value="230709.0582" calcext:value-type="float">
            <text:p>230709.0582</text:p>
          </table:table-cell>
          <table:table-cell office:value-type="float" office:value="297978.9771" calcext:value-type="float">
            <text:p>297978.9771</text:p>
          </table:table-cell>
          <table:table-cell office:value-type="float" office:value="292705.5674" calcext:value-type="float">
            <text:p>292705.5674</text:p>
          </table:table-cell>
          <table:table-cell office:value-type="float" office:value="287433.0848" calcext:value-type="float">
            <text:p>287433.0848</text:p>
          </table:table-cell>
          <table:table-cell office:value-type="float" office:value="225683.8962" calcext:value-type="float">
            <text:p>225683.8962</text:p>
          </table:table-cell>
          <table:table-cell office:value-type="float" office:value="269470.7078" calcext:value-type="float">
            <text:p>269470.7078</text:p>
          </table:table-cell>
          <table:table-cell office:value-type="float" office:value="267586.0819" calcext:value-type="float">
            <text:p>267586.0819</text:p>
          </table:table-cell>
          <table:table-cell office:value-type="float" office:value="292705.5674" calcext:value-type="float">
            <text:p>292705.5674</text:p>
          </table:table-cell>
          <table:table-cell office:value-type="float" office:value="273284.0499" calcext:value-type="float">
            <text:p>273284.0499</text:p>
          </table:table-cell>
          <table:table-cell office:value-type="float" office:value="293121" calcext:value-type="float">
            <text:p>293121</text:p>
          </table:table-cell>
          <table:table-cell office:value-type="float" office:value="422780" calcext:value-type="float">
            <text:p>422780</text:p>
          </table:table-cell>
          <table:table-cell office:value-type="float" office:value="308199" calcext:value-type="float">
            <text:p>308199</text:p>
          </table:table-cell>
          <table:table-cell office:value-type="float" office:value="352604" calcext:value-type="float">
            <text:p>352604</text:p>
          </table:table-cell>
          <table:table-cell office:value-type="float" office:value="335316" calcext:value-type="float">
            <text:p>335316</text:p>
          </table:table-cell>
          <table:table-cell office:value-type="float" office:value="42.26465" calcext:value-type="float">
            <text:p>42.26465</text:p>
          </table:table-cell>
          <table:table-cell office:value-type="float" office:value="41.95463333" calcext:value-type="float">
            <text:p>41.95463333</text:p>
          </table:table-cell>
          <table:table-cell office:value-type="float" office:value="41.89116667" calcext:value-type="float">
            <text:p>41.89116667</text:p>
          </table:table-cell>
          <table:table-cell office:value-type="float" office:value="42.18238333" calcext:value-type="float">
            <text:p>42.18238333</text:p>
          </table:table-cell>
          <table:table-cell office:value-type="float" office:value="41.90671667" calcext:value-type="float">
            <text:p>41.90671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700" calcext:value-type="float">
            <text:p>12700</text:p>
          </table:table-cell>
          <table:table-cell office:value-type="float" office:value="2" calcext:value-type="float">
            <text:p>2</text:p>
          </table:table-cell>
          <table:table-cell office:value-type="float" office:value="838.5350229" calcext:value-type="float">
            <text:p>838.5350229</text:p>
          </table:table-cell>
          <table:table-cell office:value-type="float" office:value="48.92001667" calcext:value-type="float">
            <text:p>48.92001667</text:p>
          </table:table-cell>
          <table:table-cell office:value-type="float" office:value="0.499133333" calcext:value-type="float">
            <text:p>0.499133333</text:p>
          </table:table-cell>
          <table:table-cell office:value-type="float" office:value="1675.055493" calcext:value-type="float">
            <text:p>1675.055493</text:p>
          </table:table-cell>
          <table:table-cell office:value-type="float" office:value="2" calcext:value-type="float">
            <text:p>2</text:p>
          </table:table-cell>
          <table:table-cell office:value-type="float" office:value="11.32510316" calcext:value-type="float">
            <text:p>11.32510316</text:p>
          </table:table-cell>
          <table:table-cell office:value-type="float" office:value="181233.5492" calcext:value-type="float">
            <text:p>181233.5492</text:p>
          </table:table-cell>
          <table:table-cell office:value-type="float" office:value="221357.8279" calcext:value-type="float">
            <text:p>221357.8279</text:p>
          </table:table-cell>
          <table:table-cell office:value-type="float" office:value="250745.764" calcext:value-type="float">
            <text:p>250745.764</text:p>
          </table:table-cell>
          <table:table-cell office:value-type="float" office:value="221926.6139" calcext:value-type="float">
            <text:p>221926.6139</text:p>
          </table:table-cell>
          <table:table-cell office:value-type="float" office:value="225914.1386" calcext:value-type="float">
            <text:p>225914.1386</text:p>
          </table:table-cell>
          <table:table-cell office:value-type="float" office:value="150698.32" calcext:value-type="float">
            <text:p>150698.32</text:p>
          </table:table-cell>
          <table:table-cell office:value-type="float" office:value="258548.3684" calcext:value-type="float">
            <text:p>258548.3684</text:p>
          </table:table-cell>
          <table:table-cell office:value-type="float" office:value="225170.5043" calcext:value-type="float">
            <text:p>225170.5043</text:p>
          </table:table-cell>
          <table:table-cell office:value-type="float" office:value="221926.6139" calcext:value-type="float">
            <text:p>221926.6139</text:p>
          </table:table-cell>
          <table:table-cell office:value-type="float" office:value="214793.4041" calcext:value-type="float">
            <text:p>214793.4041</text:p>
          </table:table-cell>
          <table:table-cell office:value-type="float" office:value="227734" calcext:value-type="float">
            <text:p>227734</text:p>
          </table:table-cell>
          <table:table-cell office:value-type="float" office:value="324369" calcext:value-type="float">
            <text:p>324369</text:p>
          </table:table-cell>
          <table:table-cell office:value-type="float" office:value="259245" calcext:value-type="float">
            <text:p>259245</text:p>
          </table:table-cell>
          <table:table-cell office:value-type="float" office:value="269993" calcext:value-type="float">
            <text:p>269993</text:p>
          </table:table-cell>
          <table:table-cell office:value-type="float" office:value="275550" calcext:value-type="float">
            <text:p>275550</text:p>
          </table:table-cell>
          <table:table-cell office:value-type="float" office:value="49.38958333" calcext:value-type="float">
            <text:p>49.38958333</text:p>
          </table:table-cell>
          <table:table-cell office:value-type="float" office:value="48.92001667" calcext:value-type="float">
            <text:p>48.92001667</text:p>
          </table:table-cell>
          <table:table-cell office:value-type="float" office:value="49.0445" calcext:value-type="float">
            <text:p>49.0445</text:p>
          </table:table-cell>
          <table:table-cell office:value-type="float" office:value="49.21795" calcext:value-type="float">
            <text:p>49.21795</text:p>
          </table:table-cell>
          <table:table-cell office:value-type="float" office:value="48.9356" calcext:value-type="float">
            <text:p>48.9356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702" calcext:value-type="float">
            <text:p>12702</text:p>
          </table:table-cell>
          <table:table-cell office:value-type="float" office:value="2" calcext:value-type="float">
            <text:p>2</text:p>
          </table:table-cell>
          <table:table-cell office:value-type="float" office:value="403.2589009" calcext:value-type="float">
            <text:p>403.2589009</text:p>
          </table:table-cell>
          <table:table-cell office:value-type="float" office:value="31.61491667" calcext:value-type="float">
            <text:p>31.61491667</text:p>
          </table:table-cell>
          <table:table-cell office:value-type="float" office:value="0.57075" calcext:value-type="float">
            <text:p>0.57075</text:p>
          </table:table-cell>
          <table:table-cell office:value-type="float" office:value="1609.006498" calcext:value-type="float">
            <text:p>1609.006498</text:p>
          </table:table-cell>
          <table:table-cell office:value-type="float" office:value="4" calcext:value-type="float">
            <text:p>4</text:p>
          </table:table-cell>
          <table:table-cell office:value-type="float" office:value="8.489253055" calcext:value-type="float">
            <text:p>8.489253055</text:p>
          </table:table-cell>
          <table:table-cell office:value-type="float" office:value="229583.5809" calcext:value-type="float">
            <text:p>229583.5809</text:p>
          </table:table-cell>
          <table:table-cell office:value-type="float" office:value="254740.1515" calcext:value-type="float">
            <text:p>254740.1515</text:p>
          </table:table-cell>
          <table:table-cell office:value-type="float" office:value="271349.4203" calcext:value-type="float">
            <text:p>271349.4203</text:p>
          </table:table-cell>
          <table:table-cell office:value-type="float" office:value="276731.2166" calcext:value-type="float">
            <text:p>276731.2166</text:p>
          </table:table-cell>
          <table:table-cell office:value-type="float" office:value="233112.3697" calcext:value-type="float">
            <text:p>233112.3697</text:p>
          </table:table-cell>
          <table:table-cell office:value-type="float" office:value="190902.0713" calcext:value-type="float">
            <text:p>190902.0713</text:p>
          </table:table-cell>
          <table:table-cell office:value-type="float" office:value="297539.2881" calcext:value-type="float">
            <text:p>297539.2881</text:p>
          </table:table-cell>
          <table:table-cell office:value-type="float" office:value="243672.6541" calcext:value-type="float">
            <text:p>243672.6541</text:p>
          </table:table-cell>
          <table:table-cell office:value-type="float" office:value="276731.2166" calcext:value-type="float">
            <text:p>276731.2166</text:p>
          </table:table-cell>
          <table:table-cell office:value-type="float" office:value="221637.2987" calcext:value-type="float">
            <text:p>221637.2987</text:p>
          </table:table-cell>
          <table:table-cell office:value-type="float" office:value="219178" calcext:value-type="float">
            <text:p>219178</text:p>
          </table:table-cell>
          <table:table-cell office:value-type="float" office:value="335676" calcext:value-type="float">
            <text:p>335676</text:p>
          </table:table-cell>
          <table:table-cell office:value-type="float" office:value="236089" calcext:value-type="float">
            <text:p>236089</text:p>
          </table:table-cell>
          <table:table-cell office:value-type="float" office:value="268092" calcext:value-type="float">
            <text:p>268092</text:p>
          </table:table-cell>
          <table:table-cell office:value-type="float" office:value="240912" calcext:value-type="float">
            <text:p>240912</text:p>
          </table:table-cell>
          <table:table-cell office:value-type="float" office:value="31.87231667" calcext:value-type="float">
            <text:p>31.87231667</text:p>
          </table:table-cell>
          <table:table-cell office:value-type="float" office:value="31.61491667" calcext:value-type="float">
            <text:p>31.61491667</text:p>
          </table:table-cell>
          <table:table-cell office:value-type="float" office:value="31.50916667" calcext:value-type="float">
            <text:p>31.50916667</text:p>
          </table:table-cell>
          <table:table-cell office:value-type="float" office:value="31.72573333" calcext:value-type="float">
            <text:p>31.72573333</text:p>
          </table:table-cell>
          <table:table-cell office:value-type="float" office:value="31.5495" calcext:value-type="float">
            <text:p>31.549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703" calcext:value-type="float">
            <text:p>12703</text:p>
          </table:table-cell>
          <table:table-cell office:value-type="float" office:value="2" calcext:value-type="float">
            <text:p>2</text:p>
          </table:table-cell>
          <table:table-cell office:value-type="float" office:value="553.0240139" calcext:value-type="float">
            <text:p>553.0240139</text:p>
          </table:table-cell>
          <table:table-cell office:value-type="float" office:value="45.19021667" calcext:value-type="float">
            <text:p>45.19021667</text:p>
          </table:table-cell>
          <table:table-cell office:value-type="float" office:value="0.47965" calcext:value-type="float">
            <text:p>0.47965</text:p>
          </table:table-cell>
          <table:table-cell office:value-type="float" office:value="1656.050212" calcext:value-type="float">
            <text:p>1656.050212</text:p>
          </table:table-cell>
          <table:table-cell office:value-type="float" office:value="3" calcext:value-type="float">
            <text:p>3</text:p>
          </table:table-cell>
          <table:table-cell office:value-type="float" office:value="17.24859938" calcext:value-type="float">
            <text:p>17.24859938</text:p>
          </table:table-cell>
          <table:table-cell office:value-type="float" office:value="197298.7214" calcext:value-type="float">
            <text:p>197298.7214</text:p>
          </table:table-cell>
          <table:table-cell office:value-type="float" office:value="201981.4089" calcext:value-type="float">
            <text:p>201981.4089</text:p>
          </table:table-cell>
          <table:table-cell office:value-type="float" office:value="281216.5579" calcext:value-type="float">
            <text:p>281216.5579</text:p>
          </table:table-cell>
          <table:table-cell office:value-type="float" office:value="187241.1261" calcext:value-type="float">
            <text:p>187241.1261</text:p>
          </table:table-cell>
          <table:table-cell office:value-type="float" office:value="227139.4324" calcext:value-type="float">
            <text:p>227139.4324</text:p>
          </table:table-cell>
          <table:table-cell office:value-type="float" office:value="164056.7433" calcext:value-type="float">
            <text:p>164056.7433</text:p>
          </table:table-cell>
          <table:table-cell office:value-type="float" office:value="235916.4987" calcext:value-type="float">
            <text:p>235916.4987</text:p>
          </table:table-cell>
          <table:table-cell office:value-type="float" office:value="252533.3754" calcext:value-type="float">
            <text:p>252533.3754</text:p>
          </table:table-cell>
          <table:table-cell office:value-type="float" office:value="187241.1261" calcext:value-type="float">
            <text:p>187241.1261</text:p>
          </table:table-cell>
          <table:table-cell office:value-type="float" office:value="215958.3822" calcext:value-type="float">
            <text:p>215958.3822</text:p>
          </table:table-cell>
          <table:table-cell office:value-type="float" office:value="252605" calcext:value-type="float">
            <text:p>252605</text:p>
          </table:table-cell>
          <table:table-cell office:value-type="float" office:value="345691" calcext:value-type="float">
            <text:p>345691</text:p>
          </table:table-cell>
          <table:table-cell office:value-type="float" office:value="289163" calcext:value-type="float">
            <text:p>289163</text:p>
          </table:table-cell>
          <table:table-cell office:value-type="float" office:value="292167" calcext:value-type="float">
            <text:p>292167</text:p>
          </table:table-cell>
          <table:table-cell office:value-type="float" office:value="286163" calcext:value-type="float">
            <text:p>286163</text:p>
          </table:table-cell>
          <table:table-cell office:value-type="float" office:value="45.54385" calcext:value-type="float">
            <text:p>45.54385</text:p>
          </table:table-cell>
          <table:table-cell office:value-type="float" office:value="45.19021667" calcext:value-type="float">
            <text:p>45.19021667</text:p>
          </table:table-cell>
          <table:table-cell office:value-type="float" office:value="45.22723333" calcext:value-type="float">
            <text:p>45.22723333</text:p>
          </table:table-cell>
          <table:table-cell office:value-type="float" office:value="45.34936667" calcext:value-type="float">
            <text:p>45.34936667</text:p>
          </table:table-cell>
          <table:table-cell office:value-type="float" office:value="45.23908333" calcext:value-type="float">
            <text:p>45.23908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704" calcext:value-type="float">
            <text:p>12704</text:p>
          </table:table-cell>
          <table:table-cell office:value-type="float" office:value="3" calcext:value-type="float">
            <text:p>3</text:p>
          </table:table-cell>
          <table:table-cell office:value-type="float" office:value="548.0163291" calcext:value-type="float">
            <text:p>548.0163291</text:p>
          </table:table-cell>
          <table:table-cell office:value-type="float" office:value="41.42848333" calcext:value-type="float">
            <text:p>41.42848333</text:p>
          </table:table-cell>
          <table:table-cell office:value-type="float" office:value="0.693583333" calcext:value-type="float">
            <text:p>0.693583333</text:p>
          </table:table-cell>
          <table:table-cell office:value-type="float" office:value="1641.027158" calcext:value-type="float">
            <text:p>1641.027158</text:p>
          </table:table-cell>
          <table:table-cell office:value-type="float" office:value="3" calcext:value-type="float">
            <text:p>3</text:p>
          </table:table-cell>
          <table:table-cell office:value-type="float" office:value="7.081735647" calcext:value-type="float">
            <text:p>7.081735647</text:p>
          </table:table-cell>
          <table:table-cell office:value-type="float" office:value="170986.5702" calcext:value-type="float">
            <text:p>170986.5702</text:p>
          </table:table-cell>
          <table:table-cell office:value-type="float" office:value="199102.2667" calcext:value-type="float">
            <text:p>199102.2667</text:p>
          </table:table-cell>
          <table:table-cell office:value-type="float" office:value="194000.0963" calcext:value-type="float">
            <text:p>194000.0963</text:p>
          </table:table-cell>
          <table:table-cell office:value-type="float" office:value="198792.9345" calcext:value-type="float">
            <text:p>198792.9345</text:p>
          </table:table-cell>
          <table:table-cell office:value-type="float" office:value="207290.761" calcext:value-type="float">
            <text:p>207290.761</text:p>
          </table:table-cell>
          <table:table-cell office:value-type="float" office:value="142177.8086" calcext:value-type="float">
            <text:p>142177.8086</text:p>
          </table:table-cell>
          <table:table-cell office:value-type="float" office:value="232553.629" calcext:value-type="float">
            <text:p>232553.629</text:p>
          </table:table-cell>
          <table:table-cell office:value-type="float" office:value="174212.7118" calcext:value-type="float">
            <text:p>174212.7118</text:p>
          </table:table-cell>
          <table:table-cell office:value-type="float" office:value="198792.9345" calcext:value-type="float">
            <text:p>198792.9345</text:p>
          </table:table-cell>
          <table:table-cell office:value-type="float" office:value="197086.7714" calcext:value-type="float">
            <text:p>197086.7714</text:p>
          </table:table-cell>
          <table:table-cell office:value-type="float" office:value="221956" calcext:value-type="float">
            <text:p>221956</text:p>
          </table:table-cell>
          <table:table-cell office:value-type="float" office:value="283013" calcext:value-type="float">
            <text:p>283013</text:p>
          </table:table-cell>
          <table:table-cell office:value-type="float" office:value="247454" calcext:value-type="float">
            <text:p>247454</text:p>
          </table:table-cell>
          <table:table-cell office:value-type="float" office:value="254860" calcext:value-type="float">
            <text:p>254860</text:p>
          </table:table-cell>
          <table:table-cell office:value-type="float" office:value="233029" calcext:value-type="float">
            <text:p>233029</text:p>
          </table:table-cell>
          <table:table-cell office:value-type="float" office:value="41.69061667" calcext:value-type="float">
            <text:p>41.69061667</text:p>
          </table:table-cell>
          <table:table-cell office:value-type="float" office:value="41.42848333" calcext:value-type="float">
            <text:p>41.42848333</text:p>
          </table:table-cell>
          <table:table-cell office:value-type="float" office:value="41.44085" calcext:value-type="float">
            <text:p>41.44085</text:p>
          </table:table-cell>
          <table:table-cell office:value-type="float" office:value="41.64088333" calcext:value-type="float">
            <text:p>41.64088333</text:p>
          </table:table-cell>
          <table:table-cell office:value-type="float" office:value="41.40206667" calcext:value-type="float">
            <text:p>41.4020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705" calcext:value-type="float">
            <text:p>12705</text:p>
          </table:table-cell>
          <table:table-cell office:value-type="float" office:value="3" calcext:value-type="float">
            <text:p>3</text:p>
          </table:table-cell>
          <table:table-cell office:value-type="float" office:value="845.0447272" calcext:value-type="float">
            <text:p>845.0447272</text:p>
          </table:table-cell>
          <table:table-cell office:value-type="float" office:value="53.02661667" calcext:value-type="float">
            <text:p>53.02661667</text:p>
          </table:table-cell>
          <table:table-cell office:value-type="float" office:value="0.434466667" calcext:value-type="float">
            <text:p>0.434466667</text:p>
          </table:table-cell>
          <table:table-cell office:value-type="float" office:value="1688.074902" calcext:value-type="float">
            <text:p>1688.074902</text:p>
          </table:table-cell>
          <table:table-cell office:value-type="float" office:value="2" calcext:value-type="float">
            <text:p>2</text:p>
          </table:table-cell>
          <table:table-cell office:value-type="float" office:value="10.70748558" calcext:value-type="float">
            <text:p>10.70748558</text:p>
          </table:table-cell>
          <table:table-cell office:value-type="float" office:value="159255.0622" calcext:value-type="float">
            <text:p>159255.0622</text:p>
          </table:table-cell>
          <table:table-cell office:value-type="float" office:value="184886.9808" calcext:value-type="float">
            <text:p>184886.9808</text:p>
          </table:table-cell>
          <table:table-cell office:value-type="float" office:value="176961.7229" calcext:value-type="float">
            <text:p>176961.7229</text:p>
          </table:table-cell>
          <table:table-cell office:value-type="float" office:value="165582.7305" calcext:value-type="float">
            <text:p>165582.7305</text:p>
          </table:table-cell>
          <table:table-cell office:value-type="float" office:value="208339.2448" calcext:value-type="float">
            <text:p>208339.2448</text:p>
          </table:table-cell>
          <table:table-cell office:value-type="float" office:value="132422.8899" calcext:value-type="float">
            <text:p>132422.8899</text:p>
          </table:table-cell>
          <table:table-cell office:value-type="float" office:value="215950.0193" calcext:value-type="float">
            <text:p>215950.0193</text:p>
          </table:table-cell>
          <table:table-cell office:value-type="float" office:value="158912.1975" calcext:value-type="float">
            <text:p>158912.1975</text:p>
          </table:table-cell>
          <table:table-cell office:value-type="float" office:value="165582.7305" calcext:value-type="float">
            <text:p>165582.7305</text:p>
          </table:table-cell>
          <table:table-cell office:value-type="float" office:value="198083.6431" calcext:value-type="float">
            <text:p>198083.6431</text:p>
          </table:table-cell>
          <table:table-cell office:value-type="float" office:value="249136" calcext:value-type="float">
            <text:p>249136</text:p>
          </table:table-cell>
          <table:table-cell office:value-type="float" office:value="315011" calcext:value-type="float">
            <text:p>315011</text:p>
          </table:table-cell>
          <table:table-cell office:value-type="float" office:value="192844" calcext:value-type="float">
            <text:p>192844</text:p>
          </table:table-cell>
          <table:table-cell office:value-type="float" office:value="242469" calcext:value-type="float">
            <text:p>242469</text:p>
          </table:table-cell>
          <table:table-cell office:value-type="float" office:value="238773" calcext:value-type="float">
            <text:p>238773</text:p>
          </table:table-cell>
          <table:table-cell office:value-type="float" office:value="53.43738333" calcext:value-type="float">
            <text:p>53.43738333</text:p>
          </table:table-cell>
          <table:table-cell office:value-type="float" office:value="53.02661667" calcext:value-type="float">
            <text:p>53.02661667</text:p>
          </table:table-cell>
          <table:table-cell office:value-type="float" office:value="53.1363" calcext:value-type="float">
            <text:p>53.1363</text:p>
          </table:table-cell>
          <table:table-cell office:value-type="float" office:value="53.38783333" calcext:value-type="float">
            <text:p>53.38783333</text:p>
          </table:table-cell>
          <table:table-cell office:value-type="float" office:value="53.04388333" calcext:value-type="float">
            <text:p>53.04388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706" calcext:value-type="float">
            <text:p>12706</text:p>
          </table:table-cell>
          <table:table-cell office:value-type="float" office:value="1" calcext:value-type="float">
            <text:p>1</text:p>
          </table:table-cell>
          <table:table-cell office:value-type="float" office:value="553.3435161" calcext:value-type="float">
            <text:p>553.3435161</text:p>
          </table:table-cell>
          <table:table-cell office:value-type="float" office:value="41.05331667" calcext:value-type="float">
            <text:p>41.05331667</text:p>
          </table:table-cell>
          <table:table-cell office:value-type="float" office:value="0.622516667" calcext:value-type="float">
            <text:p>0.622516667</text:p>
          </table:table-cell>
          <table:table-cell office:value-type="float" office:value="1657.008719" calcext:value-type="float">
            <text:p>1657.008719</text:p>
          </table:table-cell>
          <table:table-cell office:value-type="float" office:value="3" calcext:value-type="float">
            <text:p>3</text:p>
          </table:table-cell>
          <table:table-cell office:value-type="float" office:value="9.005995705" calcext:value-type="float">
            <text:p>9.005995705</text:p>
          </table:table-cell>
          <table:table-cell office:value-type="float" office:value="51898.43363" calcext:value-type="float">
            <text:p>51898.43363</text:p>
          </table:table-cell>
          <table:table-cell office:value-type="float" office:value="40674.37173" calcext:value-type="float">
            <text:p>40674.37173</text:p>
          </table:table-cell>
          <table:table-cell office:value-type="float" office:value="47033.54963" calcext:value-type="float">
            <text:p>47033.54963</text:p>
          </table:table-cell>
          <table:table-cell office:value-type="float" office:value="49863.83533" calcext:value-type="float">
            <text:p>49863.83533</text:p>
          </table:table-cell>
          <table:table-cell office:value-type="float" office:value="48998.3632" calcext:value-type="float">
            <text:p>48998.3632</text:p>
          </table:table-cell>
          <table:table-cell office:value-type="float" office:value="43154.29892" calcext:value-type="float">
            <text:p>43154.29892</text:p>
          </table:table-cell>
          <table:table-cell office:value-type="float" office:value="47508.11183" calcext:value-type="float">
            <text:p>47508.11183</text:p>
          </table:table-cell>
          <table:table-cell office:value-type="float" office:value="42236.27917" calcext:value-type="float">
            <text:p>42236.27917</text:p>
          </table:table-cell>
          <table:table-cell office:value-type="float" office:value="49863.83533" calcext:value-type="float">
            <text:p>49863.83533</text:p>
          </table:table-cell>
          <table:table-cell office:value-type="float" office:value="46586.3947" calcext:value-type="float">
            <text:p>46586.3947</text:p>
          </table:table-cell>
          <table:table-cell office:value-type="float" office:value="74873" calcext:value-type="float">
            <text:p>74873</text:p>
          </table:table-cell>
          <table:table-cell office:value-type="float" office:value="126664" calcext:value-type="float">
            <text:p>126664</text:p>
          </table:table-cell>
          <table:table-cell office:value-type="float" office:value="86109" calcext:value-type="float">
            <text:p>86109</text:p>
          </table:table-cell>
          <table:table-cell office:value-type="float" office:value="95592" calcext:value-type="float">
            <text:p>95592</text:p>
          </table:table-cell>
          <table:table-cell office:value-type="float" office:value="87770" calcext:value-type="float">
            <text:p>87770</text:p>
          </table:table-cell>
          <table:table-cell office:value-type="float" office:value="41.42173333" calcext:value-type="float">
            <text:p>41.42173333</text:p>
          </table:table-cell>
          <table:table-cell office:value-type="float" office:value="41.05331667" calcext:value-type="float">
            <text:p>41.05331667</text:p>
          </table:table-cell>
          <table:table-cell office:value-type="float" office:value="40.98181667" calcext:value-type="float">
            <text:p>40.98181667</text:p>
          </table:table-cell>
          <table:table-cell office:value-type="float" office:value="41.31065" calcext:value-type="float">
            <text:p>41.31065</text:p>
          </table:table-cell>
          <table:table-cell office:value-type="float" office:value="41.07403333" calcext:value-type="float">
            <text:p>41.0740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707" calcext:value-type="float">
            <text:p>12707</text:p>
          </table:table-cell>
          <table:table-cell office:value-type="float" office:value="2" calcext:value-type="float">
            <text:p>2</text:p>
          </table:table-cell>
          <table:table-cell office:value-type="float" office:value="557.6825437" calcext:value-type="float">
            <text:p>557.6825437</text:p>
          </table:table-cell>
          <table:table-cell office:value-type="float" office:value="41.58155" calcext:value-type="float">
            <text:p>41.58155</text:p>
          </table:table-cell>
          <table:table-cell office:value-type="float" office:value="0.356866667" calcext:value-type="float">
            <text:p>0.356866667</text:p>
          </table:table-cell>
          <table:table-cell office:value-type="float" office:value="1670.025802" calcext:value-type="float">
            <text:p>1670.025802</text:p>
          </table:table-cell>
          <table:table-cell office:value-type="float" office:value="3" calcext:value-type="float">
            <text:p>3</text:p>
          </table:table-cell>
          <table:table-cell office:value-type="float" office:value="9.750576546" calcext:value-type="float">
            <text:p>9.750576546</text:p>
          </table:table-cell>
          <table:table-cell office:value-type="float" office:value="47252.26291" calcext:value-type="float">
            <text:p>47252.26291</text:p>
          </table:table-cell>
          <table:table-cell office:value-type="float" office:value="52373.61633" calcext:value-type="float">
            <text:p>52373.61633</text:p>
          </table:table-cell>
          <table:table-cell office:value-type="float" office:value="41664.98933" calcext:value-type="float">
            <text:p>41664.98933</text:p>
          </table:table-cell>
          <table:table-cell office:value-type="float" office:value="41829.549" calcext:value-type="float">
            <text:p>41829.549</text:p>
          </table:table-cell>
          <table:table-cell office:value-type="float" office:value="44769.10751" calcext:value-type="float">
            <text:p>44769.10751</text:p>
          </table:table-cell>
          <table:table-cell office:value-type="float" office:value="39290.9407" calcext:value-type="float">
            <text:p>39290.9407</text:p>
          </table:table-cell>
          <table:table-cell office:value-type="float" office:value="61172.95771" calcext:value-type="float">
            <text:p>61172.95771</text:p>
          </table:table-cell>
          <table:table-cell office:value-type="float" office:value="37415.29472" calcext:value-type="float">
            <text:p>37415.29472</text:p>
          </table:table-cell>
          <table:table-cell office:value-type="float" office:value="41829.549" calcext:value-type="float">
            <text:p>41829.549</text:p>
          </table:table-cell>
          <table:table-cell office:value-type="float" office:value="42565.32619" calcext:value-type="float">
            <text:p>42565.32619</text:p>
          </table:table-cell>
          <table:table-cell office:value-type="float" office:value="52061" calcext:value-type="float">
            <text:p>52061</text:p>
          </table:table-cell>
          <table:table-cell office:value-type="float" office:value="94079" calcext:value-type="float">
            <text:p>94079</text:p>
          </table:table-cell>
          <table:table-cell office:value-type="float" office:value="53506" calcext:value-type="float">
            <text:p>53506</text:p>
          </table:table-cell>
          <table:table-cell office:value-type="float" office:value="62731" calcext:value-type="float">
            <text:p>62731</text:p>
          </table:table-cell>
          <table:table-cell office:value-type="float" office:value="63203" calcext:value-type="float">
            <text:p>63203</text:p>
          </table:table-cell>
          <table:table-cell office:value-type="float" office:value="41.9115" calcext:value-type="float">
            <text:p>41.9115</text:p>
          </table:table-cell>
          <table:table-cell office:value-type="float" office:value="41.58155" calcext:value-type="float">
            <text:p>41.58155</text:p>
          </table:table-cell>
          <table:table-cell office:value-type="float" office:value="41.5844" calcext:value-type="float">
            <text:p>41.5844</text:p>
          </table:table-cell>
          <table:table-cell office:value-type="float" office:value="41.8063" calcext:value-type="float">
            <text:p>41.8063</text:p>
          </table:table-cell>
          <table:table-cell office:value-type="float" office:value="41.55448333" calcext:value-type="float">
            <text:p>41.55448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709" calcext:value-type="float">
            <text:p>12709</text:p>
          </table:table-cell>
          <table:table-cell office:value-type="float" office:value="2" calcext:value-type="float">
            <text:p>2</text:p>
          </table:table-cell>
          <table:table-cell office:value-type="float" office:value="845.5331495" calcext:value-type="float">
            <text:p>845.5331495</text:p>
          </table:table-cell>
          <table:table-cell office:value-type="float" office:value="52.3474" calcext:value-type="float">
            <text:p>52.3474</text:p>
          </table:table-cell>
          <table:table-cell office:value-type="float" office:value="0.492466667" calcext:value-type="float">
            <text:p>0.492466667</text:p>
          </table:table-cell>
          <table:table-cell office:value-type="float" office:value="1689.051746" calcext:value-type="float">
            <text:p>1689.051746</text:p>
          </table:table-cell>
          <table:table-cell office:value-type="float" office:value="2" calcext:value-type="float">
            <text:p>2</text:p>
          </table:table-cell>
          <table:table-cell office:value-type="float" office:value="15.41934343" calcext:value-type="float">
            <text:p>15.41934343</text:p>
          </table:table-cell>
          <table:table-cell office:value-type="float" office:value="41396.67285" calcext:value-type="float">
            <text:p>41396.67285</text:p>
          </table:table-cell>
          <table:table-cell office:value-type="float" office:value="29300.72904" calcext:value-type="float">
            <text:p>29300.72904</text:p>
          </table:table-cell>
          <table:table-cell office:value-type="float" office:value="29127.59645" calcext:value-type="float">
            <text:p>29127.59645</text:p>
          </table:table-cell>
          <table:table-cell office:value-type="float" office:value="33050.76026" calcext:value-type="float">
            <text:p>33050.76026</text:p>
          </table:table-cell>
          <table:table-cell office:value-type="float" office:value="31165.90628" calcext:value-type="float">
            <text:p>31165.90628</text:p>
          </table:table-cell>
          <table:table-cell office:value-type="float" office:value="34421.9328" calcext:value-type="float">
            <text:p>34421.9328</text:p>
          </table:table-cell>
          <table:table-cell office:value-type="float" office:value="34223.57256" calcext:value-type="float">
            <text:p>34223.57256</text:p>
          </table:table-cell>
          <table:table-cell office:value-type="float" office:value="26156.6755" calcext:value-type="float">
            <text:p>26156.6755</text:p>
          </table:table-cell>
          <table:table-cell office:value-type="float" office:value="33050.76026" calcext:value-type="float">
            <text:p>33050.76026</text:p>
          </table:table-cell>
          <table:table-cell office:value-type="float" office:value="29631.74922" calcext:value-type="float">
            <text:p>29631.74922</text:p>
          </table:table-cell>
          <table:table-cell office:value-type="float" office:value="37017" calcext:value-type="float">
            <text:p>37017</text:p>
          </table:table-cell>
          <table:table-cell office:value-type="float" office:value="53415" calcext:value-type="float">
            <text:p>53415</text:p>
          </table:table-cell>
          <table:table-cell office:value-type="float" office:value="30424" calcext:value-type="float">
            <text:p>30424</text:p>
          </table:table-cell>
          <table:table-cell office:value-type="float" office:value="41147" calcext:value-type="float">
            <text:p>41147</text:p>
          </table:table-cell>
          <table:table-cell office:value-type="float" office:value="36906" calcext:value-type="float">
            <text:p>36906</text:p>
          </table:table-cell>
          <table:table-cell office:value-type="float" office:value="52.72153333" calcext:value-type="float">
            <text:p>52.72153333</text:p>
          </table:table-cell>
          <table:table-cell office:value-type="float" office:value="52.3474" calcext:value-type="float">
            <text:p>52.3474</text:p>
          </table:table-cell>
          <table:table-cell office:value-type="float" office:value="52.4727" calcext:value-type="float">
            <text:p>52.4727</text:p>
          </table:table-cell>
          <table:table-cell office:value-type="float" office:value="52.58905" calcext:value-type="float">
            <text:p>52.58905</text:p>
          </table:table-cell>
          <table:table-cell office:value-type="float" office:value="52.35266667" calcext:value-type="float">
            <text:p>52.3526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710" calcext:value-type="float">
            <text:p>12710</text:p>
          </table:table-cell>
          <table:table-cell office:value-type="float" office:value="2" calcext:value-type="float">
            <text:p>2</text:p>
          </table:table-cell>
          <table:table-cell office:value-type="float" office:value="822.0173244" calcext:value-type="float">
            <text:p>822.0173244</text:p>
          </table:table-cell>
          <table:table-cell office:value-type="float" office:value="38.44038333" calcext:value-type="float">
            <text:p>38.44038333</text:p>
          </table:table-cell>
          <table:table-cell office:value-type="float" office:value="0.442283333" calcext:value-type="float">
            <text:p>0.442283333</text:p>
          </table:table-cell>
          <table:table-cell office:value-type="float" office:value="1642.020096" calcext:value-type="float">
            <text:p>1642.020096</text:p>
          </table:table-cell>
          <table:table-cell office:value-type="float" office:value="2" calcext:value-type="float">
            <text:p>2</text:p>
          </table:table-cell>
          <table:table-cell office:value-type="float" office:value="8.532388336" calcext:value-type="float">
            <text:p>8.532388336</text:p>
          </table:table-cell>
          <table:table-cell office:value-type="float" office:value="27200.0664" calcext:value-type="float">
            <text:p>27200.0664</text:p>
          </table:table-cell>
          <table:table-cell office:value-type="float" office:value="29290.31913" calcext:value-type="float">
            <text:p>29290.31913</text:p>
          </table:table-cell>
          <table:table-cell office:value-type="float" office:value="28747.09795" calcext:value-type="float">
            <text:p>28747.09795</text:p>
          </table:table-cell>
          <table:table-cell office:value-type="float" office:value="23360.41658" calcext:value-type="float">
            <text:p>23360.41658</text:p>
          </table:table-cell>
          <table:table-cell office:value-type="float" office:value="27315.24492" calcext:value-type="float">
            <text:p>27315.24492</text:p>
          </table:table-cell>
          <table:table-cell office:value-type="float" office:value="22617.249" calcext:value-type="float">
            <text:p>22617.249</text:p>
          </table:table-cell>
          <table:table-cell office:value-type="float" office:value="34211.41367" calcext:value-type="float">
            <text:p>34211.41367</text:p>
          </table:table-cell>
          <table:table-cell office:value-type="float" office:value="25814.98662" calcext:value-type="float">
            <text:p>25814.98662</text:p>
          </table:table-cell>
          <table:table-cell office:value-type="float" office:value="23360.41658" calcext:value-type="float">
            <text:p>23360.41658</text:p>
          </table:table-cell>
          <table:table-cell office:value-type="float" office:value="25970.63857" calcext:value-type="float">
            <text:p>25970.63857</text:p>
          </table:table-cell>
          <table:table-cell office:value-type="float" office:value="18227" calcext:value-type="float">
            <text:p>18227</text:p>
          </table:table-cell>
          <table:table-cell office:value-type="float" office:value="20847" calcext:value-type="float">
            <text:p>20847</text:p>
          </table:table-cell>
          <table:table-cell office:value-type="float" office:value="13510" calcext:value-type="float">
            <text:p>13510</text:p>
          </table:table-cell>
          <table:table-cell office:value-type="float" office:value="10475" calcext:value-type="float">
            <text:p>10475</text:p>
          </table:table-cell>
          <table:table-cell office:value-type="float" office:value="15370" calcext:value-type="float">
            <text:p>15370</text:p>
          </table:table-cell>
          <table:table-cell office:value-type="float" office:value="38.72926667" calcext:value-type="float">
            <text:p>38.72926667</text:p>
          </table:table-cell>
          <table:table-cell office:value-type="float" office:value="38.44038333" calcext:value-type="float">
            <text:p>38.44038333</text:p>
          </table:table-cell>
          <table:table-cell office:value-type="float" office:value="38.427" calcext:value-type="float">
            <text:p>38.427</text:p>
          </table:table-cell>
          <table:table-cell office:value-type="float" office:value="38.5997" calcext:value-type="float">
            <text:p>38.5997</text:p>
          </table:table-cell>
          <table:table-cell office:value-type="float" office:value="38.39058333" calcext:value-type="float">
            <text:p>38.39058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711" calcext:value-type="float">
            <text:p>12711</text:p>
          </table:table-cell>
          <table:table-cell office:value-type="float" office:value="2" calcext:value-type="float">
            <text:p>2</text:p>
          </table:table-cell>
          <table:table-cell office:value-type="float" office:value="852.5498046" calcext:value-type="float">
            <text:p>852.5498046</text:p>
          </table:table-cell>
          <table:table-cell office:value-type="float" office:value="56.22681667" calcext:value-type="float">
            <text:p>56.22681667</text:p>
          </table:table-cell>
          <table:table-cell office:value-type="float" office:value="0.6253" calcext:value-type="float">
            <text:p>0.6253</text:p>
          </table:table-cell>
          <table:table-cell office:value-type="float" office:value="1703.085056" calcext:value-type="float">
            <text:p>1703.085056</text:p>
          </table:table-cell>
          <table:table-cell office:value-type="float" office:value="2" calcext:value-type="float">
            <text:p>2</text:p>
          </table:table-cell>
          <table:table-cell office:value-type="float" office:value="4.030214145" calcext:value-type="float">
            <text:p>4.030214145</text:p>
          </table:table-cell>
          <table:table-cell office:value-type="float" office:value="27903.84879" calcext:value-type="float">
            <text:p>27903.84879</text:p>
          </table:table-cell>
          <table:table-cell office:value-type="float" office:value="31179.99064" calcext:value-type="float">
            <text:p>31179.99064</text:p>
          </table:table-cell>
          <table:table-cell office:value-type="float" office:value="29761.62545" calcext:value-type="float">
            <text:p>29761.62545</text:p>
          </table:table-cell>
          <table:table-cell office:value-type="float" office:value="30145.42547" calcext:value-type="float">
            <text:p>30145.42547</text:p>
          </table:table-cell>
          <table:table-cell office:value-type="float" office:value="30216.92819" calcext:value-type="float">
            <text:p>30216.92819</text:p>
          </table:table-cell>
          <table:table-cell office:value-type="float" office:value="23202.45424" calcext:value-type="float">
            <text:p>23202.45424</text:p>
          </table:table-cell>
          <table:table-cell office:value-type="float" office:value="36418.5707" calcext:value-type="float">
            <text:p>36418.5707</text:p>
          </table:table-cell>
          <table:table-cell office:value-type="float" office:value="26726.03558" calcext:value-type="float">
            <text:p>26726.03558</text:p>
          </table:table-cell>
          <table:table-cell office:value-type="float" office:value="30145.42547" calcext:value-type="float">
            <text:p>30145.42547</text:p>
          </table:table-cell>
          <table:table-cell office:value-type="float" office:value="28729.48505" calcext:value-type="float">
            <text:p>28729.48505</text:p>
          </table:table-cell>
          <table:table-cell office:value-type="float" office:value="16135" calcext:value-type="float">
            <text:p>16135</text:p>
          </table:table-cell>
          <table:table-cell office:value-type="float" office:value="23703" calcext:value-type="float">
            <text:p>23703</text:p>
          </table:table-cell>
          <table:table-cell office:value-type="float" office:value="20076" calcext:value-type="float">
            <text:p>20076</text:p>
          </table:table-cell>
          <table:table-cell office:value-type="float" office:value="22474" calcext:value-type="float">
            <text:p>22474</text:p>
          </table:table-cell>
          <table:table-cell office:value-type="float" office:value="16221" calcext:value-type="float">
            <text:p>16221</text:p>
          </table:table-cell>
          <table:table-cell office:value-type="float" office:value="56.62041667" calcext:value-type="float">
            <text:p>56.62041667</text:p>
          </table:table-cell>
          <table:table-cell office:value-type="float" office:value="56.22681667" calcext:value-type="float">
            <text:p>56.22681667</text:p>
          </table:table-cell>
          <table:table-cell office:value-type="float" office:value="56.27788333" calcext:value-type="float">
            <text:p>56.27788333</text:p>
          </table:table-cell>
          <table:table-cell office:value-type="float" office:value="56.56065" calcext:value-type="float">
            <text:p>56.56065</text:p>
          </table:table-cell>
          <table:table-cell office:value-type="float" office:value="56.23695" calcext:value-type="float">
            <text:p>56.2369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712" calcext:value-type="float">
            <text:p>12712</text:p>
          </table:table-cell>
          <table:table-cell office:value-type="float" office:value="1" calcext:value-type="float">
            <text:p>1</text:p>
          </table:table-cell>
          <table:table-cell office:value-type="float" office:value="537.6728565" calcext:value-type="float">
            <text:p>537.6728565</text:p>
          </table:table-cell>
          <table:table-cell office:value-type="float" office:value="31.91443333" calcext:value-type="float">
            <text:p>31.91443333</text:p>
          </table:table-cell>
          <table:table-cell office:value-type="float" office:value="0.5363" calcext:value-type="float">
            <text:p>0.5363</text:p>
          </table:table-cell>
          <table:table-cell office:value-type="float" office:value="1609.99674" calcext:value-type="float">
            <text:p>1609.99674</text:p>
          </table:table-cell>
          <table:table-cell office:value-type="float" office:value="3" calcext:value-type="float">
            <text:p>3</text:p>
          </table:table-cell>
          <table:table-cell office:value-type="float" office:value="13.96028357" calcext:value-type="float">
            <text:p>13.96028357</text:p>
          </table:table-cell>
          <table:table-cell office:value-type="float" office:value="28577.31625" calcext:value-type="float">
            <text:p>28577.31625</text:p>
          </table:table-cell>
          <table:table-cell office:value-type="float" office:value="35584.20584" calcext:value-type="float">
            <text:p>35584.20584</text:p>
          </table:table-cell>
          <table:table-cell office:value-type="float" office:value="31555.21087" calcext:value-type="float">
            <text:p>31555.21087</text:p>
          </table:table-cell>
          <table:table-cell office:value-type="float" office:value="27611.33381" calcext:value-type="float">
            <text:p>27611.33381</text:p>
          </table:table-cell>
          <table:table-cell office:value-type="float" office:value="24729.54189" calcext:value-type="float">
            <text:p>24729.54189</text:p>
          </table:table-cell>
          <table:table-cell office:value-type="float" office:value="23762.45219" calcext:value-type="float">
            <text:p>23762.45219</text:p>
          </table:table-cell>
          <table:table-cell office:value-type="float" office:value="41562.7423" calcext:value-type="float">
            <text:p>41562.7423</text:p>
          </table:table-cell>
          <table:table-cell office:value-type="float" office:value="28336.68108" calcext:value-type="float">
            <text:p>28336.68108</text:p>
          </table:table-cell>
          <table:table-cell office:value-type="float" office:value="27611.33381" calcext:value-type="float">
            <text:p>27611.33381</text:p>
          </table:table-cell>
          <table:table-cell office:value-type="float" office:value="23512.21804" calcext:value-type="float">
            <text:p>23512.21804</text:p>
          </table:table-cell>
          <table:table-cell office:value-type="float" office:value="11025" calcext:value-type="float">
            <text:p>11025</text:p>
          </table:table-cell>
          <table:table-cell office:value-type="float" office:value="22541" calcext:value-type="float">
            <text:p>22541</text:p>
          </table:table-cell>
          <table:table-cell office:value-type="float" office:value="13871" calcext:value-type="float">
            <text:p>13871</text:p>
          </table:table-cell>
          <table:table-cell office:value-type="float" office:value="11506" calcext:value-type="float">
            <text:p>11506</text:p>
          </table:table-cell>
          <table:table-cell office:value-type="float" office:value="21630" calcext:value-type="float">
            <text:p>21630</text:p>
          </table:table-cell>
          <table:table-cell office:value-type="float" office:value="32.18946667" calcext:value-type="float">
            <text:p>32.18946667</text:p>
          </table:table-cell>
          <table:table-cell office:value-type="float" office:value="31.91443333" calcext:value-type="float">
            <text:p>31.91443333</text:p>
          </table:table-cell>
          <table:table-cell office:value-type="float" office:value="31.88836667" calcext:value-type="float">
            <text:p>31.88836667</text:p>
          </table:table-cell>
          <table:table-cell office:value-type="float" office:value="32.03751667" calcext:value-type="float">
            <text:p>32.03751667</text:p>
          </table:table-cell>
          <table:table-cell office:value-type="float" office:value="31.8428" calcext:value-type="float">
            <text:p>31.8428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2713" calcext:value-type="float">
            <text:p>12713</text:p>
          </table:table-cell>
          <table:table-cell office:value-type="float" office:value="1" calcext:value-type="float">
            <text:p>1</text:p>
          </table:table-cell>
          <table:table-cell office:value-type="float" office:value="542.3348326" calcext:value-type="float">
            <text:p>542.3348326</text:p>
          </table:table-cell>
          <table:table-cell office:value-type="float" office:value="38.76081667" calcext:value-type="float">
            <text:p>38.76081667</text:p>
          </table:table-cell>
          <table:table-cell office:value-type="float" office:value="0.349066667" calcext:value-type="float">
            <text:p>0.349066667</text:p>
          </table:table-cell>
          <table:table-cell office:value-type="float" office:value="1623.982668" calcext:value-type="float">
            <text:p>1623.982668</text:p>
          </table:table-cell>
          <table:table-cell office:value-type="float" office:value="3" calcext:value-type="float">
            <text:p>3</text:p>
          </table:table-cell>
          <table:table-cell office:value-type="float" office:value="25.53439932" calcext:value-type="float">
            <text:p>25.53439932</text:p>
          </table:table-cell>
          <table:table-cell office:value-type="float" office:value="6292.899465" calcext:value-type="float">
            <text:p>6292.899465</text:p>
          </table:table-cell>
          <table:table-cell office:value-type="float" office:value="3277.340483" calcext:value-type="float">
            <text:p>3277.340483</text:p>
          </table:table-cell>
          <table:table-cell office:value-type="float" office:value="4620.092544" calcext:value-type="float">
            <text:p>4620.092544</text:p>
          </table:table-cell>
          <table:table-cell office:value-type="float" office:value="4951.887568" calcext:value-type="float">
            <text:p>4951.887568</text:p>
          </table:table-cell>
          <table:table-cell office:value-type="float" office:value="3746.615613" calcext:value-type="float">
            <text:p>3746.615613</text:p>
          </table:table-cell>
          <table:table-cell office:value-type="float" office:value="5232.63701" calcext:value-type="float">
            <text:p>5232.63701</text:p>
          </table:table-cell>
          <table:table-cell office:value-type="float" office:value="3827.969593" calcext:value-type="float">
            <text:p>3827.969593</text:p>
          </table:table-cell>
          <table:table-cell office:value-type="float" office:value="4148.857996" calcext:value-type="float">
            <text:p>4148.857996</text:p>
          </table:table-cell>
          <table:table-cell office:value-type="float" office:value="4951.887568" calcext:value-type="float">
            <text:p>4951.887568</text:p>
          </table:table-cell>
          <table:table-cell office:value-type="float" office:value="3562.186618" calcext:value-type="float">
            <text:p>3562.186618</text:p>
          </table:table-cell>
          <table:table-cell office:value-type="float" office:value="4674" calcext:value-type="float">
            <text:p>4674</text:p>
          </table:table-cell>
          <table:table-cell office:value-type="float" office:value="6125" calcext:value-type="float">
            <text:p>6125</text:p>
          </table:table-cell>
          <table:table-cell office:value-type="float" office:value="4614" calcext:value-type="float">
            <text:p>4614</text:p>
          </table:table-cell>
          <table:table-cell office:value-type="float" office:value="5421" calcext:value-type="float">
            <text:p>5421</text:p>
          </table:table-cell>
          <table:table-cell office:value-type="float" office:value="4725" calcext:value-type="float">
            <text:p>4725</text:p>
          </table:table-cell>
          <table:table-cell office:value-type="float" office:value="39.02955" calcext:value-type="float">
            <text:p>39.02955</text:p>
          </table:table-cell>
          <table:table-cell office:value-type="float" office:value="38.76081667" calcext:value-type="float">
            <text:p>38.76081667</text:p>
          </table:table-cell>
          <table:table-cell office:value-type="float" office:value="38.78875" calcext:value-type="float">
            <text:p>38.78875</text:p>
          </table:table-cell>
          <table:table-cell office:value-type="float" office:value="38.9549" calcext:value-type="float">
            <text:p>38.9549</text:p>
          </table:table-cell>
          <table:table-cell office:value-type="float" office:value="38.71775" calcext:value-type="float">
            <text:p>38.7177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2714" calcext:value-type="float">
            <text:p>12714</text:p>
          </table:table-cell>
          <table:table-cell office:value-type="float" office:value="1" calcext:value-type="float">
            <text:p>1</text:p>
          </table:table-cell>
          <table:table-cell office:value-type="float" office:value="548.6828201" calcext:value-type="float">
            <text:p>548.6828201</text:p>
          </table:table-cell>
          <table:table-cell office:value-type="float" office:value="37.72991667" calcext:value-type="float">
            <text:p>37.72991667</text:p>
          </table:table-cell>
          <table:table-cell office:value-type="float" office:value="0.297266667" calcext:value-type="float">
            <text:p>0.297266667</text:p>
          </table:table-cell>
          <table:table-cell office:value-type="float" office:value="1643.026631" calcext:value-type="float">
            <text:p>1643.026631</text:p>
          </table:table-cell>
          <table:table-cell office:value-type="float" office:value="3" calcext:value-type="float">
            <text:p>3</text:p>
          </table:table-cell>
          <table:table-cell office:value-type="float" office:value="23.37161524" calcext:value-type="float">
            <text:p>23.37161524</text:p>
          </table:table-cell>
          <table:table-cell office:value-type="float" office:value="3534.994148" calcext:value-type="float">
            <text:p>3534.994148</text:p>
          </table:table-cell>
          <table:table-cell office:value-type="float" office:value="3431.620102" calcext:value-type="float">
            <text:p>3431.620102</text:p>
          </table:table-cell>
          <table:table-cell office:value-type="float" office:value="3710.222724" calcext:value-type="float">
            <text:p>3710.222724</text:p>
          </table:table-cell>
          <table:table-cell office:value-type="float" office:value="4767.467292" calcext:value-type="float">
            <text:p>4767.467292</text:p>
          </table:table-cell>
          <table:table-cell office:value-type="float" office:value="2422.786194" calcext:value-type="float">
            <text:p>2422.786194</text:p>
          </table:table-cell>
          <table:table-cell office:value-type="float" office:value="2939.398812" calcext:value-type="float">
            <text:p>2939.398812</text:p>
          </table:table-cell>
          <table:table-cell office:value-type="float" office:value="4008.169878" calcext:value-type="float">
            <text:p>4008.169878</text:p>
          </table:table-cell>
          <table:table-cell office:value-type="float" office:value="3331.791965" calcext:value-type="float">
            <text:p>3331.791965</text:p>
          </table:table-cell>
          <table:table-cell office:value-type="float" office:value="4767.467292" calcext:value-type="float">
            <text:p>4767.467292</text:p>
          </table:table-cell>
          <table:table-cell office:value-type="float" office:value="2303.523353" calcext:value-type="float">
            <text:p>2303.523353</text:p>
          </table:table-cell>
          <table:table-cell office:value-type="float" office:value="2877" calcext:value-type="float">
            <text:p>2877</text:p>
          </table:table-cell>
          <table:table-cell office:value-type="float" office:value="5146" calcext:value-type="float">
            <text:p>5146</text:p>
          </table:table-cell>
          <table:table-cell office:value-type="float" office:value="3604" calcext:value-type="float">
            <text:p>3604</text:p>
          </table:table-cell>
          <table:table-cell office:value-type="float" office:value="5539" calcext:value-type="float">
            <text:p>5539</text:p>
          </table:table-cell>
          <table:table-cell office:value-type="float" office:value="2695" calcext:value-type="float">
            <text:p>2695</text:p>
          </table:table-cell>
          <table:table-cell office:value-type="float" office:value="38.00606667" calcext:value-type="float">
            <text:p>38.00606667</text:p>
          </table:table-cell>
          <table:table-cell office:value-type="float" office:value="37.72991667" calcext:value-type="float">
            <text:p>37.72991667</text:p>
          </table:table-cell>
          <table:table-cell office:value-type="float" office:value="37.63826667" calcext:value-type="float">
            <text:p>37.63826667</text:p>
          </table:table-cell>
          <table:table-cell office:value-type="float" office:value="37.8916" calcext:value-type="float">
            <text:p>37.8916</text:p>
          </table:table-cell>
          <table:table-cell office:value-type="float" office:value="37.6308" calcext:value-type="float">
            <text:p>37.6308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2715" calcext:value-type="float">
            <text:p>12715</text:p>
          </table:table-cell>
          <table:table-cell office:value-type="float" office:value="1" calcext:value-type="float">
            <text:p>1</text:p>
          </table:table-cell>
          <table:table-cell office:value-type="float" office:value="559.6909558" calcext:value-type="float">
            <text:p>559.6909558</text:p>
          </table:table-cell>
          <table:table-cell office:value-type="float" office:value="48.93038333" calcext:value-type="float">
            <text:p>48.93038333</text:p>
          </table:table-cell>
          <table:table-cell office:value-type="float" office:value="0.323416667" calcext:value-type="float">
            <text:p>0.323416667</text:p>
          </table:table-cell>
          <table:table-cell office:value-type="float" office:value="1676.051038" calcext:value-type="float">
            <text:p>1676.051038</text:p>
          </table:table-cell>
          <table:table-cell office:value-type="float" office:value="3" calcext:value-type="float">
            <text:p>3</text:p>
          </table:table-cell>
          <table:table-cell office:value-type="float" office:value="18.1763154" calcext:value-type="float">
            <text:p>18.1763154</text:p>
          </table:table-cell>
          <table:table-cell office:value-type="float" office:value="3098.581438" calcext:value-type="float">
            <text:p>3098.581438</text:p>
          </table:table-cell>
          <table:table-cell office:value-type="float" office:value="3863.393466" calcext:value-type="float">
            <text:p>3863.393466</text:p>
          </table:table-cell>
          <table:table-cell office:value-type="float" office:value="5169.764162" calcext:value-type="float">
            <text:p>5169.764162</text:p>
          </table:table-cell>
          <table:table-cell office:value-type="float" office:value="4185.729875" calcext:value-type="float">
            <text:p>4185.729875</text:p>
          </table:table-cell>
          <table:table-cell office:value-type="float" office:value="4136.305002" calcext:value-type="float">
            <text:p>4136.305002</text:p>
          </table:table-cell>
          <table:table-cell office:value-type="float" office:value="2576.515326" calcext:value-type="float">
            <text:p>2576.515326</text:p>
          </table:table-cell>
          <table:table-cell office:value-type="float" office:value="4512.485898" calcext:value-type="float">
            <text:p>4512.485898</text:p>
          </table:table-cell>
          <table:table-cell office:value-type="float" office:value="4642.464881" calcext:value-type="float">
            <text:p>4642.464881</text:p>
          </table:table-cell>
          <table:table-cell office:value-type="float" office:value="4185.729875" calcext:value-type="float">
            <text:p>4185.729875</text:p>
          </table:table-cell>
          <table:table-cell office:value-type="float" office:value="3932.693355" calcext:value-type="float">
            <text:p>3932.693355</text:p>
          </table:table-cell>
          <table:table-cell office:value-type="float" office:value="2937" calcext:value-type="float">
            <text:p>2937</text:p>
          </table:table-cell>
          <table:table-cell office:value-type="float" office:value="3790" calcext:value-type="float">
            <text:p>3790</text:p>
          </table:table-cell>
          <table:table-cell office:value-type="float" office:value="4177" calcext:value-type="float">
            <text:p>4177</text:p>
          </table:table-cell>
          <table:table-cell office:value-type="float" office:value="3926" calcext:value-type="float">
            <text:p>3926</text:p>
          </table:table-cell>
          <table:table-cell office:value-type="float" office:value="3484" calcext:value-type="float">
            <text:p>3484</text:p>
          </table:table-cell>
          <table:table-cell office:value-type="float" office:value="49.41213333" calcext:value-type="float">
            <text:p>49.41213333</text:p>
          </table:table-cell>
          <table:table-cell office:value-type="float" office:value="48.93038333" calcext:value-type="float">
            <text:p>48.93038333</text:p>
          </table:table-cell>
          <table:table-cell office:value-type="float" office:value="49.05571667" calcext:value-type="float">
            <text:p>49.05571667</text:p>
          </table:table-cell>
          <table:table-cell office:value-type="float" office:value="49.22733333" calcext:value-type="float">
            <text:p>49.22733333</text:p>
          </table:table-cell>
          <table:table-cell office:value-type="float" office:value="48.94565" calcext:value-type="float">
            <text:p>48.9456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2716" calcext:value-type="float">
            <text:p>12716</text:p>
          </table:table-cell>
          <table:table-cell office:value-type="float" office:value="1" calcext:value-type="float">
            <text:p>1</text:p>
          </table:table-cell>
          <table:table-cell office:value-type="float" office:value="829.5239186" calcext:value-type="float">
            <text:p>829.5239186</text:p>
          </table:table-cell>
          <table:table-cell office:value-type="float" office:value="41.81368333" calcext:value-type="float">
            <text:p>41.81368333</text:p>
          </table:table-cell>
          <table:table-cell office:value-type="float" office:value="0.3174" calcext:value-type="float">
            <text:p>0.3174</text:p>
          </table:table-cell>
          <table:table-cell office:value-type="float" office:value="1657.033284" calcext:value-type="float">
            <text:p>1657.033284</text:p>
          </table:table-cell>
          <table:table-cell office:value-type="float" office:value="2" calcext:value-type="float">
            <text:p>2</text:p>
          </table:table-cell>
          <table:table-cell office:value-type="float" office:value="17.97553266" calcext:value-type="float">
            <text:p>17.97553266</text:p>
          </table:table-cell>
          <table:table-cell office:value-type="float" office:value="8188.816183" calcext:value-type="float">
            <text:p>8188.816183</text:p>
          </table:table-cell>
          <table:table-cell office:value-type="float" office:value="6355.62792" calcext:value-type="float">
            <text:p>6355.62792</text:p>
          </table:table-cell>
          <table:table-cell office:value-type="float" office:value="9705.928355" calcext:value-type="float">
            <text:p>9705.928355</text:p>
          </table:table-cell>
          <table:table-cell office:value-type="float" office:value="8243.172195" calcext:value-type="float">
            <text:p>8243.172195</text:p>
          </table:table-cell>
          <table:table-cell office:value-type="float" office:value="10309.66147" calcext:value-type="float">
            <text:p>10309.66147</text:p>
          </table:table-cell>
          <table:table-cell office:value-type="float" office:value="6809.11921" calcext:value-type="float">
            <text:p>6809.11921</text:p>
          </table:table-cell>
          <table:table-cell office:value-type="float" office:value="7423.443047" calcext:value-type="float">
            <text:p>7423.443047</text:p>
          </table:table-cell>
          <table:table-cell office:value-type="float" office:value="8715.954948" calcext:value-type="float">
            <text:p>8715.954948</text:p>
          </table:table-cell>
          <table:table-cell office:value-type="float" office:value="8243.172195" calcext:value-type="float">
            <text:p>8243.172195</text:p>
          </table:table-cell>
          <table:table-cell office:value-type="float" office:value="9802.163318" calcext:value-type="float">
            <text:p>9802.163318</text:p>
          </table:table-cell>
          <table:table-cell office:value-type="float" office:value="4134" calcext:value-type="float">
            <text:p>4134</text:p>
          </table:table-cell>
          <table:table-cell office:value-type="float" office:value="4730" calcext:value-type="float">
            <text:p>4730</text:p>
          </table:table-cell>
          <table:table-cell office:value-type="float" office:value="3915" calcext:value-type="float">
            <text:p>3915</text:p>
          </table:table-cell>
          <table:table-cell office:value-type="float" office:value="3574" calcext:value-type="float">
            <text:p>3574</text:p>
          </table:table-cell>
          <table:table-cell office:value-type="float" office:value="4296" calcext:value-type="float">
            <text:p>4296</text:p>
          </table:table-cell>
          <table:table-cell office:value-type="float" office:value="42.13718333" calcext:value-type="float">
            <text:p>42.13718333</text:p>
          </table:table-cell>
          <table:table-cell office:value-type="float" office:value="41.81368333" calcext:value-type="float">
            <text:p>41.81368333</text:p>
          </table:table-cell>
          <table:table-cell office:value-type="float" office:value="41.79706667" calcext:value-type="float">
            <text:p>41.79706667</text:p>
          </table:table-cell>
          <table:table-cell office:value-type="float" office:value="42.02181667" calcext:value-type="float">
            <text:p>42.02181667</text:p>
          </table:table-cell>
          <table:table-cell office:value-type="float" office:value="41.7971" calcext:value-type="float">
            <text:p>41.7971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2717" calcext:value-type="float">
            <text:p>12717</text:p>
          </table:table-cell>
          <table:table-cell office:value-type="float" office:value="1" calcext:value-type="float">
            <text:p>1</text:p>
          </table:table-cell>
          <table:table-cell office:value-type="float" office:value="564.3595999" calcext:value-type="float">
            <text:p>564.3595999</text:p>
          </table:table-cell>
          <table:table-cell office:value-type="float" office:value="53.0953" calcext:value-type="float">
            <text:p>53.0953</text:p>
          </table:table-cell>
          <table:table-cell office:value-type="float" office:value="0.289933333" calcext:value-type="float">
            <text:p>0.289933333</text:p>
          </table:table-cell>
          <table:table-cell office:value-type="float" office:value="1690.05697" calcext:value-type="float">
            <text:p>1690.05697</text:p>
          </table:table-cell>
          <table:table-cell office:value-type="float" office:value="3" calcext:value-type="float">
            <text:p>3</text:p>
          </table:table-cell>
          <table:table-cell office:value-type="float" office:value="4.382226435" calcext:value-type="float">
            <text:p>4.382226435</text:p>
          </table:table-cell>
          <table:table-cell office:value-type="float" office:value="2825.415127" calcext:value-type="float">
            <text:p>2825.415127</text:p>
          </table:table-cell>
          <table:table-cell office:value-type="float" office:value="2784.039567" calcext:value-type="float">
            <text:p>2784.039567</text:p>
          </table:table-cell>
          <table:table-cell office:value-type="float" office:value="2955.894637" calcext:value-type="float">
            <text:p>2955.894637</text:p>
          </table:table-cell>
          <table:table-cell office:value-type="float" office:value="2633.394791" calcext:value-type="float">
            <text:p>2633.394791</text:p>
          </table:table-cell>
          <table:table-cell office:value-type="float" office:value="2900.426903" calcext:value-type="float">
            <text:p>2900.426903</text:p>
          </table:table-cell>
          <table:table-cell office:value-type="float" office:value="2349.373583" calcext:value-type="float">
            <text:p>2349.373583</text:p>
          </table:table-cell>
          <table:table-cell office:value-type="float" office:value="3251.788718" calcext:value-type="float">
            <text:p>3251.788718</text:p>
          </table:table-cell>
          <table:table-cell office:value-type="float" office:value="2654.402912" calcext:value-type="float">
            <text:p>2654.402912</text:p>
          </table:table-cell>
          <table:table-cell office:value-type="float" office:value="2633.394791" calcext:value-type="float">
            <text:p>2633.394791</text:p>
          </table:table-cell>
          <table:table-cell office:value-type="float" office:value="2757.651963" calcext:value-type="float">
            <text:p>2757.651963</text:p>
          </table:table-cell>
          <table:table-cell office:value-type="float" office:value="3085" calcext:value-type="float">
            <text:p>3085</text:p>
          </table:table-cell>
          <table:table-cell office:value-type="float" office:value="3505" calcext:value-type="float">
            <text:p>3505</text:p>
          </table:table-cell>
          <table:table-cell office:value-type="float" office:value="2421" calcext:value-type="float">
            <text:p>2421</text:p>
          </table:table-cell>
          <table:table-cell office:value-type="float" office:value="3442" calcext:value-type="float">
            <text:p>3442</text:p>
          </table:table-cell>
          <table:table-cell office:value-type="float" office:value="2138" calcext:value-type="float">
            <text:p>2138</text:p>
          </table:table-cell>
          <table:table-cell office:value-type="float" office:value="53.54305" calcext:value-type="float">
            <text:p>53.54305</text:p>
          </table:table-cell>
          <table:table-cell office:value-type="float" office:value="53.0953" calcext:value-type="float">
            <text:p>53.0953</text:p>
          </table:table-cell>
          <table:table-cell office:value-type="float" office:value="53.22548333" calcext:value-type="float">
            <text:p>53.22548333</text:p>
          </table:table-cell>
          <table:table-cell office:value-type="float" office:value="53.44043333" calcext:value-type="float">
            <text:p>53.44043333</text:p>
          </table:table-cell>
          <table:table-cell office:value-type="float" office:value="53.09638333" calcext:value-type="float">
            <text:p>53.09638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2718" calcext:value-type="float">
            <text:p>12718</text:p>
          </table:table-cell>
          <table:table-cell office:value-type="float" office:value="2" calcext:value-type="float">
            <text:p>2</text:p>
          </table:table-cell>
          <table:table-cell office:value-type="float" office:value="829.0069568" calcext:value-type="float">
            <text:p>829.0069568</text:p>
          </table:table-cell>
          <table:table-cell office:value-type="float" office:value="49.49381667" calcext:value-type="float">
            <text:p>49.49381667</text:p>
          </table:table-cell>
          <table:table-cell office:value-type="float" office:value="0.333133333" calcext:value-type="float">
            <text:p>0.333133333</text:p>
          </table:table-cell>
          <table:table-cell office:value-type="float" office:value="1655.999361" calcext:value-type="float">
            <text:p>1655.999361</text:p>
          </table:table-cell>
          <table:table-cell office:value-type="float" office:value="2" calcext:value-type="float">
            <text:p>2</text:p>
          </table:table-cell>
          <table:table-cell office:value-type="float" office:value="48.0631037" calcext:value-type="float">
            <text:p>48.0631037</text:p>
          </table:table-cell>
          <table:table-cell office:value-type="float" office:value="3668.746373" calcext:value-type="float">
            <text:p>3668.746373</text:p>
          </table:table-cell>
          <table:table-cell office:value-type="float" office:value="6610.655389" calcext:value-type="float">
            <text:p>6610.655389</text:p>
          </table:table-cell>
          <table:table-cell office:value-type="float" office:value="2771.109294" calcext:value-type="float">
            <text:p>2771.109294</text:p>
          </table:table-cell>
          <table:table-cell office:value-type="float" office:value="2516.21286" calcext:value-type="float">
            <text:p>2516.21286</text:p>
          </table:table-cell>
          <table:table-cell office:value-type="float" office:value="7147.246048" calcext:value-type="float">
            <text:p>7147.246048</text:p>
          </table:table-cell>
          <table:table-cell office:value-type="float" office:value="3050.615723" calcext:value-type="float">
            <text:p>3050.615723</text:p>
          </table:table-cell>
          <table:table-cell office:value-type="float" office:value="7721.317926" calcext:value-type="float">
            <text:p>7721.317926</text:p>
          </table:table-cell>
          <table:table-cell office:value-type="float" office:value="2488.465078" calcext:value-type="float">
            <text:p>2488.465078</text:p>
          </table:table-cell>
          <table:table-cell office:value-type="float" office:value="2516.21286" calcext:value-type="float">
            <text:p>2516.21286</text:p>
          </table:table-cell>
          <table:table-cell office:value-type="float" office:value="6795.419348" calcext:value-type="float">
            <text:p>6795.419348</text:p>
          </table:table-cell>
          <table:table-cell office:value-type="float" office:value="1962" calcext:value-type="float">
            <text:p>1962</text:p>
          </table:table-cell>
          <table:table-cell office:value-type="float" office:value="4971" calcext:value-type="float">
            <text:p>4971</text:p>
          </table:table-cell>
          <table:table-cell office:value-type="float" office:value="1749" calcext:value-type="float">
            <text:p>1749</text:p>
          </table:table-cell>
          <table:table-cell office:value-type="float" office:value="2054" calcext:value-type="float">
            <text:p>2054</text:p>
          </table:table-cell>
          <table:table-cell office:value-type="float" office:value="4363" calcext:value-type="float">
            <text:p>4363</text:p>
          </table:table-cell>
          <table:table-cell office:value-type="float" office:value="49.90148333" calcext:value-type="float">
            <text:p>49.90148333</text:p>
          </table:table-cell>
          <table:table-cell office:value-type="float" office:value="49.49381667" calcext:value-type="float">
            <text:p>49.49381667</text:p>
          </table:table-cell>
          <table:table-cell office:value-type="float" office:value="49.53965" calcext:value-type="float">
            <text:p>49.53965</text:p>
          </table:table-cell>
          <table:table-cell office:value-type="float" office:value="49.71601667" calcext:value-type="float">
            <text:p>49.71601667</text:p>
          </table:table-cell>
          <table:table-cell office:value-type="float" office:value="49.48541667" calcext:value-type="float">
            <text:p>49.48541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2719" calcext:value-type="float">
            <text:p>12719</text:p>
          </table:table-cell>
          <table:table-cell office:value-type="float" office:value="1" calcext:value-type="float">
            <text:p>1</text:p>
          </table:table-cell>
          <table:table-cell office:value-type="float" office:value="829.5274105" calcext:value-type="float">
            <text:p>829.5274105</text:p>
          </table:table-cell>
          <table:table-cell office:value-type="float" office:value="45.2967" calcext:value-type="float">
            <text:p>45.2967</text:p>
          </table:table-cell>
          <table:table-cell office:value-type="float" office:value="0.396366667" calcext:value-type="float">
            <text:p>0.396366667</text:p>
          </table:table-cell>
          <table:table-cell office:value-type="float" office:value="1657.040268" calcext:value-type="float">
            <text:p>1657.040268</text:p>
          </table:table-cell>
          <table:table-cell office:value-type="float" office:value="2" calcext:value-type="float">
            <text:p>2</text:p>
          </table:table-cell>
          <table:table-cell office:value-type="float" office:value="24.52797657" calcext:value-type="float">
            <text:p>24.52797657</text:p>
          </table:table-cell>
          <table:table-cell office:value-type="float" office:value="5561.27426" calcext:value-type="float">
            <text:p>5561.27426</text:p>
          </table:table-cell>
          <table:table-cell office:value-type="float" office:value="5293.602338" calcext:value-type="float">
            <text:p>5293.602338</text:p>
          </table:table-cell>
          <table:table-cell office:value-type="float" office:value="8314.016647" calcext:value-type="float">
            <text:p>8314.016647</text:p>
          </table:table-cell>
          <table:table-cell office:value-type="float" office:value="4687.257037" calcext:value-type="float">
            <text:p>4687.257037</text:p>
          </table:table-cell>
          <table:table-cell office:value-type="float" office:value="5260.242559" calcext:value-type="float">
            <text:p>5260.242559</text:p>
          </table:table-cell>
          <table:table-cell office:value-type="float" office:value="4624.28006" calcext:value-type="float">
            <text:p>4624.28006</text:p>
          </table:table-cell>
          <table:table-cell office:value-type="float" office:value="6182.985531" calcext:value-type="float">
            <text:p>6182.985531</text:p>
          </table:table-cell>
          <table:table-cell office:value-type="float" office:value="7466.013747" calcext:value-type="float">
            <text:p>7466.013747</text:p>
          </table:table-cell>
          <table:table-cell office:value-type="float" office:value="4687.257037" calcext:value-type="float">
            <text:p>4687.257037</text:p>
          </table:table-cell>
          <table:table-cell office:value-type="float" office:value="5001.304534" calcext:value-type="float">
            <text:p>5001.304534</text:p>
          </table:table-cell>
          <table:table-cell office:value-type="float" office:value="4296" calcext:value-type="float">
            <text:p>4296</text:p>
          </table:table-cell>
          <table:table-cell office:value-type="float" office:value="3507" calcext:value-type="float">
            <text:p>3507</text:p>
          </table:table-cell>
          <table:table-cell office:value-type="float" office:value="3482" calcext:value-type="float">
            <text:p>3482</text:p>
          </table:table-cell>
          <table:table-cell office:value-type="float" office:value="2333" calcext:value-type="float">
            <text:p>2333</text:p>
          </table:table-cell>
          <table:table-cell office:value-type="float" office:value="2465" calcext:value-type="float">
            <text:p>2465</text:p>
          </table:table-cell>
          <table:table-cell office:value-type="float" office:value="45.68101667" calcext:value-type="float">
            <text:p>45.68101667</text:p>
          </table:table-cell>
          <table:table-cell office:value-type="float" office:value="45.2967" calcext:value-type="float">
            <text:p>45.2967</text:p>
          </table:table-cell>
          <table:table-cell office:value-type="float" office:value="45.36435" calcext:value-type="float">
            <text:p>45.36435</text:p>
          </table:table-cell>
          <table:table-cell office:value-type="float" office:value="45.5348" calcext:value-type="float">
            <text:p>45.5348</text:p>
          </table:table-cell>
          <table:table-cell office:value-type="float" office:value="45.35435" calcext:value-type="float">
            <text:p>45.3543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2720" calcext:value-type="float">
            <text:p>12720</text:p>
          </table:table-cell>
          <table:table-cell office:value-type="float" office:value="1" calcext:value-type="float">
            <text:p>1</text:p>
          </table:table-cell>
          <table:table-cell office:value-type="float" office:value="822.523689" calcext:value-type="float">
            <text:p>822.523689</text:p>
          </table:table-cell>
          <table:table-cell office:value-type="float" office:value="41.32031667" calcext:value-type="float">
            <text:p>41.32031667</text:p>
          </table:table-cell>
          <table:table-cell office:value-type="float" office:value="0.36505" calcext:value-type="float">
            <text:p>0.36505</text:p>
          </table:table-cell>
          <table:table-cell office:value-type="float" office:value="1643.032825" calcext:value-type="float">
            <text:p>1643.032825</text:p>
          </table:table-cell>
          <table:table-cell office:value-type="float" office:value="2" calcext:value-type="float">
            <text:p>2</text:p>
          </table:table-cell>
          <table:table-cell office:value-type="float" office:value="7.92719903" calcext:value-type="float">
            <text:p>7.92719903</text:p>
          </table:table-cell>
          <table:table-cell office:value-type="float" office:value="5342.31057" calcext:value-type="float">
            <text:p>5342.31057</text:p>
          </table:table-cell>
          <table:table-cell office:value-type="float" office:value="5130.243894" calcext:value-type="float">
            <text:p>5130.243894</text:p>
          </table:table-cell>
          <table:table-cell office:value-type="float" office:value="5029.496193" calcext:value-type="float">
            <text:p>5029.496193</text:p>
          </table:table-cell>
          <table:table-cell office:value-type="float" office:value="5143.456678" calcext:value-type="float">
            <text:p>5143.456678</text:p>
          </table:table-cell>
          <table:table-cell office:value-type="float" office:value="6074.068715" calcext:value-type="float">
            <text:p>6074.068715</text:p>
          </table:table-cell>
          <table:table-cell office:value-type="float" office:value="4442.208582" calcext:value-type="float">
            <text:p>4442.208582</text:p>
          </table:table-cell>
          <table:table-cell office:value-type="float" office:value="5992.181079" calcext:value-type="float">
            <text:p>5992.181079</text:p>
          </table:table-cell>
          <table:table-cell office:value-type="float" office:value="4516.503793" calcext:value-type="float">
            <text:p>4516.503793</text:p>
          </table:table-cell>
          <table:table-cell office:value-type="float" office:value="5143.456678" calcext:value-type="float">
            <text:p>5143.456678</text:p>
          </table:table-cell>
          <table:table-cell office:value-type="float" office:value="5775.069698" calcext:value-type="float">
            <text:p>5775.069698</text:p>
          </table:table-cell>
          <table:table-cell office:value-type="float" office:value="2448" calcext:value-type="float">
            <text:p>2448</text:p>
          </table:table-cell>
          <table:table-cell office:value-type="float" office:value="2992" calcext:value-type="float">
            <text:p>2992</text:p>
          </table:table-cell>
          <table:table-cell office:value-type="float" office:value="2064" calcext:value-type="float">
            <text:p>2064</text:p>
          </table:table-cell>
          <table:table-cell office:value-type="float" office:value="2457" calcext:value-type="float">
            <text:p>2457</text:p>
          </table:table-cell>
          <table:table-cell office:value-type="float" office:value="2492" calcext:value-type="float">
            <text:p>2492</text:p>
          </table:table-cell>
          <table:table-cell office:value-type="float" office:value="41.59351667" calcext:value-type="float">
            <text:p>41.59351667</text:p>
          </table:table-cell>
          <table:table-cell office:value-type="float" office:value="41.32031667" calcext:value-type="float">
            <text:p>41.32031667</text:p>
          </table:table-cell>
          <table:table-cell office:value-type="float" office:value="41.34858333" calcext:value-type="float">
            <text:p>41.34858333</text:p>
          </table:table-cell>
          <table:table-cell office:value-type="float" office:value="41.51198333" calcext:value-type="float">
            <text:p>41.51198333</text:p>
          </table:table-cell>
          <table:table-cell office:value-type="float" office:value="41.31576667" calcext:value-type="float">
            <text:p>41.3157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2721" calcext:value-type="float">
            <text:p>12721</text:p>
          </table:table-cell>
          <table:table-cell office:value-type="float" office:value="1" calcext:value-type="float">
            <text:p>1</text:p>
          </table:table-cell>
          <table:table-cell office:value-type="float" office:value="537.6670351" calcext:value-type="float">
            <text:p>537.6670351</text:p>
          </table:table-cell>
          <table:table-cell office:value-type="float" office:value="38.1496" calcext:value-type="float">
            <text:p>38.1496</text:p>
          </table:table-cell>
          <table:table-cell office:value-type="float" office:value="0.28985" calcext:value-type="float">
            <text:p>0.28985</text:p>
          </table:table-cell>
          <table:table-cell office:value-type="float" office:value="1609.979276" calcext:value-type="float">
            <text:p>1609.979276</text:p>
          </table:table-cell>
          <table:table-cell office:value-type="float" office:value="3" calcext:value-type="float">
            <text:p>3</text:p>
          </table:table-cell>
          <table:table-cell office:value-type="float" office:value="42.83874368" calcext:value-type="float">
            <text:p>42.83874368</text:p>
          </table:table-cell>
          <table:table-cell office:value-type="float" office:value="2274.857495" calcext:value-type="float">
            <text:p>2274.857495</text:p>
          </table:table-cell>
          <table:table-cell office:value-type="float" office:value="3749.355572" calcext:value-type="float">
            <text:p>3749.355572</text:p>
          </table:table-cell>
          <table:table-cell office:value-type="float" office:value="1973.994748" calcext:value-type="float">
            <text:p>1973.994748</text:p>
          </table:table-cell>
          <table:table-cell office:value-type="float" office:value="1537.15922" calcext:value-type="float">
            <text:p>1537.15922</text:p>
          </table:table-cell>
          <table:table-cell office:value-type="float" office:value="4264.882083" calcext:value-type="float">
            <text:p>4264.882083</text:p>
          </table:table-cell>
          <table:table-cell office:value-type="float" office:value="1891.576942" calcext:value-type="float">
            <text:p>1891.576942</text:p>
          </table:table-cell>
          <table:table-cell office:value-type="float" office:value="4379.288389" calcext:value-type="float">
            <text:p>4379.288389</text:p>
          </table:table-cell>
          <table:table-cell office:value-type="float" office:value="1772.653646" calcext:value-type="float">
            <text:p>1772.653646</text:p>
          </table:table-cell>
          <table:table-cell office:value-type="float" office:value="1537.15922" calcext:value-type="float">
            <text:p>1537.15922</text:p>
          </table:table-cell>
          <table:table-cell office:value-type="float" office:value="4054.941166" calcext:value-type="float">
            <text:p>4054.941166</text:p>
          </table:table-cell>
          <table:table-cell office:value-type="float" office:value="2258" calcext:value-type="float">
            <text:p>2258</text:p>
          </table:table-cell>
          <table:table-cell office:value-type="float" office:value="5770" calcext:value-type="float">
            <text:p>5770</text:p>
          </table:table-cell>
          <table:table-cell office:value-type="float" office:value="2480" calcext:value-type="float">
            <text:p>2480</text:p>
          </table:table-cell>
          <table:table-cell office:value-type="float" office:value="2018" calcext:value-type="float">
            <text:p>2018</text:p>
          </table:table-cell>
          <table:table-cell office:value-type="float" office:value="5833" calcext:value-type="float">
            <text:p>5833</text:p>
          </table:table-cell>
          <table:table-cell office:value-type="float" office:value="38.46226667" calcext:value-type="float">
            <text:p>38.46226667</text:p>
          </table:table-cell>
          <table:table-cell office:value-type="float" office:value="38.1496" calcext:value-type="float">
            <text:p>38.1496</text:p>
          </table:table-cell>
          <table:table-cell office:value-type="float" office:value="38.05733333" calcext:value-type="float">
            <text:p>38.05733333</text:p>
          </table:table-cell>
          <table:table-cell office:value-type="float" office:value="38.28403333" calcext:value-type="float">
            <text:p>38.28403333</text:p>
          </table:table-cell>
          <table:table-cell office:value-type="float" office:value="38.01411667" calcext:value-type="float">
            <text:p>38.01411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2722" calcext:value-type="float">
            <text:p>12722</text:p>
          </table:table-cell>
          <table:table-cell office:value-type="float" office:value="3" calcext:value-type="float">
            <text:p>3</text:p>
          </table:table-cell>
          <table:table-cell office:value-type="float" office:value="552.6900675" calcext:value-type="float">
            <text:p>552.6900675</text:p>
          </table:table-cell>
          <table:table-cell office:value-type="float" office:value="44.41676667" calcext:value-type="float">
            <text:p>44.41676667</text:p>
          </table:table-cell>
          <table:table-cell office:value-type="float" office:value="0.412466667" calcext:value-type="float">
            <text:p>0.412466667</text:p>
          </table:table-cell>
          <table:table-cell office:value-type="float" office:value="1655.048373" calcext:value-type="float">
            <text:p>1655.048373</text:p>
          </table:table-cell>
          <table:table-cell office:value-type="float" office:value="3" calcext:value-type="float">
            <text:p>3</text:p>
          </table:table-cell>
          <table:table-cell office:value-type="float" office:value="9.611775217" calcext:value-type="float">
            <text:p>9.611775217</text:p>
          </table:table-cell>
          <table:table-cell office:value-type="float" office:value="3290.140466" calcext:value-type="float">
            <text:p>3290.140466</text:p>
          </table:table-cell>
          <table:table-cell office:value-type="float" office:value="2764.26341" calcext:value-type="float">
            <text:p>2764.26341</text:p>
          </table:table-cell>
          <table:table-cell office:value-type="float" office:value="3118.966322" calcext:value-type="float">
            <text:p>3118.966322</text:p>
          </table:table-cell>
          <table:table-cell office:value-type="float" office:value="3420.024609" calcext:value-type="float">
            <text:p>3420.024609</text:p>
          </table:table-cell>
          <table:table-cell office:value-type="float" office:value="3572.628007" calcext:value-type="float">
            <text:p>3572.628007</text:p>
          </table:table-cell>
          <table:table-cell office:value-type="float" office:value="2735.79943" calcext:value-type="float">
            <text:p>2735.79943</text:p>
          </table:table-cell>
          <table:table-cell office:value-type="float" office:value="3228.68995" calcext:value-type="float">
            <text:p>3228.68995</text:p>
          </table:table-cell>
          <table:table-cell office:value-type="float" office:value="2800.84181" calcext:value-type="float">
            <text:p>2800.84181</text:p>
          </table:table-cell>
          <table:table-cell office:value-type="float" office:value="3420.024609" calcext:value-type="float">
            <text:p>3420.024609</text:p>
          </table:table-cell>
          <table:table-cell office:value-type="float" office:value="3396.763638" calcext:value-type="float">
            <text:p>3396.763638</text:p>
          </table:table-cell>
          <table:table-cell office:value-type="float" office:value="2177" calcext:value-type="float">
            <text:p>2177</text:p>
          </table:table-cell>
          <table:table-cell office:value-type="float" office:value="3520" calcext:value-type="float">
            <text:p>3520</text:p>
          </table:table-cell>
          <table:table-cell office:value-type="float" office:value="2252" calcext:value-type="float">
            <text:p>2252</text:p>
          </table:table-cell>
          <table:table-cell office:value-type="float" office:value="3314" calcext:value-type="float">
            <text:p>3314</text:p>
          </table:table-cell>
          <table:table-cell office:value-type="float" office:value="2272" calcext:value-type="float">
            <text:p>2272</text:p>
          </table:table-cell>
          <table:table-cell office:value-type="float" office:value="44.7502" calcext:value-type="float">
            <text:p>44.7502</text:p>
          </table:table-cell>
          <table:table-cell office:value-type="float" office:value="44.41676667" calcext:value-type="float">
            <text:p>44.41676667</text:p>
          </table:table-cell>
          <table:table-cell office:value-type="float" office:value="44.37573333" calcext:value-type="float">
            <text:p>44.37573333</text:p>
          </table:table-cell>
          <table:table-cell office:value-type="float" office:value="44.60825" calcext:value-type="float">
            <text:p>44.60825</text:p>
          </table:table-cell>
          <table:table-cell office:value-type="float" office:value="44.41398333" calcext:value-type="float">
            <text:p>44.41398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2723" calcext:value-type="float">
            <text:p>12723</text:p>
          </table:table-cell>
          <table:table-cell office:value-type="float" office:value="1" calcext:value-type="float">
            <text:p>1</text:p>
          </table:table-cell>
          <table:table-cell office:value-type="float" office:value="829.5290106" calcext:value-type="float">
            <text:p>829.5290106</text:p>
          </table:table-cell>
          <table:table-cell office:value-type="float" office:value="38.27456667" calcext:value-type="float">
            <text:p>38.27456667</text:p>
          </table:table-cell>
          <table:table-cell office:value-type="float" office:value="0.1712" calcext:value-type="float">
            <text:p>0.1712</text:p>
          </table:table-cell>
          <table:table-cell office:value-type="float" office:value="1657.043468" calcext:value-type="float">
            <text:p>1657.043468</text:p>
          </table:table-cell>
          <table:table-cell office:value-type="float" office:value="2" calcext:value-type="float">
            <text:p>2</text:p>
          </table:table-cell>
          <table:table-cell office:value-type="float" office:value="24.32765938" calcext:value-type="float">
            <text:p>24.32765938</text:p>
          </table:table-cell>
          <table:table-cell office:value-type="float" office:value="3861.388837" calcext:value-type="float">
            <text:p>3861.388837</text:p>
          </table:table-cell>
          <table:table-cell office:value-type="float" office:value="4115.301636" calcext:value-type="float">
            <text:p>4115.301636</text:p>
          </table:table-cell>
          <table:table-cell office:value-type="float" office:value="2505.854795" calcext:value-type="float">
            <text:p>2505.854795</text:p>
          </table:table-cell>
          <table:table-cell office:value-type="float" office:value="2397.122847" calcext:value-type="float">
            <text:p>2397.122847</text:p>
          </table:table-cell>
          <table:table-cell office:value-type="float" office:value="3087.275525" calcext:value-type="float">
            <text:p>3087.275525</text:p>
          </table:table-cell>
          <table:table-cell office:value-type="float" office:value="3210.800721" calcext:value-type="float">
            <text:p>3210.800721</text:p>
          </table:table-cell>
          <table:table-cell office:value-type="float" office:value="4806.717401" calcext:value-type="float">
            <text:p>4806.717401</text:p>
          </table:table-cell>
          <table:table-cell office:value-type="float" office:value="2250.265683" calcext:value-type="float">
            <text:p>2250.265683</text:p>
          </table:table-cell>
          <table:table-cell office:value-type="float" office:value="2397.122847" calcext:value-type="float">
            <text:p>2397.122847</text:p>
          </table:table-cell>
          <table:table-cell office:value-type="float" office:value="2935.30287" calcext:value-type="float">
            <text:p>2935.30287</text:p>
          </table:table-cell>
          <table:table-cell office:value-type="float" office:value="2311" calcext:value-type="float">
            <text:p>2311</text:p>
          </table:table-cell>
          <table:table-cell office:value-type="float" office:value="3920" calcext:value-type="float">
            <text:p>3920</text:p>
          </table:table-cell>
          <table:table-cell office:value-type="float" office:value="2278" calcext:value-type="float">
            <text:p>2278</text:p>
          </table:table-cell>
          <table:table-cell office:value-type="float" office:value="2284" calcext:value-type="float">
            <text:p>2284</text:p>
          </table:table-cell>
          <table:table-cell office:value-type="float" office:value="2851" calcext:value-type="float">
            <text:p>2851</text:p>
          </table:table-cell>
          <table:table-cell office:value-type="float" office:value="38.6113" calcext:value-type="float">
            <text:p>38.6113</text:p>
          </table:table-cell>
          <table:table-cell office:value-type="float" office:value="38.27456667" calcext:value-type="float">
            <text:p>38.27456667</text:p>
          </table:table-cell>
          <table:table-cell office:value-type="float" office:value="38.2119" calcext:value-type="float">
            <text:p>38.2119</text:p>
          </table:table-cell>
          <table:table-cell office:value-type="float" office:value="38.43731667" calcext:value-type="float">
            <text:p>38.43731667</text:p>
          </table:table-cell>
          <table:table-cell office:value-type="float" office:value="38.20603333" calcext:value-type="float">
            <text:p>38.2060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12724" calcext:value-type="float">
            <text:p>12724</text:p>
          </table:table-cell>
          <table:table-cell office:value-type="float" office:value="1" calcext:value-type="float">
            <text:p>1</text:p>
          </table:table-cell>
          <table:table-cell office:value-type="float" office:value="822.5061746" calcext:value-type="float">
            <text:p>822.5061746</text:p>
          </table:table-cell>
          <table:table-cell office:value-type="float" office:value="45.59075" calcext:value-type="float">
            <text:p>45.59075</text:p>
          </table:table-cell>
          <table:table-cell office:value-type="float" office:value="0.35595" calcext:value-type="float">
            <text:p>0.35595</text:p>
          </table:table-cell>
          <table:table-cell office:value-type="float" office:value="1642.997796" calcext:value-type="float">
            <text:p>1642.997796</text:p>
          </table:table-cell>
          <table:table-cell office:value-type="float" office:value="2" calcext:value-type="float">
            <text:p>2</text:p>
          </table:table-cell>
          <table:table-cell office:value-type="float" office:value="40.61223627" calcext:value-type="float">
            <text:p>40.61223627</text:p>
          </table:table-cell>
          <table:table-cell office:value-type="float" office:value="3327.606697" calcext:value-type="float">
            <text:p>3327.606697</text:p>
          </table:table-cell>
          <table:table-cell office:value-type="float" office:value="4620.239862" calcext:value-type="float">
            <text:p>4620.239862</text:p>
          </table:table-cell>
          <table:table-cell office:value-type="float" office:value="2411.611222" calcext:value-type="float">
            <text:p>2411.611222</text:p>
          </table:table-cell>
          <table:table-cell office:value-type="float" office:value="2449.101525" calcext:value-type="float">
            <text:p>2449.101525</text:p>
          </table:table-cell>
          <table:table-cell office:value-type="float" office:value="5957.837733" calcext:value-type="float">
            <text:p>5957.837733</text:p>
          </table:table-cell>
          <table:table-cell office:value-type="float" office:value="2766.953144" calcext:value-type="float">
            <text:p>2766.953144</text:p>
          </table:table-cell>
          <table:table-cell office:value-type="float" office:value="5396.490782" calcext:value-type="float">
            <text:p>5396.490782</text:p>
          </table:table-cell>
          <table:table-cell office:value-type="float" office:value="2165.63465" calcext:value-type="float">
            <text:p>2165.63465</text:p>
          </table:table-cell>
          <table:table-cell office:value-type="float" office:value="2449.101525" calcext:value-type="float">
            <text:p>2449.101525</text:p>
          </table:table-cell>
          <table:table-cell office:value-type="float" office:value="5664.560242" calcext:value-type="float">
            <text:p>5664.560242</text:p>
          </table:table-cell>
          <table:table-cell office:value-type="float" office:value="1396" calcext:value-type="float">
            <text:p>1396</text:p>
          </table:table-cell>
          <table:table-cell office:value-type="float" office:value="3649" calcext:value-type="float">
            <text:p>3649</text:p>
          </table:table-cell>
          <table:table-cell office:value-type="float" office:value="1506" calcext:value-type="float">
            <text:p>1506</text:p>
          </table:table-cell>
          <table:table-cell office:value-type="float" office:value="1499" calcext:value-type="float">
            <text:p>1499</text:p>
          </table:table-cell>
          <table:table-cell office:value-type="float" office:value="3807" calcext:value-type="float">
            <text:p>3807</text:p>
          </table:table-cell>
          <table:table-cell office:value-type="float" office:value="45.9243" calcext:value-type="float">
            <text:p>45.9243</text:p>
          </table:table-cell>
          <table:table-cell office:value-type="float" office:value="45.59075" calcext:value-type="float">
            <text:p>45.59075</text:p>
          </table:table-cell>
          <table:table-cell office:value-type="float" office:value="45.6806" calcext:value-type="float">
            <text:p>45.6806</text:p>
          </table:table-cell>
          <table:table-cell office:value-type="float" office:value="45.82561667" calcext:value-type="float">
            <text:p>45.82561667</text:p>
          </table:table-cell>
          <table:table-cell office:value-type="float" office:value="45.64566667" calcext:value-type="float">
            <text:p>45.6456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2725" calcext:value-type="float">
            <text:p>12725</text:p>
          </table:table-cell>
          <table:table-cell office:value-type="float" office:value="1" calcext:value-type="float">
            <text:p>1</text:p>
          </table:table-cell>
          <table:table-cell office:value-type="float" office:value="403.5043335" calcext:value-type="float">
            <text:p>403.5043335</text:p>
          </table:table-cell>
          <table:table-cell office:value-type="float" office:value="30.46545" calcext:value-type="float">
            <text:p>30.46545</text:p>
          </table:table-cell>
          <table:table-cell office:value-type="float" office:value="0.2673" calcext:value-type="float">
            <text:p>0.2673</text:p>
          </table:table-cell>
          <table:table-cell office:value-type="float" office:value="1609.988228" calcext:value-type="float">
            <text:p>1609.988228</text:p>
          </table:table-cell>
          <table:table-cell office:value-type="float" office:value="4" calcext:value-type="float">
            <text:p>4</text:p>
          </table:table-cell>
          <table:table-cell office:value-type="float" office:value="13.20315315" calcext:value-type="float">
            <text:p>13.20315315</text:p>
          </table:table-cell>
          <table:table-cell office:value-type="float" office:value="1771.13943" calcext:value-type="float">
            <text:p>1771.13943</text:p>
          </table:table-cell>
          <table:table-cell office:value-type="float" office:value="2239.053037" calcext:value-type="float">
            <text:p>2239.053037</text:p>
          </table:table-cell>
          <table:table-cell office:value-type="float" office:value="2366.983026" calcext:value-type="float">
            <text:p>2366.983026</text:p>
          </table:table-cell>
          <table:table-cell office:value-type="float" office:value="2567.097468" calcext:value-type="float">
            <text:p>2567.097468</text:p>
          </table:table-cell>
          <table:table-cell office:value-type="float" office:value="2181.615891" calcext:value-type="float">
            <text:p>2181.615891</text:p>
          </table:table-cell>
          <table:table-cell office:value-type="float" office:value="1472.728077" calcext:value-type="float">
            <text:p>1472.728077</text:p>
          </table:table-cell>
          <table:table-cell office:value-type="float" office:value="2615.23848" calcext:value-type="float">
            <text:p>2615.23848</text:p>
          </table:table-cell>
          <table:table-cell office:value-type="float" office:value="2125.558387" calcext:value-type="float">
            <text:p>2125.558387</text:p>
          </table:table-cell>
          <table:table-cell office:value-type="float" office:value="2567.097468" calcext:value-type="float">
            <text:p>2567.097468</text:p>
          </table:table-cell>
          <table:table-cell office:value-type="float" office:value="2074.224777" calcext:value-type="float">
            <text:p>2074.224777</text:p>
          </table:table-cell>
          <table:table-cell office:value-type="float" office:value="1415" calcext:value-type="float">
            <text:p>1415</text:p>
          </table:table-cell>
          <table:table-cell office:value-type="float" office:value="2332" calcext:value-type="float">
            <text:p>2332</text:p>
          </table:table-cell>
          <table:table-cell office:value-type="float" office:value="1425" calcext:value-type="float">
            <text:p>1425</text:p>
          </table:table-cell>
          <table:table-cell office:value-type="float" office:value="3740" calcext:value-type="float">
            <text:p>3740</text:p>
          </table:table-cell>
          <table:table-cell office:value-type="float" office:value="1866" calcext:value-type="float">
            <text:p>1866</text:p>
          </table:table-cell>
          <table:table-cell office:value-type="float" office:value="30.80158333" calcext:value-type="float">
            <text:p>30.80158333</text:p>
          </table:table-cell>
          <table:table-cell office:value-type="float" office:value="30.46545" calcext:value-type="float">
            <text:p>30.46545</text:p>
          </table:table-cell>
          <table:table-cell office:value-type="float" office:value="30.38331667" calcext:value-type="float">
            <text:p>30.38331667</text:p>
          </table:table-cell>
          <table:table-cell office:value-type="float" office:value="30.51636667" calcext:value-type="float">
            <text:p>30.51636667</text:p>
          </table:table-cell>
          <table:table-cell office:value-type="float" office:value="30.33083333" calcext:value-type="float">
            <text:p>30.3308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2726" calcext:value-type="float">
            <text:p>12726</text:p>
          </table:table-cell>
          <table:table-cell office:value-type="float" office:value="1" calcext:value-type="float">
            <text:p>1</text:p>
          </table:table-cell>
          <table:table-cell office:value-type="float" office:value="836.5266282" calcext:value-type="float">
            <text:p>836.5266282</text:p>
          </table:table-cell>
          <table:table-cell office:value-type="float" office:value="41.43836667" calcext:value-type="float">
            <text:p>41.43836667</text:p>
          </table:table-cell>
          <table:table-cell office:value-type="float" office:value="0.2257" calcext:value-type="float">
            <text:p>0.2257</text:p>
          </table:table-cell>
          <table:table-cell office:value-type="float" office:value="1671.038703" calcext:value-type="float">
            <text:p>1671.038703</text:p>
          </table:table-cell>
          <table:table-cell office:value-type="float" office:value="2" calcext:value-type="float">
            <text:p>2</text:p>
          </table:table-cell>
          <table:table-cell office:value-type="float" office:value="13.76536488" calcext:value-type="float">
            <text:p>13.76536488</text:p>
          </table:table-cell>
          <table:table-cell office:value-type="float" office:value="1394.867469" calcext:value-type="float">
            <text:p>1394.867469</text:p>
          </table:table-cell>
          <table:table-cell office:value-type="float" office:value="1253.081745" calcext:value-type="float">
            <text:p>1253.081745</text:p>
          </table:table-cell>
          <table:table-cell office:value-type="float" office:value="1131.684191" calcext:value-type="float">
            <text:p>1131.684191</text:p>
          </table:table-cell>
          <table:table-cell office:value-type="float" office:value="993.5051981" calcext:value-type="float">
            <text:p>993.5051981</text:p>
          </table:table-cell>
          <table:table-cell office:value-type="float" office:value="1376.043497" calcext:value-type="float">
            <text:p>1376.043497</text:p>
          </table:table-cell>
          <table:table-cell office:value-type="float" office:value="1159.852494" calcext:value-type="float">
            <text:p>1159.852494</text:p>
          </table:table-cell>
          <table:table-cell office:value-type="float" office:value="1463.613207" calcext:value-type="float">
            <text:p>1463.613207</text:p>
          </table:table-cell>
          <table:table-cell office:value-type="float" office:value="1016.256051" calcext:value-type="float">
            <text:p>1016.256051</text:p>
          </table:table-cell>
          <table:table-cell office:value-type="float" office:value="993.5051981" calcext:value-type="float">
            <text:p>993.5051981</text:p>
          </table:table-cell>
          <table:table-cell office:value-type="float" office:value="1308.30708" calcext:value-type="float">
            <text:p>1308.30708</text:p>
          </table:table-cell>
          <table:table-cell office:value-type="float" office:value="702" calcext:value-type="float">
            <text:p>702</text:p>
          </table:table-cell>
          <table:table-cell office:value-type="float" office:value="1001" calcext:value-type="float">
            <text:p>1001</text:p>
          </table:table-cell>
          <table:table-cell office:value-type="float" office:value="771" calcext:value-type="float">
            <text:p>771</text:p>
          </table:table-cell>
          <table:table-cell office:value-type="float" office:value="963" calcext:value-type="float">
            <text:p>963</text:p>
          </table:table-cell>
          <table:table-cell office:value-type="float" office:value="952" calcext:value-type="float">
            <text:p>952</text:p>
          </table:table-cell>
          <table:table-cell office:value-type="float" office:value="41.70353333" calcext:value-type="float">
            <text:p>41.70353333</text:p>
          </table:table-cell>
          <table:table-cell office:value-type="float" office:value="41.43836667" calcext:value-type="float">
            <text:p>41.43836667</text:p>
          </table:table-cell>
          <table:table-cell office:value-type="float" office:value="41.44946667" calcext:value-type="float">
            <text:p>41.44946667</text:p>
          </table:table-cell>
          <table:table-cell office:value-type="float" office:value="41.64603333" calcext:value-type="float">
            <text:p>41.64603333</text:p>
          </table:table-cell>
          <table:table-cell office:value-type="float" office:value="41.41085" calcext:value-type="float">
            <text:p>41.4108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2727" calcext:value-type="float">
            <text:p>12727</text:p>
          </table:table-cell>
          <table:table-cell office:value-type="float" office:value="1" calcext:value-type="float">
            <text:p>1</text:p>
          </table:table-cell>
          <table:table-cell office:value-type="float" office:value="829.5298475" calcext:value-type="float">
            <text:p>829.5298475</text:p>
          </table:table-cell>
          <table:table-cell office:value-type="float" office:value="41.07045" calcext:value-type="float">
            <text:p>41.07045</text:p>
          </table:table-cell>
          <table:table-cell office:value-type="float" office:value="0.275283333" calcext:value-type="float">
            <text:p>0.275283333</text:p>
          </table:table-cell>
          <table:table-cell office:value-type="float" office:value="1657.045142" calcext:value-type="float">
            <text:p>1657.045142</text:p>
          </table:table-cell>
          <table:table-cell office:value-type="float" office:value="2" calcext:value-type="float">
            <text:p>2</text:p>
          </table:table-cell>
          <table:table-cell office:value-type="float" office:value="19.85105494" calcext:value-type="float">
            <text:p>19.85105494</text:p>
          </table:table-cell>
          <table:table-cell office:value-type="float" office:value="903.890115" calcext:value-type="float">
            <text:p>903.890115</text:p>
          </table:table-cell>
          <table:table-cell office:value-type="float" office:value="579.1988877" calcext:value-type="float">
            <text:p>579.1988877</text:p>
          </table:table-cell>
          <table:table-cell office:value-type="float" office:value="562.4116161" calcext:value-type="float">
            <text:p>562.4116161</text:p>
          </table:table-cell>
          <table:table-cell office:value-type="float" office:value="731.1942471" calcext:value-type="float">
            <text:p>731.1942471</text:p>
          </table:table-cell>
          <table:table-cell office:value-type="float" office:value="749.8678415" calcext:value-type="float">
            <text:p>749.8678415</text:p>
          </table:table-cell>
          <table:table-cell office:value-type="float" office:value="751.5977167" calcext:value-type="float">
            <text:p>751.5977167</text:p>
          </table:table-cell>
          <table:table-cell office:value-type="float" office:value="676.5106469" calcext:value-type="float">
            <text:p>676.5106469</text:p>
          </table:table-cell>
          <table:table-cell office:value-type="float" office:value="505.047444" calcext:value-type="float">
            <text:p>505.047444</text:p>
          </table:table-cell>
          <table:table-cell office:value-type="float" office:value="731.1942471" calcext:value-type="float">
            <text:p>731.1942471</text:p>
          </table:table-cell>
          <table:table-cell office:value-type="float" office:value="712.9552284" calcext:value-type="float">
            <text:p>712.9552284</text:p>
          </table:table-cell>
          <table:table-cell office:value-type="float" office:value="722" calcext:value-type="float">
            <text:p>722</text:p>
          </table:table-cell>
          <table:table-cell office:value-type="float" office:value="1136" calcext:value-type="float">
            <text:p>1136</text:p>
          </table:table-cell>
          <table:table-cell office:value-type="float" office:value="893" calcext:value-type="float">
            <text:p>893</text:p>
          </table:table-cell>
          <table:table-cell office:value-type="float" office:value="1051" calcext:value-type="float">
            <text:p>1051</text:p>
          </table:table-cell>
          <table:table-cell office:value-type="float" office:value="1013" calcext:value-type="float">
            <text:p>1013</text:p>
          </table:table-cell>
          <table:table-cell office:value-type="float" office:value="41.42936667" calcext:value-type="float">
            <text:p>41.42936667</text:p>
          </table:table-cell>
          <table:table-cell office:value-type="float" office:value="41.07045" calcext:value-type="float">
            <text:p>41.07045</text:p>
          </table:table-cell>
          <table:table-cell office:value-type="float" office:value="40.99343333" calcext:value-type="float">
            <text:p>40.99343333</text:p>
          </table:table-cell>
          <table:table-cell office:value-type="float" office:value="41.32661667" calcext:value-type="float">
            <text:p>41.32661667</text:p>
          </table:table-cell>
          <table:table-cell office:value-type="float" office:value="41.09823333" calcext:value-type="float">
            <text:p>41.0982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12728" calcext:value-type="float">
            <text:p>12728</text:p>
          </table:table-cell>
          <table:table-cell office:value-type="float" office:value="1" calcext:value-type="float">
            <text:p>1</text:p>
          </table:table-cell>
          <table:table-cell office:value-type="float" office:value="829.5110118" calcext:value-type="float">
            <text:p>829.5110118</text:p>
          </table:table-cell>
          <table:table-cell office:value-type="float" office:value="46.13233333" calcext:value-type="float">
            <text:p>46.13233333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1657.007471" calcext:value-type="float">
            <text:p>1657.007471</text:p>
          </table:table-cell>
          <table:table-cell office:value-type="float" office:value="2" calcext:value-type="float">
            <text:p>2</text:p>
          </table:table-cell>
          <table:table-cell office:value-type="float" office:value="16.59326944" calcext:value-type="float">
            <text:p>16.59326944</text:p>
          </table:table-cell>
          <table:table-cell office:value-type="float" office:value="937.3225695" calcext:value-type="float">
            <text:p>937.3225695</text:p>
          </table:table-cell>
          <table:table-cell office:value-type="float" office:value="1098.237063" calcext:value-type="float">
            <text:p>1098.237063</text:p>
          </table:table-cell>
          <table:table-cell office:value-type="float" office:value="1009.083508" calcext:value-type="float">
            <text:p>1009.083508</text:p>
          </table:table-cell>
          <table:table-cell office:value-type="float" office:value="1272.132889" calcext:value-type="float">
            <text:p>1272.132889</text:p>
          </table:table-cell>
          <table:table-cell office:value-type="float" office:value="820.2908217" calcext:value-type="float">
            <text:p>820.2908217</text:p>
          </table:table-cell>
          <table:table-cell office:value-type="float" office:value="779.3972866" calcext:value-type="float">
            <text:p>779.3972866</text:p>
          </table:table-cell>
          <table:table-cell office:value-type="float" office:value="1282.752922" calcext:value-type="float">
            <text:p>1282.752922</text:p>
          </table:table-cell>
          <table:table-cell office:value-type="float" office:value="906.1602423" calcext:value-type="float">
            <text:p>906.1602423</text:p>
          </table:table-cell>
          <table:table-cell office:value-type="float" office:value="1272.132889" calcext:value-type="float">
            <text:p>1272.132889</text:p>
          </table:table-cell>
          <table:table-cell office:value-type="float" office:value="779.9116029" calcext:value-type="float">
            <text:p>779.9116029</text:p>
          </table:table-cell>
          <table:table-cell office:value-type="float" office:value="587" calcext:value-type="float">
            <text:p>587</text:p>
          </table:table-cell>
          <table:table-cell office:value-type="float" office:value="1058" calcext:value-type="float">
            <text:p>1058</text:p>
          </table:table-cell>
          <table:table-cell office:value-type="float" office:value="808" calcext:value-type="float">
            <text:p>808</text:p>
          </table:table-cell>
          <table:table-cell office:value-type="float" office:value="839" calcext:value-type="float">
            <text:p>839</text:p>
          </table:table-cell>
          <table:table-cell office:value-type="float" office:value="820" calcext:value-type="float">
            <text:p>820</text:p>
          </table:table-cell>
          <table:table-cell office:value-type="float" office:value="46.53601667" calcext:value-type="float">
            <text:p>46.53601667</text:p>
          </table:table-cell>
          <table:table-cell office:value-type="float" office:value="46.13233333" calcext:value-type="float">
            <text:p>46.13233333</text:p>
          </table:table-cell>
          <table:table-cell office:value-type="float" office:value="46.25878333" calcext:value-type="float">
            <text:p>46.25878333</text:p>
          </table:table-cell>
          <table:table-cell office:value-type="float" office:value="46.46326667" calcext:value-type="float">
            <text:p>46.46326667</text:p>
          </table:table-cell>
          <table:table-cell office:value-type="float" office:value="46.11923333" calcext:value-type="float">
            <text:p>46.1192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2677" calcext:value-type="float">
            <text:p>12677</text:p>
          </table:table-cell>
          <table:table-cell office:value-type="float" office:value="12729" calcext:value-type="float">
            <text:p>12729</text:p>
          </table:table-cell>
          <table:table-cell office:value-type="float" office:value="1" calcext:value-type="float">
            <text:p>1</text:p>
          </table:table-cell>
          <table:table-cell office:value-type="float" office:value="558.0170646" calcext:value-type="float">
            <text:p>558.0170646</text:p>
          </table:table-cell>
          <table:table-cell office:value-type="float" office:value="43.07398333" calcext:value-type="float">
            <text:p>43.07398333</text:p>
          </table:table-cell>
          <table:table-cell office:value-type="float" office:value="0.2623" calcext:value-type="float">
            <text:p>0.2623</text:p>
          </table:table-cell>
          <table:table-cell office:value-type="float" office:value="1671.029364" calcext:value-type="float">
            <text:p>1671.029364</text:p>
          </table:table-cell>
          <table:table-cell office:value-type="float" office:value="3" calcext:value-type="float">
            <text:p>3</text:p>
          </table:table-cell>
          <table:table-cell office:value-type="float" office:value="12.46590739" calcext:value-type="float">
            <text:p>12.46590739</text:p>
          </table:table-cell>
          <table:table-cell office:value-type="float" office:value="5275.045731" calcext:value-type="float">
            <text:p>5275.045731</text:p>
          </table:table-cell>
          <table:table-cell office:value-type="float" office:value="5978.347585" calcext:value-type="float">
            <text:p>5978.347585</text:p>
          </table:table-cell>
          <table:table-cell office:value-type="float" office:value="7377.818876" calcext:value-type="float">
            <text:p>7377.818876</text:p>
          </table:table-cell>
          <table:table-cell office:value-type="float" office:value="6105.077922" calcext:value-type="float">
            <text:p>6105.077922</text:p>
          </table:table-cell>
          <table:table-cell office:value-type="float" office:value="6606.247863" calcext:value-type="float">
            <text:p>6606.247863</text:p>
          </table:table-cell>
          <table:table-cell office:value-type="float" office:value="4386.276894" calcext:value-type="float">
            <text:p>4386.276894</text:p>
          </table:table-cell>
          <table:table-cell office:value-type="float" office:value="6982.775482" calcext:value-type="float">
            <text:p>6982.775482</text:p>
          </table:table-cell>
          <table:table-cell office:value-type="float" office:value="6625.305131" calcext:value-type="float">
            <text:p>6625.305131</text:p>
          </table:table-cell>
          <table:table-cell office:value-type="float" office:value="6105.077922" calcext:value-type="float">
            <text:p>6105.077922</text:p>
          </table:table-cell>
          <table:table-cell office:value-type="float" office:value="6281.052065" calcext:value-type="float">
            <text:p>6281.052065</text:p>
          </table:table-cell>
          <table:table-cell office:value-type="float" office:value="5570" calcext:value-type="float">
            <text:p>5570</text:p>
          </table:table-cell>
          <table:table-cell office:value-type="float" office:value="6380" calcext:value-type="float">
            <text:p>6380</text:p>
          </table:table-cell>
          <table:table-cell office:value-type="float" office:value="6016" calcext:value-type="float">
            <text:p>6016</text:p>
          </table:table-cell>
          <table:table-cell office:value-type="float" office:value="6136" calcext:value-type="float">
            <text:p>6136</text:p>
          </table:table-cell>
          <table:table-cell office:value-type="float" office:value="5368" calcext:value-type="float">
            <text:p>5368</text:p>
          </table:table-cell>
          <table:table-cell office:value-type="float" office:value="43.4429" calcext:value-type="float">
            <text:p>43.4429</text:p>
          </table:table-cell>
          <table:table-cell office:value-type="float" office:value="43.07398333" calcext:value-type="float">
            <text:p>43.07398333</text:p>
          </table:table-cell>
          <table:table-cell office:value-type="float" office:value="43.0921" calcext:value-type="float">
            <text:p>43.0921</text:p>
          </table:table-cell>
          <table:table-cell office:value-type="float" office:value="43.32396667" calcext:value-type="float">
            <text:p>43.32396667</text:p>
          </table:table-cell>
          <table:table-cell office:value-type="float" office:value="43.06448333" calcext:value-type="float">
            <text:p>43.06448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2680" calcext:value-type="float">
            <text:p>12680</text:p>
          </table:table-cell>
          <table:table-cell office:value-type="float" office:value="12730" calcext:value-type="float">
            <text:p>12730</text:p>
          </table:table-cell>
          <table:table-cell office:value-type="float" office:value="2" calcext:value-type="float">
            <text:p>2</text:p>
          </table:table-cell>
          <table:table-cell office:value-type="float" office:value="553.0066853" calcext:value-type="float">
            <text:p>553.0066853</text:p>
          </table:table-cell>
          <table:table-cell office:value-type="float" office:value="38.2006" calcext:value-type="float">
            <text:p>38.2006</text:p>
          </table:table-cell>
          <table:table-cell office:value-type="float" office:value="0.319783333" calcext:value-type="float">
            <text:p>0.319783333</text:p>
          </table:table-cell>
          <table:table-cell office:value-type="float" office:value="1655.998226" calcext:value-type="float">
            <text:p>1655.998226</text:p>
          </table:table-cell>
          <table:table-cell office:value-type="float" office:value="3" calcext:value-type="float">
            <text:p>3</text:p>
          </table:table-cell>
          <table:table-cell office:value-type="float" office:value="12.28466085" calcext:value-type="float">
            <text:p>12.28466085</text:p>
          </table:table-cell>
          <table:table-cell office:value-type="float" office:value="139640.1458" calcext:value-type="float">
            <text:p>139640.1458</text:p>
          </table:table-cell>
          <table:table-cell office:value-type="float" office:value="137215.9445" calcext:value-type="float">
            <text:p>137215.9445</text:p>
          </table:table-cell>
          <table:table-cell office:value-type="float" office:value="105555.4881" calcext:value-type="float">
            <text:p>105555.4881</text:p>
          </table:table-cell>
          <table:table-cell office:value-type="float" office:value="118493.3092" calcext:value-type="float">
            <text:p>118493.3092</text:p>
          </table:table-cell>
          <table:table-cell office:value-type="float" office:value="112707.9917" calcext:value-type="float">
            <text:p>112707.9917</text:p>
          </table:table-cell>
          <table:table-cell office:value-type="float" office:value="116112.8029" calcext:value-type="float">
            <text:p>116112.8029</text:p>
          </table:table-cell>
          <table:table-cell office:value-type="float" office:value="160269.7266" calcext:value-type="float">
            <text:p>160269.7266</text:p>
          </table:table-cell>
          <table:table-cell office:value-type="float" office:value="94789.16855" calcext:value-type="float">
            <text:p>94789.16855</text:p>
          </table:table-cell>
          <table:table-cell office:value-type="float" office:value="118493.3092" calcext:value-type="float">
            <text:p>118493.3092</text:p>
          </table:table-cell>
          <table:table-cell office:value-type="float" office:value="107159.8854" calcext:value-type="float">
            <text:p>107159.8854</text:p>
          </table:table-cell>
          <table:table-cell office:value-type="float" office:value="228142" calcext:value-type="float">
            <text:p>228142</text:p>
          </table:table-cell>
          <table:table-cell office:value-type="float" office:value="403468" calcext:value-type="float">
            <text:p>403468</text:p>
          </table:table-cell>
          <table:table-cell office:value-type="float" office:value="287002" calcext:value-type="float">
            <text:p>287002</text:p>
          </table:table-cell>
          <table:table-cell office:value-type="float" office:value="297932" calcext:value-type="float">
            <text:p>297932</text:p>
          </table:table-cell>
          <table:table-cell office:value-type="float" office:value="263485" calcext:value-type="float">
            <text:p>263485</text:p>
          </table:table-cell>
          <table:table-cell office:value-type="float" office:value="38.53415" calcext:value-type="float">
            <text:p>38.53415</text:p>
          </table:table-cell>
          <table:table-cell office:value-type="float" office:value="38.2006" calcext:value-type="float">
            <text:p>38.2006</text:p>
          </table:table-cell>
          <table:table-cell office:value-type="float" office:value="38.10991667" calcext:value-type="float">
            <text:p>38.10991667</text:p>
          </table:table-cell>
          <table:table-cell office:value-type="float" office:value="38.34503333" calcext:value-type="float">
            <text:p>38.34503333</text:p>
          </table:table-cell>
          <table:table-cell office:value-type="float" office:value="38.06918333" calcext:value-type="float">
            <text:p>38.06918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2682" calcext:value-type="float">
            <text:p>12682</text:p>
          </table:table-cell>
          <table:table-cell office:value-type="float" office:value="12731" calcext:value-type="float">
            <text:p>12731</text:p>
          </table:table-cell>
          <table:table-cell office:value-type="float" office:value="1" calcext:value-type="float">
            <text:p>1</text:p>
          </table:table-cell>
          <table:table-cell office:value-type="float" office:value="558.0144551" calcext:value-type="float">
            <text:p>558.0144551</text:p>
          </table:table-cell>
          <table:table-cell office:value-type="float" office:value="41.3303" calcext:value-type="float">
            <text:p>41.3303</text:p>
          </table:table-cell>
          <table:table-cell office:value-type="float" office:value="0.278533333" calcext:value-type="float">
            <text:p>0.278533333</text:p>
          </table:table-cell>
          <table:table-cell office:value-type="float" office:value="1671.021536" calcext:value-type="float">
            <text:p>1671.021536</text:p>
          </table:table-cell>
          <table:table-cell office:value-type="float" office:value="3" calcext:value-type="float">
            <text:p>3</text:p>
          </table:table-cell>
          <table:table-cell office:value-type="float" office:value="19.30799021" calcext:value-type="float">
            <text:p>19.30799021</text:p>
          </table:table-cell>
          <table:table-cell office:value-type="float" office:value="13046.83771" calcext:value-type="float">
            <text:p>13046.83771</text:p>
          </table:table-cell>
          <table:table-cell office:value-type="float" office:value="18696.49081" calcext:value-type="float">
            <text:p>18696.49081</text:p>
          </table:table-cell>
          <table:table-cell office:value-type="float" office:value="21286.91756" calcext:value-type="float">
            <text:p>21286.91756</text:p>
          </table:table-cell>
          <table:table-cell office:value-type="float" office:value="15185.61734" calcext:value-type="float">
            <text:p>15185.61734</text:p>
          </table:table-cell>
          <table:table-cell office:value-type="float" office:value="15585.51228" calcext:value-type="float">
            <text:p>15585.51228</text:p>
          </table:table-cell>
          <table:table-cell office:value-type="float" office:value="10848.63444" calcext:value-type="float">
            <text:p>10848.63444</text:p>
          </table:table-cell>
          <table:table-cell office:value-type="float" office:value="21837.70612" calcext:value-type="float">
            <text:p>21837.70612</text:p>
          </table:table-cell>
          <table:table-cell office:value-type="float" office:value="19115.72059" calcext:value-type="float">
            <text:p>19115.72059</text:p>
          </table:table-cell>
          <table:table-cell office:value-type="float" office:value="15185.61734" calcext:value-type="float">
            <text:p>15185.61734</text:p>
          </table:table-cell>
          <table:table-cell office:value-type="float" office:value="14818.30778" calcext:value-type="float">
            <text:p>14818.30778</text:p>
          </table:table-cell>
          <table:table-cell office:value-type="float" office:value="14740" calcext:value-type="float">
            <text:p>14740</text:p>
          </table:table-cell>
          <table:table-cell office:value-type="float" office:value="28818" calcext:value-type="float">
            <text:p>28818</text:p>
          </table:table-cell>
          <table:table-cell office:value-type="float" office:value="22523" calcext:value-type="float">
            <text:p>22523</text:p>
          </table:table-cell>
          <table:table-cell office:value-type="float" office:value="18655" calcext:value-type="float">
            <text:p>18655</text:p>
          </table:table-cell>
          <table:table-cell office:value-type="float" office:value="19995" calcext:value-type="float">
            <text:p>19995</text:p>
          </table:table-cell>
          <table:table-cell office:value-type="float" office:value="41.60216667" calcext:value-type="float">
            <text:p>41.60216667</text:p>
          </table:table-cell>
          <table:table-cell office:value-type="float" office:value="41.3303" calcext:value-type="float">
            <text:p>41.3303</text:p>
          </table:table-cell>
          <table:table-cell office:value-type="float" office:value="41.35925" calcext:value-type="float">
            <text:p>41.35925</text:p>
          </table:table-cell>
          <table:table-cell office:value-type="float" office:value="41.52165" calcext:value-type="float">
            <text:p>41.52165</text:p>
          </table:table-cell>
          <table:table-cell office:value-type="float" office:value="41.32086667" calcext:value-type="float">
            <text:p>41.3208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2683" calcext:value-type="float">
            <text:p>12683</text:p>
          </table:table-cell>
          <table:table-cell office:value-type="float" office:value="12732" calcext:value-type="float">
            <text:p>12732</text:p>
          </table:table-cell>
          <table:table-cell office:value-type="float" office:value="1" calcext:value-type="float">
            <text:p>1</text:p>
          </table:table-cell>
          <table:table-cell office:value-type="float" office:value="407.0106807" calcext:value-type="float">
            <text:p>407.0106807</text:p>
          </table:table-cell>
          <table:table-cell office:value-type="float" office:value="31.6848" calcext:value-type="float">
            <text:p>31.6848</text:p>
          </table:table-cell>
          <table:table-cell office:value-type="float" office:value="0.519783333" calcext:value-type="float">
            <text:p>0.519783333</text:p>
          </table:table-cell>
          <table:table-cell office:value-type="float" office:value="1624.013617" calcext:value-type="float">
            <text:p>1624.013617</text:p>
          </table:table-cell>
          <table:table-cell office:value-type="float" office:value="4" calcext:value-type="float">
            <text:p>4</text:p>
          </table:table-cell>
          <table:table-cell office:value-type="float" office:value="5.622975436" calcext:value-type="float">
            <text:p>5.622975436</text:p>
          </table:table-cell>
          <table:table-cell office:value-type="float" office:value="34555.07763" calcext:value-type="float">
            <text:p>34555.07763</text:p>
          </table:table-cell>
          <table:table-cell office:value-type="float" office:value="32739.97264" calcext:value-type="float">
            <text:p>32739.97264</text:p>
          </table:table-cell>
          <table:table-cell office:value-type="float" office:value="36875.52304" calcext:value-type="float">
            <text:p>36875.52304</text:p>
          </table:table-cell>
          <table:table-cell office:value-type="float" office:value="37387.07788" calcext:value-type="float">
            <text:p>37387.07788</text:p>
          </table:table-cell>
          <table:table-cell office:value-type="float" office:value="37056.94059" calcext:value-type="float">
            <text:p>37056.94059</text:p>
          </table:table-cell>
          <table:table-cell office:value-type="float" office:value="28733.04732" calcext:value-type="float">
            <text:p>28733.04732</text:p>
          </table:table-cell>
          <table:table-cell office:value-type="float" office:value="38240.64676" calcext:value-type="float">
            <text:p>38240.64676</text:p>
          </table:table-cell>
          <table:table-cell office:value-type="float" office:value="33114.33855" calcext:value-type="float">
            <text:p>33114.33855</text:p>
          </table:table-cell>
          <table:table-cell office:value-type="float" office:value="37387.07788" calcext:value-type="float">
            <text:p>37387.07788</text:p>
          </table:table-cell>
          <table:table-cell office:value-type="float" office:value="35232.79448" calcext:value-type="float">
            <text:p>35232.79448</text:p>
          </table:table-cell>
          <table:table-cell office:value-type="float" office:value="23812" calcext:value-type="float">
            <text:p>23812</text:p>
          </table:table-cell>
          <table:table-cell office:value-type="float" office:value="40789" calcext:value-type="float">
            <text:p>40789</text:p>
          </table:table-cell>
          <table:table-cell office:value-type="float" office:value="26993" calcext:value-type="float">
            <text:p>26993</text:p>
          </table:table-cell>
          <table:table-cell office:value-type="float" office:value="31102" calcext:value-type="float">
            <text:p>31102</text:p>
          </table:table-cell>
          <table:table-cell office:value-type="float" office:value="27648" calcext:value-type="float">
            <text:p>27648</text:p>
          </table:table-cell>
          <table:table-cell office:value-type="float" office:value="31.93008333" calcext:value-type="float">
            <text:p>31.93008333</text:p>
          </table:table-cell>
          <table:table-cell office:value-type="float" office:value="31.6848" calcext:value-type="float">
            <text:p>31.6848</text:p>
          </table:table-cell>
          <table:table-cell office:value-type="float" office:value="31.59945" calcext:value-type="float">
            <text:p>31.59945</text:p>
          </table:table-cell>
          <table:table-cell office:value-type="float" office:value="31.80205" calcext:value-type="float">
            <text:p>31.80205</text:p>
          </table:table-cell>
          <table:table-cell office:value-type="float" office:value="31.63175" calcext:value-type="float">
            <text:p>31.6317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</table:table>
      <table:table table:name="Peptideiondata_HeavyD" table:style-name="ta1">
        <table:table-column table:style-name="co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3" table:number-columns-repeated="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2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7"/>
          <table:table-cell office:value-type="string" calcext:value-type="string">
            <text:p>Normalized abundance</text:p>
          </table:table-cell>
          <table:table-cell table:number-columns-repeated="4"/>
          <table:table-cell office:value-type="string" calcext:value-type="string">
            <text:p>Raw abundance</text:p>
          </table:table-cell>
          <table:table-cell table:number-columns-repeated="4"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Sample retention time (min)</text:p>
          </table:table-cell>
          <table:table-cell table:number-columns-repeated="12"/>
          <table:table-cell office:value-type="string" calcext:value-type="string">
            <text:p>Best peptide spectral counts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5"/>
          <table:table-cell office:value-type="string" calcext:value-type="string">
            <text:p>Best peptide match</text:p>
          </table:table-cell>
          <table:table-cell table:number-columns-repeated="6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T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/z</text:p>
          </table:table-cell>
          <table:table-cell office:value-type="string" calcext:value-type="string">
            <text:p>Retention time (min)</text:p>
          </table:table-cell>
          <table:table-cell office:value-type="string" calcext:value-type="string">
            <text:p>Retention time window (min)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Maximum CV</text:p>
          </table:table-cell>
          <table:table-cell office:value-type="string" calcext:value-type="string">
            <text:p>170714_Heavy_06</text:p>
          </table:table-cell>
          <table:table-cell office:value-type="string" calcext:value-type="string">
            <text:p>170714_Heavy_07</text:p>
          </table:table-cell>
          <table:table-cell office:value-type="string" calcext:value-type="string">
            <text:p>170714_Heavy_08</text:p>
          </table:table-cell>
          <table:table-cell office:value-type="string" calcext:value-type="string">
            <text:p>170714_Heavy_09</text:p>
          </table:table-cell>
          <table:table-cell office:value-type="string" calcext:value-type="string">
            <text:p>170714_Heavy_10</text:p>
          </table:table-cell>
          <table:table-cell office:value-type="string" calcext:value-type="string">
            <text:p>170714_Heavy_06</text:p>
          </table:table-cell>
          <table:table-cell office:value-type="string" calcext:value-type="string">
            <text:p>170714_Heavy_07</text:p>
          </table:table-cell>
          <table:table-cell office:value-type="string" calcext:value-type="string">
            <text:p>170714_Heavy_08</text:p>
          </table:table-cell>
          <table:table-cell office:value-type="string" calcext:value-type="string">
            <text:p>170714_Heavy_09</text:p>
          </table:table-cell>
          <table:table-cell office:value-type="string" calcext:value-type="string">
            <text:p>170714_Heavy_10</text:p>
          </table:table-cell>
          <table:table-cell office:value-type="string" calcext:value-type="string">
            <text:p>170714_Heavy_06</text:p>
          </table:table-cell>
          <table:table-cell office:value-type="string" calcext:value-type="string">
            <text:p>170714_Heavy_07</text:p>
          </table:table-cell>
          <table:table-cell office:value-type="string" calcext:value-type="string">
            <text:p>170714_Heavy_08</text:p>
          </table:table-cell>
          <table:table-cell office:value-type="string" calcext:value-type="string">
            <text:p>170714_Heavy_09</text:p>
          </table:table-cell>
          <table:table-cell office:value-type="string" calcext:value-type="string">
            <text:p>170714_Heavy_10</text:p>
          </table:table-cell>
          <table:table-cell office:value-type="string" calcext:value-type="string">
            <text:p>170714_Heavy_06</text:p>
          </table:table-cell>
          <table:table-cell office:value-type="string" calcext:value-type="string">
            <text:p>170714_Heavy_07</text:p>
          </table:table-cell>
          <table:table-cell office:value-type="string" calcext:value-type="string">
            <text:p>170714_Heavy_08</text:p>
          </table:table-cell>
          <table:table-cell office:value-type="string" calcext:value-type="string">
            <text:p>170714_Heavy_09</text:p>
          </table:table-cell>
          <table:table-cell office:value-type="string" calcext:value-type="string">
            <text:p>170714_Heavy_10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ss error (u)</text:p>
          </table:table-cell>
          <table:table-cell office:value-type="string" calcext:value-type="string">
            <text:p>Mass error (ppm)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Variable modifications ([position] description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170714_Heavy_06</text:p>
          </table:table-cell>
          <table:table-cell office:value-type="string" calcext:value-type="string">
            <text:p>170714_Heavy_07</text:p>
          </table:table-cell>
          <table:table-cell office:value-type="string" calcext:value-type="string">
            <text:p>170714_Heavy_08</text:p>
          </table:table-cell>
          <table:table-cell office:value-type="string" calcext:value-type="string">
            <text:p>170714_Heavy_09</text:p>
          </table:table-cell>
          <table:table-cell office:value-type="string" calcext:value-type="string">
            <text:p>170714_Heavy_10</text:p>
          </table:table-cell>
          <table:table-cell office:value-type="string" calcext:value-type="string">
            <text:p>GKGG</text:p>
          </table:table-cell>
          <table:table-cell office:value-type="string" calcext:value-type="string">
            <text:p>Edited</text:p>
          </table:table-cell>
          <table:table-cell office:value-type="string" calcext:value-type="string">
            <text:p>KSAPA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9.020087499746" calcext:value-type="float">
            <text:p>549.020087499746</text:p>
          </table:table-cell>
          <table:table-cell office:value-type="float" office:value="38.3301" calcext:value-type="float">
            <text:p>38.3301</text:p>
          </table:table-cell>
          <table:table-cell office:value-type="float" office:value="0.536766666666667" calcext:value-type="float">
            <text:p>0.536766666666667</text:p>
          </table:table-cell>
          <table:table-cell office:value-type="float" office:value="1644.0384330986" calcext:value-type="float">
            <text:p>1644.0384330986</text:p>
          </table:table-cell>
          <table:table-cell office:value-type="float" office:value="3" calcext:value-type="float">
            <text:p>3</text:p>
          </table:table-cell>
          <table:table-cell office:value-type="float" office:value="11.1419846074976" calcext:value-type="float">
            <text:p>11.1419846074976</text:p>
          </table:table-cell>
          <table:table-cell office:value-type="float" office:value="569989.138411094" calcext:value-type="float">
            <text:p>569989.138411094</text:p>
          </table:table-cell>
          <table:table-cell office:value-type="float" office:value="585468.633706873" calcext:value-type="float">
            <text:p>585468.633706873</text:p>
          </table:table-cell>
          <table:table-cell office:value-type="float" office:value="735569.202800483" calcext:value-type="float">
            <text:p>735569.202800483</text:p>
          </table:table-cell>
          <table:table-cell office:value-type="float" office:value="693596.391717894" calcext:value-type="float">
            <text:p>693596.391717894</text:p>
          </table:table-cell>
          <table:table-cell office:value-type="float" office:value="617840.646881858" calcext:value-type="float">
            <text:p>617840.646881858</text:p>
          </table:table-cell>
          <table:table-cell office:value-type="float" office:value="473954.220586901" calcext:value-type="float">
            <text:p>473954.220586901</text:p>
          </table:table-cell>
          <table:table-cell office:value-type="float" office:value="683833.778955198" calcext:value-type="float">
            <text:p>683833.778955198</text:p>
          </table:table-cell>
          <table:table-cell office:value-type="float" office:value="660543.515057346" calcext:value-type="float">
            <text:p>660543.515057346</text:p>
          </table:table-cell>
          <table:table-cell office:value-type="float" office:value="693596.391717894" calcext:value-type="float">
            <text:p>693596.391717894</text:p>
          </table:table-cell>
          <table:table-cell office:value-type="float" office:value="587427.137393533" calcext:value-type="float">
            <text:p>587427.137393533</text:p>
          </table:table-cell>
          <table:table-cell office:value-type="float" office:value="775926" calcext:value-type="float">
            <text:p>775926</text:p>
          </table:table-cell>
          <table:table-cell office:value-type="float" office:value="780838" calcext:value-type="float">
            <text:p>780838</text:p>
          </table:table-cell>
          <table:table-cell office:value-type="float" office:value="757812" calcext:value-type="float">
            <text:p>757812</text:p>
          </table:table-cell>
          <table:table-cell office:value-type="float" office:value="790512" calcext:value-type="float">
            <text:p>790512</text:p>
          </table:table-cell>
          <table:table-cell office:value-type="float" office:value="736008" calcext:value-type="float">
            <text:p>736008</text:p>
          </table:table-cell>
          <table:table-cell office:value-type="float" office:value="38.6639" calcext:value-type="float">
            <text:p>38.6639</text:p>
          </table:table-cell>
          <table:table-cell office:value-type="float" office:value="38.3301" calcext:value-type="float">
            <text:p>38.3301</text:p>
          </table:table-cell>
          <table:table-cell office:value-type="float" office:value="38.32715" calcext:value-type="float">
            <text:p>38.32715</text:p>
          </table:table-cell>
          <table:table-cell office:value-type="float" office:value="38.5192666666667" calcext:value-type="float">
            <text:p>38.5192666666667</text:p>
          </table:table-cell>
          <table:table-cell office:value-type="float" office:value="38.3015833333333" calcext:value-type="float">
            <text:p>38.3015833333333</text:p>
          </table:table-cell>
          <table:table-cell/>
          <table:table-cell office:value-type="float" office:value="46.52" calcext:value-type="float">
            <text:p>46.52</text:p>
          </table:table-cell>
          <table:table-cell office:value-type="float" office:value="0.00803309859793444" calcext:value-type="float">
            <text:p>0.008033098597934</text:p>
          </table:table-cell>
          <table:table-cell office:value-type="float" office:value="4.88622266226612" calcext:value-type="float">
            <text:p>4.88622266226612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9.01093778077" calcext:value-type="float">
            <text:p>779.01093778077</text:p>
          </table:table-cell>
          <table:table-cell office:value-type="float" office:value="53.6835666666667" calcext:value-type="float">
            <text:p>53.6835666666667</text:p>
          </table:table-cell>
          <table:table-cell office:value-type="float" office:value="0.637666666666667" calcext:value-type="float">
            <text:p>0.637666666666667</text:p>
          </table:table-cell>
          <table:table-cell office:value-type="float" office:value="1556.00732262778" calcext:value-type="float">
            <text:p>1556.00732262778</text:p>
          </table:table-cell>
          <table:table-cell office:value-type="float" office:value="2" calcext:value-type="float">
            <text:p>2</text:p>
          </table:table-cell>
          <table:table-cell office:value-type="float" office:value="10.6042701890267" calcext:value-type="float">
            <text:p>10.6042701890267</text:p>
          </table:table-cell>
          <table:table-cell office:value-type="float" office:value="286846.331277665" calcext:value-type="float">
            <text:p>286846.331277665</text:p>
          </table:table-cell>
          <table:table-cell office:value-type="float" office:value="219845.014939481" calcext:value-type="float">
            <text:p>219845.014939481</text:p>
          </table:table-cell>
          <table:table-cell office:value-type="float" office:value="232821.188607638" calcext:value-type="float">
            <text:p>232821.188607638</text:p>
          </table:table-cell>
          <table:table-cell office:value-type="float" office:value="258569.742834681" calcext:value-type="float">
            <text:p>258569.742834681</text:p>
          </table:table-cell>
          <table:table-cell office:value-type="float" office:value="267020.530753825" calcext:value-type="float">
            <text:p>267020.530753825</text:p>
          </table:table-cell>
          <table:table-cell office:value-type="float" office:value="238516.877265238" calcext:value-type="float">
            <text:p>238516.877265238</text:p>
          </table:table-cell>
          <table:table-cell office:value-type="float" office:value="256781.386218202" calcext:value-type="float">
            <text:p>256781.386218202</text:p>
          </table:table-cell>
          <table:table-cell office:value-type="float" office:value="209074.177816594" calcext:value-type="float">
            <text:p>209074.177816594</text:p>
          </table:table-cell>
          <table:table-cell office:value-type="float" office:value="258569.742834681" calcext:value-type="float">
            <text:p>258569.742834681</text:p>
          </table:table-cell>
          <table:table-cell office:value-type="float" office:value="253876.313896866" calcext:value-type="float">
            <text:p>253876.313896866</text:p>
          </table:table-cell>
          <table:table-cell office:value-type="float" office:value="348487" calcext:value-type="float">
            <text:p>348487</text:p>
          </table:table-cell>
          <table:table-cell office:value-type="float" office:value="382247" calcext:value-type="float">
            <text:p>382247</text:p>
          </table:table-cell>
          <table:table-cell office:value-type="float" office:value="322843" calcext:value-type="float">
            <text:p>322843</text:p>
          </table:table-cell>
          <table:table-cell office:value-type="float" office:value="327260" calcext:value-type="float">
            <text:p>327260</text:p>
          </table:table-cell>
          <table:table-cell office:value-type="float" office:value="355752" calcext:value-type="float">
            <text:p>355752</text:p>
          </table:table-cell>
          <table:table-cell office:value-type="float" office:value="54.0448833333333" calcext:value-type="float">
            <text:p>54.0448833333333</text:p>
          </table:table-cell>
          <table:table-cell office:value-type="float" office:value="53.6835666666667" calcext:value-type="float">
            <text:p>53.6835666666667</text:p>
          </table:table-cell>
          <table:table-cell office:value-type="float" office:value="53.8261666666667" calcext:value-type="float">
            <text:p>53.8261666666667</text:p>
          </table:table-cell>
          <table:table-cell office:value-type="float" office:value="54.0374666666667" calcext:value-type="float">
            <text:p>54.0374666666667</text:p>
          </table:table-cell>
          <table:table-cell office:value-type="float" office:value="53.6273666666667" calcext:value-type="float">
            <text:p>53.6273666666667</text:p>
          </table:table-cell>
          <table:table-cell/>
          <table:table-cell office:value-type="float" office:value="36.69" calcext:value-type="float">
            <text:p>36.69</text:p>
          </table:table-cell>
          <table:table-cell office:value-type="float" office:value="0.00342262778076474" calcext:value-type="float">
            <text:p>0.003422627780765</text:p>
          </table:table-cell>
          <table:table-cell office:value-type="float" office:value="2.19962673664555" calcext:value-type="float">
            <text:p>2.19962673664555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Propionyl Heavy K (K)|[5] Propionyl Heavy K (K)|[9] Propionyl Heavy K (K)|[13] EG Acetyl ENKEL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8.535081874108" calcext:value-type="float">
            <text:p>788.535081874108</text:p>
          </table:table-cell>
          <table:table-cell office:value-type="float" office:value="56.0039166666667" calcext:value-type="float">
            <text:p>56.0039166666667</text:p>
          </table:table-cell>
          <table:table-cell office:value-type="float" office:value="0.809816666666667" calcext:value-type="float">
            <text:p>0.809816666666667</text:p>
          </table:table-cell>
          <table:table-cell office:value-type="float" office:value="1575.05561081446" calcext:value-type="float">
            <text:p>1575.05561081446</text:p>
          </table:table-cell>
          <table:table-cell office:value-type="float" office:value="2" calcext:value-type="float">
            <text:p>2</text:p>
          </table:table-cell>
          <table:table-cell office:value-type="float" office:value="8.34060669920677" calcext:value-type="float">
            <text:p>8.34060669920677</text:p>
          </table:table-cell>
          <table:table-cell office:value-type="float" office:value="374846.63663609" calcext:value-type="float">
            <text:p>374846.63663609</text:p>
          </table:table-cell>
          <table:table-cell office:value-type="float" office:value="310283.771414448" calcext:value-type="float">
            <text:p>310283.771414448</text:p>
          </table:table-cell>
          <table:table-cell office:value-type="float" office:value="307121.87876896" calcext:value-type="float">
            <text:p>307121.87876896</text:p>
          </table:table-cell>
          <table:table-cell office:value-type="float" office:value="335249.26297273" calcext:value-type="float">
            <text:p>335249.26297273</text:p>
          </table:table-cell>
          <table:table-cell office:value-type="float" office:value="347053.541446517" calcext:value-type="float">
            <text:p>347053.541446517</text:p>
          </table:table-cell>
          <table:table-cell office:value-type="float" office:value="311690.405192151" calcext:value-type="float">
            <text:p>311690.405192151</text:p>
          </table:table-cell>
          <table:table-cell office:value-type="float" office:value="362414.844688412" calcext:value-type="float">
            <text:p>362414.844688412</text:p>
          </table:table-cell>
          <table:table-cell office:value-type="float" office:value="275796.437073089" calcext:value-type="float">
            <text:p>275796.437073089</text:p>
          </table:table-cell>
          <table:table-cell office:value-type="float" office:value="335249.26297273" calcext:value-type="float">
            <text:p>335249.26297273</text:p>
          </table:table-cell>
          <table:table-cell office:value-type="float" office:value="329969.660304979" calcext:value-type="float">
            <text:p>329969.660304979</text:p>
          </table:table-cell>
          <table:table-cell office:value-type="float" office:value="358415" calcext:value-type="float">
            <text:p>358415</text:p>
          </table:table-cell>
          <table:table-cell office:value-type="float" office:value="373972" calcext:value-type="float">
            <text:p>373972</text:p>
          </table:table-cell>
          <table:table-cell office:value-type="float" office:value="331329" calcext:value-type="float">
            <text:p>331329</text:p>
          </table:table-cell>
          <table:table-cell office:value-type="float" office:value="459137" calcext:value-type="float">
            <text:p>459137</text:p>
          </table:table-cell>
          <table:table-cell office:value-type="float" office:value="371214" calcext:value-type="float">
            <text:p>371214</text:p>
          </table:table-cell>
          <table:table-cell office:value-type="float" office:value="56.4587666666667" calcext:value-type="float">
            <text:p>56.4587666666667</text:p>
          </table:table-cell>
          <table:table-cell office:value-type="float" office:value="56.0039166666667" calcext:value-type="float">
            <text:p>56.0039166666667</text:p>
          </table:table-cell>
          <table:table-cell office:value-type="float" office:value="56.0609333333333" calcext:value-type="float">
            <text:p>56.0609333333333</text:p>
          </table:table-cell>
          <table:table-cell office:value-type="float" office:value="56.4192166666667" calcext:value-type="float">
            <text:p>56.4192166666667</text:p>
          </table:table-cell>
          <table:table-cell office:value-type="float" office:value="56.0436333333333" calcext:value-type="float">
            <text:p>56.0436333333333</text:p>
          </table:table-cell>
          <table:table-cell/>
          <table:table-cell office:value-type="float" office:value="79.04" calcext:value-type="float">
            <text:p>79.04</text:p>
          </table:table-cell>
          <table:table-cell office:value-type="float" office:value="0.00471081445516575" calcext:value-type="float">
            <text:p>0.004710814455166</text:p>
          </table:table-cell>
          <table:table-cell office:value-type="float" office:value="2.99089664668345" calcext:value-type="float">
            <text:p>2.99089664668345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Propionyl Heavy K (K)|[5] Propionyl Heavy K (K)|[9] Propionyl Heavy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3.690224802049" calcext:value-type="float">
            <text:p>553.690224802049</text:p>
          </table:table-cell>
          <table:table-cell office:value-type="float" office:value="41.6850166666667" calcext:value-type="float">
            <text:p>41.6850166666667</text:p>
          </table:table-cell>
          <table:table-cell office:value-type="float" office:value="0.52615" calcext:value-type="float">
            <text:p>0.52615</text:p>
          </table:table-cell>
          <table:table-cell office:value-type="float" office:value="1658.04884500551" calcext:value-type="float">
            <text:p>1658.04884500551</text:p>
          </table:table-cell>
          <table:table-cell office:value-type="float" office:value="3" calcext:value-type="float">
            <text:p>3</text:p>
          </table:table-cell>
          <table:table-cell office:value-type="float" office:value="9.88680474001348" calcext:value-type="float">
            <text:p>9.88680474001348</text:p>
          </table:table-cell>
          <table:table-cell office:value-type="float" office:value="250914.816325509" calcext:value-type="float">
            <text:p>250914.816325509</text:p>
          </table:table-cell>
          <table:table-cell office:value-type="float" office:value="213082.518958862" calcext:value-type="float">
            <text:p>213082.518958862</text:p>
          </table:table-cell>
          <table:table-cell office:value-type="float" office:value="275551.039299221" calcext:value-type="float">
            <text:p>275551.039299221</text:p>
          </table:table-cell>
          <table:table-cell office:value-type="float" office:value="270053.289754079" calcext:value-type="float">
            <text:p>270053.289754079</text:p>
          </table:table-cell>
          <table:table-cell office:value-type="float" office:value="266067.938356462" calcext:value-type="float">
            <text:p>266067.938356462</text:p>
          </table:table-cell>
          <table:table-cell office:value-type="float" office:value="208639.302385253" calcext:value-type="float">
            <text:p>208639.302385253</text:p>
          </table:table-cell>
          <table:table-cell office:value-type="float" office:value="248882.716818414" calcext:value-type="float">
            <text:p>248882.716818414</text:p>
          </table:table-cell>
          <table:table-cell office:value-type="float" office:value="247445.721467735" calcext:value-type="float">
            <text:p>247445.721467735</text:p>
          </table:table-cell>
          <table:table-cell office:value-type="float" office:value="270053.289754079" calcext:value-type="float">
            <text:p>270053.289754079</text:p>
          </table:table-cell>
          <table:table-cell office:value-type="float" office:value="252970.613328427" calcext:value-type="float">
            <text:p>252970.613328427</text:p>
          </table:table-cell>
          <table:table-cell office:value-type="float" office:value="293121" calcext:value-type="float">
            <text:p>293121</text:p>
          </table:table-cell>
          <table:table-cell office:value-type="float" office:value="422780" calcext:value-type="float">
            <text:p>422780</text:p>
          </table:table-cell>
          <table:table-cell office:value-type="float" office:value="308199" calcext:value-type="float">
            <text:p>308199</text:p>
          </table:table-cell>
          <table:table-cell office:value-type="float" office:value="352604" calcext:value-type="float">
            <text:p>352604</text:p>
          </table:table-cell>
          <table:table-cell office:value-type="float" office:value="335316" calcext:value-type="float">
            <text:p>335316</text:p>
          </table:table-cell>
          <table:table-cell office:value-type="float" office:value="42.03" calcext:value-type="float">
            <text:p>42.03</text:p>
          </table:table-cell>
          <table:table-cell office:value-type="float" office:value="41.6850166666667" calcext:value-type="float">
            <text:p>41.6850166666667</text:p>
          </table:table-cell>
          <table:table-cell office:value-type="float" office:value="41.66815" calcext:value-type="float">
            <text:p>41.66815</text:p>
          </table:table-cell>
          <table:table-cell office:value-type="float" office:value="41.9105333333333" calcext:value-type="float">
            <text:p>41.9105333333333</text:p>
          </table:table-cell>
          <table:table-cell office:value-type="float" office:value="41.6582666666667" calcext:value-type="float">
            <text:p>41.6582666666667</text:p>
          </table:table-cell>
          <table:table-cell/>
          <table:table-cell office:value-type="float" office:value="61.68" calcext:value-type="float">
            <text:p>61.68</text:p>
          </table:table-cell>
          <table:table-cell office:value-type="float" office:value="0.00284500550606026" calcext:value-type="float">
            <text:p>0.00284500550606</text:p>
          </table:table-cell>
          <table:table-cell office:value-type="float" office:value="1.71587851366021" calcext:value-type="float">
            <text:p>1.71587851366021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Propionyl Heavy + Me (K)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9.537238234772" calcext:value-type="float">
            <text:p>839.537238234772</text:p>
          </table:table-cell>
          <table:table-cell office:value-type="float" office:value="48.8545" calcext:value-type="float">
            <text:p>48.8545</text:p>
          </table:table-cell>
          <table:table-cell office:value-type="float" office:value="0.499133333333333" calcext:value-type="float">
            <text:p>0.499133333333333</text:p>
          </table:table-cell>
          <table:table-cell office:value-type="float" office:value="1677.05992353578" calcext:value-type="float">
            <text:p>1677.05992353578</text:p>
          </table:table-cell>
          <table:table-cell office:value-type="float" office:value="2" calcext:value-type="float">
            <text:p>2</text:p>
          </table:table-cell>
          <table:table-cell office:value-type="float" office:value="11.2071923600915" calcext:value-type="float">
            <text:p>11.2071923600915</text:p>
          </table:table-cell>
          <table:table-cell office:value-type="float" office:value="162781.563780144" calcext:value-type="float">
            <text:p>162781.563780144</text:p>
          </table:table-cell>
          <table:table-cell office:value-type="float" office:value="200190.323654669" calcext:value-type="float">
            <text:p>200190.323654669</text:p>
          </table:table-cell>
          <table:table-cell office:value-type="float" office:value="224483.819087379" calcext:value-type="float">
            <text:p>224483.819087379</text:p>
          </table:table-cell>
          <table:table-cell office:value-type="float" office:value="198936.611341372" calcext:value-type="float">
            <text:p>198936.611341372</text:p>
          </table:table-cell>
          <table:table-cell office:value-type="float" office:value="202073.28478746" calcext:value-type="float">
            <text:p>202073.28478746</text:p>
          </table:table-cell>
          <table:table-cell office:value-type="float" office:value="135355.226947661" calcext:value-type="float">
            <text:p>135355.226947661</text:p>
          </table:table-cell>
          <table:table-cell office:value-type="float" office:value="233824.49144761" calcext:value-type="float">
            <text:p>233824.49144761</text:p>
          </table:table-cell>
          <table:table-cell office:value-type="float" office:value="201587.193113759" calcext:value-type="float">
            <text:p>201587.193113759</text:p>
          </table:table-cell>
          <table:table-cell office:value-type="float" office:value="198936.611341372" calcext:value-type="float">
            <text:p>198936.611341372</text:p>
          </table:table-cell>
          <table:table-cell office:value-type="float" office:value="192126.128032337" calcext:value-type="float">
            <text:p>192126.128032337</text:p>
          </table:table-cell>
          <table:table-cell office:value-type="float" office:value="227734" calcext:value-type="float">
            <text:p>227734</text:p>
          </table:table-cell>
          <table:table-cell office:value-type="float" office:value="324369" calcext:value-type="float">
            <text:p>324369</text:p>
          </table:table-cell>
          <table:table-cell office:value-type="float" office:value="259245" calcext:value-type="float">
            <text:p>259245</text:p>
          </table:table-cell>
          <table:table-cell office:value-type="float" office:value="269993" calcext:value-type="float">
            <text:p>269993</text:p>
          </table:table-cell>
          <table:table-cell office:value-type="float" office:value="275550" calcext:value-type="float">
            <text:p>275550</text:p>
          </table:table-cell>
          <table:table-cell office:value-type="float" office:value="49.32215" calcext:value-type="float">
            <text:p>49.32215</text:p>
          </table:table-cell>
          <table:table-cell office:value-type="float" office:value="48.8545" calcext:value-type="float">
            <text:p>48.8545</text:p>
          </table:table-cell>
          <table:table-cell office:value-type="float" office:value="48.9788333333333" calcext:value-type="float">
            <text:p>48.9788333333333</text:p>
          </table:table-cell>
          <table:table-cell office:value-type="float" office:value="49.1490333333333" calcext:value-type="float">
            <text:p>49.1490333333333</text:p>
          </table:table-cell>
          <table:table-cell office:value-type="float" office:value="48.8556166666667" calcext:value-type="float">
            <text:p>48.8556166666667</text:p>
          </table:table-cell>
          <table:table-cell/>
          <table:table-cell office:value-type="float" office:value="68.52" calcext:value-type="float">
            <text:p>68.52</text:p>
          </table:table-cell>
          <table:table-cell office:value-type="float" office:value="0.00322353578394541" calcext:value-type="float">
            <text:p>0.003223535783945</text:p>
          </table:table-cell>
          <table:table-cell office:value-type="float" office:value="1.92213881852975" calcext:value-type="float">
            <text:p>1.92213881852975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3.758880996699" calcext:value-type="float">
            <text:p>403.758880996699</text:p>
          </table:table-cell>
          <table:table-cell office:value-type="float" office:value="31.6995666666667" calcext:value-type="float">
            <text:p>31.6995666666667</text:p>
          </table:table-cell>
          <table:table-cell office:value-type="float" office:value="0.57075" calcext:value-type="float">
            <text:p>0.57075</text:p>
          </table:table-cell>
          <table:table-cell office:value-type="float" office:value="1611.00641811927" calcext:value-type="float">
            <text:p>1611.00641811927</text:p>
          </table:table-cell>
          <table:table-cell office:value-type="float" office:value="4" calcext:value-type="float">
            <text:p>4</text:p>
          </table:table-cell>
          <table:table-cell office:value-type="float" office:value="8.36643252723638" calcext:value-type="float">
            <text:p>8.36643252723638</text:p>
          </table:table-cell>
          <table:table-cell office:value-type="float" office:value="217703.190354565" calcext:value-type="float">
            <text:p>217703.190354565</text:p>
          </table:table-cell>
          <table:table-cell office:value-type="float" office:value="241507.895084883" calcext:value-type="float">
            <text:p>241507.895084883</text:p>
          </table:table-cell>
          <table:table-cell office:value-type="float" office:value="257080.886150898" calcext:value-type="float">
            <text:p>257080.886150898</text:p>
          </table:table-cell>
          <table:table-cell office:value-type="float" office:value="262494.178705943" calcext:value-type="float">
            <text:p>262494.178705943</text:p>
          </table:table-cell>
          <table:table-cell office:value-type="float" office:value="222159.310706262" calcext:value-type="float">
            <text:p>222159.310706262</text:p>
          </table:table-cell>
          <table:table-cell office:value-type="float" office:value="181023.354570244" calcext:value-type="float">
            <text:p>181023.354570244</text:p>
          </table:table-cell>
          <table:table-cell office:value-type="float" office:value="282083.867581022" calcext:value-type="float">
            <text:p>282083.867581022</text:p>
          </table:table-cell>
          <table:table-cell office:value-type="float" office:value="230859.464406141" calcext:value-type="float">
            <text:p>230859.464406141</text:p>
          </table:table-cell>
          <table:table-cell office:value-type="float" office:value="262494.178705943" calcext:value-type="float">
            <text:p>262494.178705943</text:p>
          </table:table-cell>
          <table:table-cell office:value-type="float" office:value="211223.409453755" calcext:value-type="float">
            <text:p>211223.409453755</text:p>
          </table:table-cell>
          <table:table-cell office:value-type="float" office:value="219178" calcext:value-type="float">
            <text:p>219178</text:p>
          </table:table-cell>
          <table:table-cell office:value-type="float" office:value="335676" calcext:value-type="float">
            <text:p>335676</text:p>
          </table:table-cell>
          <table:table-cell office:value-type="float" office:value="236089" calcext:value-type="float">
            <text:p>236089</text:p>
          </table:table-cell>
          <table:table-cell office:value-type="float" office:value="268092" calcext:value-type="float">
            <text:p>268092</text:p>
          </table:table-cell>
          <table:table-cell office:value-type="float" office:value="240912" calcext:value-type="float">
            <text:p>240912</text:p>
          </table:table-cell>
          <table:table-cell office:value-type="float" office:value="31.9499" calcext:value-type="float">
            <text:p>31.9499</text:p>
          </table:table-cell>
          <table:table-cell office:value-type="float" office:value="31.6995666666667" calcext:value-type="float">
            <text:p>31.6995666666667</text:p>
          </table:table-cell>
          <table:table-cell office:value-type="float" office:value="31.62695" calcext:value-type="float">
            <text:p>31.62695</text:p>
          </table:table-cell>
          <table:table-cell office:value-type="float" office:value="31.8189833333333" calcext:value-type="float">
            <text:p>31.8189833333333</text:p>
          </table:table-cell>
          <table:table-cell office:value-type="float" office:value="31.64115" calcext:value-type="float">
            <text:p>31.64115</text:p>
          </table:table-cell>
          <table:table-cell/>
          <table:table-cell office:value-type="float" office:value="48.28" calcext:value-type="float">
            <text:p>48.28</text:p>
          </table:table-cell>
          <table:table-cell office:value-type="float" office:value="0.002318119273923" calcext:value-type="float">
            <text:p>0.002318119273923</text:p>
          </table:table-cell>
          <table:table-cell office:value-type="float" office:value="1.43892822738502" calcext:value-type="float">
            <text:p>1.43892822738502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3.690658024179" calcext:value-type="float">
            <text:p>553.690658024179</text:p>
          </table:table-cell>
          <table:table-cell office:value-type="float" office:value="45.2670833333333" calcext:value-type="float">
            <text:p>45.2670833333333</text:p>
          </table:table-cell>
          <table:table-cell office:value-type="float" office:value="0.47965" calcext:value-type="float">
            <text:p>0.47965</text:p>
          </table:table-cell>
          <table:table-cell office:value-type="float" office:value="1658.0501446719" calcext:value-type="float">
            <text:p>1658.0501446719</text:p>
          </table:table-cell>
          <table:table-cell office:value-type="float" office:value="3" calcext:value-type="float">
            <text:p>3</text:p>
          </table:table-cell>
          <table:table-cell office:value-type="float" office:value="17.5807167687905" calcext:value-type="float">
            <text:p>17.5807167687905</text:p>
          </table:table-cell>
          <table:table-cell office:value-type="float" office:value="181865.224305133" calcext:value-type="float">
            <text:p>181865.224305133</text:p>
          </table:table-cell>
          <table:table-cell office:value-type="float" office:value="186753.78897167" calcext:value-type="float">
            <text:p>186753.78897167</text:p>
          </table:table-cell>
          <table:table-cell office:value-type="float" office:value="260880.256943152" calcext:value-type="float">
            <text:p>260880.256943152</text:p>
          </table:table-cell>
          <table:table-cell office:value-type="float" office:value="172089.053493964" calcext:value-type="float">
            <text:p>172089.053493964</text:p>
          </table:table-cell>
          <table:table-cell office:value-type="float" office:value="209535.996267441" calcext:value-type="float">
            <text:p>209535.996267441</text:p>
          </table:table-cell>
          <table:table-cell office:value-type="float" office:value="151223.566957225" calcext:value-type="float">
            <text:p>151223.566957225</text:p>
          </table:table-cell>
          <table:table-cell office:value-type="float" office:value="218130.471718214" calcext:value-type="float">
            <text:p>218130.471718214</text:p>
          </table:table-cell>
          <table:table-cell office:value-type="float" office:value="234271.311624006" calcext:value-type="float">
            <text:p>234271.311624006</text:p>
          </table:table-cell>
          <table:table-cell office:value-type="float" office:value="172089.053493964" calcext:value-type="float">
            <text:p>172089.053493964</text:p>
          </table:table-cell>
          <table:table-cell office:value-type="float" office:value="199221.483872072" calcext:value-type="float">
            <text:p>199221.483872072</text:p>
          </table:table-cell>
          <table:table-cell office:value-type="float" office:value="252605" calcext:value-type="float">
            <text:p>252605</text:p>
          </table:table-cell>
          <table:table-cell office:value-type="float" office:value="345691" calcext:value-type="float">
            <text:p>345691</text:p>
          </table:table-cell>
          <table:table-cell office:value-type="float" office:value="289163" calcext:value-type="float">
            <text:p>289163</text:p>
          </table:table-cell>
          <table:table-cell office:value-type="float" office:value="292167" calcext:value-type="float">
            <text:p>292167</text:p>
          </table:table-cell>
          <table:table-cell office:value-type="float" office:value="286163" calcext:value-type="float">
            <text:p>286163</text:p>
          </table:table-cell>
          <table:table-cell office:value-type="float" office:value="45.63185" calcext:value-type="float">
            <text:p>45.63185</text:p>
          </table:table-cell>
          <table:table-cell office:value-type="float" office:value="45.2670833333333" calcext:value-type="float">
            <text:p>45.2670833333333</text:p>
          </table:table-cell>
          <table:table-cell office:value-type="float" office:value="45.3136833333333" calcext:value-type="float">
            <text:p>45.3136833333333</text:p>
          </table:table-cell>
          <table:table-cell office:value-type="float" office:value="45.4553666666667" calcext:value-type="float">
            <text:p>45.4553666666667</text:p>
          </table:table-cell>
          <table:table-cell office:value-type="float" office:value="45.3111833333333" calcext:value-type="float">
            <text:p>45.3111833333333</text:p>
          </table:table-cell>
          <table:table-cell/>
          <table:table-cell office:value-type="string" calcext:value-type="string">
            <text:p>---</text:p>
          </table:table-cell>
          <table:table-cell office:value-type="float" office:value="0.00414467189580137" calcext:value-type="float">
            <text:p>0.004144671895801</text:p>
          </table:table-cell>
          <table:table-cell office:value-type="float" office:value="2.49973275518373" calcext:value-type="float">
            <text:p>2.49973275518373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+ Me (K)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49.018899172437" calcext:value-type="float">
            <text:p>549.018899172437</text:p>
          </table:table-cell>
          <table:table-cell office:value-type="float" office:value="41.2129333333333" calcext:value-type="float">
            <text:p>41.2129333333333</text:p>
          </table:table-cell>
          <table:table-cell office:value-type="float" office:value="0.693583333333333" calcext:value-type="float">
            <text:p>0.693583333333333</text:p>
          </table:table-cell>
          <table:table-cell office:value-type="float" office:value="1644.03486811667" calcext:value-type="float">
            <text:p>1644.03486811667</text:p>
          </table:table-cell>
          <table:table-cell office:value-type="float" office:value="3" calcext:value-type="float">
            <text:p>3</text:p>
          </table:table-cell>
          <table:table-cell office:value-type="float" office:value="7.15023479757899" calcext:value-type="float">
            <text:p>7.15023479757899</text:p>
          </table:table-cell>
          <table:table-cell office:value-type="float" office:value="159209.594173748" calcext:value-type="float">
            <text:p>159209.594173748</text:p>
          </table:table-cell>
          <table:table-cell office:value-type="float" office:value="184307.591647573" calcext:value-type="float">
            <text:p>184307.591647573</text:p>
          </table:table-cell>
          <table:table-cell office:value-type="float" office:value="178964.770621084" calcext:value-type="float">
            <text:p>178964.770621084</text:p>
          </table:table-cell>
          <table:table-cell office:value-type="float" office:value="184962.148359739" calcext:value-type="float">
            <text:p>184962.148359739</text:p>
          </table:table-cell>
          <table:table-cell office:value-type="float" office:value="193714.037011297" calcext:value-type="float">
            <text:p>193714.037011297</text:p>
          </table:table-cell>
          <table:table-cell office:value-type="float" office:value="132385.082506875" calcext:value-type="float">
            <text:p>132385.082506875</text:p>
          </table:table-cell>
          <table:table-cell office:value-type="float" office:value="215273.286441496" calcext:value-type="float">
            <text:p>215273.286441496</text:p>
          </table:table-cell>
          <table:table-cell office:value-type="float" office:value="160710.940870572" calcext:value-type="float">
            <text:p>160710.940870572</text:p>
          </table:table-cell>
          <table:table-cell office:value-type="float" office:value="184962.148359739" calcext:value-type="float">
            <text:p>184962.148359739</text:p>
          </table:table-cell>
          <table:table-cell office:value-type="float" office:value="184178.368336213" calcext:value-type="float">
            <text:p>184178.368336213</text:p>
          </table:table-cell>
          <table:table-cell office:value-type="float" office:value="221956" calcext:value-type="float">
            <text:p>221956</text:p>
          </table:table-cell>
          <table:table-cell office:value-type="float" office:value="283013" calcext:value-type="float">
            <text:p>283013</text:p>
          </table:table-cell>
          <table:table-cell office:value-type="float" office:value="247454" calcext:value-type="float">
            <text:p>247454</text:p>
          </table:table-cell>
          <table:table-cell office:value-type="float" office:value="254860" calcext:value-type="float">
            <text:p>254860</text:p>
          </table:table-cell>
          <table:table-cell office:value-type="float" office:value="233029" calcext:value-type="float">
            <text:p>233029</text:p>
          </table:table-cell>
          <table:table-cell office:value-type="float" office:value="41.5110833333333" calcext:value-type="float">
            <text:p>41.5110833333333</text:p>
          </table:table-cell>
          <table:table-cell office:value-type="float" office:value="41.2129333333333" calcext:value-type="float">
            <text:p>41.2129333333333</text:p>
          </table:table-cell>
          <table:table-cell office:value-type="float" office:value="41.2332833333333" calcext:value-type="float">
            <text:p>41.2332833333333</text:p>
          </table:table-cell>
          <table:table-cell office:value-type="float" office:value="41.4326" calcext:value-type="float">
            <text:p>41.4326</text:p>
          </table:table-cell>
          <table:table-cell office:value-type="float" office:value="41.1975666666667" calcext:value-type="float">
            <text:p>41.1975666666667</text:p>
          </table:table-cell>
          <table:table-cell/>
          <table:table-cell office:value-type="float" office:value="74.29" calcext:value-type="float">
            <text:p>74.29</text:p>
          </table:table-cell>
          <table:table-cell office:value-type="float" office:value="0.00446811667143265" calcext:value-type="float">
            <text:p>0.004468116671433</text:p>
          </table:table-cell>
          <table:table-cell office:value-type="float" office:value="2.71778226937449" calcext:value-type="float">
            <text:p>2.7177822693744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46.545374046232" calcext:value-type="float">
            <text:p>846.545374046232</text:p>
          </table:table-cell>
          <table:table-cell office:value-type="float" office:value="52.9950166666667" calcext:value-type="float">
            <text:p>52.9950166666667</text:p>
          </table:table-cell>
          <table:table-cell office:value-type="float" office:value="0.434466666666667" calcext:value-type="float">
            <text:p>0.434466666666667</text:p>
          </table:table-cell>
          <table:table-cell office:value-type="float" office:value="1691.0761951587" calcext:value-type="float">
            <text:p>1691.0761951587</text:p>
          </table:table-cell>
          <table:table-cell office:value-type="float" office:value="2" calcext:value-type="float">
            <text:p>2</text:p>
          </table:table-cell>
          <table:table-cell office:value-type="float" office:value="10.9119640124515" calcext:value-type="float">
            <text:p>10.9119640124515</text:p>
          </table:table-cell>
          <table:table-cell office:value-type="float" office:value="143616.112676823" calcext:value-type="float">
            <text:p>143616.112676823</text:p>
          </table:table-cell>
          <table:table-cell office:value-type="float" office:value="167115.027548936" calcext:value-type="float">
            <text:p>167115.027548936</text:p>
          </table:table-cell>
          <table:table-cell office:value-type="float" office:value="158229.27871318" calcext:value-type="float">
            <text:p>158229.27871318</text:p>
          </table:table-cell>
          <table:table-cell office:value-type="float" office:value="148375.250521053" calcext:value-type="float">
            <text:p>148375.250521053</text:p>
          </table:table-cell>
          <table:table-cell office:value-type="float" office:value="187999.4757267" calcext:value-type="float">
            <text:p>187999.4757267</text:p>
          </table:table-cell>
          <table:table-cell office:value-type="float" office:value="119418.876888092" calcext:value-type="float">
            <text:p>119418.876888092</text:p>
          </table:table-cell>
          <table:table-cell office:value-type="float" office:value="195192.183201068" calcext:value-type="float">
            <text:p>195192.183201068</text:p>
          </table:table-cell>
          <table:table-cell office:value-type="float" office:value="142090.402301063" calcext:value-type="float">
            <text:p>142090.402301063</text:p>
          </table:table-cell>
          <table:table-cell office:value-type="float" office:value="148375.250521053" calcext:value-type="float">
            <text:p>148375.250521053</text:p>
          </table:table-cell>
          <table:table-cell office:value-type="float" office:value="178745.109139344" calcext:value-type="float">
            <text:p>178745.109139344</text:p>
          </table:table-cell>
          <table:table-cell office:value-type="float" office:value="249136" calcext:value-type="float">
            <text:p>249136</text:p>
          </table:table-cell>
          <table:table-cell office:value-type="float" office:value="315011" calcext:value-type="float">
            <text:p>315011</text:p>
          </table:table-cell>
          <table:table-cell office:value-type="float" office:value="192844" calcext:value-type="float">
            <text:p>192844</text:p>
          </table:table-cell>
          <table:table-cell office:value-type="float" office:value="242469" calcext:value-type="float">
            <text:p>242469</text:p>
          </table:table-cell>
          <table:table-cell office:value-type="float" office:value="238773" calcext:value-type="float">
            <text:p>238773</text:p>
          </table:table-cell>
          <table:table-cell office:value-type="float" office:value="53.4118666666667" calcext:value-type="float">
            <text:p>53.4118666666667</text:p>
          </table:table-cell>
          <table:table-cell office:value-type="float" office:value="52.9950166666667" calcext:value-type="float">
            <text:p>52.9950166666667</text:p>
          </table:table-cell>
          <table:table-cell office:value-type="float" office:value="53.09375" calcext:value-type="float">
            <text:p>53.09375</text:p>
          </table:table-cell>
          <table:table-cell office:value-type="float" office:value="53.3649666666667" calcext:value-type="float">
            <text:p>53.3649666666667</text:p>
          </table:table-cell>
          <table:table-cell office:value-type="float" office:value="53.02855" calcext:value-type="float">
            <text:p>53.02855</text:p>
          </table:table-cell>
          <table:table-cell/>
          <table:table-cell office:value-type="float" office:value="61.84" calcext:value-type="float">
            <text:p>61.84</text:p>
          </table:table-cell>
          <table:table-cell office:value-type="float" office:value="0.00389515870324431" calcext:value-type="float">
            <text:p>0.003895158703244</text:p>
          </table:table-cell>
          <table:table-cell office:value-type="float" office:value="2.30336615604448" calcext:value-type="float">
            <text:p>2.30336615604448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+ Me (K) (K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680" calcext:value-type="float">
            <text:p>12680</text:p>
          </table:table-cell>
          <table:table-cell office:value-type="float" office:value="553.690258441674" calcext:value-type="float">
            <text:p>553.690258441674</text:p>
          </table:table-cell>
          <table:table-cell office:value-type="float" office:value="38.2804" calcext:value-type="float">
            <text:p>38.2804</text:p>
          </table:table-cell>
          <table:table-cell office:value-type="float" office:value="0.319783333333333" calcext:value-type="float">
            <text:p>0.319783333333333</text:p>
          </table:table-cell>
          <table:table-cell office:value-type="float" office:value="1658.04894592438" calcext:value-type="float">
            <text:p>1658.04894592438</text:p>
          </table:table-cell>
          <table:table-cell office:value-type="float" office:value="3" calcext:value-type="float">
            <text:p>3</text:p>
          </table:table-cell>
          <table:table-cell office:value-type="float" office:value="12.2854579467376" calcext:value-type="float">
            <text:p>12.2854579467376</text:p>
          </table:table-cell>
          <table:table-cell office:value-type="float" office:value="129560.759115676" calcext:value-type="float">
            <text:p>129560.759115676</text:p>
          </table:table-cell>
          <table:table-cell office:value-type="float" office:value="127245.842798174" calcext:value-type="float">
            <text:p>127245.842798174</text:p>
          </table:table-cell>
          <table:table-cell office:value-type="float" office:value="97736.3674991894" calcext:value-type="float">
            <text:p>97736.3674991894</text:p>
          </table:table-cell>
          <table:table-cell office:value-type="float" office:value="110335.137930383" calcext:value-type="float">
            <text:p>110335.137930383</text:p>
          </table:table-cell>
          <table:table-cell office:value-type="float" office:value="104630.998079435" calcext:value-type="float">
            <text:p>104630.998079435</text:p>
          </table:table-cell>
          <table:table-cell office:value-type="float" office:value="107731.646916102" calcext:value-type="float">
            <text:p>107731.646916102</text:p>
          </table:table-cell>
          <table:table-cell office:value-type="float" office:value="148624.538578749" calcext:value-type="float">
            <text:p>148624.538578749</text:p>
          </table:table-cell>
          <table:table-cell office:value-type="float" office:value="87767.5730455538" calcext:value-type="float">
            <text:p>87767.5730455538</text:p>
          </table:table-cell>
          <table:table-cell office:value-type="float" office:value="110335.137930383" calcext:value-type="float">
            <text:p>110335.137930383</text:p>
          </table:table-cell>
          <table:table-cell office:value-type="float" office:value="99480.4857767529" calcext:value-type="float">
            <text:p>99480.4857767529</text:p>
          </table:table-cell>
          <table:table-cell office:value-type="float" office:value="228142" calcext:value-type="float">
            <text:p>228142</text:p>
          </table:table-cell>
          <table:table-cell office:value-type="float" office:value="403468" calcext:value-type="float">
            <text:p>403468</text:p>
          </table:table-cell>
          <table:table-cell office:value-type="float" office:value="287002" calcext:value-type="float">
            <text:p>287002</text:p>
          </table:table-cell>
          <table:table-cell office:value-type="float" office:value="297932" calcext:value-type="float">
            <text:p>297932</text:p>
          </table:table-cell>
          <table:table-cell office:value-type="float" office:value="263485" calcext:value-type="float">
            <text:p>263485</text:p>
          </table:table-cell>
          <table:table-cell office:value-type="float" office:value="38.6185833333333" calcext:value-type="float">
            <text:p>38.6185833333333</text:p>
          </table:table-cell>
          <table:table-cell office:value-type="float" office:value="38.2804" calcext:value-type="float">
            <text:p>38.2804</text:p>
          </table:table-cell>
          <table:table-cell office:value-type="float" office:value="38.2350833333333" calcext:value-type="float">
            <text:p>38.2350833333333</text:p>
          </table:table-cell>
          <table:table-cell office:value-type="float" office:value="38.4435166666667" calcext:value-type="float">
            <text:p>38.4435166666667</text:p>
          </table:table-cell>
          <table:table-cell office:value-type="float" office:value="38.2133166666667" calcext:value-type="float">
            <text:p>38.2133166666667</text:p>
          </table:table-cell>
          <table:table-cell/>
          <table:table-cell office:value-type="float" office:value="41.02" calcext:value-type="float">
            <text:p>41.02</text:p>
          </table:table-cell>
          <table:table-cell office:value-type="float" office:value="0.00294592438353902" calcext:value-type="float">
            <text:p>0.002945924383539</text:p>
          </table:table-cell>
          <table:table-cell office:value-type="float" office:value="1.77674466422465" calcext:value-type="float">
            <text:p>1.77674466422465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Trimethyl (K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2666" calcext:value-type="float">
            <text:p>12666</text:p>
          </table:table-cell>
          <table:table-cell office:value-type="float" office:value="769.487212885329" calcext:value-type="float">
            <text:p>769.487212885329</text:p>
          </table:table-cell>
          <table:table-cell office:value-type="float" office:value="50.8795833333333" calcext:value-type="float">
            <text:p>50.8795833333333</text:p>
          </table:table-cell>
          <table:table-cell office:value-type="float" office:value="0.627633333333333" calcext:value-type="float">
            <text:p>0.627633333333333</text:p>
          </table:table-cell>
          <table:table-cell office:value-type="float" office:value="1536.9598728369" calcext:value-type="float">
            <text:p>1536.9598728369</text:p>
          </table:table-cell>
          <table:table-cell office:value-type="float" office:value="2" calcext:value-type="float">
            <text:p>2</text:p>
          </table:table-cell>
          <table:table-cell office:value-type="float" office:value="21.312373861327" calcext:value-type="float">
            <text:p>21.312373861327</text:p>
          </table:table-cell>
          <table:table-cell office:value-type="float" office:value="92049.369175745" calcext:value-type="float">
            <text:p>92049.369175745</text:p>
          </table:table-cell>
          <table:table-cell office:value-type="float" office:value="56258.2384099855" calcext:value-type="float">
            <text:p>56258.2384099855</text:p>
          </table:table-cell>
          <table:table-cell office:value-type="float" office:value="63184.7216729956" calcext:value-type="float">
            <text:p>63184.7216729956</text:p>
          </table:table-cell>
          <table:table-cell office:value-type="float" office:value="61028.8509809301" calcext:value-type="float">
            <text:p>61028.8509809301</text:p>
          </table:table-cell>
          <table:table-cell office:value-type="float" office:value="80176.25993617" calcext:value-type="float">
            <text:p>80176.25993617</text:p>
          </table:table-cell>
          <table:table-cell office:value-type="float" office:value="76540.3831111967" calcext:value-type="float">
            <text:p>76540.3831111967</text:p>
          </table:table-cell>
          <table:table-cell office:value-type="float" office:value="65710.2388657157" calcext:value-type="float">
            <text:p>65710.2388657157</text:p>
          </table:table-cell>
          <table:table-cell office:value-type="float" office:value="56740.0837241431" calcext:value-type="float">
            <text:p>56740.0837241431</text:p>
          </table:table-cell>
          <table:table-cell office:value-type="float" office:value="61028.8509809301" calcext:value-type="float">
            <text:p>61028.8509809301</text:p>
          </table:table-cell>
          <table:table-cell office:value-type="float" office:value="76229.5441371795" calcext:value-type="float">
            <text:p>76229.5441371795</text:p>
          </table:table-cell>
          <table:table-cell office:value-type="float" office:value="86162" calcext:value-type="float">
            <text:p>86162</text:p>
          </table:table-cell>
          <table:table-cell office:value-type="float" office:value="94102" calcext:value-type="float">
            <text:p>94102</text:p>
          </table:table-cell>
          <table:table-cell office:value-type="float" office:value="75340" calcext:value-type="float">
            <text:p>75340</text:p>
          </table:table-cell>
          <table:table-cell office:value-type="float" office:value="84078" calcext:value-type="float">
            <text:p>84078</text:p>
          </table:table-cell>
          <table:table-cell office:value-type="float" office:value="85606" calcext:value-type="float">
            <text:p>85606</text:p>
          </table:table-cell>
          <table:table-cell office:value-type="float" office:value="51.2997833333333" calcext:value-type="float">
            <text:p>51.2997833333333</text:p>
          </table:table-cell>
          <table:table-cell office:value-type="float" office:value="50.8795833333333" calcext:value-type="float">
            <text:p>50.8795833333333</text:p>
          </table:table-cell>
          <table:table-cell office:value-type="float" office:value="50.9005833333333" calcext:value-type="float">
            <text:p>50.9005833333333</text:p>
          </table:table-cell>
          <table:table-cell office:value-type="float" office:value="51.1043666666667" calcext:value-type="float">
            <text:p>51.1043666666667</text:p>
          </table:table-cell>
          <table:table-cell office:value-type="float" office:value="50.9187333333333" calcext:value-type="float">
            <text:p>50.9187333333333</text:p>
          </table:table-cell>
          <table:table-cell/>
          <table:table-cell office:value-type="float" office:value="66.35" calcext:value-type="float">
            <text:p>66.35</text:p>
          </table:table-cell>
          <table:table-cell office:value-type="float" office:value="0.00297283689792494" calcext:value-type="float">
            <text:p>0.002972836897925</text:p>
          </table:table-cell>
          <table:table-cell office:value-type="float" office:value="1.93423569517462" calcext:value-type="float">
            <text:p>1.93423569517462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Propionyl Heavy K (K)|[5] Propionyl Heavy K (K)|[9] EG Acetyl ENKEL K (K)|[9] Propionyl Heavy K (K)|[13] EG Acetyl ENKEL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53.689981600248" calcext:value-type="float">
            <text:p>553.689981600248</text:p>
          </table:table-cell>
          <table:table-cell office:value-type="float" office:value="41.1349333333333" calcext:value-type="float">
            <text:p>41.1349333333333</text:p>
          </table:table-cell>
          <table:table-cell office:value-type="float" office:value="0.622516666666667" calcext:value-type="float">
            <text:p>0.622516666666667</text:p>
          </table:table-cell>
          <table:table-cell office:value-type="float" office:value="1658.0481154001" calcext:value-type="float">
            <text:p>1658.0481154001</text:p>
          </table:table-cell>
          <table:table-cell office:value-type="float" office:value="3" calcext:value-type="float">
            <text:p>3</text:p>
          </table:table-cell>
          <table:table-cell office:value-type="float" office:value="9.42918608368901" calcext:value-type="float">
            <text:p>9.42918608368901</text:p>
          </table:table-cell>
          <table:table-cell office:value-type="float" office:value="48488.1718061555" calcext:value-type="float">
            <text:p>48488.1718061555</text:p>
          </table:table-cell>
          <table:table-cell office:value-type="float" office:value="37478.0811455816" calcext:value-type="float">
            <text:p>37478.0811455816</text:p>
          </table:table-cell>
          <table:table-cell office:value-type="float" office:value="43538.178676127" calcext:value-type="float">
            <text:p>43538.178676127</text:p>
          </table:table-cell>
          <table:table-cell office:value-type="float" office:value="46176.1259268747" calcext:value-type="float">
            <text:p>46176.1259268747</text:p>
          </table:table-cell>
          <table:table-cell office:value-type="float" office:value="45496.4684078902" calcext:value-type="float">
            <text:p>45496.4684078902</text:p>
          </table:table-cell>
          <table:table-cell office:value-type="float" office:value="40318.6168426518" calcext:value-type="float">
            <text:p>40318.6168426518</text:p>
          </table:table-cell>
          <table:table-cell office:value-type="float" office:value="43774.8094129397" calcext:value-type="float">
            <text:p>43774.8094129397</text:p>
          </table:table-cell>
          <table:table-cell office:value-type="float" office:value="39097.4247867257" calcext:value-type="float">
            <text:p>39097.4247867257</text:p>
          </table:table-cell>
          <table:table-cell office:value-type="float" office:value="46176.1259268747" calcext:value-type="float">
            <text:p>46176.1259268747</text:p>
          </table:table-cell>
          <table:table-cell office:value-type="float" office:value="43256.8823906995" calcext:value-type="float">
            <text:p>43256.8823906995</text:p>
          </table:table-cell>
          <table:table-cell office:value-type="float" office:value="74873" calcext:value-type="float">
            <text:p>74873</text:p>
          </table:table-cell>
          <table:table-cell office:value-type="float" office:value="126664" calcext:value-type="float">
            <text:p>126664</text:p>
          </table:table-cell>
          <table:table-cell office:value-type="float" office:value="86109" calcext:value-type="float">
            <text:p>86109</text:p>
          </table:table-cell>
          <table:table-cell office:value-type="float" office:value="95592" calcext:value-type="float">
            <text:p>95592</text:p>
          </table:table-cell>
          <table:table-cell office:value-type="float" office:value="87770" calcext:value-type="float">
            <text:p>87770</text:p>
          </table:table-cell>
          <table:table-cell office:value-type="float" office:value="41.4493333333333" calcext:value-type="float">
            <text:p>41.4493333333333</text:p>
          </table:table-cell>
          <table:table-cell office:value-type="float" office:value="41.1349333333333" calcext:value-type="float">
            <text:p>41.1349333333333</text:p>
          </table:table-cell>
          <table:table-cell office:value-type="float" office:value="41.01965" calcext:value-type="float">
            <text:p>41.01965</text:p>
          </table:table-cell>
          <table:table-cell office:value-type="float" office:value="41.3655833333333" calcext:value-type="float">
            <text:p>41.3655833333333</text:p>
          </table:table-cell>
          <table:table-cell office:value-type="float" office:value="41.1355166666667" calcext:value-type="float">
            <text:p>41.1355166666667</text:p>
          </table:table-cell>
          <table:table-cell/>
          <table:table-cell office:value-type="string" calcext:value-type="string">
            <text:p>---</text:p>
          </table:table-cell>
          <table:table-cell office:value-type="float" office:value="0.00211540010332101" calcext:value-type="float">
            <text:p>0.002115400103321</text:p>
          </table:table-cell>
          <table:table-cell office:value-type="float" office:value="1.27583921273656" calcext:value-type="float">
            <text:p>1.27583921273656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K (K)|[10] EG Trimethyl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58.361131392883" calcext:value-type="float">
            <text:p>558.361131392883</text:p>
          </table:table-cell>
          <table:table-cell office:value-type="float" office:value="41.5364" calcext:value-type="float">
            <text:p>41.5364</text:p>
          </table:table-cell>
          <table:table-cell office:value-type="float" office:value="0.356866666666667" calcext:value-type="float">
            <text:p>0.356866666666667</text:p>
          </table:table-cell>
          <table:table-cell office:value-type="float" office:value="1672.06156477801" calcext:value-type="float">
            <text:p>1672.06156477801</text:p>
          </table:table-cell>
          <table:table-cell office:value-type="float" office:value="3" calcext:value-type="float">
            <text:p>3</text:p>
          </table:table-cell>
          <table:table-cell office:value-type="float" office:value="10.0151581774923" calcext:value-type="float">
            <text:p>10.0151581774923</text:p>
          </table:table-cell>
          <table:table-cell office:value-type="float" office:value="43984.8670550344" calcext:value-type="float">
            <text:p>43984.8670550344</text:p>
          </table:table-cell>
          <table:table-cell office:value-type="float" office:value="48662.2587498954" calcext:value-type="float">
            <text:p>48662.2587498954</text:p>
          </table:table-cell>
          <table:table-cell office:value-type="float" office:value="38589.4733572407" calcext:value-type="float">
            <text:p>38589.4733572407</text:p>
          </table:table-cell>
          <table:table-cell office:value-type="float" office:value="38577.7694896951" calcext:value-type="float">
            <text:p>38577.7694896951</text:p>
          </table:table-cell>
          <table:table-cell office:value-type="float" office:value="41459.9492377577" calcext:value-type="float">
            <text:p>41459.9492377577</text:p>
          </table:table-cell>
          <table:table-cell office:value-type="float" office:value="36574.0537456556" calcext:value-type="float">
            <text:p>36574.0537456556</text:p>
          </table:table-cell>
          <table:table-cell office:value-type="float" office:value="56838.0513961016" calcext:value-type="float">
            <text:p>56838.0513961016</text:p>
          </table:table-cell>
          <table:table-cell office:value-type="float" office:value="34653.4714593231" calcext:value-type="float">
            <text:p>34653.4714593231</text:p>
          </table:table-cell>
          <table:table-cell office:value-type="float" office:value="38577.7694896951" calcext:value-type="float">
            <text:p>38577.7694896951</text:p>
          </table:table-cell>
          <table:table-cell office:value-type="float" office:value="39419.062860515" calcext:value-type="float">
            <text:p>39419.062860515</text:p>
          </table:table-cell>
          <table:table-cell office:value-type="float" office:value="52061" calcext:value-type="float">
            <text:p>52061</text:p>
          </table:table-cell>
          <table:table-cell office:value-type="float" office:value="94079" calcext:value-type="float">
            <text:p>94079</text:p>
          </table:table-cell>
          <table:table-cell office:value-type="float" office:value="53506" calcext:value-type="float">
            <text:p>53506</text:p>
          </table:table-cell>
          <table:table-cell office:value-type="float" office:value="62731" calcext:value-type="float">
            <text:p>62731</text:p>
          </table:table-cell>
          <table:table-cell office:value-type="float" office:value="63203" calcext:value-type="float">
            <text:p>63203</text:p>
          </table:table-cell>
          <table:table-cell office:value-type="float" office:value="41.8348666666667" calcext:value-type="float">
            <text:p>41.8348666666667</text:p>
          </table:table-cell>
          <table:table-cell office:value-type="float" office:value="41.5364" calcext:value-type="float">
            <text:p>41.5364</text:p>
          </table:table-cell>
          <table:table-cell office:value-type="float" office:value="41.5446666666667" calcext:value-type="float">
            <text:p>41.5446666666667</text:p>
          </table:table-cell>
          <table:table-cell office:value-type="float" office:value="41.7660666666667" calcext:value-type="float">
            <text:p>41.7660666666667</text:p>
          </table:table-cell>
          <table:table-cell office:value-type="float" office:value="41.5151333333333" calcext:value-type="float">
            <text:p>41.5151333333333</text:p>
          </table:table-cell>
          <table:table-cell/>
          <table:table-cell office:value-type="float" office:value="46.44" calcext:value-type="float">
            <text:p>46.44</text:p>
          </table:table-cell>
          <table:table-cell office:value-type="float" office:value="-0.000135221990831269" calcext:value-type="float">
            <text:p>-0.000135221990831</text:p>
          </table:table-cell>
          <table:table-cell office:value-type="float" office:value="-0.0808714121202998" calcext:value-type="float">
            <text:p>-0.0808714121203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Trimethyl (K)|[1] Propionyl Heavy K (K)|[10] Propionyl Heavy + Me (K)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657" calcext:value-type="float">
            <text:p>12657</text:p>
          </table:table-cell>
          <table:table-cell office:value-type="float" office:value="779.0106430083" calcext:value-type="float">
            <text:p>779.0106430083</text:p>
          </table:table-cell>
          <table:table-cell office:value-type="float" office:value="53.2547666666667" calcext:value-type="float">
            <text:p>53.2547666666667</text:p>
          </table:table-cell>
          <table:table-cell office:value-type="float" office:value="0.320683333333333" calcext:value-type="float">
            <text:p>0.320683333333333</text:p>
          </table:table-cell>
          <table:table-cell office:value-type="float" office:value="1556.00673308284" calcext:value-type="float">
            <text:p>1556.00673308284</text:p>
          </table:table-cell>
          <table:table-cell office:value-type="float" office:value="2" calcext:value-type="float">
            <text:p>2</text:p>
          </table:table-cell>
          <table:table-cell office:value-type="float" office:value="20.5746235955231" calcext:value-type="float">
            <text:p>20.5746235955231</text:p>
          </table:table-cell>
          <table:table-cell office:value-type="float" office:value="84595.2721081428" calcext:value-type="float">
            <text:p>84595.2721081428</text:p>
          </table:table-cell>
          <table:table-cell office:value-type="float" office:value="50725.2374909368" calcext:value-type="float">
            <text:p>50725.2374909368</text:p>
          </table:table-cell>
          <table:table-cell office:value-type="float" office:value="67441.4442619943" calcext:value-type="float">
            <text:p>67441.4442619943</text:p>
          </table:table-cell>
          <table:table-cell office:value-type="float" office:value="79617.5955864235" calcext:value-type="float">
            <text:p>79617.5955864235</text:p>
          </table:table-cell>
          <table:table-cell office:value-type="float" office:value="59016.8391813584" calcext:value-type="float">
            <text:p>59016.8391813584</text:p>
          </table:table-cell>
          <table:table-cell office:value-type="float" office:value="70342.1934830525" calcext:value-type="float">
            <text:p>70342.1934830525</text:p>
          </table:table-cell>
          <table:table-cell office:value-type="float" office:value="59247.6331690115" calcext:value-type="float">
            <text:p>59247.6331690115</text:p>
          </table:table-cell>
          <table:table-cell office:value-type="float" office:value="60562.6343296554" calcext:value-type="float">
            <text:p>60562.6343296554</text:p>
          </table:table-cell>
          <table:table-cell office:value-type="float" office:value="79617.5955864235" calcext:value-type="float">
            <text:p>79617.5955864235</text:p>
          </table:table-cell>
          <table:table-cell office:value-type="float" office:value="56111.7062680873" calcext:value-type="float">
            <text:p>56111.7062680873</text:p>
          </table:table-cell>
          <table:table-cell office:value-type="float" office:value="53035" calcext:value-type="float">
            <text:p>53035</text:p>
          </table:table-cell>
          <table:table-cell office:value-type="float" office:value="56272" calcext:value-type="float">
            <text:p>56272</text:p>
          </table:table-cell>
          <table:table-cell office:value-type="float" office:value="40677" calcext:value-type="float">
            <text:p>40677</text:p>
          </table:table-cell>
          <table:table-cell office:value-type="float" office:value="51490" calcext:value-type="float">
            <text:p>51490</text:p>
          </table:table-cell>
          <table:table-cell office:value-type="float" office:value="48549" calcext:value-type="float">
            <text:p>48549</text:p>
          </table:table-cell>
          <table:table-cell office:value-type="float" office:value="53.7019" calcext:value-type="float">
            <text:p>53.7019</text:p>
          </table:table-cell>
          <table:table-cell office:value-type="float" office:value="53.2547666666667" calcext:value-type="float">
            <text:p>53.2547666666667</text:p>
          </table:table-cell>
          <table:table-cell office:value-type="float" office:value="53.4387333333333" calcext:value-type="float">
            <text:p>53.4387333333333</text:p>
          </table:table-cell>
          <table:table-cell office:value-type="float" office:value="53.5576666666667" calcext:value-type="float">
            <text:p>53.5576666666667</text:p>
          </table:table-cell>
          <table:table-cell office:value-type="float" office:value="53.2187166666667" calcext:value-type="float">
            <text:p>53.2187166666667</text:p>
          </table:table-cell>
          <table:table-cell/>
          <table:table-cell office:value-type="float" office:value="52.28" calcext:value-type="float">
            <text:p>52.28</text:p>
          </table:table-cell>
          <table:table-cell office:value-type="float" office:value="0.00283308283951556" calcext:value-type="float">
            <text:p>0.002833082839516</text:p>
          </table:table-cell>
          <table:table-cell office:value-type="float" office:value="1.82074276260847" calcext:value-type="float">
            <text:p>1.82074276260847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Propionyl Heavy K (K)|[5] Propionyl Heavy K (K)|[9] EG Acetyl ENKEL K (K)|[9] Propionyl Heavy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46.544775673469" calcext:value-type="float">
            <text:p>846.544775673469</text:p>
          </table:table-cell>
          <table:table-cell office:value-type="float" office:value="52.1086833333333" calcext:value-type="float">
            <text:p>52.1086833333333</text:p>
          </table:table-cell>
          <table:table-cell office:value-type="float" office:value="0.492466666666667" calcext:value-type="float">
            <text:p>0.492466666666667</text:p>
          </table:table-cell>
          <table:table-cell office:value-type="float" office:value="1691.07499841318" calcext:value-type="float">
            <text:p>1691.07499841318</text:p>
          </table:table-cell>
          <table:table-cell office:value-type="float" office:value="2" calcext:value-type="float">
            <text:p>2</text:p>
          </table:table-cell>
          <table:table-cell office:value-type="float" office:value="15.4398145630579" calcext:value-type="float">
            <text:p>15.4398145630579</text:p>
          </table:table-cell>
          <table:table-cell office:value-type="float" office:value="37674.1016359192" calcext:value-type="float">
            <text:p>37674.1016359192</text:p>
          </table:table-cell>
          <table:table-cell office:value-type="float" office:value="26728.2984238102" calcext:value-type="float">
            <text:p>26728.2984238102</text:p>
          </table:table-cell>
          <table:table-cell office:value-type="float" office:value="26480.9210401732" calcext:value-type="float">
            <text:p>26480.9210401732</text:p>
          </table:table-cell>
          <table:table-cell office:value-type="float" office:value="30214.7730688684" calcext:value-type="float">
            <text:p>30214.7730688684</text:p>
          </table:table-cell>
          <table:table-cell office:value-type="float" office:value="28233.630076432" calcext:value-type="float">
            <text:p>28233.630076432</text:p>
          </table:table-cell>
          <table:table-cell office:value-type="float" office:value="31326.5609357727" calcext:value-type="float">
            <text:p>31326.5609357727</text:p>
          </table:table-cell>
          <table:table-cell office:value-type="float" office:value="31218.9454121082" calcext:value-type="float">
            <text:p>31218.9454121082</text:p>
          </table:table-cell>
          <table:table-cell office:value-type="float" office:value="23779.9524493912" calcext:value-type="float">
            <text:p>23779.9524493912</text:p>
          </table:table-cell>
          <table:table-cell office:value-type="float" office:value="30214.7730688684" calcext:value-type="float">
            <text:p>30214.7730688684</text:p>
          </table:table-cell>
          <table:table-cell office:value-type="float" office:value="26843.8157601466" calcext:value-type="float">
            <text:p>26843.8157601466</text:p>
          </table:table-cell>
          <table:table-cell office:value-type="float" office:value="37017" calcext:value-type="float">
            <text:p>37017</text:p>
          </table:table-cell>
          <table:table-cell office:value-type="float" office:value="53415" calcext:value-type="float">
            <text:p>53415</text:p>
          </table:table-cell>
          <table:table-cell office:value-type="float" office:value="30424" calcext:value-type="float">
            <text:p>30424</text:p>
          </table:table-cell>
          <table:table-cell office:value-type="float" office:value="41147" calcext:value-type="float">
            <text:p>41147</text:p>
          </table:table-cell>
          <table:table-cell office:value-type="float" office:value="36906" calcext:value-type="float">
            <text:p>36906</text:p>
          </table:table-cell>
          <table:table-cell office:value-type="float" office:value="52.50045" calcext:value-type="float">
            <text:p>52.50045</text:p>
          </table:table-cell>
          <table:table-cell office:value-type="float" office:value="52.1086833333333" calcext:value-type="float">
            <text:p>52.1086833333333</text:p>
          </table:table-cell>
          <table:table-cell office:value-type="float" office:value="52.2985833333333" calcext:value-type="float">
            <text:p>52.2985833333333</text:p>
          </table:table-cell>
          <table:table-cell office:value-type="float" office:value="52.3992333333333" calcext:value-type="float">
            <text:p>52.3992333333333</text:p>
          </table:table-cell>
          <table:table-cell office:value-type="float" office:value="52.1586833333333" calcext:value-type="float">
            <text:p>52.1586833333333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0.00269841317731334" calcext:value-type="float">
            <text:p>0.002698413177313</text:p>
          </table:table-cell>
          <table:table-cell office:value-type="float" office:value="1.5956817324211" calcext:value-type="float">
            <text:p>1.5956817324211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K (K)|[10] Propionyl Heavy + Me (K)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683" calcext:value-type="float">
            <text:p>12683</text:p>
          </table:table-cell>
          <table:table-cell office:value-type="float" office:value="407.262295504673" calcext:value-type="float">
            <text:p>407.262295504673</text:p>
          </table:table-cell>
          <table:table-cell office:value-type="float" office:value="31.5858166666667" calcext:value-type="float">
            <text:p>31.5858166666667</text:p>
          </table:table-cell>
          <table:table-cell office:value-type="float" office:value="0.519783333333333" calcext:value-type="float">
            <text:p>0.519783333333333</text:p>
          </table:table-cell>
          <table:table-cell office:value-type="float" office:value="1625.02007615117" calcext:value-type="float">
            <text:p>1625.02007615117</text:p>
          </table:table-cell>
          <table:table-cell office:value-type="float" office:value="4" calcext:value-type="float">
            <text:p>4</text:p>
          </table:table-cell>
          <table:table-cell office:value-type="float" office:value="5.72637645149276" calcext:value-type="float">
            <text:p>5.72637645149276</text:p>
          </table:table-cell>
          <table:table-cell office:value-type="float" office:value="33020.5943554734" calcext:value-type="float">
            <text:p>33020.5943554734</text:p>
          </table:table-cell>
          <table:table-cell office:value-type="float" office:value="31246.6443676577" calcext:value-type="float">
            <text:p>31246.6443676577</text:p>
          </table:table-cell>
          <table:table-cell office:value-type="float" office:value="35229.4805128801" calcext:value-type="float">
            <text:p>35229.4805128801</text:p>
          </table:table-cell>
          <table:table-cell office:value-type="float" office:value="35750.8728098838" calcext:value-type="float">
            <text:p>35750.8728098838</text:p>
          </table:table-cell>
          <table:table-cell office:value-type="float" office:value="35516.0921887437" calcext:value-type="float">
            <text:p>35516.0921887437</text:p>
          </table:table-cell>
          <table:table-cell office:value-type="float" office:value="27457.1022610911" calcext:value-type="float">
            <text:p>27457.1022610911</text:p>
          </table:table-cell>
          <table:table-cell office:value-type="float" office:value="36496.4229805394" calcext:value-type="float">
            <text:p>36496.4229805394</text:p>
          </table:table-cell>
          <table:table-cell office:value-type="float" office:value="31636.1870549032" calcext:value-type="float">
            <text:p>31636.1870549032</text:p>
          </table:table-cell>
          <table:table-cell office:value-type="float" office:value="35750.8728098838" calcext:value-type="float">
            <text:p>35750.8728098838</text:p>
          </table:table-cell>
          <table:table-cell office:value-type="float" office:value="33767.7950959221" calcext:value-type="float">
            <text:p>33767.7950959221</text:p>
          </table:table-cell>
          <table:table-cell office:value-type="float" office:value="23812" calcext:value-type="float">
            <text:p>23812</text:p>
          </table:table-cell>
          <table:table-cell office:value-type="float" office:value="40789" calcext:value-type="float">
            <text:p>40789</text:p>
          </table:table-cell>
          <table:table-cell office:value-type="float" office:value="26993" calcext:value-type="float">
            <text:p>26993</text:p>
          </table:table-cell>
          <table:table-cell office:value-type="float" office:value="31102" calcext:value-type="float">
            <text:p>31102</text:p>
          </table:table-cell>
          <table:table-cell office:value-type="float" office:value="27648" calcext:value-type="float">
            <text:p>27648</text:p>
          </table:table-cell>
          <table:table-cell office:value-type="float" office:value="31.8406833333333" calcext:value-type="float">
            <text:p>31.8406833333333</text:p>
          </table:table-cell>
          <table:table-cell office:value-type="float" office:value="31.5858166666667" calcext:value-type="float">
            <text:p>31.5858166666667</text:p>
          </table:table-cell>
          <table:table-cell office:value-type="float" office:value="31.4762333333333" calcext:value-type="float">
            <text:p>31.4762333333333</text:p>
          </table:table-cell>
          <table:table-cell office:value-type="float" office:value="31.6938833333333" calcext:value-type="float">
            <text:p>31.6938833333333</text:p>
          </table:table-cell>
          <table:table-cell office:value-type="float" office:value="31.5157333333333" calcext:value-type="float">
            <text:p>31.5157333333333</text:p>
          </table:table-cell>
          <table:table-cell/>
          <table:table-cell office:value-type="float" office:value="45.84" calcext:value-type="float">
            <text:p>45.84</text:p>
          </table:table-cell>
          <table:table-cell office:value-type="float" office:value="0.000376151172076789" calcext:value-type="float">
            <text:p>0.000376151172077</text:p>
          </table:table-cell>
          <table:table-cell office:value-type="float" office:value="0.231474838167678" calcext:value-type="float">
            <text:p>0.231474838167678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Trimethyl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2682" calcext:value-type="float">
            <text:p>12682</text:p>
          </table:table-cell>
          <table:table-cell office:value-type="float" office:value="558.34933149004" calcext:value-type="float">
            <text:p>558.34933149004</text:p>
          </table:table-cell>
          <table:table-cell office:value-type="float" office:value="41.1970166666667" calcext:value-type="float">
            <text:p>41.1970166666667</text:p>
          </table:table-cell>
          <table:table-cell office:value-type="float" office:value="0.278533333333333" calcext:value-type="float">
            <text:p>0.278533333333333</text:p>
          </table:table-cell>
          <table:table-cell office:value-type="float" office:value="1672.02616506948" calcext:value-type="float">
            <text:p>1672.02616506948</text:p>
          </table:table-cell>
          <table:table-cell office:value-type="float" office:value="3" calcext:value-type="float">
            <text:p>3</text:p>
          </table:table-cell>
          <table:table-cell office:value-type="float" office:value="19.3513619368753" calcext:value-type="float">
            <text:p>19.3513619368753</text:p>
          </table:table-cell>
          <table:table-cell office:value-type="float" office:value="12142.8376284154" calcext:value-type="float">
            <text:p>12142.8376284154</text:p>
          </table:table-cell>
          <table:table-cell office:value-type="float" office:value="17399.1589801465" calcext:value-type="float">
            <text:p>17399.1589801465</text:p>
          </table:table-cell>
          <table:table-cell office:value-type="float" office:value="19816.704396233" calcext:value-type="float">
            <text:p>19816.704396233</text:p>
          </table:table-cell>
          <table:table-cell office:value-type="float" office:value="14148.7808593576" calcext:value-type="float">
            <text:p>14148.7808593576</text:p>
          </table:table-cell>
          <table:table-cell office:value-type="float" office:value="14445.1976897242" calcext:value-type="float">
            <text:p>14445.1976897242</text:p>
          </table:table-cell>
          <table:table-cell office:value-type="float" office:value="10096.94528554" calcext:value-type="float">
            <text:p>10096.94528554</text:p>
          </table:table-cell>
          <table:table-cell office:value-type="float" office:value="20322.4083256233" calcext:value-type="float">
            <text:p>20322.4083256233</text:p>
          </table:table-cell>
          <table:table-cell office:value-type="float" office:value="17795.4644225237" calcext:value-type="float">
            <text:p>17795.4644225237</text:p>
          </table:table-cell>
          <table:table-cell office:value-type="float" office:value="14148.7808593576" calcext:value-type="float">
            <text:p>14148.7808593576</text:p>
          </table:table-cell>
          <table:table-cell office:value-type="float" office:value="13734.1257341732" calcext:value-type="float">
            <text:p>13734.1257341732</text:p>
          </table:table-cell>
          <table:table-cell office:value-type="float" office:value="14740" calcext:value-type="float">
            <text:p>14740</text:p>
          </table:table-cell>
          <table:table-cell office:value-type="float" office:value="28818" calcext:value-type="float">
            <text:p>28818</text:p>
          </table:table-cell>
          <table:table-cell office:value-type="float" office:value="22523" calcext:value-type="float">
            <text:p>22523</text:p>
          </table:table-cell>
          <table:table-cell office:value-type="float" office:value="18655" calcext:value-type="float">
            <text:p>18655</text:p>
          </table:table-cell>
          <table:table-cell office:value-type="float" office:value="19995" calcext:value-type="float">
            <text:p>19995</text:p>
          </table:table-cell>
          <table:table-cell office:value-type="float" office:value="41.4924666666667" calcext:value-type="float">
            <text:p>41.4924666666667</text:p>
          </table:table-cell>
          <table:table-cell office:value-type="float" office:value="41.1970166666667" calcext:value-type="float">
            <text:p>41.1970166666667</text:p>
          </table:table-cell>
          <table:table-cell office:value-type="float" office:value="41.1939" calcext:value-type="float">
            <text:p>41.1939</text:p>
          </table:table-cell>
          <table:table-cell office:value-type="float" office:value="41.4151" calcext:value-type="float">
            <text:p>41.4151</text:p>
          </table:table-cell>
          <table:table-cell office:value-type="float" office:value="41.1843333333333" calcext:value-type="float">
            <text:p>41.184333333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23.023580071899" calcext:value-type="float">
            <text:p>823.023580071899</text:p>
          </table:table-cell>
          <table:table-cell office:value-type="float" office:value="38.3456333333333" calcext:value-type="float">
            <text:p>38.3456333333333</text:p>
          </table:table-cell>
          <table:table-cell office:value-type="float" office:value="0.442283333333333" calcext:value-type="float">
            <text:p>0.442283333333333</text:p>
          </table:table-cell>
          <table:table-cell office:value-type="float" office:value="1644.03260721004" calcext:value-type="float">
            <text:p>1644.03260721004</text:p>
          </table:table-cell>
          <table:table-cell office:value-type="float" office:value="2" calcext:value-type="float">
            <text:p>2</text:p>
          </table:table-cell>
          <table:table-cell office:value-type="float" office:value="8.53667259356653" calcext:value-type="float">
            <text:p>8.53667259356653</text:p>
          </table:table-cell>
          <table:table-cell office:value-type="float" office:value="25255.7943563977" calcext:value-type="float">
            <text:p>25255.7943563977</text:p>
          </table:table-cell>
          <table:table-cell office:value-type="float" office:value="27061.7432271941" calcext:value-type="float">
            <text:p>27061.7432271941</text:p>
          </table:table-cell>
          <table:table-cell office:value-type="float" office:value="26326.0398436641" calcext:value-type="float">
            <text:p>26326.0398436641</text:p>
          </table:table-cell>
          <table:table-cell office:value-type="float" office:value="21504.2679602998" calcext:value-type="float">
            <text:p>21504.2679602998</text:p>
          </table:table-cell>
          <table:table-cell office:value-type="float" office:value="25107.7923086809" calcext:value-type="float">
            <text:p>25107.7923086809</text:p>
          </table:table-cell>
          <table:table-cell office:value-type="float" office:value="21000.5586472357" calcext:value-type="float">
            <text:p>21000.5586472357</text:p>
          </table:table-cell>
          <table:table-cell office:value-type="float" office:value="31608.4125959046" calcext:value-type="float">
            <text:p>31608.4125959046</text:p>
          </table:table-cell>
          <table:table-cell office:value-type="float" office:value="23640.8686357011" calcext:value-type="float">
            <text:p>23640.8686357011</text:p>
          </table:table-cell>
          <table:table-cell office:value-type="float" office:value="21504.2679602998" calcext:value-type="float">
            <text:p>21504.2679602998</text:p>
          </table:table-cell>
          <table:table-cell office:value-type="float" office:value="23871.8488927454" calcext:value-type="float">
            <text:p>23871.8488927454</text:p>
          </table:table-cell>
          <table:table-cell office:value-type="float" office:value="18227" calcext:value-type="float">
            <text:p>18227</text:p>
          </table:table-cell>
          <table:table-cell office:value-type="float" office:value="20847" calcext:value-type="float">
            <text:p>20847</text:p>
          </table:table-cell>
          <table:table-cell office:value-type="float" office:value="13510" calcext:value-type="float">
            <text:p>13510</text:p>
          </table:table-cell>
          <table:table-cell office:value-type="float" office:value="10475" calcext:value-type="float">
            <text:p>10475</text:p>
          </table:table-cell>
          <table:table-cell office:value-type="float" office:value="15370" calcext:value-type="float">
            <text:p>15370</text:p>
          </table:table-cell>
          <table:table-cell office:value-type="float" office:value="38.6716833333333" calcext:value-type="float">
            <text:p>38.6716833333333</text:p>
          </table:table-cell>
          <table:table-cell office:value-type="float" office:value="38.3456333333333" calcext:value-type="float">
            <text:p>38.3456333333333</text:p>
          </table:table-cell>
          <table:table-cell office:value-type="float" office:value="38.3525" calcext:value-type="float">
            <text:p>38.3525</text:p>
          </table:table-cell>
          <table:table-cell office:value-type="float" office:value="38.5350833333333" calcext:value-type="float">
            <text:p>38.5350833333333</text:p>
          </table:table-cell>
          <table:table-cell office:value-type="float" office:value="38.3164666666667" calcext:value-type="float">
            <text:p>38.3164666666667</text:p>
          </table:table-cell>
          <table:table-cell/>
          <table:table-cell office:value-type="float" office:value="88.1" calcext:value-type="float">
            <text:p>88.1</text:p>
          </table:table-cell>
          <table:table-cell office:value-type="float" office:value="0.00220721003779545" calcext:value-type="float">
            <text:p>0.002207210037795</text:p>
          </table:table-cell>
          <table:table-cell office:value-type="float" office:value="1.34256035520721" calcext:value-type="float">
            <text:p>1.34256035520721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53.552836583064" calcext:value-type="float">
            <text:p>853.552836583064</text:p>
          </table:table-cell>
          <table:table-cell office:value-type="float" office:value="56.1264666666667" calcext:value-type="float">
            <text:p>56.1264666666667</text:p>
          </table:table-cell>
          <table:table-cell office:value-type="float" office:value="0.6253" calcext:value-type="float">
            <text:p>0.6253</text:p>
          </table:table-cell>
          <table:table-cell office:value-type="float" office:value="1705.09112023237" calcext:value-type="float">
            <text:p>1705.09112023237</text:p>
          </table:table-cell>
          <table:table-cell office:value-type="float" office:value="2" calcext:value-type="float">
            <text:p>2</text:p>
          </table:table-cell>
          <table:table-cell office:value-type="float" office:value="3.76160695654531" calcext:value-type="float">
            <text:p>3.76160695654531</text:p>
          </table:table-cell>
          <table:table-cell office:value-type="float" office:value="25069.6320756316" calcext:value-type="float">
            <text:p>25069.6320756316</text:p>
          </table:table-cell>
          <table:table-cell office:value-type="float" office:value="27808.1906942065" calcext:value-type="float">
            <text:p>27808.1906942065</text:p>
          </table:table-cell>
          <table:table-cell office:value-type="float" office:value="26774.4039563409" calcext:value-type="float">
            <text:p>26774.4039563409</text:p>
          </table:table-cell>
          <table:table-cell office:value-type="float" office:value="26927.5788445197" calcext:value-type="float">
            <text:p>26927.5788445197</text:p>
          </table:table-cell>
          <table:table-cell office:value-type="float" office:value="27014.358402206" calcext:value-type="float">
            <text:p>27014.358402206</text:p>
          </table:table-cell>
          <table:table-cell office:value-type="float" office:value="20845.7620156207" calcext:value-type="float">
            <text:p>20845.7620156207</text:p>
          </table:table-cell>
          <table:table-cell office:value-type="float" office:value="32480.2714159523" calcext:value-type="float">
            <text:p>32480.2714159523</text:p>
          </table:table-cell>
          <table:table-cell office:value-type="float" office:value="24043.5010540862" calcext:value-type="float">
            <text:p>24043.5010540862</text:p>
          </table:table-cell>
          <table:table-cell office:value-type="float" office:value="26927.5788445197" calcext:value-type="float">
            <text:p>26927.5788445197</text:p>
          </table:table-cell>
          <table:table-cell office:value-type="float" office:value="25684.5633333108" calcext:value-type="float">
            <text:p>25684.5633333108</text:p>
          </table:table-cell>
          <table:table-cell office:value-type="float" office:value="16135" calcext:value-type="float">
            <text:p>16135</text:p>
          </table:table-cell>
          <table:table-cell office:value-type="float" office:value="23703" calcext:value-type="float">
            <text:p>23703</text:p>
          </table:table-cell>
          <table:table-cell office:value-type="float" office:value="20076" calcext:value-type="float">
            <text:p>20076</text:p>
          </table:table-cell>
          <table:table-cell office:value-type="float" office:value="22474" calcext:value-type="float">
            <text:p>22474</text:p>
          </table:table-cell>
          <table:table-cell office:value-type="float" office:value="16221" calcext:value-type="float">
            <text:p>16221</text:p>
          </table:table-cell>
          <table:table-cell office:value-type="float" office:value="56.5359166666667" calcext:value-type="float">
            <text:p>56.5359166666667</text:p>
          </table:table-cell>
          <table:table-cell office:value-type="float" office:value="56.1264666666667" calcext:value-type="float">
            <text:p>56.1264666666667</text:p>
          </table:table-cell>
          <table:table-cell office:value-type="float" office:value="56.1489" calcext:value-type="float">
            <text:p>56.1489</text:p>
          </table:table-cell>
          <table:table-cell office:value-type="float" office:value="56.4862666666667" calcext:value-type="float">
            <text:p>56.4862666666667</text:p>
          </table:table-cell>
          <table:table-cell office:value-type="float" office:value="56.1438833333333" calcext:value-type="float">
            <text:p>56.1438833333333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.00312023236870118" calcext:value-type="float">
            <text:p>0.003120232368701</text:p>
          </table:table-cell>
          <table:table-cell office:value-type="float" office:value="1.82995386085714" calcext:value-type="float">
            <text:p>1.82995386085714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+ Me (K) (K)|[1] Propionyl Heavy K (K)|[10] Propionyl Heavy + Me (K)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38.008723369902" calcext:value-type="float">
            <text:p>538.008723369902</text:p>
          </table:table-cell>
          <table:table-cell office:value-type="float" office:value="31.6848" calcext:value-type="float">
            <text:p>31.6848</text:p>
          </table:table-cell>
          <table:table-cell office:value-type="float" office:value="0.5363" calcext:value-type="float">
            <text:p>0.5363</text:p>
          </table:table-cell>
          <table:table-cell office:value-type="float" office:value="1611.00434070907" calcext:value-type="float">
            <text:p>1611.00434070907</text:p>
          </table:table-cell>
          <table:table-cell office:value-type="float" office:value="3" calcext:value-type="float">
            <text:p>3</text:p>
          </table:table-cell>
          <table:table-cell office:value-type="float" office:value="13.730446919424" calcext:value-type="float">
            <text:p>13.730446919424</text:p>
          </table:table-cell>
          <table:table-cell office:value-type="float" office:value="27298.7613645893" calcext:value-type="float">
            <text:p>27298.7613645893</text:p>
          </table:table-cell>
          <table:table-cell office:value-type="float" office:value="33817.3854332538" calcext:value-type="float">
            <text:p>33817.3854332538</text:p>
          </table:table-cell>
          <table:table-cell office:value-type="float" office:value="30076.8481826245" calcext:value-type="float">
            <text:p>30076.8481826245</text:p>
          </table:table-cell>
          <table:table-cell office:value-type="float" office:value="26361.1523346257" calcext:value-type="float">
            <text:p>26361.1523346257</text:p>
          </table:table-cell>
          <table:table-cell office:value-type="float" office:value="23632.3293957651" calcext:value-type="float">
            <text:p>23632.3293957651</text:p>
          </table:table-cell>
          <table:table-cell office:value-type="float" office:value="22699.3152915313" calcext:value-type="float">
            <text:p>22699.3152915313</text:p>
          </table:table-cell>
          <table:table-cell office:value-type="float" office:value="39499.0767119125" calcext:value-type="float">
            <text:p>39499.0767119125</text:p>
          </table:table-cell>
          <table:table-cell office:value-type="float" office:value="27009.1066139778" calcext:value-type="float">
            <text:p>27009.1066139778</text:p>
          </table:table-cell>
          <table:table-cell office:value-type="float" office:value="26361.1523346257" calcext:value-type="float">
            <text:p>26361.1523346257</text:p>
          </table:table-cell>
          <table:table-cell office:value-type="float" office:value="22469.0163668528" calcext:value-type="float">
            <text:p>22469.0163668528</text:p>
          </table:table-cell>
          <table:table-cell office:value-type="float" office:value="11025" calcext:value-type="float">
            <text:p>11025</text:p>
          </table:table-cell>
          <table:table-cell office:value-type="float" office:value="22541" calcext:value-type="float">
            <text:p>22541</text:p>
          </table:table-cell>
          <table:table-cell office:value-type="float" office:value="13871" calcext:value-type="float">
            <text:p>13871</text:p>
          </table:table-cell>
          <table:table-cell office:value-type="float" office:value="11506" calcext:value-type="float">
            <text:p>11506</text:p>
          </table:table-cell>
          <table:table-cell office:value-type="float" office:value="21630" calcext:value-type="float">
            <text:p>21630</text:p>
          </table:table-cell>
          <table:table-cell office:value-type="float" office:value="31.9300833333333" calcext:value-type="float">
            <text:p>31.9300833333333</text:p>
          </table:table-cell>
          <table:table-cell office:value-type="float" office:value="31.6848" calcext:value-type="float">
            <text:p>31.6848</text:p>
          </table:table-cell>
          <table:table-cell office:value-type="float" office:value="31.59945" calcext:value-type="float">
            <text:p>31.59945</text:p>
          </table:table-cell>
          <table:table-cell office:value-type="float" office:value="31.80205" calcext:value-type="float">
            <text:p>31.80205</text:p>
          </table:table-cell>
          <table:table-cell office:value-type="float" office:value="31.63175" calcext:value-type="float">
            <text:p>31.63175</text:p>
          </table:table-cell>
          <table:table-cell/>
          <table:table-cell office:value-type="float" office:value="36.02" calcext:value-type="float">
            <text:p>36.02</text:p>
          </table:table-cell>
          <table:table-cell office:value-type="float" office:value="0.000240709065110423" calcext:value-type="float">
            <text:p>0.00024070906511</text:p>
          </table:table-cell>
          <table:table-cell office:value-type="float" office:value="0.149415550904199" calcext:value-type="float">
            <text:p>0.14941555090419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670" calcext:value-type="float">
            <text:p>12670</text:p>
          </table:table-cell>
          <table:table-cell office:value-type="float" office:value="759.962773815988" calcext:value-type="float">
            <text:p>759.962773815988</text:p>
          </table:table-cell>
          <table:table-cell office:value-type="float" office:value="47.84595" calcext:value-type="float">
            <text:p>47.84595</text:p>
          </table:table-cell>
          <table:table-cell office:value-type="float" office:value="0.548333333333333" calcext:value-type="float">
            <text:p>0.548333333333333</text:p>
          </table:table-cell>
          <table:table-cell office:value-type="float" office:value="1517.91099469822" calcext:value-type="float">
            <text:p>1517.91099469822</text:p>
          </table:table-cell>
          <table:table-cell office:value-type="float" office:value="2" calcext:value-type="float">
            <text:p>2</text:p>
          </table:table-cell>
          <table:table-cell office:value-type="float" office:value="23.0663715827469" calcext:value-type="float">
            <text:p>23.0663715827469</text:p>
          </table:table-cell>
          <table:table-cell office:value-type="float" office:value="20734.9542434414" calcext:value-type="float">
            <text:p>20734.9542434414</text:p>
          </table:table-cell>
          <table:table-cell office:value-type="float" office:value="13017.2786821488" calcext:value-type="float">
            <text:p>13017.2786821488</text:p>
          </table:table-cell>
          <table:table-cell office:value-type="float" office:value="12794.6177180118" calcext:value-type="float">
            <text:p>12794.6177180118</text:p>
          </table:table-cell>
          <table:table-cell office:value-type="float" office:value="13281.4630342669" calcext:value-type="float">
            <text:p>13281.4630342669</text:p>
          </table:table-cell>
          <table:table-cell office:value-type="float" office:value="13660.6693931953" calcext:value-type="float">
            <text:p>13660.6693931953</text:p>
          </table:table-cell>
          <table:table-cell office:value-type="float" office:value="17241.4146430058" calcext:value-type="float">
            <text:p>17241.4146430058</text:p>
          </table:table-cell>
          <table:table-cell office:value-type="float" office:value="15204.3241267534" calcext:value-type="float">
            <text:p>15204.3241267534</text:p>
          </table:table-cell>
          <table:table-cell office:value-type="float" office:value="11489.6079513581" calcext:value-type="float">
            <text:p>11489.6079513581</text:p>
          </table:table-cell>
          <table:table-cell office:value-type="float" office:value="13281.4630342669" calcext:value-type="float">
            <text:p>13281.4630342669</text:p>
          </table:table-cell>
          <table:table-cell office:value-type="float" office:value="12988.2162286072" calcext:value-type="float">
            <text:p>12988.2162286072</text:p>
          </table:table-cell>
          <table:table-cell office:value-type="float" office:value="10871" calcext:value-type="float">
            <text:p>10871</text:p>
          </table:table-cell>
          <table:table-cell office:value-type="float" office:value="8984" calcext:value-type="float">
            <text:p>8984</text:p>
          </table:table-cell>
          <table:table-cell office:value-type="float" office:value="7947" calcext:value-type="float">
            <text:p>7947</text:p>
          </table:table-cell>
          <table:table-cell office:value-type="float" office:value="9393" calcext:value-type="float">
            <text:p>9393</text:p>
          </table:table-cell>
          <table:table-cell office:value-type="float" office:value="11385" calcext:value-type="float">
            <text:p>11385</text:p>
          </table:table-cell>
          <table:table-cell office:value-type="float" office:value="48.2837333333333" calcext:value-type="float">
            <text:p>48.2837333333333</text:p>
          </table:table-cell>
          <table:table-cell office:value-type="float" office:value="47.84595" calcext:value-type="float">
            <text:p>47.84595</text:p>
          </table:table-cell>
          <table:table-cell office:value-type="float" office:value="47.9271833333333" calcext:value-type="float">
            <text:p>47.9271833333333</text:p>
          </table:table-cell>
          <table:table-cell office:value-type="float" office:value="48.2339833333333" calcext:value-type="float">
            <text:p>48.2339833333333</text:p>
          </table:table-cell>
          <table:table-cell office:value-type="float" office:value="47.8678666666667" calcext:value-type="float">
            <text:p>47.8678666666667</text:p>
          </table:table-cell>
          <table:table-cell/>
          <table:table-cell office:value-type="float" office:value="75.65" calcext:value-type="float">
            <text:p>75.65</text:p>
          </table:table-cell>
          <table:table-cell office:value-type="float" office:value="0.00119469821561324" calcext:value-type="float">
            <text:p>0.001194698215613</text:p>
          </table:table-cell>
          <table:table-cell office:value-type="float" office:value="0.787067990214731" calcext:value-type="float">
            <text:p>0.787067990214731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EG Acetyl ENKEL K (K)|[2] Propionyl Heavy K (K)|[5] Propionyl Heavy K (K)|[9] EG Acetyl ENKEL K (K)|[9] Propionyl Heavy K (K)|[13] EG Acetyl ENKEL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72.001916755794" calcext:value-type="float">
            <text:p>772.001916755794</text:p>
          </table:table-cell>
          <table:table-cell office:value-type="float" office:value="52.8292833333333" calcext:value-type="float">
            <text:p>52.8292833333333</text:p>
          </table:table-cell>
          <table:table-cell office:value-type="float" office:value="0.645066666666667" calcext:value-type="float">
            <text:p>0.645066666666667</text:p>
          </table:table-cell>
          <table:table-cell office:value-type="float" office:value="1541.98928057783" calcext:value-type="float">
            <text:p>1541.98928057783</text:p>
          </table:table-cell>
          <table:table-cell office:value-type="float" office:value="2" calcext:value-type="float">
            <text:p>2</text:p>
          </table:table-cell>
          <table:table-cell office:value-type="float" office:value="52.3425544524399" calcext:value-type="float">
            <text:p>52.3425544524399</text:p>
          </table:table-cell>
          <table:table-cell office:value-type="float" office:value="10014.4126900683" calcext:value-type="float">
            <text:p>10014.4126900683</text:p>
          </table:table-cell>
          <table:table-cell office:value-type="float" office:value="15540.6016721682" calcext:value-type="float">
            <text:p>15540.6016721682</text:p>
          </table:table-cell>
          <table:table-cell office:value-type="float" office:value="8719.29352429674" calcext:value-type="float">
            <text:p>8719.29352429674</text:p>
          </table:table-cell>
          <table:table-cell office:value-type="float" office:value="8374.35050639626" calcext:value-type="float">
            <text:p>8374.35050639626</text:p>
          </table:table-cell>
          <table:table-cell office:value-type="float" office:value="25170.468218342" calcext:value-type="float">
            <text:p>25170.468218342</text:p>
          </table:table-cell>
          <table:table-cell office:value-type="float" office:value="8327.12913510581" calcext:value-type="float">
            <text:p>8327.12913510581</text:p>
          </table:table-cell>
          <table:table-cell office:value-type="float" office:value="18151.5930263088" calcext:value-type="float">
            <text:p>18151.5930263088</text:p>
          </table:table-cell>
          <table:table-cell office:value-type="float" office:value="7829.95368950749" calcext:value-type="float">
            <text:p>7829.95368950749</text:p>
          </table:table-cell>
          <table:table-cell office:value-type="float" office:value="8374.35050639626" calcext:value-type="float">
            <text:p>8374.35050639626</text:p>
          </table:table-cell>
          <table:table-cell office:value-type="float" office:value="23931.4395499505" calcext:value-type="float">
            <text:p>23931.4395499505</text:p>
          </table:table-cell>
          <table:table-cell office:value-type="float" office:value="4588" calcext:value-type="float">
            <text:p>4588</text:p>
          </table:table-cell>
          <table:table-cell office:value-type="float" office:value="14675" calcext:value-type="float">
            <text:p>14675</text:p>
          </table:table-cell>
          <table:table-cell office:value-type="float" office:value="4754" calcext:value-type="float">
            <text:p>4754</text:p>
          </table:table-cell>
          <table:table-cell office:value-type="float" office:value="5675" calcext:value-type="float">
            <text:p>5675</text:p>
          </table:table-cell>
          <table:table-cell office:value-type="float" office:value="16787" calcext:value-type="float">
            <text:p>16787</text:p>
          </table:table-cell>
          <table:table-cell office:value-type="float" office:value="53.1931333333333" calcext:value-type="float">
            <text:p>53.1931333333333</text:p>
          </table:table-cell>
          <table:table-cell office:value-type="float" office:value="52.8292833333333" calcext:value-type="float">
            <text:p>52.8292833333333</text:p>
          </table:table-cell>
          <table:table-cell office:value-type="float" office:value="52.9273166666667" calcext:value-type="float">
            <text:p>52.9273166666667</text:p>
          </table:table-cell>
          <table:table-cell office:value-type="float" office:value="53.1495166666667" calcext:value-type="float">
            <text:p>53.1495166666667</text:p>
          </table:table-cell>
          <table:table-cell office:value-type="float" office:value="52.8469166666667" calcext:value-type="float">
            <text:p>52.8469166666667</text:p>
          </table:table-cell>
          <table:table-cell/>
          <table:table-cell office:value-type="float" office:value="83.01" calcext:value-type="float">
            <text:p>83.01</text:p>
          </table:table-cell>
          <table:table-cell office:value-type="float" office:value="0.000980577828386231" calcext:value-type="float">
            <text:p>0.000980577828386</text:p>
          </table:table-cell>
          <table:table-cell office:value-type="float" office:value="0.635917813634663" calcext:value-type="float">
            <text:p>0.635917813634663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EG Formyl (K)|[2] Propionyl Heavy K (K)|[5] Propionyl Heavy K (K)|[9] Propionyl Heavy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62.478418120715" calcext:value-type="float">
            <text:p>762.478418120715</text:p>
          </table:table-cell>
          <table:table-cell office:value-type="float" office:value="50.2614833333333" calcext:value-type="float">
            <text:p>50.2614833333333</text:p>
          </table:table-cell>
          <table:table-cell office:value-type="float" office:value="0.373366666666667" calcext:value-type="float">
            <text:p>0.373366666666667</text:p>
          </table:table-cell>
          <table:table-cell office:value-type="float" office:value="1522.94228330767" calcext:value-type="float">
            <text:p>1522.94228330767</text:p>
          </table:table-cell>
          <table:table-cell office:value-type="float" office:value="2" calcext:value-type="float">
            <text:p>2</text:p>
          </table:table-cell>
          <table:table-cell office:value-type="float" office:value="27.6717895449742" calcext:value-type="float">
            <text:p>27.6717895449742</text:p>
          </table:table-cell>
          <table:table-cell office:value-type="float" office:value="7222.44366741028" calcext:value-type="float">
            <text:p>7222.44366741028</text:p>
          </table:table-cell>
          <table:table-cell office:value-type="float" office:value="9158.22002902603" calcext:value-type="float">
            <text:p>9158.22002902603</text:p>
          </table:table-cell>
          <table:table-cell office:value-type="float" office:value="6241.28368713058" calcext:value-type="float">
            <text:p>6241.28368713058</text:p>
          </table:table-cell>
          <table:table-cell office:value-type="float" office:value="6895.77241172836" calcext:value-type="float">
            <text:p>6895.77241172836</text:p>
          </table:table-cell>
          <table:table-cell office:value-type="float" office:value="11892.0037060642" calcext:value-type="float">
            <text:p>11892.0037060642</text:p>
          </table:table-cell>
          <table:table-cell office:value-type="float" office:value="6005.56647213053" calcext:value-type="float">
            <text:p>6005.56647213053</text:p>
          </table:table-cell>
          <table:table-cell office:value-type="float" office:value="10696.9013374807" calcext:value-type="float">
            <text:p>10696.9013374807</text:p>
          </table:table-cell>
          <table:table-cell office:value-type="float" office:value="5604.6928684228" calcext:value-type="float">
            <text:p>5604.6928684228</text:p>
          </table:table-cell>
          <table:table-cell office:value-type="float" office:value="6895.77241172836" calcext:value-type="float">
            <text:p>6895.77241172836</text:p>
          </table:table-cell>
          <table:table-cell office:value-type="float" office:value="11306.6139791583" calcext:value-type="float">
            <text:p>11306.6139791583</text:p>
          </table:table-cell>
          <table:table-cell office:value-type="float" office:value="4423" calcext:value-type="float">
            <text:p>4423</text:p>
          </table:table-cell>
          <table:table-cell office:value-type="float" office:value="10016" calcext:value-type="float">
            <text:p>10016</text:p>
          </table:table-cell>
          <table:table-cell office:value-type="float" office:value="4989" calcext:value-type="float">
            <text:p>4989</text:p>
          </table:table-cell>
          <table:table-cell office:value-type="float" office:value="6044" calcext:value-type="float">
            <text:p>6044</text:p>
          </table:table-cell>
          <table:table-cell office:value-type="float" office:value="13587" calcext:value-type="float">
            <text:p>13587</text:p>
          </table:table-cell>
          <table:table-cell office:value-type="float" office:value="50.6977166666667" calcext:value-type="float">
            <text:p>50.6977166666667</text:p>
          </table:table-cell>
          <table:table-cell office:value-type="float" office:value="50.2614833333333" calcext:value-type="float">
            <text:p>50.2614833333333</text:p>
          </table:table-cell>
          <table:table-cell office:value-type="float" office:value="50.3639333333333" calcext:value-type="float">
            <text:p>50.3639333333333</text:p>
          </table:table-cell>
          <table:table-cell office:value-type="float" office:value="50.55695" calcext:value-type="float">
            <text:p>50.55695</text:p>
          </table:table-cell>
          <table:table-cell office:value-type="float" office:value="50.2852333333333" calcext:value-type="float">
            <text:p>50.2852333333333</text:p>
          </table:table-cell>
          <table:table-cell/>
          <table:table-cell office:value-type="float" office:value="76.36" calcext:value-type="float">
            <text:p>76.36</text:p>
          </table:table-cell>
          <table:table-cell office:value-type="float" office:value="0.00108330766965992" calcext:value-type="float">
            <text:p>0.00108330766966</text:p>
          </table:table-cell>
          <table:table-cell office:value-type="float" office:value="0.711325998442958" calcext:value-type="float">
            <text:p>0.711325998442958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EG Formyl (K)|[2] Propionyl Heavy K (K)|[5] Propionyl Heavy K (K)|[9] Propionyl Heavy K (K)|[13] EG Acetyl ENKEL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42.668900268461" calcext:value-type="float">
            <text:p>542.668900268461</text:p>
          </table:table-cell>
          <table:table-cell office:value-type="float" office:value="38.6948833333333" calcext:value-type="float">
            <text:p>38.6948833333333</text:p>
          </table:table-cell>
          <table:table-cell office:value-type="float" office:value="0.349066666666667" calcext:value-type="float">
            <text:p>0.349066666666667</text:p>
          </table:table-cell>
          <table:table-cell office:value-type="float" office:value="1624.98487140474" calcext:value-type="float">
            <text:p>1624.98487140474</text:p>
          </table:table-cell>
          <table:table-cell office:value-type="float" office:value="3" calcext:value-type="float">
            <text:p>3</text:p>
          </table:table-cell>
          <table:table-cell office:value-type="float" office:value="25.5091084644774" calcext:value-type="float">
            <text:p>25.5091084644774</text:p>
          </table:table-cell>
          <table:table-cell office:value-type="float" office:value="5977.61191773337" calcext:value-type="float">
            <text:p>5977.61191773337</text:p>
          </table:table-cell>
          <table:table-cell office:value-type="float" office:value="3126.16531273941" calcext:value-type="float">
            <text:p>3126.16531273941</text:p>
          </table:table-cell>
          <table:table-cell office:value-type="float" office:value="4372.48484029704" calcext:value-type="float">
            <text:p>4372.48484029704</text:p>
          </table:table-cell>
          <table:table-cell office:value-type="float" office:value="4729.40798317948" calcext:value-type="float">
            <text:p>4729.40798317948</text:p>
          </table:table-cell>
          <table:table-cell office:value-type="float" office:value="3551.71098456049" calcext:value-type="float">
            <text:p>3551.71098456049</text:p>
          </table:table-cell>
          <table:table-cell office:value-type="float" office:value="4970.47085026549" calcext:value-type="float">
            <text:p>4970.47085026549</text:p>
          </table:table-cell>
          <table:table-cell office:value-type="float" office:value="3651.39533763575" calcext:value-type="float">
            <text:p>3651.39533763575</text:p>
          </table:table-cell>
          <table:table-cell office:value-type="float" office:value="3926.50548031192" calcext:value-type="float">
            <text:p>3926.50548031192</text:p>
          </table:table-cell>
          <table:table-cell office:value-type="float" office:value="4729.40798317948" calcext:value-type="float">
            <text:p>4729.40798317948</text:p>
          </table:table-cell>
          <table:table-cell office:value-type="float" office:value="3376.87626581241" calcext:value-type="float">
            <text:p>3376.87626581241</text:p>
          </table:table-cell>
          <table:table-cell office:value-type="float" office:value="4674" calcext:value-type="float">
            <text:p>4674</text:p>
          </table:table-cell>
          <table:table-cell office:value-type="float" office:value="6125" calcext:value-type="float">
            <text:p>6125</text:p>
          </table:table-cell>
          <table:table-cell office:value-type="float" office:value="4614" calcext:value-type="float">
            <text:p>4614</text:p>
          </table:table-cell>
          <table:table-cell office:value-type="float" office:value="5421" calcext:value-type="float">
            <text:p>5421</text:p>
          </table:table-cell>
          <table:table-cell office:value-type="float" office:value="4725" calcext:value-type="float">
            <text:p>4725</text:p>
          </table:table-cell>
          <table:table-cell office:value-type="float" office:value="38.9948" calcext:value-type="float">
            <text:p>38.9948</text:p>
          </table:table-cell>
          <table:table-cell office:value-type="float" office:value="38.6948833333333" calcext:value-type="float">
            <text:p>38.6948833333333</text:p>
          </table:table-cell>
          <table:table-cell office:value-type="float" office:value="38.7325166666667" calcext:value-type="float">
            <text:p>38.7325166666667</text:p>
          </table:table-cell>
          <table:table-cell office:value-type="float" office:value="38.8979" calcext:value-type="float">
            <text:p>38.8979</text:p>
          </table:table-cell>
          <table:table-cell office:value-type="float" office:value="38.6751333333333" calcext:value-type="float">
            <text:p>38.6751333333333</text:p>
          </table:table-cell>
          <table:table-cell/>
          <table:table-cell office:value-type="float" office:value="40.78" calcext:value-type="float">
            <text:p>40.78</text:p>
          </table:table-cell>
          <table:table-cell office:value-type="float" office:value="0.00157140474425432" calcext:value-type="float">
            <text:p>0.001571404744254</text:p>
          </table:table-cell>
          <table:table-cell office:value-type="float" office:value="0.967028242231365" calcext:value-type="float">
            <text:p>0.967028242231365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Acetyl ENKEL K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677" calcext:value-type="float">
            <text:p>12677</text:p>
          </table:table-cell>
          <table:table-cell office:value-type="float" office:value="558.349350075665" calcext:value-type="float">
            <text:p>558.349350075665</text:p>
          </table:table-cell>
          <table:table-cell office:value-type="float" office:value="43.0739833333333" calcext:value-type="float">
            <text:p>43.0739833333333</text:p>
          </table:table-cell>
          <table:table-cell office:value-type="float" office:value="0.2623" calcext:value-type="float">
            <text:p>0.2623</text:p>
          </table:table-cell>
          <table:table-cell office:value-type="float" office:value="1672.02622082636" calcext:value-type="float">
            <text:p>1672.02622082636</text:p>
          </table:table-cell>
          <table:table-cell office:value-type="float" office:value="3" calcext:value-type="float">
            <text:p>3</text:p>
          </table:table-cell>
          <table:table-cell office:value-type="float" office:value="12.7625278928774" calcext:value-type="float">
            <text:p>12.7625278928774</text:p>
          </table:table-cell>
          <table:table-cell office:value-type="float" office:value="4971.24818238095" calcext:value-type="float">
            <text:p>4971.24818238095</text:p>
          </table:table-cell>
          <table:table-cell office:value-type="float" office:value="5633.4096159019" calcext:value-type="float">
            <text:p>5633.4096159019</text:p>
          </table:table-cell>
          <table:table-cell office:value-type="float" office:value="7010.04735618523" calcext:value-type="float">
            <text:p>7010.04735618523</text:p>
          </table:table-cell>
          <table:table-cell office:value-type="float" office:value="5840.41797948925" calcext:value-type="float">
            <text:p>5840.41797948925</text:p>
          </table:table-cell>
          <table:table-cell office:value-type="float" office:value="6282.95806912167" calcext:value-type="float">
            <text:p>6282.95806912167</text:p>
          </table:table-cell>
          <table:table-cell office:value-type="float" office:value="4133.66483472372" calcext:value-type="float">
            <text:p>4133.66483472372</text:p>
          </table:table-cell>
          <table:table-cell office:value-type="float" office:value="6579.8841547735" calcext:value-type="float">
            <text:p>6579.8841547735</text:p>
          </table:table-cell>
          <table:table-cell office:value-type="float" office:value="6295.0451211713" calcext:value-type="float">
            <text:p>6295.0451211713</text:p>
          </table:table-cell>
          <table:table-cell office:value-type="float" office:value="5840.41797948925" calcext:value-type="float">
            <text:p>5840.41797948925</text:p>
          </table:table-cell>
          <table:table-cell office:value-type="float" office:value="5973.6763703303" calcext:value-type="float">
            <text:p>5973.6763703303</text:p>
          </table:table-cell>
          <table:table-cell office:value-type="float" office:value="5570" calcext:value-type="float">
            <text:p>5570</text:p>
          </table:table-cell>
          <table:table-cell office:value-type="float" office:value="6380" calcext:value-type="float">
            <text:p>6380</text:p>
          </table:table-cell>
          <table:table-cell office:value-type="float" office:value="6016" calcext:value-type="float">
            <text:p>6016</text:p>
          </table:table-cell>
          <table:table-cell office:value-type="float" office:value="6136" calcext:value-type="float">
            <text:p>6136</text:p>
          </table:table-cell>
          <table:table-cell office:value-type="float" office:value="5368" calcext:value-type="float">
            <text:p>5368</text:p>
          </table:table-cell>
          <table:table-cell office:value-type="float" office:value="43.4429" calcext:value-type="float">
            <text:p>43.4429</text:p>
          </table:table-cell>
          <table:table-cell office:value-type="float" office:value="43.0739833333333" calcext:value-type="float">
            <text:p>43.0739833333333</text:p>
          </table:table-cell>
          <table:table-cell office:value-type="float" office:value="43.0921" calcext:value-type="float">
            <text:p>43.0921</text:p>
          </table:table-cell>
          <table:table-cell office:value-type="float" office:value="43.3239666666667" calcext:value-type="float">
            <text:p>43.3239666666667</text:p>
          </table:table-cell>
          <table:table-cell office:value-type="float" office:value="43.0644833333333" calcext:value-type="float">
            <text:p>43.064483333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549.017046564811" calcext:value-type="float">
            <text:p>549.017046564811</text:p>
          </table:table-cell>
          <table:table-cell office:value-type="float" office:value="37.6372666666667" calcext:value-type="float">
            <text:p>37.6372666666667</text:p>
          </table:table-cell>
          <table:table-cell office:value-type="float" office:value="0.297266666666667" calcext:value-type="float">
            <text:p>0.297266666666667</text:p>
          </table:table-cell>
          <table:table-cell office:value-type="float" office:value="1644.02931029379" calcext:value-type="float">
            <text:p>1644.02931029379</text:p>
          </table:table-cell>
          <table:table-cell office:value-type="float" office:value="3" calcext:value-type="float">
            <text:p>3</text:p>
          </table:table-cell>
          <table:table-cell office:value-type="float" office:value="23.4755472394995" calcext:value-type="float">
            <text:p>23.4755472394995</text:p>
          </table:table-cell>
          <table:table-cell office:value-type="float" office:value="3281.97151039425" calcext:value-type="float">
            <text:p>3281.97151039425</text:p>
          </table:table-cell>
          <table:table-cell office:value-type="float" office:value="3183.87476185624" calcext:value-type="float">
            <text:p>3183.87476185624</text:p>
          </table:table-cell>
          <table:table-cell office:value-type="float" office:value="3502.76659127356" calcext:value-type="float">
            <text:p>3502.76659127356</text:p>
          </table:table-cell>
          <table:table-cell office:value-type="float" office:value="4433.70503845387" calcext:value-type="float">
            <text:p>4433.70503845387</text:p>
          </table:table-cell>
          <table:table-cell office:value-type="float" office:value="2247.12957265173" calcext:value-type="float">
            <text:p>2247.12957265173</text:p>
          </table:table-cell>
          <table:table-cell office:value-type="float" office:value="2729.00682552207" calcext:value-type="float">
            <text:p>2729.00682552207</text:p>
          </table:table-cell>
          <table:table-cell office:value-type="float" office:value="3718.80060650749" calcext:value-type="float">
            <text:p>3718.80060650749</text:p>
          </table:table-cell>
          <table:table-cell office:value-type="float" office:value="3145.49568934693" calcext:value-type="float">
            <text:p>3145.49568934693</text:p>
          </table:table-cell>
          <table:table-cell office:value-type="float" office:value="4433.70503845387" calcext:value-type="float">
            <text:p>4433.70503845387</text:p>
          </table:table-cell>
          <table:table-cell office:value-type="float" office:value="2136.51351505783" calcext:value-type="float">
            <text:p>2136.51351505783</text:p>
          </table:table-cell>
          <table:table-cell office:value-type="float" office:value="2877" calcext:value-type="float">
            <text:p>2877</text:p>
          </table:table-cell>
          <table:table-cell office:value-type="float" office:value="5146" calcext:value-type="float">
            <text:p>5146</text:p>
          </table:table-cell>
          <table:table-cell office:value-type="float" office:value="3604" calcext:value-type="float">
            <text:p>3604</text:p>
          </table:table-cell>
          <table:table-cell office:value-type="float" office:value="5539" calcext:value-type="float">
            <text:p>5539</text:p>
          </table:table-cell>
          <table:table-cell office:value-type="float" office:value="2695" calcext:value-type="float">
            <text:p>2695</text:p>
          </table:table-cell>
          <table:table-cell office:value-type="float" office:value="37.94" calcext:value-type="float">
            <text:p>37.94</text:p>
          </table:table-cell>
          <table:table-cell office:value-type="float" office:value="37.6372666666667" calcext:value-type="float">
            <text:p>37.6372666666667</text:p>
          </table:table-cell>
          <table:table-cell office:value-type="float" office:value="37.5568833333333" calcext:value-type="float">
            <text:p>37.5568833333333</text:p>
          </table:table-cell>
          <table:table-cell office:value-type="float" office:value="37.8122" calcext:value-type="float">
            <text:p>37.8122</text:p>
          </table:table-cell>
          <table:table-cell office:value-type="float" office:value="37.5459" calcext:value-type="float">
            <text:p>37.5459</text:p>
          </table:table-cell>
          <table:table-cell/>
          <table:table-cell office:value-type="float" office:value="22.69" calcext:value-type="float">
            <text:p>22.69</text:p>
          </table:table-cell>
          <table:table-cell office:value-type="float" office:value="-0.0010897062074946" calcext:value-type="float">
            <text:p>-0.001089706207495</text:p>
          </table:table-cell>
          <table:table-cell office:value-type="float" office:value="-0.662826069088869" calcext:value-type="float">
            <text:p>-0.66282606908886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60.02650877716" calcext:value-type="float">
            <text:p>560.02650877716</text:p>
          </table:table-cell>
          <table:table-cell office:value-type="float" office:value="48.8545" calcext:value-type="float">
            <text:p>48.8545</text:p>
          </table:table-cell>
          <table:table-cell office:value-type="float" office:value="0.323416666666667" calcext:value-type="float">
            <text:p>0.323416666666667</text:p>
          </table:table-cell>
          <table:table-cell office:value-type="float" office:value="1677.05769693084" calcext:value-type="float">
            <text:p>1677.05769693084</text:p>
          </table:table-cell>
          <table:table-cell office:value-type="float" office:value="3" calcext:value-type="float">
            <text:p>3</text:p>
          </table:table-cell>
          <table:table-cell office:value-type="float" office:value="17.9719242041144" calcext:value-type="float">
            <text:p>17.9719242041144</text:p>
          </table:table-cell>
          <table:table-cell office:value-type="float" office:value="2870.29864784921" calcext:value-type="float">
            <text:p>2870.29864784921</text:p>
          </table:table-cell>
          <table:table-cell office:value-type="float" office:value="3552.61446510515" calcext:value-type="float">
            <text:p>3552.61446510515</text:p>
          </table:table-cell>
          <table:table-cell office:value-type="float" office:value="4746.12615310788" calcext:value-type="float">
            <text:p>4746.12615310788</text:p>
          </table:table-cell>
          <table:table-cell office:value-type="float" office:value="3793.8150553586" calcext:value-type="float">
            <text:p>3793.8150553586</text:p>
          </table:table-cell>
          <table:table-cell office:value-type="float" office:value="3734.88216726413" calcext:value-type="float">
            <text:p>3734.88216726413</text:p>
          </table:table-cell>
          <table:table-cell office:value-type="float" office:value="2386.69488033621" calcext:value-type="float">
            <text:p>2386.69488033621</text:p>
          </table:table-cell>
          <table:table-cell office:value-type="float" office:value="4149.49262006081" calcext:value-type="float">
            <text:p>4149.49262006081</text:p>
          </table:table-cell>
          <table:table-cell office:value-type="float" office:value="4262.0365835651" calcext:value-type="float">
            <text:p>4262.0365835651</text:p>
          </table:table-cell>
          <table:table-cell office:value-type="float" office:value="3793.8150553586" calcext:value-type="float">
            <text:p>3793.8150553586</text:p>
          </table:table-cell>
          <table:table-cell office:value-type="float" office:value="3551.03075702569" calcext:value-type="float">
            <text:p>3551.03075702569</text:p>
          </table:table-cell>
          <table:table-cell office:value-type="float" office:value="2937" calcext:value-type="float">
            <text:p>2937</text:p>
          </table:table-cell>
          <table:table-cell office:value-type="float" office:value="3790" calcext:value-type="float">
            <text:p>3790</text:p>
          </table:table-cell>
          <table:table-cell office:value-type="float" office:value="4177" calcext:value-type="float">
            <text:p>4177</text:p>
          </table:table-cell>
          <table:table-cell office:value-type="float" office:value="3926" calcext:value-type="float">
            <text:p>3926</text:p>
          </table:table-cell>
          <table:table-cell office:value-type="float" office:value="3484" calcext:value-type="float">
            <text:p>3484</text:p>
          </table:table-cell>
          <table:table-cell office:value-type="float" office:value="49.32215" calcext:value-type="float">
            <text:p>49.32215</text:p>
          </table:table-cell>
          <table:table-cell office:value-type="float" office:value="48.8545" calcext:value-type="float">
            <text:p>48.8545</text:p>
          </table:table-cell>
          <table:table-cell office:value-type="float" office:value="48.9788333333333" calcext:value-type="float">
            <text:p>48.9788333333333</text:p>
          </table:table-cell>
          <table:table-cell office:value-type="float" office:value="49.1490333333333" calcext:value-type="float">
            <text:p>49.1490333333333</text:p>
          </table:table-cell>
          <table:table-cell office:value-type="float" office:value="48.8556166666667" calcext:value-type="float">
            <text:p>48.8556166666667</text:p>
          </table:table-cell>
          <table:table-cell/>
          <table:table-cell office:value-type="float" office:value="54.47" calcext:value-type="float">
            <text:p>54.47</text:p>
          </table:table-cell>
          <table:table-cell office:value-type="float" office:value="0.000996930840983623" calcext:value-type="float">
            <text:p>0.000996930840984</text:p>
          </table:table-cell>
          <table:table-cell office:value-type="float" office:value="0.594452674726873" calcext:value-type="float">
            <text:p>0.594452674726873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830.02985134295" calcext:value-type="float">
            <text:p>830.02985134295</text:p>
          </table:table-cell>
          <table:table-cell office:value-type="float" office:value="41.69495" calcext:value-type="float">
            <text:p>41.69495</text:p>
          </table:table-cell>
          <table:table-cell office:value-type="float" office:value="0.3174" calcext:value-type="float">
            <text:p>0.3174</text:p>
          </table:table-cell>
          <table:table-cell office:value-type="float" office:value="1658.04514975214" calcext:value-type="float">
            <text:p>1658.04514975214</text:p>
          </table:table-cell>
          <table:table-cell office:value-type="float" office:value="2" calcext:value-type="float">
            <text:p>2</text:p>
          </table:table-cell>
          <table:table-cell office:value-type="float" office:value="17.9354797914941" calcext:value-type="float">
            <text:p>17.9354797914941</text:p>
          </table:table-cell>
          <table:table-cell office:value-type="float" office:value="7654.47257838274" calcext:value-type="float">
            <text:p>7654.47257838274</text:p>
          </table:table-cell>
          <table:table-cell office:value-type="float" office:value="5939.15709562782" calcext:value-type="float">
            <text:p>5939.15709562782</text:p>
          </table:table-cell>
          <table:table-cell office:value-type="float" office:value="9072.75500939303" calcext:value-type="float">
            <text:p>9072.75500939303</text:p>
          </table:table-cell>
          <table:table-cell office:value-type="float" office:value="7665.44674761713" calcext:value-type="float">
            <text:p>7665.44674761713</text:p>
          </table:table-cell>
          <table:table-cell office:value-type="float" office:value="9606.64102694185" calcext:value-type="float">
            <text:p>9606.64102694185</text:p>
          </table:table-cell>
          <table:table-cell office:value-type="float" office:value="6364.80476628778" calcext:value-type="float">
            <text:p>6364.80476628778</text:p>
          </table:table-cell>
          <table:table-cell office:value-type="float" office:value="6937.00056106707" calcext:value-type="float">
            <text:p>6937.00056106707</text:p>
          </table:table-cell>
          <table:table-cell office:value-type="float" office:value="8147.36324242786" calcext:value-type="float">
            <text:p>8147.36324242786</text:p>
          </table:table-cell>
          <table:table-cell office:value-type="float" office:value="7665.44674761713" calcext:value-type="float">
            <text:p>7665.44674761713</text:p>
          </table:table-cell>
          <table:table-cell office:value-type="float" office:value="9133.74940108594" calcext:value-type="float">
            <text:p>9133.74940108594</text:p>
          </table:table-cell>
          <table:table-cell office:value-type="float" office:value="4134" calcext:value-type="float">
            <text:p>4134</text:p>
          </table:table-cell>
          <table:table-cell office:value-type="float" office:value="4730" calcext:value-type="float">
            <text:p>4730</text:p>
          </table:table-cell>
          <table:table-cell office:value-type="float" office:value="3915" calcext:value-type="float">
            <text:p>3915</text:p>
          </table:table-cell>
          <table:table-cell office:value-type="float" office:value="3574" calcext:value-type="float">
            <text:p>3574</text:p>
          </table:table-cell>
          <table:table-cell office:value-type="float" office:value="4296" calcext:value-type="float">
            <text:p>4296</text:p>
          </table:table-cell>
          <table:table-cell office:value-type="float" office:value="42.0435" calcext:value-type="float">
            <text:p>42.0435</text:p>
          </table:table-cell>
          <table:table-cell office:value-type="float" office:value="41.69495" calcext:value-type="float">
            <text:p>41.69495</text:p>
          </table:table-cell>
          <table:table-cell office:value-type="float" office:value="41.6743833333333" calcext:value-type="float">
            <text:p>41.6743833333333</text:p>
          </table:table-cell>
          <table:table-cell office:value-type="float" office:value="41.9200833333333" calcext:value-type="float">
            <text:p>41.9200833333333</text:p>
          </table:table-cell>
          <table:table-cell office:value-type="float" office:value="41.667" calcext:value-type="float">
            <text:p>41.667</text:p>
          </table:table-cell>
          <table:table-cell/>
          <table:table-cell office:value-type="float" office:value="82.34" calcext:value-type="float">
            <text:p>82.34</text:p>
          </table:table-cell>
          <table:table-cell office:value-type="float" office:value="-0.000850247859489173" calcext:value-type="float">
            <text:p>-0.000850247859489</text:p>
          </table:table-cell>
          <table:table-cell office:value-type="float" office:value="-0.51280112824926" calcext:value-type="float">
            <text:p>-0.51280112824926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Propionyl Heavy + Me (K)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64.698664105381" calcext:value-type="float">
            <text:p>564.698664105381</text:p>
          </table:table-cell>
          <table:table-cell office:value-type="float" office:value="53.0206" calcext:value-type="float">
            <text:p>53.0206</text:p>
          </table:table-cell>
          <table:table-cell office:value-type="float" office:value="0.289933333333333" calcext:value-type="float">
            <text:p>0.289933333333333</text:p>
          </table:table-cell>
          <table:table-cell office:value-type="float" office:value="1691.0741629155" calcext:value-type="float">
            <text:p>1691.0741629155</text:p>
          </table:table-cell>
          <table:table-cell office:value-type="float" office:value="3" calcext:value-type="float">
            <text:p>3</text:p>
          </table:table-cell>
          <table:table-cell office:value-type="float" office:value="3.95694928701098" calcext:value-type="float">
            <text:p>3.95694928701098</text:p>
          </table:table-cell>
          <table:table-cell office:value-type="float" office:value="2544.18719276213" calcext:value-type="float">
            <text:p>2544.18719276213</text:p>
          </table:table-cell>
          <table:table-cell office:value-type="float" office:value="2553.05511853882" calcext:value-type="float">
            <text:p>2553.05511853882</text:p>
          </table:table-cell>
          <table:table-cell office:value-type="float" office:value="2660.28803901706" calcext:value-type="float">
            <text:p>2660.28803901706</text:p>
          </table:table-cell>
          <table:table-cell office:value-type="float" office:value="2396.08146890274" calcext:value-type="float">
            <text:p>2396.08146890274</text:p>
          </table:table-cell>
          <table:table-cell office:value-type="float" office:value="2621.51566037353" calcext:value-type="float">
            <text:p>2621.51566037353</text:p>
          </table:table-cell>
          <table:table-cell office:value-type="float" office:value="2115.52848416397" calcext:value-type="float">
            <text:p>2115.52848416397</text:p>
          </table:table-cell>
          <table:table-cell office:value-type="float" office:value="2981.99635143121" calcext:value-type="float">
            <text:p>2981.99635143121</text:p>
          </table:table-cell>
          <table:table-cell office:value-type="float" office:value="2388.94723387975" calcext:value-type="float">
            <text:p>2388.94723387975</text:p>
          </table:table-cell>
          <table:table-cell office:value-type="float" office:value="2396.08146890274" calcext:value-type="float">
            <text:p>2396.08146890274</text:p>
          </table:table-cell>
          <table:table-cell office:value-type="float" office:value="2492.47026361476" calcext:value-type="float">
            <text:p>2492.47026361476</text:p>
          </table:table-cell>
          <table:table-cell office:value-type="float" office:value="3085" calcext:value-type="float">
            <text:p>3085</text:p>
          </table:table-cell>
          <table:table-cell office:value-type="float" office:value="3505" calcext:value-type="float">
            <text:p>3505</text:p>
          </table:table-cell>
          <table:table-cell office:value-type="float" office:value="2421" calcext:value-type="float">
            <text:p>2421</text:p>
          </table:table-cell>
          <table:table-cell office:value-type="float" office:value="3442" calcext:value-type="float">
            <text:p>3442</text:p>
          </table:table-cell>
          <table:table-cell office:value-type="float" office:value="2138" calcext:value-type="float">
            <text:p>2138</text:p>
          </table:table-cell>
          <table:table-cell office:value-type="float" office:value="53.4273" calcext:value-type="float">
            <text:p>53.4273</text:p>
          </table:table-cell>
          <table:table-cell office:value-type="float" office:value="53.0206" calcext:value-type="float">
            <text:p>53.0206</text:p>
          </table:table-cell>
          <table:table-cell office:value-type="float" office:value="53.12365" calcext:value-type="float">
            <text:p>53.12365</text:p>
          </table:table-cell>
          <table:table-cell office:value-type="float" office:value="53.3832166666667" calcext:value-type="float">
            <text:p>53.3832166666667</text:p>
          </table:table-cell>
          <table:table-cell office:value-type="float" office:value="53.0404333333333" calcext:value-type="float">
            <text:p>53.0404333333333</text:p>
          </table:table-cell>
          <table:table-cell/>
          <table:table-cell office:value-type="string" calcext:value-type="string">
            <text:p>---</text:p>
          </table:table-cell>
          <table:table-cell office:value-type="float" office:value="0.00186291550357964" calcext:value-type="float">
            <text:p>0.00186291550358</text:p>
          </table:table-cell>
          <table:table-cell office:value-type="float" office:value="1.10161789272974" calcext:value-type="float">
            <text:p>1.10161789272974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+ Me (K) (K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830.01221512857" calcext:value-type="float">
            <text:p>830.01221512857</text:p>
          </table:table-cell>
          <table:table-cell office:value-type="float" office:value="49.45295" calcext:value-type="float">
            <text:p>49.45295</text:p>
          </table:table-cell>
          <table:table-cell office:value-type="float" office:value="0.333133333333333" calcext:value-type="float">
            <text:p>0.333133333333333</text:p>
          </table:table-cell>
          <table:table-cell office:value-type="float" office:value="1658.00987732338" calcext:value-type="float">
            <text:p>1658.00987732338</text:p>
          </table:table-cell>
          <table:table-cell office:value-type="float" office:value="2" calcext:value-type="float">
            <text:p>2</text:p>
          </table:table-cell>
          <table:table-cell office:value-type="float" office:value="48.1573092248051" calcext:value-type="float">
            <text:p>48.1573092248051</text:p>
          </table:table-cell>
          <table:table-cell office:value-type="float" office:value="3379.50087284106" calcext:value-type="float">
            <text:p>3379.50087284106</text:p>
          </table:table-cell>
          <table:table-cell office:value-type="float" office:value="6100.25832811861" calcext:value-type="float">
            <text:p>6100.25832811861</text:p>
          </table:table-cell>
          <table:table-cell office:value-type="float" office:value="2565.36613634792" calcext:value-type="float">
            <text:p>2565.36613634792</text:p>
          </table:table-cell>
          <table:table-cell office:value-type="float" office:value="2320.55491563017" calcext:value-type="float">
            <text:p>2320.55491563017</text:p>
          </table:table-cell>
          <table:table-cell office:value-type="float" office:value="6618.94931816609" calcext:value-type="float">
            <text:p>6618.94931816609</text:p>
          </table:table-cell>
          <table:table-cell office:value-type="float" office:value="2810.10390237457" calcext:value-type="float">
            <text:p>2810.10390237457</text:p>
          </table:table-cell>
          <table:table-cell office:value-type="float" office:value="7125.16856574907" calcext:value-type="float">
            <text:p>7125.16856574907</text:p>
          </table:table-cell>
          <table:table-cell office:value-type="float" office:value="2303.70705932337" calcext:value-type="float">
            <text:p>2303.70705932337</text:p>
          </table:table-cell>
          <table:table-cell office:value-type="float" office:value="2320.55491563017" calcext:value-type="float">
            <text:p>2320.55491563017</text:p>
          </table:table-cell>
          <table:table-cell office:value-type="float" office:value="6293.12828501338" calcext:value-type="float">
            <text:p>6293.12828501338</text:p>
          </table:table-cell>
          <table:table-cell office:value-type="float" office:value="1962" calcext:value-type="float">
            <text:p>1962</text:p>
          </table:table-cell>
          <table:table-cell office:value-type="float" office:value="4971" calcext:value-type="float">
            <text:p>4971</text:p>
          </table:table-cell>
          <table:table-cell office:value-type="float" office:value="1749" calcext:value-type="float">
            <text:p>1749</text:p>
          </table:table-cell>
          <table:table-cell office:value-type="float" office:value="2054" calcext:value-type="float">
            <text:p>2054</text:p>
          </table:table-cell>
          <table:table-cell office:value-type="float" office:value="4363" calcext:value-type="float">
            <text:p>4363</text:p>
          </table:table-cell>
          <table:table-cell office:value-type="float" office:value="49.8654333333333" calcext:value-type="float">
            <text:p>49.8654333333333</text:p>
          </table:table-cell>
          <table:table-cell office:value-type="float" office:value="49.45295" calcext:value-type="float">
            <text:p>49.45295</text:p>
          </table:table-cell>
          <table:table-cell office:value-type="float" office:value="49.5134333333333" calcext:value-type="float">
            <text:p>49.5134333333333</text:p>
          </table:table-cell>
          <table:table-cell office:value-type="float" office:value="49.6580833333333" calcext:value-type="float">
            <text:p>49.6580833333333</text:p>
          </table:table-cell>
          <table:table-cell office:value-type="float" office:value="49.4620666666667" calcext:value-type="float">
            <text:p>49.4620666666667</text:p>
          </table:table-cell>
          <table:table-cell/>
          <table:table-cell office:value-type="float" office:value="63.83" calcext:value-type="float">
            <text:p>63.83</text:p>
          </table:table-cell>
          <table:table-cell office:value-type="float" office:value="0.000277323379577865" calcext:value-type="float">
            <text:p>0.000277323379578</text:p>
          </table:table-cell>
          <table:table-cell office:value-type="float" office:value="0.16726283103419" calcext:value-type="float">
            <text:p>0.1672628310341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Acetyl ENKEL K (K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30.030204600306" calcext:value-type="float">
            <text:p>830.030204600306</text:p>
          </table:table-cell>
          <table:table-cell office:value-type="float" office:value="45.2670833333333" calcext:value-type="float">
            <text:p>45.2670833333333</text:p>
          </table:table-cell>
          <table:table-cell office:value-type="float" office:value="0.396366666666667" calcext:value-type="float">
            <text:p>0.396366666666667</text:p>
          </table:table-cell>
          <table:table-cell office:value-type="float" office:value="1658.04585626685" calcext:value-type="float">
            <text:p>1658.04585626685</text:p>
          </table:table-cell>
          <table:table-cell office:value-type="float" office:value="2" calcext:value-type="float">
            <text:p>2</text:p>
          </table:table-cell>
          <table:table-cell office:value-type="float" office:value="24.6756626200485" calcext:value-type="float">
            <text:p>24.6756626200485</text:p>
          </table:table-cell>
          <table:table-cell office:value-type="float" office:value="5154.56633972955" calcext:value-type="float">
            <text:p>5154.56633972955</text:p>
          </table:table-cell>
          <table:table-cell office:value-type="float" office:value="4928.30559851429" calcext:value-type="float">
            <text:p>4928.30559851429</text:p>
          </table:table-cell>
          <table:table-cell office:value-type="float" office:value="7749.54502177108" calcext:value-type="float">
            <text:p>7749.54502177108</text:p>
          </table:table-cell>
          <table:table-cell office:value-type="float" office:value="4346.17932628164" calcext:value-type="float">
            <text:p>4346.17932628164</text:p>
          </table:table-cell>
          <table:table-cell office:value-type="float" office:value="4912.2086679403" calcext:value-type="float">
            <text:p>4912.2086679403</text:p>
          </table:table-cell>
          <table:table-cell office:value-type="float" office:value="4286.09653654137" calcext:value-type="float">
            <text:p>4286.09653654137</text:p>
          </table:table-cell>
          <table:table-cell office:value-type="float" office:value="5756.31493687399" calcext:value-type="float">
            <text:p>5756.31493687399</text:p>
          </table:table-cell>
          <table:table-cell office:value-type="float" office:value="6959.11640847243" calcext:value-type="float">
            <text:p>6959.11640847243</text:p>
          </table:table-cell>
          <table:table-cell office:value-type="float" office:value="4346.17932628164" calcext:value-type="float">
            <text:p>4346.17932628164</text:p>
          </table:table-cell>
          <table:table-cell office:value-type="float" office:value="4670.40278209414" calcext:value-type="float">
            <text:p>4670.40278209414</text:p>
          </table:table-cell>
          <table:table-cell office:value-type="float" office:value="4296" calcext:value-type="float">
            <text:p>4296</text:p>
          </table:table-cell>
          <table:table-cell office:value-type="float" office:value="3507" calcext:value-type="float">
            <text:p>3507</text:p>
          </table:table-cell>
          <table:table-cell office:value-type="float" office:value="3482" calcext:value-type="float">
            <text:p>3482</text:p>
          </table:table-cell>
          <table:table-cell office:value-type="float" office:value="2333" calcext:value-type="float">
            <text:p>2333</text:p>
          </table:table-cell>
          <table:table-cell office:value-type="float" office:value="2465" calcext:value-type="float">
            <text:p>2465</text:p>
          </table:table-cell>
          <table:table-cell office:value-type="float" office:value="45.63185" calcext:value-type="float">
            <text:p>45.63185</text:p>
          </table:table-cell>
          <table:table-cell office:value-type="float" office:value="45.2670833333333" calcext:value-type="float">
            <text:p>45.2670833333333</text:p>
          </table:table-cell>
          <table:table-cell office:value-type="float" office:value="45.3136833333333" calcext:value-type="float">
            <text:p>45.3136833333333</text:p>
          </table:table-cell>
          <table:table-cell office:value-type="float" office:value="45.4553666666667" calcext:value-type="float">
            <text:p>45.4553666666667</text:p>
          </table:table-cell>
          <table:table-cell office:value-type="float" office:value="45.3111833333333" calcext:value-type="float">
            <text:p>45.3111833333333</text:p>
          </table:table-cell>
          <table:table-cell/>
          <table:table-cell office:value-type="float" office:value="63.39" calcext:value-type="float">
            <text:p>63.39</text:p>
          </table:table-cell>
          <table:table-cell office:value-type="float" office:value="-0.000143733148888714" calcext:value-type="float">
            <text:p>-0.000143733148889</text:p>
          </table:table-cell>
          <table:table-cell office:value-type="float" office:value="-0.0866882757708254" calcext:value-type="float">
            <text:p>-0.086688275770825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+ Me (K)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823.02180222788" calcext:value-type="float">
            <text:p>823.02180222788</text:p>
          </table:table-cell>
          <table:table-cell office:value-type="float" office:value="41.2331166666667" calcext:value-type="float">
            <text:p>41.2331166666667</text:p>
          </table:table-cell>
          <table:table-cell office:value-type="float" office:value="0.36505" calcext:value-type="float">
            <text:p>0.36505</text:p>
          </table:table-cell>
          <table:table-cell office:value-type="float" office:value="1644.029051522" calcext:value-type="float">
            <text:p>1644.029051522</text:p>
          </table:table-cell>
          <table:table-cell office:value-type="float" office:value="2" calcext:value-type="float">
            <text:p>2</text:p>
          </table:table-cell>
          <table:table-cell office:value-type="float" office:value="7.98021546321218" calcext:value-type="float">
            <text:p>7.98021546321218</text:p>
          </table:table-cell>
          <table:table-cell office:value-type="float" office:value="4952.3096862657" calcext:value-type="float">
            <text:p>4952.3096862657</text:p>
          </table:table-cell>
          <table:table-cell office:value-type="float" office:value="4752.13212643924" calcext:value-type="float">
            <text:p>4752.13212643924</text:p>
          </table:table-cell>
          <table:table-cell office:value-type="float" office:value="4652.48071050512" calcext:value-type="float">
            <text:p>4652.48071050512</text:p>
          </table:table-cell>
          <table:table-cell office:value-type="float" office:value="4782.35438330607" calcext:value-type="float">
            <text:p>4782.35438330607</text:p>
          </table:table-cell>
          <table:table-cell office:value-type="float" office:value="5635.38427109007" calcext:value-type="float">
            <text:p>5635.38427109007</text:p>
          </table:table-cell>
          <table:table-cell office:value-type="float" office:value="4117.91720102247" calcext:value-type="float">
            <text:p>4117.91720102247</text:p>
          </table:table-cell>
          <table:table-cell office:value-type="float" office:value="5550.54239121605" calcext:value-type="float">
            <text:p>5550.54239121605</text:p>
          </table:table-cell>
          <table:table-cell office:value-type="float" office:value="4177.94267426272" calcext:value-type="float">
            <text:p>4177.94267426272</text:p>
          </table:table-cell>
          <table:table-cell office:value-type="float" office:value="4782.35438330607" calcext:value-type="float">
            <text:p>4782.35438330607</text:p>
          </table:table-cell>
          <table:table-cell office:value-type="float" office:value="5357.9797107651" calcext:value-type="float">
            <text:p>5357.9797107651</text:p>
          </table:table-cell>
          <table:table-cell office:value-type="float" office:value="2448" calcext:value-type="float">
            <text:p>2448</text:p>
          </table:table-cell>
          <table:table-cell office:value-type="float" office:value="2992" calcext:value-type="float">
            <text:p>2992</text:p>
          </table:table-cell>
          <table:table-cell office:value-type="float" office:value="2064" calcext:value-type="float">
            <text:p>2064</text:p>
          </table:table-cell>
          <table:table-cell office:value-type="float" office:value="2457" calcext:value-type="float">
            <text:p>2457</text:p>
          </table:table-cell>
          <table:table-cell office:value-type="float" office:value="2492" calcext:value-type="float">
            <text:p>2492</text:p>
          </table:table-cell>
          <table:table-cell office:value-type="float" office:value="41.5277166666667" calcext:value-type="float">
            <text:p>41.5277166666667</text:p>
          </table:table-cell>
          <table:table-cell office:value-type="float" office:value="41.2331166666667" calcext:value-type="float">
            <text:p>41.2331166666667</text:p>
          </table:table-cell>
          <table:table-cell office:value-type="float" office:value="41.2611666666667" calcext:value-type="float">
            <text:p>41.2611666666667</text:p>
          </table:table-cell>
          <table:table-cell office:value-type="float" office:value="41.44595" calcext:value-type="float">
            <text:p>41.44595</text:p>
          </table:table-cell>
          <table:table-cell office:value-type="float" office:value="41.2149833333333" calcext:value-type="float">
            <text:p>41.2149833333333</text:p>
          </table:table-cell>
          <table:table-cell/>
          <table:table-cell office:value-type="float" office:value="66.74" calcext:value-type="float">
            <text:p>66.74</text:p>
          </table:table-cell>
          <table:table-cell office:value-type="float" office:value="-0.00134847799904492" calcext:value-type="float">
            <text:p>-0.001348477999045</text:p>
          </table:table-cell>
          <table:table-cell office:value-type="float" office:value="-0.820226924663265" calcext:value-type="float">
            <text:p>-0.820226924663265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537.99680723823" calcext:value-type="float">
            <text:p>537.99680723823</text:p>
          </table:table-cell>
          <table:table-cell office:value-type="float" office:value="38.0925" calcext:value-type="float">
            <text:p>38.0925</text:p>
          </table:table-cell>
          <table:table-cell office:value-type="float" office:value="0.28985" calcext:value-type="float">
            <text:p>0.28985</text:p>
          </table:table-cell>
          <table:table-cell office:value-type="float" office:value="1610.96859231405" calcext:value-type="float">
            <text:p>1610.96859231405</text:p>
          </table:table-cell>
          <table:table-cell office:value-type="float" office:value="3" calcext:value-type="float">
            <text:p>3</text:p>
          </table:table-cell>
          <table:table-cell office:value-type="float" office:value="43.2090840075959" calcext:value-type="float">
            <text:p>43.2090840075959</text:p>
          </table:table-cell>
          <table:table-cell office:value-type="float" office:value="2165.19591509313" calcext:value-type="float">
            <text:p>2165.19591509313</text:p>
          </table:table-cell>
          <table:table-cell office:value-type="float" office:value="3576.7052644731" calcext:value-type="float">
            <text:p>3576.7052644731</text:p>
          </table:table-cell>
          <table:table-cell office:value-type="float" office:value="1831.17611337647" calcext:value-type="float">
            <text:p>1831.17611337647</text:p>
          </table:table-cell>
          <table:table-cell office:value-type="float" office:value="1459.21573612847" calcext:value-type="float">
            <text:p>1459.21573612847</text:p>
          </table:table-cell>
          <table:table-cell office:value-type="float" office:value="4038.40436573055" calcext:value-type="float">
            <text:p>4038.40436573055</text:p>
          </table:table-cell>
          <table:table-cell office:value-type="float" office:value="1800.39174994906" calcext:value-type="float">
            <text:p>1800.39174994906</text:p>
          </table:table-cell>
          <table:table-cell office:value-type="float" office:value="4177.63093767747" calcext:value-type="float">
            <text:p>4177.63093767747</text:p>
          </table:table-cell>
          <table:table-cell office:value-type="float" office:value="1644.40205219798" calcext:value-type="float">
            <text:p>1644.40205219798</text:p>
          </table:table-cell>
          <table:table-cell office:value-type="float" office:value="1459.21573612847" calcext:value-type="float">
            <text:p>1459.21573612847</text:p>
          </table:table-cell>
          <table:table-cell office:value-type="float" office:value="3839.61192610279" calcext:value-type="float">
            <text:p>3839.61192610279</text:p>
          </table:table-cell>
          <table:table-cell office:value-type="float" office:value="2258" calcext:value-type="float">
            <text:p>2258</text:p>
          </table:table-cell>
          <table:table-cell office:value-type="float" office:value="5770" calcext:value-type="float">
            <text:p>5770</text:p>
          </table:table-cell>
          <table:table-cell office:value-type="float" office:value="2480" calcext:value-type="float">
            <text:p>2480</text:p>
          </table:table-cell>
          <table:table-cell office:value-type="float" office:value="2018" calcext:value-type="float">
            <text:p>2018</text:p>
          </table:table-cell>
          <table:table-cell office:value-type="float" office:value="5833" calcext:value-type="float">
            <text:p>5833</text:p>
          </table:table-cell>
          <table:table-cell office:value-type="float" office:value="38.43105" calcext:value-type="float">
            <text:p>38.43105</text:p>
          </table:table-cell>
          <table:table-cell office:value-type="float" office:value="38.0925" calcext:value-type="float">
            <text:p>38.0925</text:p>
          </table:table-cell>
          <table:table-cell office:value-type="float" office:value="38.0268833333333" calcext:value-type="float">
            <text:p>38.0268833333333</text:p>
          </table:table-cell>
          <table:table-cell office:value-type="float" office:value="38.2408" calcext:value-type="float">
            <text:p>38.2408</text:p>
          </table:table-cell>
          <table:table-cell office:value-type="float" office:value="37.9785166666667" calcext:value-type="float">
            <text:p>37.9785166666667</text:p>
          </table:table-cell>
          <table:table-cell/>
          <table:table-cell office:value-type="float" office:value="33.82" calcext:value-type="float">
            <text:p>33.82</text:p>
          </table:table-cell>
          <table:table-cell office:value-type="float" office:value="0.00089231404945167" calcext:value-type="float">
            <text:p>0.000892314049452</text:p>
          </table:table-cell>
          <table:table-cell office:value-type="float" office:value="0.553899404346636" calcext:value-type="float">
            <text:p>0.553899404346636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Formyl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553.688799743109" calcext:value-type="float">
            <text:p>553.688799743109</text:p>
          </table:table-cell>
          <table:table-cell office:value-type="float" office:value="44.3966333333333" calcext:value-type="float">
            <text:p>44.3966333333333</text:p>
          </table:table-cell>
          <table:table-cell office:value-type="float" office:value="0.412466666666667" calcext:value-type="float">
            <text:p>0.412466666666667</text:p>
          </table:table-cell>
          <table:table-cell office:value-type="float" office:value="1658.04456982869" calcext:value-type="float">
            <text:p>1658.04456982869</text:p>
          </table:table-cell>
          <table:table-cell office:value-type="float" office:value="3" calcext:value-type="float">
            <text:p>3</text:p>
          </table:table-cell>
          <table:table-cell office:value-type="float" office:value="10.476424580689" calcext:value-type="float">
            <text:p>10.476424580689</text:p>
          </table:table-cell>
          <table:table-cell office:value-type="float" office:value="2499.70771583606" calcext:value-type="float">
            <text:p>2499.70771583606</text:p>
          </table:table-cell>
          <table:table-cell office:value-type="float" office:value="2080.43031895077" calcext:value-type="float">
            <text:p>2080.43031895077</text:p>
          </table:table-cell>
          <table:table-cell office:value-type="float" office:value="2333.45543204732" calcext:value-type="float">
            <text:p>2333.45543204732</text:p>
          </table:table-cell>
          <table:table-cell office:value-type="float" office:value="2691.94966245133" calcext:value-type="float">
            <text:p>2691.94966245133</text:p>
          </table:table-cell>
          <table:table-cell office:value-type="float" office:value="2683.04175944115" calcext:value-type="float">
            <text:p>2683.04175944115</text:p>
          </table:table-cell>
          <table:table-cell office:value-type="float" office:value="2078.54315514985" calcext:value-type="float">
            <text:p>2078.54315514985</text:p>
          </table:table-cell>
          <table:table-cell office:value-type="float" office:value="2429.96540711925" calcext:value-type="float">
            <text:p>2429.96540711925</text:p>
          </table:table-cell>
          <table:table-cell office:value-type="float" office:value="2095.45049934924" calcext:value-type="float">
            <text:p>2095.45049934924</text:p>
          </table:table-cell>
          <table:table-cell office:value-type="float" office:value="2691.94966245133" calcext:value-type="float">
            <text:p>2691.94966245133</text:p>
          </table:table-cell>
          <table:table-cell office:value-type="float" office:value="2550.96771021801" calcext:value-type="float">
            <text:p>2550.96771021801</text:p>
          </table:table-cell>
          <table:table-cell office:value-type="float" office:value="2177" calcext:value-type="float">
            <text:p>2177</text:p>
          </table:table-cell>
          <table:table-cell office:value-type="float" office:value="3520" calcext:value-type="float">
            <text:p>3520</text:p>
          </table:table-cell>
          <table:table-cell office:value-type="float" office:value="2252" calcext:value-type="float">
            <text:p>2252</text:p>
          </table:table-cell>
          <table:table-cell office:value-type="float" office:value="3314" calcext:value-type="float">
            <text:p>3314</text:p>
          </table:table-cell>
          <table:table-cell office:value-type="float" office:value="2272" calcext:value-type="float">
            <text:p>2272</text:p>
          </table:table-cell>
          <table:table-cell office:value-type="float" office:value="44.7179833333333" calcext:value-type="float">
            <text:p>44.7179833333333</text:p>
          </table:table-cell>
          <table:table-cell office:value-type="float" office:value="44.3966333333333" calcext:value-type="float">
            <text:p>44.3966333333333</text:p>
          </table:table-cell>
          <table:table-cell office:value-type="float" office:value="44.35285" calcext:value-type="float">
            <text:p>44.35285</text:p>
          </table:table-cell>
          <table:table-cell office:value-type="float" office:value="44.5771666666667" calcext:value-type="float">
            <text:p>44.5771666666667</text:p>
          </table:table-cell>
          <table:table-cell office:value-type="float" office:value="44.3937" calcext:value-type="float">
            <text:p>44.3937</text:p>
          </table:table-cell>
          <table:table-cell/>
          <table:table-cell office:value-type="float" office:value="31.67" calcext:value-type="float">
            <text:p>31.67</text:p>
          </table:table-cell>
          <table:table-cell office:value-type="float" office:value="-0.00143017131313172" calcext:value-type="float">
            <text:p>-0.001430171313132</text:p>
          </table:table-cell>
          <table:table-cell office:value-type="float" office:value="-0.862564315544757" calcext:value-type="float">
            <text:p>-0.862564315544757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+ Me (K)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42.680822231311" calcext:value-type="float">
            <text:p>542.680822231311</text:p>
          </table:table-cell>
          <table:table-cell office:value-type="float" office:value="31.5124166666667" calcext:value-type="float">
            <text:p>31.5124166666667</text:p>
          </table:table-cell>
          <table:table-cell office:value-type="float" office:value="0.352116666666667" calcext:value-type="float">
            <text:p>0.352116666666667</text:p>
          </table:table-cell>
          <table:table-cell office:value-type="float" office:value="1625.02063729329" calcext:value-type="float">
            <text:p>1625.02063729329</text:p>
          </table:table-cell>
          <table:table-cell office:value-type="float" office:value="3" calcext:value-type="float">
            <text:p>3</text:p>
          </table:table-cell>
          <table:table-cell office:value-type="float" office:value="7.85263365507139" calcext:value-type="float">
            <text:p>7.85263365507139</text:p>
          </table:table-cell>
          <table:table-cell office:value-type="float" office:value="3938.91543840268" calcext:value-type="float">
            <text:p>3938.91543840268</text:p>
          </table:table-cell>
          <table:table-cell office:value-type="float" office:value="4114.79406862847" calcext:value-type="float">
            <text:p>4114.79406862847</text:p>
          </table:table-cell>
          <table:table-cell office:value-type="float" office:value="4415.95971041643" calcext:value-type="float">
            <text:p>4415.95971041643</text:p>
          </table:table-cell>
          <table:table-cell office:value-type="float" office:value="3631.14430533111" calcext:value-type="float">
            <text:p>3631.14430533111</text:p>
          </table:table-cell>
          <table:table-cell office:value-type="float" office:value="3740.25548984219" calcext:value-type="float">
            <text:p>3740.25548984219</text:p>
          </table:table-cell>
          <table:table-cell office:value-type="float" office:value="3275.26521254412" calcext:value-type="float">
            <text:p>3275.26521254412</text:p>
          </table:table-cell>
          <table:table-cell office:value-type="float" office:value="4806.12455659144" calcext:value-type="float">
            <text:p>4806.12455659144</text:p>
          </table:table-cell>
          <table:table-cell office:value-type="float" office:value="3965.54605381064" calcext:value-type="float">
            <text:p>3965.54605381064</text:p>
          </table:table-cell>
          <table:table-cell office:value-type="float" office:value="3631.14430533111" calcext:value-type="float">
            <text:p>3631.14430533111</text:p>
          </table:table-cell>
          <table:table-cell office:value-type="float" office:value="3556.13957515905" calcext:value-type="float">
            <text:p>3556.13957515905</text:p>
          </table:table-cell>
          <table:table-cell office:value-type="float" office:value="1985" calcext:value-type="float">
            <text:p>1985</text:p>
          </table:table-cell>
          <table:table-cell office:value-type="float" office:value="3796" calcext:value-type="float">
            <text:p>3796</text:p>
          </table:table-cell>
          <table:table-cell office:value-type="float" office:value="2144" calcext:value-type="float">
            <text:p>2144</text:p>
          </table:table-cell>
          <table:table-cell office:value-type="float" office:value="1945" calcext:value-type="float">
            <text:p>1945</text:p>
          </table:table-cell>
          <table:table-cell office:value-type="float" office:value="1997" calcext:value-type="float">
            <text:p>1997</text:p>
          </table:table-cell>
          <table:table-cell office:value-type="float" office:value="31.7891166666667" calcext:value-type="float">
            <text:p>31.7891166666667</text:p>
          </table:table-cell>
          <table:table-cell office:value-type="float" office:value="31.5124166666667" calcext:value-type="float">
            <text:p>31.5124166666667</text:p>
          </table:table-cell>
          <table:table-cell office:value-type="float" office:value="31.3829" calcext:value-type="float">
            <text:p>31.3829</text:p>
          </table:table-cell>
          <table:table-cell office:value-type="float" office:value="31.6127333333333" calcext:value-type="float">
            <text:p>31.6127333333333</text:p>
          </table:table-cell>
          <table:table-cell office:value-type="float" office:value="31.4215666666667" calcext:value-type="float">
            <text:p>31.4215666666667</text:p>
          </table:table-cell>
          <table:table-cell/>
          <table:table-cell office:value-type="float" office:value="25.39" calcext:value-type="float">
            <text:p>25.39</text:p>
          </table:table-cell>
          <table:table-cell office:value-type="float" office:value="0.000937293292508912" calcext:value-type="float">
            <text:p>0.000937293292509</text:p>
          </table:table-cell>
          <table:table-cell office:value-type="float" office:value="0.576788879857218" calcext:value-type="float">
            <text:p>0.576788879857218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EG Trimethyl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830.029418966156" calcext:value-type="float">
            <text:p>830.029418966156</text:p>
          </table:table-cell>
          <table:table-cell office:value-type="float" office:value="38.2745666666667" calcext:value-type="float">
            <text:p>38.2745666666667</text:p>
          </table:table-cell>
          <table:table-cell office:value-type="float" office:value="0.1712" calcext:value-type="float">
            <text:p>0.1712</text:p>
          </table:table-cell>
          <table:table-cell office:value-type="float" office:value="1658.04428499855" calcext:value-type="float">
            <text:p>1658.04428499855</text:p>
          </table:table-cell>
          <table:table-cell office:value-type="float" office:value="2" calcext:value-type="float">
            <text:p>2</text:p>
          </table:table-cell>
          <table:table-cell office:value-type="float" office:value="23.7682690415801" calcext:value-type="float">
            <text:p>23.7682690415801</text:p>
          </table:table-cell>
          <table:table-cell office:value-type="float" office:value="3619.99919619946" calcext:value-type="float">
            <text:p>3619.99919619946</text:p>
          </table:table-cell>
          <table:table-cell office:value-type="float" office:value="3849.41229896066" calcext:value-type="float">
            <text:p>3849.41229896066</text:p>
          </table:table-cell>
          <table:table-cell office:value-type="float" office:value="2367.67875000817" calcext:value-type="float">
            <text:p>2367.67875000817</text:p>
          </table:table-cell>
          <table:table-cell office:value-type="float" office:value="2274.39238895337" calcext:value-type="float">
            <text:p>2274.39238895337</text:p>
          </table:table-cell>
          <table:table-cell office:value-type="float" office:value="2911.44829387765" calcext:value-type="float">
            <text:p>2911.44829387765</text:p>
          </table:table-cell>
          <table:table-cell office:value-type="float" office:value="3010.08174005325" calcext:value-type="float">
            <text:p>3010.08174005325</text:p>
          </table:table-cell>
          <table:table-cell office:value-type="float" office:value="4496.15574191943" calcext:value-type="float">
            <text:p>4496.15574191943</text:p>
          </table:table-cell>
          <table:table-cell office:value-type="float" office:value="2126.18314918928" calcext:value-type="float">
            <text:p>2126.18314918928</text:p>
          </table:table-cell>
          <table:table-cell office:value-type="float" office:value="2274.39238895337" calcext:value-type="float">
            <text:p>2274.39238895337</text:p>
          </table:table-cell>
          <table:table-cell office:value-type="float" office:value="2768.1308207436" calcext:value-type="float">
            <text:p>2768.1308207436</text:p>
          </table:table-cell>
          <table:table-cell office:value-type="float" office:value="2311" calcext:value-type="float">
            <text:p>2311</text:p>
          </table:table-cell>
          <table:table-cell office:value-type="float" office:value="3920" calcext:value-type="float">
            <text:p>3920</text:p>
          </table:table-cell>
          <table:table-cell office:value-type="float" office:value="2278" calcext:value-type="float">
            <text:p>2278</text:p>
          </table:table-cell>
          <table:table-cell office:value-type="float" office:value="2284" calcext:value-type="float">
            <text:p>2284</text:p>
          </table:table-cell>
          <table:table-cell office:value-type="float" office:value="2851" calcext:value-type="float">
            <text:p>2851</text:p>
          </table:table-cell>
          <table:table-cell office:value-type="float" office:value="38.6113" calcext:value-type="float">
            <text:p>38.6113</text:p>
          </table:table-cell>
          <table:table-cell office:value-type="float" office:value="38.2745666666667" calcext:value-type="float">
            <text:p>38.2745666666667</text:p>
          </table:table-cell>
          <table:table-cell office:value-type="float" office:value="38.2119" calcext:value-type="float">
            <text:p>38.2119</text:p>
          </table:table-cell>
          <table:table-cell office:value-type="float" office:value="38.4373166666667" calcext:value-type="float">
            <text:p>38.4373166666667</text:p>
          </table:table-cell>
          <table:table-cell office:value-type="float" office:value="38.2060333333333" calcext:value-type="float">
            <text:p>38.2060333333333</text:p>
          </table:table-cell>
          <table:table-cell/>
          <table:table-cell office:value-type="float" office:value="31.66" calcext:value-type="float">
            <text:p>31.66</text:p>
          </table:table-cell>
          <table:table-cell office:value-type="float" office:value="-0.00171500144892889" calcext:value-type="float">
            <text:p>-0.001715001448929</text:p>
          </table:table-cell>
          <table:table-cell office:value-type="float" office:value="-1.03435094619141" calcext:value-type="float">
            <text:p>-1.03435094619141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Propionyl Heavy K (K)|[11] Propionyl Heavy + Me (K)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823.004241945672" calcext:value-type="float">
            <text:p>823.004241945672</text:p>
          </table:table-cell>
          <table:table-cell office:value-type="float" office:value="45.6008166666667" calcext:value-type="float">
            <text:p>45.6008166666667</text:p>
          </table:table-cell>
          <table:table-cell office:value-type="float" office:value="0.35595" calcext:value-type="float">
            <text:p>0.35595</text:p>
          </table:table-cell>
          <table:table-cell office:value-type="float" office:value="1643.99393095758" calcext:value-type="float">
            <text:p>1643.99393095758</text:p>
          </table:table-cell>
          <table:table-cell office:value-type="float" office:value="2" calcext:value-type="float">
            <text:p>2</text:p>
          </table:table-cell>
          <table:table-cell office:value-type="float" office:value="40.0844339699027" calcext:value-type="float">
            <text:p>40.0844339699027</text:p>
          </table:table-cell>
          <table:table-cell office:value-type="float" office:value="3179.79842760866" calcext:value-type="float">
            <text:p>3179.79842760866</text:p>
          </table:table-cell>
          <table:table-cell office:value-type="float" office:value="4386.10176107621" calcext:value-type="float">
            <text:p>4386.10176107621</text:p>
          </table:table-cell>
          <table:table-cell office:value-type="float" office:value="2278.85559321291" calcext:value-type="float">
            <text:p>2278.85559321291</text:p>
          </table:table-cell>
          <table:table-cell office:value-type="float" office:value="2317.19304165486" calcext:value-type="float">
            <text:p>2317.19304165486</text:p>
          </table:table-cell>
          <table:table-cell office:value-type="float" office:value="5579.91012472046" calcext:value-type="float">
            <text:p>5579.91012472046</text:p>
          </table:table-cell>
          <table:table-cell office:value-type="float" office:value="2644.04842797857" calcext:value-type="float">
            <text:p>2644.04842797857</text:p>
          </table:table-cell>
          <table:table-cell office:value-type="float" office:value="5123.01491399876" calcext:value-type="float">
            <text:p>5123.01491399876</text:p>
          </table:table-cell>
          <table:table-cell office:value-type="float" office:value="2046.4196680856" calcext:value-type="float">
            <text:p>2046.4196680856</text:p>
          </table:table-cell>
          <table:table-cell office:value-type="float" office:value="2317.19304165486" calcext:value-type="float">
            <text:p>2317.19304165486</text:p>
          </table:table-cell>
          <table:table-cell office:value-type="float" office:value="5305.236306514" calcext:value-type="float">
            <text:p>5305.236306514</text:p>
          </table:table-cell>
          <table:table-cell office:value-type="float" office:value="1396" calcext:value-type="float">
            <text:p>1396</text:p>
          </table:table-cell>
          <table:table-cell office:value-type="float" office:value="3649" calcext:value-type="float">
            <text:p>3649</text:p>
          </table:table-cell>
          <table:table-cell office:value-type="float" office:value="1506" calcext:value-type="float">
            <text:p>1506</text:p>
          </table:table-cell>
          <table:table-cell office:value-type="float" office:value="1499" calcext:value-type="float">
            <text:p>1499</text:p>
          </table:table-cell>
          <table:table-cell office:value-type="float" office:value="3807" calcext:value-type="float">
            <text:p>3807</text:p>
          </table:table-cell>
          <table:table-cell office:value-type="float" office:value="45.9324666666667" calcext:value-type="float">
            <text:p>45.9324666666667</text:p>
          </table:table-cell>
          <table:table-cell office:value-type="float" office:value="45.6008166666667" calcext:value-type="float">
            <text:p>45.6008166666667</text:p>
          </table:table-cell>
          <table:table-cell office:value-type="float" office:value="45.6881166666667" calcext:value-type="float">
            <text:p>45.6881166666667</text:p>
          </table:table-cell>
          <table:table-cell office:value-type="float" office:value="45.8349833333333" calcext:value-type="float">
            <text:p>45.8349833333333</text:p>
          </table:table-cell>
          <table:table-cell office:value-type="float" office:value="45.6583" calcext:value-type="float">
            <text:p>45.6583</text:p>
          </table:table-cell>
          <table:table-cell/>
          <table:table-cell office:value-type="float" office:value="72.39" calcext:value-type="float">
            <text:p>72.39</text:p>
          </table:table-cell>
          <table:table-cell office:value-type="float" office:value="-0.0000690424164986325" calcext:value-type="float">
            <text:p>-6.90424164986325E-05</text:p>
          </table:table-cell>
          <table:table-cell office:value-type="float" office:value="-0.0419967569824662" calcext:value-type="float">
            <text:p>-0.041996756982466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Formyl (K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762.476744141014" calcext:value-type="float">
            <text:p>762.476744141014</text:p>
          </table:table-cell>
          <table:table-cell office:value-type="float" office:value="49.8479666666667" calcext:value-type="float">
            <text:p>49.8479666666667</text:p>
          </table:table-cell>
          <table:table-cell office:value-type="float" office:value="0.307533333333333" calcext:value-type="float">
            <text:p>0.307533333333333</text:p>
          </table:table-cell>
          <table:table-cell office:value-type="float" office:value="1522.93893534827" calcext:value-type="float">
            <text:p>1522.93893534827</text:p>
          </table:table-cell>
          <table:table-cell office:value-type="float" office:value="2" calcext:value-type="float">
            <text:p>2</text:p>
          </table:table-cell>
          <table:table-cell office:value-type="float" office:value="34.2746832309326" calcext:value-type="float">
            <text:p>34.2746832309326</text:p>
          </table:table-cell>
          <table:table-cell office:value-type="float" office:value="1831.21181113025" calcext:value-type="float">
            <text:p>1831.21181113025</text:p>
          </table:table-cell>
          <table:table-cell office:value-type="float" office:value="2247.16488775062" calcext:value-type="float">
            <text:p>2247.16488775062</text:p>
          </table:table-cell>
          <table:table-cell office:value-type="float" office:value="1978.44147636768" calcext:value-type="float">
            <text:p>1978.44147636768</text:p>
          </table:table-cell>
          <table:table-cell office:value-type="float" office:value="2125.4055222257" calcext:value-type="float">
            <text:p>2125.4055222257</text:p>
          </table:table-cell>
          <table:table-cell office:value-type="float" office:value="3857.74494232599" calcext:value-type="float">
            <text:p>3857.74494232599</text:p>
          </table:table-cell>
          <table:table-cell office:value-type="float" office:value="1522.67913226059" calcext:value-type="float">
            <text:p>1522.67913226059</text:p>
          </table:table-cell>
          <table:table-cell office:value-type="float" office:value="2624.71321033282" calcext:value-type="float">
            <text:p>2624.71321033282</text:p>
          </table:table-cell>
          <table:table-cell office:value-type="float" office:value="1776.64682284099" calcext:value-type="float">
            <text:p>1776.64682284099</text:p>
          </table:table-cell>
          <table:table-cell office:value-type="float" office:value="2125.4055222257" calcext:value-type="float">
            <text:p>2125.4055222257</text:p>
          </table:table-cell>
          <table:table-cell office:value-type="float" office:value="3667.84555160267" calcext:value-type="float">
            <text:p>3667.84555160267</text:p>
          </table:table-cell>
          <table:table-cell office:value-type="float" office:value="1421" calcext:value-type="float">
            <text:p>1421</text:p>
          </table:table-cell>
          <table:table-cell office:value-type="float" office:value="2045" calcext:value-type="float">
            <text:p>2045</text:p>
          </table:table-cell>
          <table:table-cell office:value-type="float" office:value="1031" calcext:value-type="float">
            <text:p>1031</text:p>
          </table:table-cell>
          <table:table-cell office:value-type="float" office:value="1400" calcext:value-type="float">
            <text:p>1400</text:p>
          </table:table-cell>
          <table:table-cell office:value-type="float" office:value="1811" calcext:value-type="float">
            <text:p>1811</text:p>
          </table:table-cell>
          <table:table-cell office:value-type="float" office:value="50.2981" calcext:value-type="float">
            <text:p>50.2981</text:p>
          </table:table-cell>
          <table:table-cell office:value-type="float" office:value="49.8479666666667" calcext:value-type="float">
            <text:p>49.8479666666667</text:p>
          </table:table-cell>
          <table:table-cell office:value-type="float" office:value="49.9594833333333" calcext:value-type="float">
            <text:p>49.9594833333333</text:p>
          </table:table-cell>
          <table:table-cell office:value-type="float" office:value="50.128" calcext:value-type="float">
            <text:p>50.128</text:p>
          </table:table-cell>
          <table:table-cell office:value-type="float" office:value="49.8436" calcext:value-type="float">
            <text:p>49.8436</text:p>
          </table:table-cell>
          <table:table-cell/>
          <table:table-cell office:value-type="float" office:value="45.82" calcext:value-type="float">
            <text:p>45.82</text:p>
          </table:table-cell>
          <table:table-cell office:value-type="float" office:value="-0.0022646517315934" calcext:value-type="float">
            <text:p>-0.002264651731593</text:p>
          </table:table-cell>
          <table:table-cell office:value-type="float" office:value="-1.48702506150165" calcext:value-type="float">
            <text:p>-1.48702506150165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EG Formyl (K)|[2] Propionyl Heavy K (K)|[5] Propionyl Heavy K (K)|[9] EG Acetyl ENKEL K (K)|[9] Propionyl Heavy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403.758035502122" calcext:value-type="float">
            <text:p>403.758035502122</text:p>
          </table:table-cell>
          <table:table-cell office:value-type="float" office:value="30.5911333333333" calcext:value-type="float">
            <text:p>30.5911333333333</text:p>
          </table:table-cell>
          <table:table-cell office:value-type="float" office:value="0.2673" calcext:value-type="float">
            <text:p>0.2673</text:p>
          </table:table-cell>
          <table:table-cell office:value-type="float" office:value="1611.00303614097" calcext:value-type="float">
            <text:p>1611.00303614097</text:p>
          </table:table-cell>
          <table:table-cell office:value-type="float" office:value="4" calcext:value-type="float">
            <text:p>4</text:p>
          </table:table-cell>
          <table:table-cell office:value-type="float" office:value="12.9238527765448" calcext:value-type="float">
            <text:p>12.9238527765448</text:p>
          </table:table-cell>
          <table:table-cell office:value-type="float" office:value="1761.4797475461" calcext:value-type="float">
            <text:p>1761.4797475461</text:p>
          </table:table-cell>
          <table:table-cell office:value-type="float" office:value="2200.2523117852" calcext:value-type="float">
            <text:p>2200.2523117852</text:p>
          </table:table-cell>
          <table:table-cell office:value-type="float" office:value="2342.58380024104" calcext:value-type="float">
            <text:p>2342.58380024104</text:p>
          </table:table-cell>
          <table:table-cell office:value-type="float" office:value="2529.23234031007" calcext:value-type="float">
            <text:p>2529.23234031007</text:p>
          </table:table-cell>
          <table:table-cell office:value-type="float" office:value="2157.34449027083" calcext:value-type="float">
            <text:p>2157.34449027083</text:p>
          </table:table-cell>
          <table:table-cell office:value-type="float" office:value="1464.69591184682" calcext:value-type="float">
            <text:p>1464.69591184682</text:p>
          </table:table-cell>
          <table:table-cell office:value-type="float" office:value="2569.91880759968" calcext:value-type="float">
            <text:p>2569.91880759968</text:p>
          </table:table-cell>
          <table:table-cell office:value-type="float" office:value="2103.64780341045" calcext:value-type="float">
            <text:p>2103.64780341045</text:p>
          </table:table-cell>
          <table:table-cell office:value-type="float" office:value="2529.23234031007" calcext:value-type="float">
            <text:p>2529.23234031007</text:p>
          </table:table-cell>
          <table:table-cell office:value-type="float" office:value="2051.14814748313" calcext:value-type="float">
            <text:p>2051.14814748313</text:p>
          </table:table-cell>
          <table:table-cell office:value-type="float" office:value="1415" calcext:value-type="float">
            <text:p>1415</text:p>
          </table:table-cell>
          <table:table-cell office:value-type="float" office:value="2332" calcext:value-type="float">
            <text:p>2332</text:p>
          </table:table-cell>
          <table:table-cell office:value-type="float" office:value="1425" calcext:value-type="float">
            <text:p>1425</text:p>
          </table:table-cell>
          <table:table-cell office:value-type="float" office:value="3740" calcext:value-type="float">
            <text:p>3740</text:p>
          </table:table-cell>
          <table:table-cell office:value-type="float" office:value="1866" calcext:value-type="float">
            <text:p>1866</text:p>
          </table:table-cell>
          <table:table-cell office:value-type="float" office:value="30.9253666666667" calcext:value-type="float">
            <text:p>30.9253666666667</text:p>
          </table:table-cell>
          <table:table-cell office:value-type="float" office:value="30.5911333333333" calcext:value-type="float">
            <text:p>30.5911333333333</text:p>
          </table:table-cell>
          <table:table-cell office:value-type="float" office:value="30.4994" calcext:value-type="float">
            <text:p>30.4994</text:p>
          </table:table-cell>
          <table:table-cell office:value-type="float" office:value="30.6321" calcext:value-type="float">
            <text:p>30.6321</text:p>
          </table:table-cell>
          <table:table-cell office:value-type="float" office:value="30.4463" calcext:value-type="float">
            <text:p>30.4463</text:p>
          </table:table-cell>
          <table:table-cell/>
          <table:table-cell office:value-type="float" office:value="32.84" calcext:value-type="float">
            <text:p>32.84</text:p>
          </table:table-cell>
          <table:table-cell office:value-type="float" office:value="-0.00106385903268347" calcext:value-type="float">
            <text:p>-0.001063859032683</text:p>
          </table:table-cell>
          <table:table-cell office:value-type="float" office:value="-0.660370158389707" calcext:value-type="float">
            <text:p>-0.660370158389707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float" office:value="553.687861984768" calcext:value-type="float">
            <text:p>553.687861984768</text:p>
          </table:table-cell>
          <table:table-cell office:value-type="float" office:value="42.7511333333333" calcext:value-type="float">
            <text:p>42.7511333333333</text:p>
          </table:table-cell>
          <table:table-cell office:value-type="float" office:value="0.261533333333333" calcext:value-type="float">
            <text:p>0.261533333333333</text:p>
          </table:table-cell>
          <table:table-cell office:value-type="float" office:value="1658.04175655366" calcext:value-type="float">
            <text:p>1658.04175655366</text:p>
          </table:table-cell>
          <table:table-cell office:value-type="float" office:value="3" calcext:value-type="float">
            <text:p>3</text:p>
          </table:table-cell>
          <table:table-cell office:value-type="float" office:value="20.2276506977544" calcext:value-type="float">
            <text:p>20.2276506977544</text:p>
          </table:table-cell>
          <table:table-cell office:value-type="float" office:value="1455.38698305974" calcext:value-type="float">
            <text:p>1455.38698305974</text:p>
          </table:table-cell>
          <table:table-cell office:value-type="float" office:value="1489.93852592241" calcext:value-type="float">
            <text:p>1489.93852592241</text:p>
          </table:table-cell>
          <table:table-cell office:value-type="float" office:value="1996.50981898344" calcext:value-type="float">
            <text:p>1996.50981898344</text:p>
          </table:table-cell>
          <table:table-cell office:value-type="float" office:value="1706.1874649141" calcext:value-type="float">
            <text:p>1706.1874649141</text:p>
          </table:table-cell>
          <table:table-cell office:value-type="float" office:value="1147.58951343687" calcext:value-type="float">
            <text:p>1147.58951343687</text:p>
          </table:table-cell>
          <table:table-cell office:value-type="float" office:value="1210.17534672899" calcext:value-type="float">
            <text:p>1210.17534672899</text:p>
          </table:table-cell>
          <table:table-cell office:value-type="float" office:value="1740.26452303946" calcext:value-type="float">
            <text:p>1740.26452303946</text:p>
          </table:table-cell>
          <table:table-cell office:value-type="float" office:value="1792.87225274919" calcext:value-type="float">
            <text:p>1792.87225274919</text:p>
          </table:table-cell>
          <table:table-cell office:value-type="float" office:value="1706.1874649141" calcext:value-type="float">
            <text:p>1706.1874649141</text:p>
          </table:table-cell>
          <table:table-cell office:value-type="float" office:value="1091.09885564062" calcext:value-type="float">
            <text:p>1091.09885564062</text:p>
          </table:table-cell>
          <table:table-cell office:value-type="float" office:value="1394" calcext:value-type="float">
            <text:p>1394</text:p>
          </table:table-cell>
          <table:table-cell office:value-type="float" office:value="1768" calcext:value-type="float">
            <text:p>1768</text:p>
          </table:table-cell>
          <table:table-cell office:value-type="float" office:value="1715" calcext:value-type="float">
            <text:p>1715</text:p>
          </table:table-cell>
          <table:table-cell office:value-type="float" office:value="1549" calcext:value-type="float">
            <text:p>1549</text:p>
          </table:table-cell>
          <table:table-cell office:value-type="float" office:value="1290" calcext:value-type="float">
            <text:p>1290</text:p>
          </table:table-cell>
          <table:table-cell office:value-type="float" office:value="43.1198833333333" calcext:value-type="float">
            <text:p>43.1198833333333</text:p>
          </table:table-cell>
          <table:table-cell office:value-type="float" office:value="42.7511333333333" calcext:value-type="float">
            <text:p>42.7511333333333</text:p>
          </table:table-cell>
          <table:table-cell office:value-type="float" office:value="42.7859333333333" calcext:value-type="float">
            <text:p>42.7859333333333</text:p>
          </table:table-cell>
          <table:table-cell office:value-type="float" office:value="43.00855" calcext:value-type="float">
            <text:p>43.00855</text:p>
          </table:table-cell>
          <table:table-cell office:value-type="float" office:value="42.8035333333333" calcext:value-type="float">
            <text:p>42.8035333333333</text:p>
          </table:table-cell>
          <table:table-cell/>
          <table:table-cell office:value-type="float" office:value="46.57" calcext:value-type="float">
            <text:p>46.57</text:p>
          </table:table-cell>
          <table:table-cell office:value-type="float" office:value="-0.00424344633597684" calcext:value-type="float">
            <text:p>-0.004243446335977</text:p>
          </table:table-cell>
          <table:table-cell office:value-type="float" office:value="-2.55930555363171" calcext:value-type="float">
            <text:p>-2.55930555363171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Propionyl Heavy + Me (K)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837.036712933349" calcext:value-type="float">
            <text:p>837.036712933349</text:p>
          </table:table-cell>
          <table:table-cell office:value-type="float" office:value="41.5185" calcext:value-type="float">
            <text:p>41.5185</text:p>
          </table:table-cell>
          <table:table-cell office:value-type="float" office:value="0.2257" calcext:value-type="float">
            <text:p>0.2257</text:p>
          </table:table-cell>
          <table:table-cell office:value-type="float" office:value="1672.05887293294" calcext:value-type="float">
            <text:p>1672.05887293294</text:p>
          </table:table-cell>
          <table:table-cell office:value-type="float" office:value="2" calcext:value-type="float">
            <text:p>2</text:p>
          </table:table-cell>
          <table:table-cell office:value-type="float" office:value="12.0043173229578" calcext:value-type="float">
            <text:p>12.0043173229578</text:p>
          </table:table-cell>
          <table:table-cell office:value-type="float" office:value="1133.76271180978" calcext:value-type="float">
            <text:p>1133.76271180978</text:p>
          </table:table-cell>
          <table:table-cell office:value-type="float" office:value="1127.65414346227" calcext:value-type="float">
            <text:p>1127.65414346227</text:p>
          </table:table-cell>
          <table:table-cell office:value-type="float" office:value="1041.39233631663" calcext:value-type="float">
            <text:p>1041.39233631663</text:p>
          </table:table-cell>
          <table:table-cell office:value-type="float" office:value="914.24269392877" calcext:value-type="float">
            <text:p>914.24269392877</text:p>
          </table:table-cell>
          <table:table-cell office:value-type="float" office:value="1272.19624648861" calcext:value-type="float">
            <text:p>1272.19624648861</text:p>
          </table:table-cell>
          <table:table-cell office:value-type="float" office:value="942.740108880352" calcext:value-type="float">
            <text:p>942.740108880352</text:p>
          </table:table-cell>
          <table:table-cell office:value-type="float" office:value="1317.11239489624" calcext:value-type="float">
            <text:p>1317.11239489624</text:p>
          </table:table-cell>
          <table:table-cell office:value-type="float" office:value="935.173674707194" calcext:value-type="float">
            <text:p>935.173674707194</text:p>
          </table:table-cell>
          <table:table-cell office:value-type="float" office:value="914.24269392877" calcext:value-type="float">
            <text:p>914.24269392877</text:p>
          </table:table-cell>
          <table:table-cell office:value-type="float" office:value="1209.57176101835" calcext:value-type="float">
            <text:p>1209.57176101835</text:p>
          </table:table-cell>
          <table:table-cell office:value-type="float" office:value="702" calcext:value-type="float">
            <text:p>702</text:p>
          </table:table-cell>
          <table:table-cell office:value-type="float" office:value="1001" calcext:value-type="float">
            <text:p>1001</text:p>
          </table:table-cell>
          <table:table-cell office:value-type="float" office:value="771" calcext:value-type="float">
            <text:p>771</text:p>
          </table:table-cell>
          <table:table-cell office:value-type="float" office:value="963" calcext:value-type="float">
            <text:p>963</text:p>
          </table:table-cell>
          <table:table-cell office:value-type="float" office:value="952" calcext:value-type="float">
            <text:p>952</text:p>
          </table:table-cell>
          <table:table-cell office:value-type="float" office:value="41.7959166666667" calcext:value-type="float">
            <text:p>41.7959166666667</text:p>
          </table:table-cell>
          <table:table-cell office:value-type="float" office:value="41.5185" calcext:value-type="float">
            <text:p>41.5185</text:p>
          </table:table-cell>
          <table:table-cell office:value-type="float" office:value="41.52325" calcext:value-type="float">
            <text:p>41.52325</text:p>
          </table:table-cell>
          <table:table-cell office:value-type="float" office:value="41.7410166666667" calcext:value-type="float">
            <text:p>41.7410166666667</text:p>
          </table:table-cell>
          <table:table-cell office:value-type="float" office:value="41.5042166666667" calcext:value-type="float">
            <text:p>41.5042166666667</text:p>
          </table:table-cell>
          <table:table-cell/>
          <table:table-cell office:value-type="string" calcext:value-type="string">
            <text:p>---</text:p>
          </table:table-cell>
          <table:table-cell office:value-type="float" office:value="-0.00282706706116187" calcext:value-type="float">
            <text:p>-0.002827067061162</text:p>
          </table:table-cell>
          <table:table-cell office:value-type="float" office:value="-1.6907671894894" calcext:value-type="float">
            <text:p>-1.6907671894894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Trimethyl (K)|[1] Propionyl Heavy K (K)|[10] Propionyl Heavy + Me (K)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772.001934823914" calcext:value-type="float">
            <text:p>772.001934823914</text:p>
          </table:table-cell>
          <table:table-cell office:value-type="float" office:value="52.3719666666667" calcext:value-type="float">
            <text:p>52.3719666666667</text:p>
          </table:table-cell>
          <table:table-cell office:value-type="float" office:value="0.382866666666667" calcext:value-type="float">
            <text:p>0.382866666666667</text:p>
          </table:table-cell>
          <table:table-cell office:value-type="float" office:value="1541.98931671407" calcext:value-type="float">
            <text:p>1541.98931671407</text:p>
          </table:table-cell>
          <table:table-cell office:value-type="float" office:value="2" calcext:value-type="float">
            <text:p>2</text:p>
          </table:table-cell>
          <table:table-cell office:value-type="float" office:value="20.0861744445992" calcext:value-type="float">
            <text:p>20.0861744445992</text:p>
          </table:table-cell>
          <table:table-cell office:value-type="float" office:value="685.61191588283" calcext:value-type="float">
            <text:p>685.61191588283</text:p>
          </table:table-cell>
          <table:table-cell office:value-type="float" office:value="972.974620410925" calcext:value-type="float">
            <text:p>972.974620410925</text:p>
          </table:table-cell>
          <table:table-cell office:value-type="float" office:value="704.474301235425" calcext:value-type="float">
            <text:p>704.474301235425</text:p>
          </table:table-cell>
          <table:table-cell office:value-type="float" office:value="882.702834306533" calcext:value-type="float">
            <text:p>882.702834306533</text:p>
          </table:table-cell>
          <table:table-cell office:value-type="float" office:value="1092.11885357346" calcext:value-type="float">
            <text:p>1092.11885357346</text:p>
          </table:table-cell>
          <table:table-cell office:value-type="float" office:value="570.096233979419" calcext:value-type="float">
            <text:p>570.096233979419</text:p>
          </table:table-cell>
          <table:table-cell office:value-type="float" office:value="1136.44501720006" calcext:value-type="float">
            <text:p>1136.44501720006</text:p>
          </table:table-cell>
          <table:table-cell office:value-type="float" office:value="632.620193224476" calcext:value-type="float">
            <text:p>632.620193224476</text:p>
          </table:table-cell>
          <table:table-cell office:value-type="float" office:value="882.702834306533" calcext:value-type="float">
            <text:p>882.702834306533</text:p>
          </table:table-cell>
          <table:table-cell office:value-type="float" office:value="1038.35876627075" calcext:value-type="float">
            <text:p>1038.35876627075</text:p>
          </table:table-cell>
          <table:table-cell office:value-type="float" office:value="979" calcext:value-type="float">
            <text:p>979</text:p>
          </table:table-cell>
          <table:table-cell office:value-type="float" office:value="1405" calcext:value-type="float">
            <text:p>1405</text:p>
          </table:table-cell>
          <table:table-cell office:value-type="float" office:value="576" calcext:value-type="float">
            <text:p>576</text:p>
          </table:table-cell>
          <table:table-cell office:value-type="float" office:value="865" calcext:value-type="float">
            <text:p>865</text:p>
          </table:table-cell>
          <table:table-cell office:value-type="float" office:value="695" calcext:value-type="float">
            <text:p>695</text:p>
          </table:table-cell>
          <table:table-cell office:value-type="float" office:value="52.7503333333333" calcext:value-type="float">
            <text:p>52.7503333333333</text:p>
          </table:table-cell>
          <table:table-cell office:value-type="float" office:value="52.3719666666667" calcext:value-type="float">
            <text:p>52.3719666666667</text:p>
          </table:table-cell>
          <table:table-cell office:value-type="float" office:value="52.49135" calcext:value-type="float">
            <text:p>52.49135</text:p>
          </table:table-cell>
          <table:table-cell office:value-type="float" office:value="52.61655" calcext:value-type="float">
            <text:p>52.61655</text:p>
          </table:table-cell>
          <table:table-cell office:value-type="float" office:value="52.3869833333333" calcext:value-type="float">
            <text:p>52.3869833333333</text:p>
          </table:table-cell>
          <table:table-cell/>
          <table:table-cell office:value-type="float" office:value="43.52" calcext:value-type="float">
            <text:p>43.52</text:p>
          </table:table-cell>
          <table:table-cell office:value-type="float" office:value="0.00101671406832793" calcext:value-type="float">
            <text:p>0.001016714068328</text:p>
          </table:table-cell>
          <table:table-cell office:value-type="float" office:value="0.659352647700329" calcext:value-type="float">
            <text:p>0.659352647700329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Propionyl Heavy K (K)|[5] Propionyl Heavy K (K)|[9] EG Formyl (K)|[9] Propionyl Heavy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673" calcext:value-type="float">
            <text:p>12673</text:p>
          </table:table-cell>
          <table:table-cell office:value-type="float" office:value="750.438099271863" calcext:value-type="float">
            <text:p>750.438099271863</text:p>
          </table:table-cell>
          <table:table-cell office:value-type="float" office:value="44.98775" calcext:value-type="float">
            <text:p>44.98775</text:p>
          </table:table-cell>
          <table:table-cell office:value-type="float" office:value="0.28565" calcext:value-type="float">
            <text:p>0.28565</text:p>
          </table:table-cell>
          <table:table-cell office:value-type="float" office:value="1498.86164560997" calcext:value-type="float">
            <text:p>1498.86164560997</text:p>
          </table:table-cell>
          <table:table-cell office:value-type="float" office:value="2" calcext:value-type="float">
            <text:p>2</text:p>
          </table:table-cell>
          <table:table-cell office:value-type="float" office:value="9.91517803670528" calcext:value-type="float">
            <text:p>9.91517803670528</text:p>
          </table:table-cell>
          <table:table-cell office:value-type="float" office:value="1557.27993245226" calcext:value-type="float">
            <text:p>1557.27993245226</text:p>
          </table:table-cell>
          <table:table-cell office:value-type="float" office:value="1333.06084955461" calcext:value-type="float">
            <text:p>1333.06084955461</text:p>
          </table:table-cell>
          <table:table-cell office:value-type="float" office:value="1703.56359734369" calcext:value-type="float">
            <text:p>1703.56359734369</text:p>
          </table:table-cell>
          <table:table-cell office:value-type="float" office:value="1379.78187959175" calcext:value-type="float">
            <text:p>1379.78187959175</text:p>
          </table:table-cell>
          <table:table-cell office:value-type="float" office:value="1472.54834662246" calcext:value-type="float">
            <text:p>1472.54834662246</text:p>
          </table:table-cell>
          <table:table-cell office:value-type="float" office:value="1294.90080930052" calcext:value-type="float">
            <text:p>1294.90080930052</text:p>
          </table:table-cell>
          <table:table-cell office:value-type="float" office:value="1557.02967818522" calcext:value-type="float">
            <text:p>1557.02967818522</text:p>
          </table:table-cell>
          <table:table-cell office:value-type="float" office:value="1529.80560147019" calcext:value-type="float">
            <text:p>1529.80560147019</text:p>
          </table:table-cell>
          <table:table-cell office:value-type="float" office:value="1379.78187959175" calcext:value-type="float">
            <text:p>1379.78187959175</text:p>
          </table:table-cell>
          <table:table-cell office:value-type="float" office:value="1400.06143055754" calcext:value-type="float">
            <text:p>1400.06143055754</text:p>
          </table:table-cell>
          <table:table-cell office:value-type="float" office:value="1117" calcext:value-type="float">
            <text:p>1117</text:p>
          </table:table-cell>
          <table:table-cell office:value-type="float" office:value="990" calcext:value-type="float">
            <text:p>990</text:p>
          </table:table-cell>
          <table:table-cell office:value-type="float" office:value="915" calcext:value-type="float">
            <text:p>915</text:p>
          </table:table-cell>
          <table:table-cell office:value-type="float" office:value="979" calcext:value-type="float">
            <text:p>979</text:p>
          </table:table-cell>
          <table:table-cell office:value-type="float" office:value="890" calcext:value-type="float">
            <text:p>890</text:p>
          </table:table-cell>
          <table:table-cell office:value-type="float" office:value="45.3697" calcext:value-type="float">
            <text:p>45.3697</text:p>
          </table:table-cell>
          <table:table-cell office:value-type="float" office:value="44.98775" calcext:value-type="float">
            <text:p>44.98775</text:p>
          </table:table-cell>
          <table:table-cell office:value-type="float" office:value="45.00955" calcext:value-type="float">
            <text:p>45.00955</text:p>
          </table:table-cell>
          <table:table-cell office:value-type="float" office:value="45.1680833333333" calcext:value-type="float">
            <text:p>45.1680833333333</text:p>
          </table:table-cell>
          <table:table-cell office:value-type="float" office:value="44.9633666666667" calcext:value-type="float">
            <text:p>44.9633666666667</text:p>
          </table:table-cell>
          <table:table-cell/>
          <table:table-cell office:value-type="float" office:value="82.08" calcext:value-type="float">
            <text:p>82.08</text:p>
          </table:table-cell>
          <table:table-cell office:value-type="float" office:value="-0.00115439003411666" calcext:value-type="float">
            <text:p>-0.001154390034117</text:p>
          </table:table-cell>
          <table:table-cell office:value-type="float" office:value="-0.770177253125943" calcext:value-type="float">
            <text:p>-0.770177253125943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EG Acetyl ENKEL K (K)|[2] Propionyl Heavy K (K)|[5] EG Acetyl ENKEL K (K)|[5] Propionyl Heavy K (K)|[9] EG Acetyl ENKEL K (K)|[9] Propionyl Heavy K (K)|[13] EG Acetyl ENKEL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519.676182826979" calcext:value-type="float">
            <text:p>519.676182826979</text:p>
          </table:table-cell>
          <table:table-cell office:value-type="float" office:value="53.6658" calcext:value-type="float">
            <text:p>53.6658</text:p>
          </table:table-cell>
          <table:table-cell office:value-type="float" office:value="0.407316666666667" calcext:value-type="float">
            <text:p>0.407316666666667</text:p>
          </table:table-cell>
          <table:table-cell office:value-type="float" office:value="1556.0067190803" calcext:value-type="float">
            <text:p>1556.0067190803</text:p>
          </table:table-cell>
          <table:table-cell office:value-type="float" office:value="3" calcext:value-type="float">
            <text:p>3</text:p>
          </table:table-cell>
          <table:table-cell office:value-type="float" office:value="10.7487781186208" calcext:value-type="float">
            <text:p>10.7487781186208</text:p>
          </table:table-cell>
          <table:table-cell office:value-type="float" office:value="723.021038212531" calcext:value-type="float">
            <text:p>723.021038212531</text:p>
          </table:table-cell>
          <table:table-cell office:value-type="float" office:value="545.213745245639" calcext:value-type="float">
            <text:p>545.213745245639</text:p>
          </table:table-cell>
          <table:table-cell office:value-type="float" office:value="667.44025325368" calcext:value-type="float">
            <text:p>667.44025325368</text:p>
          </table:table-cell>
          <table:table-cell office:value-type="float" office:value="703.372712788752" calcext:value-type="float">
            <text:p>703.372712788752</text:p>
          </table:table-cell>
          <table:table-cell office:value-type="float" office:value="704.174258855496" calcext:value-type="float">
            <text:p>704.174258855496</text:p>
          </table:table-cell>
          <table:table-cell office:value-type="float" office:value="601.202460785843" calcext:value-type="float">
            <text:p>601.202460785843</text:p>
          </table:table-cell>
          <table:table-cell office:value-type="float" office:value="636.81562817302" calcext:value-type="float">
            <text:p>636.81562817302</text:p>
          </table:table-cell>
          <table:table-cell office:value-type="float" office:value="599.363498765914" calcext:value-type="float">
            <text:p>599.363498765914</text:p>
          </table:table-cell>
          <table:table-cell office:value-type="float" office:value="703.372712788752" calcext:value-type="float">
            <text:p>703.372712788752</text:p>
          </table:table-cell>
          <table:table-cell office:value-type="float" office:value="669.510934888028" calcext:value-type="float">
            <text:p>669.510934888028</text:p>
          </table:table-cell>
          <table:table-cell office:value-type="float" office:value="953" calcext:value-type="float">
            <text:p>953</text:p>
          </table:table-cell>
          <table:table-cell office:value-type="float" office:value="734" calcext:value-type="float">
            <text:p>734</text:p>
          </table:table-cell>
          <table:table-cell office:value-type="float" office:value="909" calcext:value-type="float">
            <text:p>909</text:p>
          </table:table-cell>
          <table:table-cell office:value-type="float" office:value="1150" calcext:value-type="float">
            <text:p>1150</text:p>
          </table:table-cell>
          <table:table-cell office:value-type="float" office:value="688" calcext:value-type="float">
            <text:p>688</text:p>
          </table:table-cell>
          <table:table-cell office:value-type="float" office:value="54.0291666666667" calcext:value-type="float">
            <text:p>54.0291666666667</text:p>
          </table:table-cell>
          <table:table-cell office:value-type="float" office:value="53.6658" calcext:value-type="float">
            <text:p>53.6658</text:p>
          </table:table-cell>
          <table:table-cell office:value-type="float" office:value="53.8125166666667" calcext:value-type="float">
            <text:p>53.8125166666667</text:p>
          </table:table-cell>
          <table:table-cell office:value-type="float" office:value="54.0272333333333" calcext:value-type="float">
            <text:p>54.0272333333333</text:p>
          </table:table-cell>
          <table:table-cell office:value-type="float" office:value="53.6037166666667" calcext:value-type="float">
            <text:p>53.6037166666667</text:p>
          </table:table-cell>
          <table:table-cell/>
          <table:table-cell office:value-type="float" office:value="43.8" calcext:value-type="float">
            <text:p>43.8</text:p>
          </table:table-cell>
          <table:table-cell office:value-type="float" office:value="0.00281908029592159" calcext:value-type="float">
            <text:p>0.002819080295922</text:p>
          </table:table-cell>
          <table:table-cell office:value-type="float" office:value="1.81174372115751" calcext:value-type="float">
            <text:p>1.81174372115751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Propionyl Heavy K (K)|[5] Propionyl Heavy K (K)|[9] Propionyl Heavy K (K)|[13] EG Acetyl ENKEL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830.030469480803" calcext:value-type="float">
            <text:p>830.030469480803</text:p>
          </table:table-cell>
          <table:table-cell office:value-type="float" office:value="41.1349333333333" calcext:value-type="float">
            <text:p>41.1349333333333</text:p>
          </table:table-cell>
          <table:table-cell office:value-type="float" office:value="0.275283333333333" calcext:value-type="float">
            <text:p>0.275283333333333</text:p>
          </table:table-cell>
          <table:table-cell office:value-type="float" office:value="1658.04638602785" calcext:value-type="float">
            <text:p>1658.04638602785</text:p>
          </table:table-cell>
          <table:table-cell office:value-type="float" office:value="2" calcext:value-type="float">
            <text:p>2</text:p>
          </table:table-cell>
          <table:table-cell office:value-type="float" office:value="19.2781300410874" calcext:value-type="float">
            <text:p>19.2781300410874</text:p>
          </table:table-cell>
          <table:table-cell office:value-type="float" office:value="872.913558189007" calcext:value-type="float">
            <text:p>872.913558189007</text:p>
          </table:table-cell>
          <table:table-cell office:value-type="float" office:value="564.707223846877" calcext:value-type="float">
            <text:p>564.707223846877</text:p>
          </table:table-cell>
          <table:table-cell office:value-type="float" office:value="552.813872200404" calcext:value-type="float">
            <text:p>552.813872200404</text:p>
          </table:table-cell>
          <table:table-cell office:value-type="float" office:value="713.117465137569" calcext:value-type="float">
            <text:p>713.117465137569</text:p>
          </table:table-cell>
          <table:table-cell office:value-type="float" office:value="731.01149730203" calcext:value-type="float">
            <text:p>731.01149730203</text:p>
          </table:table-cell>
          <table:table-cell office:value-type="float" office:value="725.840261210066" calcext:value-type="float">
            <text:p>725.840261210066</text:p>
          </table:table-cell>
          <table:table-cell office:value-type="float" office:value="659.584224762843" calcext:value-type="float">
            <text:p>659.584224762843</text:p>
          </table:table-cell>
          <table:table-cell office:value-type="float" office:value="496.428639107616" calcext:value-type="float">
            <text:p>496.428639107616</text:p>
          </table:table-cell>
          <table:table-cell office:value-type="float" office:value="713.117465137569" calcext:value-type="float">
            <text:p>713.117465137569</text:p>
          </table:table-cell>
          <table:table-cell office:value-type="float" office:value="695.027097082532" calcext:value-type="float">
            <text:p>695.027097082532</text:p>
          </table:table-cell>
          <table:table-cell office:value-type="float" office:value="722" calcext:value-type="float">
            <text:p>722</text:p>
          </table:table-cell>
          <table:table-cell office:value-type="float" office:value="1136" calcext:value-type="float">
            <text:p>1136</text:p>
          </table:table-cell>
          <table:table-cell office:value-type="float" office:value="893" calcext:value-type="float">
            <text:p>893</text:p>
          </table:table-cell>
          <table:table-cell office:value-type="float" office:value="1051" calcext:value-type="float">
            <text:p>1051</text:p>
          </table:table-cell>
          <table:table-cell office:value-type="float" office:value="1013" calcext:value-type="float">
            <text:p>1013</text:p>
          </table:table-cell>
          <table:table-cell office:value-type="float" office:value="41.4493333333333" calcext:value-type="float">
            <text:p>41.4493333333333</text:p>
          </table:table-cell>
          <table:table-cell office:value-type="float" office:value="41.1349333333333" calcext:value-type="float">
            <text:p>41.1349333333333</text:p>
          </table:table-cell>
          <table:table-cell office:value-type="float" office:value="41.01965" calcext:value-type="float">
            <text:p>41.01965</text:p>
          </table:table-cell>
          <table:table-cell office:value-type="float" office:value="41.3655833333333" calcext:value-type="float">
            <text:p>41.3655833333333</text:p>
          </table:table-cell>
          <table:table-cell office:value-type="float" office:value="41.1355166666667" calcext:value-type="float">
            <text:p>41.1355166666667</text:p>
          </table:table-cell>
          <table:table-cell/>
          <table:table-cell office:value-type="float" office:value="21.86" calcext:value-type="float">
            <text:p>21.86</text:p>
          </table:table-cell>
          <table:table-cell office:value-type="float" office:value="0.000386027846161596" calcext:value-type="float">
            <text:p>0.000386027846162</text:p>
          </table:table-cell>
          <table:table-cell office:value-type="float" office:value="0.232820950782787" calcext:value-type="float">
            <text:p>0.232820950782787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Propionyl Heavy K (K)|[10] EG Trimethyl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410.76572025395" calcext:value-type="float">
            <text:p>410.76572025395</text:p>
          </table:table-cell>
          <table:table-cell office:value-type="float" office:value="31.4961" calcext:value-type="float">
            <text:p>31.4961</text:p>
          </table:table-cell>
          <table:table-cell office:value-type="float" office:value="0.177133333333333" calcext:value-type="float">
            <text:p>0.177133333333333</text:p>
          </table:table-cell>
          <table:table-cell office:value-type="float" office:value="1639.03377514828" calcext:value-type="float">
            <text:p>1639.03377514828</text:p>
          </table:table-cell>
          <table:table-cell office:value-type="float" office:value="4" calcext:value-type="float">
            <text:p>4</text:p>
          </table:table-cell>
          <table:table-cell office:value-type="float" office:value="21.5396346130805" calcext:value-type="float">
            <text:p>21.5396346130805</text:p>
          </table:table-cell>
          <table:table-cell office:value-type="float" office:value="352.888759913242" calcext:value-type="float">
            <text:p>352.888759913242</text:p>
          </table:table-cell>
          <table:table-cell office:value-type="float" office:value="619.101950156897" calcext:value-type="float">
            <text:p>619.101950156897</text:p>
          </table:table-cell>
          <table:table-cell office:value-type="float" office:value="546.333223616941" calcext:value-type="float">
            <text:p>546.333223616941</text:p>
          </table:table-cell>
          <table:table-cell office:value-type="float" office:value="448.587382860057" calcext:value-type="float">
            <text:p>448.587382860057</text:p>
          </table:table-cell>
          <table:table-cell office:value-type="float" office:value="593.784462256761" calcext:value-type="float">
            <text:p>593.784462256761</text:p>
          </table:table-cell>
          <table:table-cell office:value-type="float" office:value="293.432112802701" calcext:value-type="float">
            <text:p>293.432112802701</text:p>
          </table:table-cell>
          <table:table-cell office:value-type="float" office:value="723.117861077915" calcext:value-type="float">
            <text:p>723.117861077915</text:p>
          </table:table-cell>
          <table:table-cell office:value-type="float" office:value="490.608995790747" calcext:value-type="float">
            <text:p>490.608995790747</text:p>
          </table:table-cell>
          <table:table-cell office:value-type="float" office:value="448.587382860057" calcext:value-type="float">
            <text:p>448.587382860057</text:p>
          </table:table-cell>
          <table:table-cell office:value-type="float" office:value="564.555130279322" calcext:value-type="float">
            <text:p>564.555130279322</text:p>
          </table:table-cell>
          <table:table-cell office:value-type="float" office:value="695" calcext:value-type="float">
            <text:p>695</text:p>
          </table:table-cell>
          <table:table-cell office:value-type="float" office:value="1157" calcext:value-type="float">
            <text:p>1157</text:p>
          </table:table-cell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office:value-type="float" office:value="868" calcext:value-type="float">
            <text:p>868</text:p>
          </table:table-cell>
          <table:table-cell office:value-type="float" office:value="31.7743666666667" calcext:value-type="float">
            <text:p>31.7743666666667</text:p>
          </table:table-cell>
          <table:table-cell office:value-type="float" office:value="31.4961" calcext:value-type="float">
            <text:p>31.4961</text:p>
          </table:table-cell>
          <table:table-cell office:value-type="float" office:value="31.3681333333333" calcext:value-type="float">
            <text:p>31.3681333333333</text:p>
          </table:table-cell>
          <table:table-cell office:value-type="float" office:value="31.58435" calcext:value-type="float">
            <text:p>31.58435</text:p>
          </table:table-cell>
          <table:table-cell office:value-type="float" office:value="31.3978" calcext:value-type="float">
            <text:p>31.3978</text:p>
          </table:table-cell>
          <table:table-cell/>
          <table:table-cell office:value-type="float" office:value="21.26" calcext:value-type="float">
            <text:p>21.26</text:p>
          </table:table-cell>
          <table:table-cell office:value-type="float" office:value="-0.00162485172108973" calcext:value-type="float">
            <text:p>-0.00162485172109</text:p>
          </table:table-cell>
          <table:table-cell office:value-type="float" office:value="-0.991346325460528" calcext:value-type="float">
            <text:p>-0.991346325460528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Trimethyl (K)|[1] Propionyl Heavy K (K)|[10] EG Trimethyl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526.024662301669" calcext:value-type="float">
            <text:p>526.024662301669</text:p>
          </table:table-cell>
          <table:table-cell office:value-type="float" office:value="56.05655" calcext:value-type="float">
            <text:p>56.05655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1575.05215750437" calcext:value-type="float">
            <text:p>1575.05215750437</text:p>
          </table:table-cell>
          <table:table-cell office:value-type="float" office:value="3" calcext:value-type="float">
            <text:p>3</text:p>
          </table:table-cell>
          <table:table-cell office:value-type="float" office:value="19.7322394526021" calcext:value-type="float">
            <text:p>19.7322394526021</text:p>
          </table:table-cell>
          <table:table-cell office:value-type="float" office:value="721.033982343736" calcext:value-type="float">
            <text:p>721.033982343736</text:p>
          </table:table-cell>
          <table:table-cell office:value-type="float" office:value="732.520774168871" calcext:value-type="float">
            <text:p>732.520774168871</text:p>
          </table:table-cell>
          <table:table-cell office:value-type="float" office:value="1119.93485819623" calcext:value-type="float">
            <text:p>1119.93485819623</text:p>
          </table:table-cell>
          <table:table-cell office:value-type="float" office:value="824.323923879505" calcext:value-type="float">
            <text:p>824.323923879505</text:p>
          </table:table-cell>
          <table:table-cell office:value-type="float" office:value="774.50953463877" calcext:value-type="float">
            <text:p>774.50953463877</text:p>
          </table:table-cell>
          <table:table-cell office:value-type="float" office:value="599.550195063406" calcext:value-type="float">
            <text:p>599.550195063406</text:p>
          </table:table-cell>
          <table:table-cell office:value-type="float" office:value="855.592290216325" calcext:value-type="float">
            <text:p>855.592290216325</text:p>
          </table:table-cell>
          <table:table-cell office:value-type="float" office:value="1005.70511251929" calcext:value-type="float">
            <text:p>1005.70511251929</text:p>
          </table:table-cell>
          <table:table-cell office:value-type="float" office:value="824.323923879505" calcext:value-type="float">
            <text:p>824.323923879505</text:p>
          </table:table-cell>
          <table:table-cell office:value-type="float" office:value="736.383922153713" calcext:value-type="float">
            <text:p>736.383922153713</text:p>
          </table:table-cell>
          <table:table-cell office:value-type="float" office:value="663" calcext:value-type="float">
            <text:p>663</text:p>
          </table:table-cell>
          <table:table-cell office:value-type="float" office:value="803" calcext:value-type="float">
            <text:p>803</text:p>
          </table:table-cell>
          <table:table-cell office:value-type="float" office:value="1015" calcext:value-type="float">
            <text:p>1015</text:p>
          </table:table-cell>
          <table:table-cell office:value-type="float" office:value="717" calcext:value-type="float">
            <text:p>717</text:p>
          </table:table-cell>
          <table:table-cell office:value-type="float" office:value="789" calcext:value-type="float">
            <text:p>789</text:p>
          </table:table-cell>
          <table:table-cell office:value-type="float" office:value="56.4865666666667" calcext:value-type="float">
            <text:p>56.4865666666667</text:p>
          </table:table-cell>
          <table:table-cell office:value-type="float" office:value="56.05655" calcext:value-type="float">
            <text:p>56.05655</text:p>
          </table:table-cell>
          <table:table-cell office:value-type="float" office:value="56.07855" calcext:value-type="float">
            <text:p>56.07855</text:p>
          </table:table-cell>
          <table:table-cell office:value-type="float" office:value="56.4490166666667" calcext:value-type="float">
            <text:p>56.4490166666667</text:p>
          </table:table-cell>
          <table:table-cell office:value-type="float" office:value="56.0857333333333" calcext:value-type="float">
            <text:p>56.0857333333333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0.00125750436677663" calcext:value-type="float">
            <text:p>0.001257504366777</text:p>
          </table:table-cell>
          <table:table-cell office:value-type="float" office:value="0.798389669042841" calcext:value-type="float">
            <text:p>0.798389669042841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Propionyl Heavy K (K)|[5] Propionyl Heavy K (K)|[9] Propionyl Heavy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830.010755335031" calcext:value-type="float">
            <text:p>830.010755335031</text:p>
          </table:table-cell>
          <table:table-cell office:value-type="float" office:value="46.14215" calcext:value-type="float">
            <text:p>46.14215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1658.0069577363" calcext:value-type="float">
            <text:p>1658.0069577363</text:p>
          </table:table-cell>
          <table:table-cell office:value-type="float" office:value="2" calcext:value-type="float">
            <text:p>2</text:p>
          </table:table-cell>
          <table:table-cell office:value-type="float" office:value="16.0259166307605" calcext:value-type="float">
            <text:p>16.0259166307605</text:p>
          </table:table-cell>
          <table:table-cell office:value-type="float" office:value="925.747525252705" calcext:value-type="float">
            <text:p>925.747525252705</text:p>
          </table:table-cell>
          <table:table-cell office:value-type="float" office:value="1072.85107356871" calcext:value-type="float">
            <text:p>1072.85107356871</text:p>
          </table:table-cell>
          <table:table-cell office:value-type="float" office:value="998.400490579317" calcext:value-type="float">
            <text:p>998.400490579317</text:p>
          </table:table-cell>
          <table:table-cell office:value-type="float" office:value="1246.43594048226" calcext:value-type="float">
            <text:p>1246.43594048226</text:p>
          </table:table-cell>
          <table:table-cell office:value-type="float" office:value="814.882119666992" calcext:value-type="float">
            <text:p>814.882119666992</text:p>
          </table:table-cell>
          <table:table-cell office:value-type="float" office:value="769.772469725465" calcext:value-type="float">
            <text:p>769.772469725465</text:p>
          </table:table-cell>
          <table:table-cell office:value-type="float" office:value="1253.10180880151" calcext:value-type="float">
            <text:p>1253.10180880151</text:p>
          </table:table-cell>
          <table:table-cell office:value-type="float" office:value="896.566858660505" calcext:value-type="float">
            <text:p>896.566858660505</text:p>
          </table:table-cell>
          <table:table-cell office:value-type="float" office:value="1246.43594048226" calcext:value-type="float">
            <text:p>1246.43594048226</text:p>
          </table:table-cell>
          <table:table-cell office:value-type="float" office:value="774.769146842306" calcext:value-type="float">
            <text:p>774.769146842306</text:p>
          </table:table-cell>
          <table:table-cell office:value-type="float" office:value="587" calcext:value-type="float">
            <text:p>587</text:p>
          </table:table-cell>
          <table:table-cell office:value-type="float" office:value="1058" calcext:value-type="float">
            <text:p>1058</text:p>
          </table:table-cell>
          <table:table-cell office:value-type="float" office:value="808" calcext:value-type="float">
            <text:p>808</text:p>
          </table:table-cell>
          <table:table-cell office:value-type="float" office:value="839" calcext:value-type="float">
            <text:p>839</text:p>
          </table:table-cell>
          <table:table-cell office:value-type="float" office:value="820" calcext:value-type="float">
            <text:p>820</text:p>
          </table:table-cell>
          <table:table-cell office:value-type="float" office:value="46.5536166666667" calcext:value-type="float">
            <text:p>46.5536166666667</text:p>
          </table:table-cell>
          <table:table-cell office:value-type="float" office:value="46.14215" calcext:value-type="float">
            <text:p>46.14215</text:p>
          </table:table-cell>
          <table:table-cell office:value-type="float" office:value="46.2723" calcext:value-type="float">
            <text:p>46.2723</text:p>
          </table:table-cell>
          <table:table-cell office:value-type="float" office:value="46.4758" calcext:value-type="float">
            <text:p>46.4758</text:p>
          </table:table-cell>
          <table:table-cell office:value-type="float" office:value="46.1327333333333" calcext:value-type="float">
            <text:p>46.1327333333333</text:p>
          </table:table-cell>
          <table:table-cell/>
          <table:table-cell office:value-type="float" office:value="40.05" calcext:value-type="float">
            <text:p>40.05</text:p>
          </table:table-cell>
          <table:table-cell office:value-type="float" office:value="-0.00264226369836251" calcext:value-type="float">
            <text:p>-0.002642263698363</text:p>
          </table:table-cell>
          <table:table-cell office:value-type="float" office:value="-1.59363594659676" calcext:value-type="float">
            <text:p>-1.59363594659676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Acetyl ENKEL K (K)|[1] Propionyl Heavy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678" calcext:value-type="float">
            <text:p>12678</text:p>
          </table:table-cell>
          <table:table-cell office:value-type="float" office:value="558.684531088285" calcext:value-type="float">
            <text:p>558.684531088285</text:p>
          </table:table-cell>
          <table:table-cell office:value-type="float" office:value="42.8351666666667" calcext:value-type="float">
            <text:p>42.8351666666667</text:p>
          </table:table-cell>
          <table:table-cell office:value-type="float" office:value="0.347383333333333" calcext:value-type="float">
            <text:p>0.347383333333333</text:p>
          </table:table-cell>
          <table:table-cell office:value-type="float" office:value="1673.03176386422" calcext:value-type="float">
            <text:p>1673.03176386422</text:p>
          </table:table-cell>
          <table:table-cell office:value-type="float" office:value="3" calcext:value-type="float">
            <text:p>3</text:p>
          </table:table-cell>
          <table:table-cell office:value-type="float" office:value="16.5432761689412" calcext:value-type="float">
            <text:p>16.5432761689412</text:p>
          </table:table-cell>
          <table:table-cell office:value-type="float" office:value="845.962088366649" calcext:value-type="float">
            <text:p>845.962088366649</text:p>
          </table:table-cell>
          <table:table-cell office:value-type="float" office:value="867.540331656621" calcext:value-type="float">
            <text:p>867.540331656621</text:p>
          </table:table-cell>
          <table:table-cell office:value-type="float" office:value="1178.52920206727" calcext:value-type="float">
            <text:p>1178.52920206727</text:p>
          </table:table-cell>
          <table:table-cell office:value-type="float" office:value="1209.3242745966" calcext:value-type="float">
            <text:p>1209.3242745966</text:p>
          </table:table-cell>
          <table:table-cell office:value-type="float" office:value="1012.68126053145" calcext:value-type="float">
            <text:p>1012.68126053145</text:p>
          </table:table-cell>
          <table:table-cell office:value-type="float" office:value="703.429723863801" calcext:value-type="float">
            <text:p>703.429723863801</text:p>
          </table:table-cell>
          <table:table-cell office:value-type="float" office:value="1013.29661272651" calcext:value-type="float">
            <text:p>1013.29661272651</text:p>
          </table:table-cell>
          <table:table-cell office:value-type="float" office:value="1058.32302218123" calcext:value-type="float">
            <text:p>1058.32302218123</text:p>
          </table:table-cell>
          <table:table-cell office:value-type="float" office:value="1209.3242745966" calcext:value-type="float">
            <text:p>1209.3242745966</text:p>
          </table:table-cell>
          <table:table-cell office:value-type="float" office:value="962.831527786835" calcext:value-type="float">
            <text:p>962.831527786835</text:p>
          </table:table-cell>
          <table:table-cell office:value-type="float" office:value="577" calcext:value-type="float">
            <text:p>577</text:p>
          </table:table-cell>
          <table:table-cell office:value-type="float" office:value="770" calcext:value-type="float">
            <text:p>770</text:p>
          </table:table-cell>
          <table:table-cell office:value-type="float" office:value="763" calcext:value-type="float">
            <text:p>763</text:p>
          </table:table-cell>
          <table:table-cell office:value-type="float" office:value="698" calcext:value-type="float">
            <text:p>698</text:p>
          </table:table-cell>
          <table:table-cell office:value-type="float" office:value="658" calcext:value-type="float">
            <text:p>658</text:p>
          </table:table-cell>
          <table:table-cell office:value-type="float" office:value="43.1959666666667" calcext:value-type="float">
            <text:p>43.1959666666667</text:p>
          </table:table-cell>
          <table:table-cell office:value-type="float" office:value="42.8351666666667" calcext:value-type="float">
            <text:p>42.8351666666667</text:p>
          </table:table-cell>
          <table:table-cell office:value-type="float" office:value="42.84905" calcext:value-type="float">
            <text:p>42.84905</text:p>
          </table:table-cell>
          <table:table-cell office:value-type="float" office:value="43.0880166666667" calcext:value-type="float">
            <text:p>43.0880166666667</text:p>
          </table:table-cell>
          <table:table-cell office:value-type="float" office:value="42.84895" calcext:value-type="float">
            <text:p>42.8489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79" calcext:value-type="float">
            <text:p>12679</text:p>
          </table:table-cell>
          <table:table-cell office:value-type="float" office:value="558.353616414589" calcext:value-type="float">
            <text:p>558.353616414589</text:p>
          </table:table-cell>
          <table:table-cell office:value-type="float" office:value="42.4097666666667" calcext:value-type="float">
            <text:p>42.4097666666667</text:p>
          </table:table-cell>
          <table:table-cell office:value-type="float" office:value="0.34725" calcext:value-type="float">
            <text:p>0.34725</text:p>
          </table:table-cell>
          <table:table-cell office:value-type="float" office:value="1672.03901984313" calcext:value-type="float">
            <text:p>1672.03901984313</text:p>
          </table:table-cell>
          <table:table-cell office:value-type="float" office:value="3" calcext:value-type="float">
            <text:p>3</text:p>
          </table:table-cell>
          <table:table-cell office:value-type="float" office:value="18.5813519313433" calcext:value-type="float">
            <text:p>18.5813519313433</text:p>
          </table:table-cell>
          <table:table-cell office:value-type="float" office:value="2110.31360588764" calcext:value-type="float">
            <text:p>2110.31360588764</text:p>
          </table:table-cell>
          <table:table-cell office:value-type="float" office:value="1688.9069810586" calcext:value-type="float">
            <text:p>1688.9069810586</text:p>
          </table:table-cell>
          <table:table-cell office:value-type="float" office:value="1887.94532592159" calcext:value-type="float">
            <text:p>1887.94532592159</text:p>
          </table:table-cell>
          <table:table-cell office:value-type="float" office:value="1360.74715112764" calcext:value-type="float">
            <text:p>1360.74715112764</text:p>
          </table:table-cell>
          <table:table-cell office:value-type="float" office:value="1421.51642087023" calcext:value-type="float">
            <text:p>1421.51642087023</text:p>
          </table:table-cell>
          <table:table-cell office:value-type="float" office:value="1754.75631528795" calcext:value-type="float">
            <text:p>1754.75631528795</text:p>
          </table:table-cell>
          <table:table-cell office:value-type="float" office:value="1972.66185866988" calcext:value-type="float">
            <text:p>1972.66185866988</text:p>
          </table:table-cell>
          <table:table-cell office:value-type="float" office:value="1695.38098804633" calcext:value-type="float">
            <text:p>1695.38098804633</text:p>
          </table:table-cell>
          <table:table-cell office:value-type="float" office:value="1360.74715112764" calcext:value-type="float">
            <text:p>1360.74715112764</text:p>
          </table:table-cell>
          <table:table-cell office:value-type="float" office:value="1351.54157643075" calcext:value-type="float">
            <text:p>1351.54157643075</text:p>
          </table:table-cell>
          <table:table-cell office:value-type="float" office:value="1886" calcext:value-type="float">
            <text:p>1886</text:p>
          </table:table-cell>
          <table:table-cell office:value-type="float" office:value="2658" calcext:value-type="float">
            <text:p>2658</text:p>
          </table:table-cell>
          <table:table-cell office:value-type="float" office:value="1785" calcext:value-type="float">
            <text:p>1785</text:p>
          </table:table-cell>
          <table:table-cell office:value-type="float" office:value="1810" calcext:value-type="float">
            <text:p>1810</text:p>
          </table:table-cell>
          <table:table-cell office:value-type="float" office:value="2160" calcext:value-type="float">
            <text:p>2160</text:p>
          </table:table-cell>
          <table:table-cell office:value-type="float" office:value="42.7748333333333" calcext:value-type="float">
            <text:p>42.7748333333333</text:p>
          </table:table-cell>
          <table:table-cell office:value-type="float" office:value="42.4097666666667" calcext:value-type="float">
            <text:p>42.4097666666667</text:p>
          </table:table-cell>
          <table:table-cell office:value-type="float" office:value="42.4363666666667" calcext:value-type="float">
            <text:p>42.4363666666667</text:p>
          </table:table-cell>
          <table:table-cell office:value-type="float" office:value="42.6105666666667" calcext:value-type="float">
            <text:p>42.6105666666667</text:p>
          </table:table-cell>
          <table:table-cell office:value-type="float" office:value="42.3284333333333" calcext:value-type="float">
            <text:p>42.328433333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float" office:value="837.021148108255" calcext:value-type="float">
            <text:p>837.021148108255</text:p>
          </table:table-cell>
          <table:table-cell office:value-type="float" office:value="52.5189666666667" calcext:value-type="float">
            <text:p>52.5189666666667</text:p>
          </table:table-cell>
          <table:table-cell office:value-type="float" office:value="0.16685" calcext:value-type="float">
            <text:p>0.16685</text:p>
          </table:table-cell>
          <table:table-cell office:value-type="float" office:value="1672.02774328275" calcext:value-type="float">
            <text:p>1672.02774328275</text:p>
          </table:table-cell>
          <table:table-cell office:value-type="float" office:value="2" calcext:value-type="float">
            <text:p>2</text:p>
          </table:table-cell>
          <table:table-cell office:value-type="float" office:value="77.2866199066033" calcext:value-type="float">
            <text:p>77.2866199066033</text:p>
          </table:table-cell>
          <table:table-cell office:value-type="float" office:value="149.967160362685" calcext:value-type="float">
            <text:p>149.967160362685</text:p>
          </table:table-cell>
          <table:table-cell office:value-type="float" office:value="753.182614844469" calcext:value-type="float">
            <text:p>753.182614844469</text:p>
          </table:table-cell>
          <table:table-cell office:value-type="float" office:value="195.451356823293" calcext:value-type="float">
            <text:p>195.451356823293</text:p>
          </table:table-cell>
          <table:table-cell office:value-type="float" office:value="216.994815239733" calcext:value-type="float">
            <text:p>216.994815239733</text:p>
          </table:table-cell>
          <table:table-cell office:value-type="float" office:value="821.509876858371" calcext:value-type="float">
            <text:p>821.509876858371</text:p>
          </table:table-cell>
          <table:table-cell office:value-type="float" office:value="124.69986498596" calcext:value-type="float">
            <text:p>124.69986498596</text:p>
          </table:table-cell>
          <table:table-cell office:value-type="float" office:value="879.725546510356" calcext:value-type="float">
            <text:p>879.725546510356</text:p>
          </table:table-cell>
          <table:table-cell office:value-type="float" office:value="175.515948420973" calcext:value-type="float">
            <text:p>175.515948420973</text:p>
          </table:table-cell>
          <table:table-cell office:value-type="float" office:value="216.994815239733" calcext:value-type="float">
            <text:p>216.994815239733</text:p>
          </table:table-cell>
          <table:table-cell office:value-type="float" office:value="781.070649428645" calcext:value-type="float">
            <text:p>781.070649428645</text:p>
          </table:table-cell>
          <table:table-cell office:value-type="float" office:value="279" calcext:value-type="float">
            <text:p>279</text:p>
          </table:table-cell>
          <table:table-cell office:value-type="float" office:value="605" calcext:value-type="float">
            <text:p>605</text:p>
          </table:table-cell>
          <table:table-cell office:value-type="float" office:value="315" calcext:value-type="float">
            <text:p>315</text:p>
          </table:table-cell>
          <table:table-cell office:value-type="float" office:value="254" calcext:value-type="float">
            <text:p>254</text:p>
          </table:table-cell>
          <table:table-cell office:value-type="float" office:value="543" calcext:value-type="float">
            <text:p>543</text:p>
          </table:table-cell>
          <table:table-cell office:value-type="float" office:value="52.9025166666667" calcext:value-type="float">
            <text:p>52.9025166666667</text:p>
          </table:table-cell>
          <table:table-cell office:value-type="float" office:value="52.5189666666667" calcext:value-type="float">
            <text:p>52.5189666666667</text:p>
          </table:table-cell>
          <table:table-cell office:value-type="float" office:value="52.6441666666667" calcext:value-type="float">
            <text:p>52.6441666666667</text:p>
          </table:table-cell>
          <table:table-cell office:value-type="float" office:value="52.79555" calcext:value-type="float">
            <text:p>52.79555</text:p>
          </table:table-cell>
          <table:table-cell office:value-type="float" office:value="52.5568166666667" calcext:value-type="float">
            <text:p>52.5568166666667</text:p>
          </table:table-cell>
          <table:table-cell/>
          <table:table-cell office:value-type="float" office:value="40.42" calcext:value-type="float">
            <text:p>40.42</text:p>
          </table:table-cell>
          <table:table-cell office:value-type="float" office:value="0.00244328275107364" calcext:value-type="float">
            <text:p>0.002443282751074</text:p>
          </table:table-cell>
          <table:table-cell office:value-type="float" office:value="1.46127140006413" calcext:value-type="float">
            <text:p>1.46127140006413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Acetyl ENKEL K (K)|[1] Propionyl Heavy K (K)|[10] Propionyl Heavy + Me (K)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963" calcext:value-type="float">
            <text:p>8963</text:p>
          </table:table-cell>
          <table:table-cell office:value-type="float" office:value="806.509580054202" calcext:value-type="float">
            <text:p>806.509580054202</text:p>
          </table:table-cell>
          <table:table-cell office:value-type="float" office:value="31.7069666666667" calcext:value-type="float">
            <text:p>31.7069666666667</text:p>
          </table:table-cell>
          <table:table-cell office:value-type="float" office:value="0.173333333333333" calcext:value-type="float">
            <text:p>0.173333333333333</text:p>
          </table:table-cell>
          <table:table-cell office:value-type="float" office:value="1611.00460717464" calcext:value-type="float">
            <text:p>1611.00460717464</text:p>
          </table:table-cell>
          <table:table-cell office:value-type="float" office:value="2" calcext:value-type="float">
            <text:p>2</text:p>
          </table:table-cell>
          <table:table-cell office:value-type="float" office:value="57.9467565168507" calcext:value-type="float">
            <text:p>57.9467565168507</text:p>
          </table:table-cell>
          <table:table-cell office:value-type="float" office:value="183.00048658348" calcext:value-type="float">
            <text:p>183.00048658348</text:p>
          </table:table-cell>
          <table:table-cell office:value-type="float" office:value="840.111615011964" calcext:value-type="float">
            <text:p>840.111615011964</text:p>
          </table:table-cell>
          <table:table-cell office:value-type="float" office:value="642.411384800189" calcext:value-type="float">
            <text:p>642.411384800189</text:p>
          </table:table-cell>
          <table:table-cell office:value-type="float" office:value="405.078943949803" calcext:value-type="float">
            <text:p>405.078943949803</text:p>
          </table:table-cell>
          <table:table-cell office:value-type="float" office:value="268.373933776692" calcext:value-type="float">
            <text:p>268.373933776692</text:p>
          </table:table-cell>
          <table:table-cell office:value-type="float" office:value="152.167553977391" calcext:value-type="float">
            <text:p>152.167553977391</text:p>
          </table:table-cell>
          <table:table-cell office:value-type="float" office:value="981.259571158203" calcext:value-type="float">
            <text:p>981.259571158203</text:p>
          </table:table-cell>
          <table:table-cell office:value-type="float" office:value="576.887494219729" calcext:value-type="float">
            <text:p>576.887494219729</text:p>
          </table:table-cell>
          <table:table-cell office:value-type="float" office:value="405.078943949803" calcext:value-type="float">
            <text:p>405.078943949803</text:p>
          </table:table-cell>
          <table:table-cell office:value-type="float" office:value="255.163094990785" calcext:value-type="float">
            <text:p>255.163094990785</text:p>
          </table:table-cell>
          <table:table-cell office:value-type="float" office:value="280" calcext:value-type="float">
            <text:p>280</text:p>
          </table:table-cell>
          <table:table-cell office:value-type="float" office:value="613" calcext:value-type="float">
            <text:p>613</text:p>
          </table:table-cell>
          <table:table-cell office:value-type="float" office:value="374" calcext:value-type="float">
            <text:p>374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office:value-type="float" office:value="31.9564" calcext:value-type="float">
            <text:p>31.9564</text:p>
          </table:table-cell>
          <table:table-cell office:value-type="float" office:value="31.7069666666667" calcext:value-type="float">
            <text:p>31.7069666666667</text:p>
          </table:table-cell>
          <table:table-cell office:value-type="float" office:value="31.6401833333333" calcext:value-type="float">
            <text:p>31.6401833333333</text:p>
          </table:table-cell>
          <table:table-cell office:value-type="float" office:value="31.8287333333333" calcext:value-type="float">
            <text:p>31.8287333333333</text:p>
          </table:table-cell>
          <table:table-cell office:value-type="float" office:value="31.6467833333333" calcext:value-type="float">
            <text:p>31.6467833333333</text:p>
          </table:table-cell>
          <table:table-cell/>
          <table:table-cell office:value-type="float" office:value="27.33" calcext:value-type="float">
            <text:p>27.33</text:p>
          </table:table-cell>
          <table:table-cell office:value-type="float" office:value="0.000507174643871622" calcext:value-type="float">
            <text:p>0.000507174643872</text:p>
          </table:table-cell>
          <table:table-cell office:value-type="float" office:value="0.314818965309661" calcext:value-type="float">
            <text:p>0.314818965309661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672" calcext:value-type="float">
            <text:p>12672</text:p>
          </table:table-cell>
          <table:table-cell office:value-type="float" office:value="761.470141961413" calcext:value-type="float">
            <text:p>761.470141961413</text:p>
          </table:table-cell>
          <table:table-cell office:value-type="float" office:value="48.1002666666667" calcext:value-type="float">
            <text:p>48.1002666666667</text:p>
          </table:table-cell>
          <table:table-cell office:value-type="float" office:value="0.29805" calcext:value-type="float">
            <text:p>0.29805</text:p>
          </table:table-cell>
          <table:table-cell office:value-type="float" office:value="1520.92573098907" calcext:value-type="float">
            <text:p>1520.92573098907</text:p>
          </table:table-cell>
          <table:table-cell office:value-type="float" office:value="2" calcext:value-type="float">
            <text:p>2</text:p>
          </table:table-cell>
          <table:table-cell office:value-type="float" office:value="6.07238901078204" calcext:value-type="float">
            <text:p>6.07238901078204</text:p>
          </table:table-cell>
          <table:table-cell office:value-type="float" office:value="1666.98188948394" calcext:value-type="float">
            <text:p>1666.98188948394</text:p>
          </table:table-cell>
          <table:table-cell office:value-type="float" office:value="1887.7762105138" calcext:value-type="float">
            <text:p>1887.7762105138</text:p>
          </table:table-cell>
          <table:table-cell office:value-type="float" office:value="1904.82312603536" calcext:value-type="float">
            <text:p>1904.82312603536</text:p>
          </table:table-cell>
          <table:table-cell office:value-type="float" office:value="1825.76146636413" calcext:value-type="float">
            <text:p>1825.76146636413</text:p>
          </table:table-cell>
          <table:table-cell office:value-type="float" office:value="1696.97810396927" calcext:value-type="float">
            <text:p>1696.97810396927</text:p>
          </table:table-cell>
          <table:table-cell office:value-type="float" office:value="1386.11957477866" calcext:value-type="float">
            <text:p>1386.11957477866</text:p>
          </table:table-cell>
          <table:table-cell office:value-type="float" office:value="2204.94329761773" calcext:value-type="float">
            <text:p>2204.94329761773</text:p>
          </table:table-cell>
          <table:table-cell office:value-type="float" office:value="1710.5373069503" calcext:value-type="float">
            <text:p>1710.5373069503</text:p>
          </table:table-cell>
          <table:table-cell office:value-type="float" office:value="1825.76146636413" calcext:value-type="float">
            <text:p>1825.76146636413</text:p>
          </table:table-cell>
          <table:table-cell office:value-type="float" office:value="1613.44352280012" calcext:value-type="float">
            <text:p>1613.44352280012</text:p>
          </table:table-cell>
          <table:table-cell office:value-type="float" office:value="846" calcext:value-type="float">
            <text:p>846</text:p>
          </table:table-cell>
          <table:table-cell office:value-type="float" office:value="1095" calcext:value-type="float">
            <text:p>1095</text:p>
          </table:table-cell>
          <table:table-cell office:value-type="float" office:value="715" calcext:value-type="float">
            <text:p>715</text:p>
          </table:table-cell>
          <table:table-cell office:value-type="float" office:value="822" calcext:value-type="float">
            <text:p>822</text:p>
          </table:table-cell>
          <table:table-cell office:value-type="float" office:value="711" calcext:value-type="float">
            <text:p>711</text:p>
          </table:table-cell>
          <table:table-cell office:value-type="float" office:value="48.5641833333333" calcext:value-type="float">
            <text:p>48.5641833333333</text:p>
          </table:table-cell>
          <table:table-cell office:value-type="float" office:value="48.1002666666667" calcext:value-type="float">
            <text:p>48.1002666666667</text:p>
          </table:table-cell>
          <table:table-cell office:value-type="float" office:value="48.1981333333333" calcext:value-type="float">
            <text:p>48.1981333333333</text:p>
          </table:table-cell>
          <table:table-cell office:value-type="float" office:value="48.3563833333333" calcext:value-type="float">
            <text:p>48.3563833333333</text:p>
          </table:table-cell>
          <table:table-cell office:value-type="float" office:value="48.1283833333333" calcext:value-type="float">
            <text:p>48.128383333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81" calcext:value-type="float">
            <text:p>12681</text:p>
          </table:table-cell>
          <table:table-cell office:value-type="float" office:value="538.006078382976" calcext:value-type="float">
            <text:p>538.006078382976</text:p>
          </table:table-cell>
          <table:table-cell office:value-type="float" office:value="30.5765166666667" calcext:value-type="float">
            <text:p>30.5765166666667</text:p>
          </table:table-cell>
          <table:table-cell office:value-type="float" office:value="0.20405" calcext:value-type="float">
            <text:p>0.20405</text:p>
          </table:table-cell>
          <table:table-cell office:value-type="float" office:value="1610.99640574829" calcext:value-type="float">
            <text:p>1610.99640574829</text:p>
          </table:table-cell>
          <table:table-cell office:value-type="float" office:value="3" calcext:value-type="float">
            <text:p>3</text:p>
          </table:table-cell>
          <table:table-cell office:value-type="float" office:value="50.5061166158865" calcext:value-type="float">
            <text:p>50.5061166158865</text:p>
          </table:table-cell>
          <table:table-cell office:value-type="float" office:value="104.871894356461" calcext:value-type="float">
            <text:p>104.871894356461</text:p>
          </table:table-cell>
          <table:table-cell office:value-type="float" office:value="694.643907527307" calcext:value-type="float">
            <text:p>694.643907527307</text:p>
          </table:table-cell>
          <table:table-cell office:value-type="float" office:value="438.331833313387" calcext:value-type="float">
            <text:p>438.331833313387</text:p>
          </table:table-cell>
          <table:table-cell office:value-type="float" office:value="445.734222607003" calcext:value-type="float">
            <text:p>445.734222607003</text:p>
          </table:table-cell>
          <table:table-cell office:value-type="float" office:value="394.669104195572" calcext:value-type="float">
            <text:p>394.669104195572</text:p>
          </table:table-cell>
          <table:table-cell office:value-type="float" office:value="87.2024984366278" calcext:value-type="float">
            <text:p>87.2024984366278</text:p>
          </table:table-cell>
          <table:table-cell office:value-type="float" office:value="811.351694974718" calcext:value-type="float">
            <text:p>811.351694974718</text:p>
          </table:table-cell>
          <table:table-cell office:value-type="float" office:value="393.623399179873" calcext:value-type="float">
            <text:p>393.623399179873</text:p>
          </table:table-cell>
          <table:table-cell office:value-type="float" office:value="445.734222607003" calcext:value-type="float">
            <text:p>445.734222607003</text:p>
          </table:table-cell>
          <table:table-cell office:value-type="float" office:value="375.241323576444" calcext:value-type="float">
            <text:p>375.241323576444</text:p>
          </table:table-cell>
          <table:table-cell office:value-type="float" office:value="269" calcext:value-type="float">
            <text:p>269</text:p>
          </table:table-cell>
          <table:table-cell office:value-type="float" office:value="610" calcext:value-type="float">
            <text:p>610</text:p>
          </table:table-cell>
          <table:table-cell office:value-type="float" office:value="381" calcext:value-type="float">
            <text:p>381</text:p>
          </table:table-cell>
          <table:table-cell office:value-type="float" office:value="592" calcext:value-type="float">
            <text:p>592</text:p>
          </table:table-cell>
          <table:table-cell office:value-type="float" office:value="336" calcext:value-type="float">
            <text:p>336</text:p>
          </table:table-cell>
          <table:table-cell office:value-type="float" office:value="30.9094833333333" calcext:value-type="float">
            <text:p>30.9094833333333</text:p>
          </table:table-cell>
          <table:table-cell office:value-type="float" office:value="30.5765166666667" calcext:value-type="float">
            <text:p>30.5765166666667</text:p>
          </table:table-cell>
          <table:table-cell office:value-type="float" office:value="30.4848" calcext:value-type="float">
            <text:p>30.4848</text:p>
          </table:table-cell>
          <table:table-cell office:value-type="float" office:value="30.6175333333333" calcext:value-type="float">
            <text:p>30.6175333333333</text:p>
          </table:table-cell>
          <table:table-cell office:value-type="float" office:value="30.4329333333333" calcext:value-type="float">
            <text:p>30.4329333333333</text:p>
          </table:table-cell>
          <table:table-cell/>
          <table:table-cell office:value-type="string" calcext:value-type="string">
            <text:p>---</text:p>
          </table:table-cell>
          <table:table-cell office:value-type="float" office:value="-0.00769425171279181" calcext:value-type="float">
            <text:p>-0.007694251712792</text:p>
          </table:table-cell>
          <table:table-cell office:value-type="float" office:value="-4.77605967159972" calcext:value-type="float">
            <text:p>-4.77605967159972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 Heavy N-term (N-term)|[1] EG Dimethyl enkel K (K)|[1] Propionyl Heavy K (K)|[10] EG Dimethyl enkel K (K)|[10] Propionyl Heavy K (K)|[11] Propionyl Heavy K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2668" calcext:value-type="float">
            <text:p>12668</text:p>
          </table:table-cell>
          <table:table-cell office:value-type="float" office:value="769.485889410375" calcext:value-type="float">
            <text:p>769.485889410375</text:p>
          </table:table-cell>
          <table:table-cell office:value-type="float" office:value="50.3858166666667" calcext:value-type="float">
            <text:p>50.3858166666667</text:p>
          </table:table-cell>
          <table:table-cell office:value-type="float" office:value="0.3058" calcext:value-type="float">
            <text:p>0.3058</text:p>
          </table:table-cell>
          <table:table-cell office:value-type="float" office:value="1536.95722588699" calcext:value-type="float">
            <text:p>1536.95722588699</text:p>
          </table:table-cell>
          <table:table-cell office:value-type="float" office:value="2" calcext:value-type="float">
            <text:p>2</text:p>
          </table:table-cell>
          <table:table-cell office:value-type="float" office:value="17.0993496973789" calcext:value-type="float">
            <text:p>17.0993496973789</text:p>
          </table:table-cell>
          <table:table-cell office:value-type="float" office:value="11861.3148533191" calcext:value-type="float">
            <text:p>11861.3148533191</text:p>
          </table:table-cell>
          <table:table-cell office:value-type="float" office:value="7687.94042433133" calcext:value-type="float">
            <text:p>7687.94042433133</text:p>
          </table:table-cell>
          <table:table-cell office:value-type="float" office:value="8347.43109159429" calcext:value-type="float">
            <text:p>8347.43109159429</text:p>
          </table:table-cell>
          <table:table-cell office:value-type="float" office:value="10066.3626204642" calcext:value-type="float">
            <text:p>10066.3626204642</text:p>
          </table:table-cell>
          <table:table-cell office:value-type="float" office:value="10103.3579097104" calcext:value-type="float">
            <text:p>10103.3579097104</text:p>
          </table:table-cell>
          <table:table-cell office:value-type="float" office:value="9862.85502231115" calcext:value-type="float">
            <text:p>9862.85502231115</text:p>
          </table:table-cell>
          <table:table-cell office:value-type="float" office:value="8979.59864983148" calcext:value-type="float">
            <text:p>8979.59864983148</text:p>
          </table:table-cell>
          <table:table-cell office:value-type="float" office:value="7496.02002632546" calcext:value-type="float">
            <text:p>7496.02002632546</text:p>
          </table:table-cell>
          <table:table-cell office:value-type="float" office:value="10066.3626204642" calcext:value-type="float">
            <text:p>10066.3626204642</text:p>
          </table:table-cell>
          <table:table-cell office:value-type="float" office:value="9606.01515118246" calcext:value-type="float">
            <text:p>9606.01515118246</text:p>
          </table:table-cell>
          <table:table-cell office:value-type="float" office:value="4402" calcext:value-type="float">
            <text:p>4402</text:p>
          </table:table-cell>
          <table:table-cell office:value-type="float" office:value="5588" calcext:value-type="float">
            <text:p>5588</text:p>
          </table:table-cell>
          <table:table-cell office:value-type="float" office:value="4152" calcext:value-type="float">
            <text:p>4152</text:p>
          </table:table-cell>
          <table:table-cell office:value-type="float" office:value="5312" calcext:value-type="float">
            <text:p>5312</text:p>
          </table:table-cell>
          <table:table-cell office:value-type="float" office:value="5321" calcext:value-type="float">
            <text:p>5321</text:p>
          </table:table-cell>
          <table:table-cell office:value-type="float" office:value="50.8313166666667" calcext:value-type="float">
            <text:p>50.8313166666667</text:p>
          </table:table-cell>
          <table:table-cell office:value-type="float" office:value="50.3858166666667" calcext:value-type="float">
            <text:p>50.3858166666667</text:p>
          </table:table-cell>
          <table:table-cell office:value-type="float" office:value="50.4862333333333" calcext:value-type="float">
            <text:p>50.4862333333333</text:p>
          </table:table-cell>
          <table:table-cell office:value-type="float" office:value="50.6844333333333" calcext:value-type="float">
            <text:p>50.6844333333333</text:p>
          </table:table-cell>
          <table:table-cell office:value-type="float" office:value="50.4241333333333" calcext:value-type="float">
            <text:p>50.4241333333333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0.00032588698991276" calcext:value-type="float">
            <text:p>0.000325886989913</text:p>
          </table:table-cell>
          <table:table-cell office:value-type="float" office:value="0.212033915793449" calcext:value-type="float">
            <text:p>0.212033915793449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 Heavy N-term (N-term)|[2] EG Acetyl ENKEL K (K)|[2] Propionyl Heavy K (K)|[5] Propionyl Heavy K (K)|[9] EG Acetyl ENKEL K (K)|[9] Propionyl Heavy K (K)|[13] Propionyl Heavy K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71" calcext:value-type="float">
            <text:p>12671</text:p>
          </table:table-cell>
          <table:table-cell office:value-type="float" office:value="759.960672324288" calcext:value-type="float">
            <text:p>759.960672324288</text:p>
          </table:table-cell>
          <table:table-cell office:value-type="float" office:value="47.56055" calcext:value-type="float">
            <text:p>47.56055</text:p>
          </table:table-cell>
          <table:table-cell office:value-type="float" office:value="0.1592" calcext:value-type="float">
            <text:p>0.1592</text:p>
          </table:table-cell>
          <table:table-cell office:value-type="float" office:value="1517.90679171482" calcext:value-type="float">
            <text:p>1517.90679171482</text:p>
          </table:table-cell>
          <table:table-cell office:value-type="float" office:value="2" calcext:value-type="float">
            <text:p>2</text:p>
          </table:table-cell>
          <table:table-cell office:value-type="float" office:value="12.8248087369592" calcext:value-type="float">
            <text:p>12.8248087369592</text:p>
          </table:table-cell>
          <table:table-cell office:value-type="float" office:value="396.55435180766" calcext:value-type="float">
            <text:p>396.55435180766</text:p>
          </table:table-cell>
          <table:table-cell office:value-type="float" office:value="424.822593586511" calcext:value-type="float">
            <text:p>424.822593586511</text:p>
          </table:table-cell>
          <table:table-cell office:value-type="float" office:value="416.12326258071" calcext:value-type="float">
            <text:p>416.12326258071</text:p>
          </table:table-cell>
          <table:table-cell office:value-type="float" office:value="542.085746873978" calcext:value-type="float">
            <text:p>542.085746873978</text:p>
          </table:table-cell>
          <table:table-cell office:value-type="float" office:value="460.272023456942" calcext:value-type="float">
            <text:p>460.272023456942</text:p>
          </table:table-cell>
          <table:table-cell office:value-type="float" office:value="329.740684630009" calcext:value-type="float">
            <text:p>329.740684630009</text:p>
          </table:table-cell>
          <table:table-cell office:value-type="float" office:value="496.197443949253" calcext:value-type="float">
            <text:p>496.197443949253</text:p>
          </table:table-cell>
          <table:table-cell office:value-type="float" office:value="373.680031077577" calcext:value-type="float">
            <text:p>373.680031077577</text:p>
          </table:table-cell>
          <table:table-cell office:value-type="float" office:value="542.085746873978" calcext:value-type="float">
            <text:p>542.085746873978</text:p>
          </table:table-cell>
          <table:table-cell office:value-type="float" office:value="437.614906895792" calcext:value-type="float">
            <text:p>437.614906895792</text:p>
          </table:table-cell>
          <table:table-cell office:value-type="float" office:value="385" calcext:value-type="float">
            <text:p>385</text:p>
          </table:table-cell>
          <table:table-cell office:value-type="float" office:value="555" calcext:value-type="float">
            <text:p>555</text:p>
          </table:table-cell>
          <table:table-cell office:value-type="float" office:value="442" calcext:value-type="float">
            <text:p>442</text:p>
          </table:table-cell>
          <table:table-cell office:value-type="float" office:value="576" calcext:value-type="float">
            <text:p>576</text:p>
          </table:table-cell>
          <table:table-cell office:value-type="float" office:value="498" calcext:value-type="float">
            <text:p>498</text:p>
          </table:table-cell>
          <table:table-cell office:value-type="float" office:value="47.9617333333333" calcext:value-type="float">
            <text:p>47.9617333333333</text:p>
          </table:table-cell>
          <table:table-cell office:value-type="float" office:value="47.56055" calcext:value-type="float">
            <text:p>47.56055</text:p>
          </table:table-cell>
          <table:table-cell office:value-type="float" office:value="47.6121333333333" calcext:value-type="float">
            <text:p>47.6121333333333</text:p>
          </table:table-cell>
          <table:table-cell office:value-type="float" office:value="47.8383" calcext:value-type="float">
            <text:p>47.8383</text:p>
          </table:table-cell>
          <table:table-cell office:value-type="float" office:value="47.5410166666667" calcext:value-type="float">
            <text:p>47.541016666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</table:table-row>
      </table:table>
      <table:table table:name="parsed" table:style-name="ta1">
        <table:table-column table:style-name="co27" table:number-columns-repeated="3" table:default-cell-style-name="Default"/>
        <table:table-column table:style-name="co28" table:default-cell-style-name="Default"/>
        <table:table-column table:style-name="co27" table:number-columns-repeated="16" table:default-cell-style-name="Default"/>
        <table:table-row table:style-name="ro1">
          <table:table-cell office:value-type="string" calcext:value-type="string">
            <text:p>normal_id</text:p>
          </table:table-cell>
          <table:table-cell office:value-type="string" calcext:value-type="string">
            <text:p>negative_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tms</text:p>
          </table:table-cell>
          <table:table-cell office:value-type="string" calcext:value-type="string">
            <text:p>negative_isotopes</text:p>
          </table:table-cell>
          <table:table-cell office:value-type="string" calcext:value-type="string">
            <text:p>Normal06</text:p>
          </table:table-cell>
          <table:table-cell office:value-type="string" calcext:value-type="string">
            <text:p>Normal07</text:p>
          </table:table-cell>
          <table:table-cell office:value-type="string" calcext:value-type="string">
            <text:p>Normal08</text:p>
          </table:table-cell>
          <table:table-cell office:value-type="string" calcext:value-type="string">
            <text:p>Normal09</text:p>
          </table:table-cell>
          <table:table-cell office:value-type="string" calcext:value-type="string">
            <text:p>Normal10</text:p>
          </table:table-cell>
          <table:table-cell office:value-type="string" calcext:value-type="string">
            <text:p>Negative06</text:p>
          </table:table-cell>
          <table:table-cell office:value-type="string" calcext:value-type="string">
            <text:p>Negative07</text:p>
          </table:table-cell>
          <table:table-cell office:value-type="string" calcext:value-type="string">
            <text:p>Negative08</text:p>
          </table:table-cell>
          <table:table-cell office:value-type="string" calcext:value-type="string">
            <text:p>Negative09</text:p>
          </table:table-cell>
          <table:table-cell office:value-type="string" calcext:value-type="string">
            <text:p>Negative10</text:p>
          </table:table-cell>
          <table:table-cell office:value-type="string" calcext:value-type="string">
            <text:p>norm/neg06</text:p>
          </table:table-cell>
          <table:table-cell office:value-type="string" calcext:value-type="string">
            <text:p>norm/neg07</text:p>
          </table:table-cell>
          <table:table-cell office:value-type="string" calcext:value-type="string">
            <text:p>norm/neg08</text:p>
          </table:table-cell>
          <table:table-cell office:value-type="string" calcext:value-type="string">
            <text:p>norm/neg09</text:p>
          </table:table-cell>
          <table:table-cell office:value-type="string" calcext:value-type="string">
            <text:p>norm/neg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684" calcext:value-type="float">
            <text:p>12684</text:p>
          </table:table-cell>
          <table:table-cell table:formula="of:=VLOOKUP( [.A2];[$Peptideiondata_HeavyD.$A$4:.$AH$60]; 33;0)" office:value-type="string" office:string-value="GKGGKGLGKGGAKR" calcext:value-type="string">
            <text:p>GKGGKGLGKGGAKR</text:p>
          </table:table-cell>
          <table:table-cell table:formula="of:=VLOOKUP( [.A2];[$Peptideiondata_HeavyD.$A$4:.$AH$60]; 34;0)" office:value-type="string" office:string-value="[N-term] Propionyl Heavy N-term (N-term)|[2] Propionyl Heavy K (K)|[5] Propionyl Heavy K (K)|[9] Propionyl Heavy K (K)|[13] EG Acetyl ENKEL K (K)|[13] Propionyl Heavy K (K)" calcext:value-type="string">
            <text:p>[N-term] Propionyl Heavy N-term (N-term)|[2] Propionyl Heavy K (K)|[5] Propionyl Heavy K (K)|[9] Propionyl Heavy K (K)|[13] EG Acetyl ENKEL K (K)|[13] Propionyl Heavy K (K)</text:p>
          </table:table-cell>
          <table:table-cell table:formula="of:=VLOOKUP([.B2];[$'Peptideiondata_HeavyD_A-1'.$B$4:.$N$60];2;0)" office:value-type="float" office:value="3" calcext:value-type="float">
            <text:p>3</text:p>
          </table:table-cell>
          <table:table-cell table:formula="of:=VLOOKUP( [.$A2];[$Peptideiondata_HeavyD.$A$4:.$AH$60]; 8;0)" office:value-type="float" office:value="286846.331277665" calcext:value-type="float">
            <text:p>286846.331277665</text:p>
          </table:table-cell>
          <table:table-cell table:formula="of:=VLOOKUP( [.$A2];[$Peptideiondata_HeavyD.$A$4:.$AH$60]; 9;0)" office:value-type="float" office:value="219845.014939481" calcext:value-type="float">
            <text:p>219845.014939481</text:p>
          </table:table-cell>
          <table:table-cell table:formula="of:=VLOOKUP( [.$A2];[$Peptideiondata_HeavyD.$A$4:.$AH$60]; 10;0)" office:value-type="float" office:value="232821.188607638" calcext:value-type="float">
            <text:p>232821.188607638</text:p>
          </table:table-cell>
          <table:table-cell table:formula="of:=VLOOKUP( [.$A2];[$Peptideiondata_HeavyD.$A$4:.$AH$60]; 11;0)" office:value-type="float" office:value="258569.742834681" calcext:value-type="float">
            <text:p>258569.742834681</text:p>
          </table:table-cell>
          <table:table-cell table:formula="of:=VLOOKUP( [.$A2];[$Peptideiondata_HeavyD.$A$4:.$AH$60]; 12;0)" office:value-type="float" office:value="267020.530753825" calcext:value-type="float">
            <text:p>267020.530753825</text:p>
          </table:table-cell>
          <table:table-cell table:formula="of:= VLOOKUP([.$B2];[$'Peptideiondata_HeavyD_A-1'.$B$4:.$N$60];9;0)" office:value-type="float" office:value="320366.0472" calcext:value-type="float">
            <text:p>320366.0472</text:p>
          </table:table-cell>
          <table:table-cell table:formula="of:= VLOOKUP([.$B2];[$'Peptideiondata_HeavyD_A-1'.$B$4:.$N$60];10;0)" office:value-type="float" office:value="247088.8092" calcext:value-type="float">
            <text:p>247088.8092</text:p>
          </table:table-cell>
          <table:table-cell table:formula="of:=VLOOKUP([.$B2];[$'Peptideiondata_HeavyD_A-1'.$B$4:.$N$60];11;0)" office:value-type="float" office:value="263426.702" calcext:value-type="float">
            <text:p>263426.702</text:p>
          </table:table-cell>
          <table:table-cell table:formula="of:=VLOOKUP([.$B2];[$'Peptideiondata_HeavyD_A-1'.$B$4:.$N$60];12;0)" office:value-type="float" office:value="290454.9226" calcext:value-type="float">
            <text:p>290454.9226</text:p>
          </table:table-cell>
          <table:table-cell table:formula="of:=VLOOKUP([.$B2];[$'Peptideiondata_HeavyD_A-1'.$B$4:.$N$60];13;0)" office:value-type="float" office:value="299553.2252" calcext:value-type="float">
            <text:p>299553.2252</text:p>
          </table:table-cell>
          <table:table-cell table:formula="of:=[.F2]/[.K2]" office:value-type="float" office:value="0.89537057308258" calcext:value-type="float">
            <text:p>0.89537057308258</text:p>
          </table:table-cell>
          <table:table-cell table:formula="of:=[.G2]/[.L2]" office:value-type="float" office:value="0.88974088163391" calcext:value-type="float">
            <text:p>0.88974088163391</text:p>
          </table:table-cell>
          <table:table-cell table:formula="of:=[.H2]/[.M2]" office:value-type="float" office:value="0.883817725538082" calcext:value-type="float">
            <text:p>0.883817725538082</text:p>
          </table:table-cell>
          <table:table-cell table:formula="of:=[.I2]/[.N2]" office:value-type="float" office:value="0.890223310798455" calcext:value-type="float">
            <text:p>0.890223310798455</text:p>
          </table:table-cell>
          <table:table-cell table:formula="of:=[.J2]/[.O2]" office:value-type="float" office:value="0.891395946665391" calcext:value-type="float">
            <text:p>0.8913959466653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686" calcext:value-type="float">
            <text:p>12686</text:p>
          </table:table-cell>
          <table:table-cell table:formula="of:=VLOOKUP( [.A3];[$Peptideiondata_HeavyD.$A$4:.$AH$60]; 33;0)" office:value-type="string" office:string-value="GKGGKGLGKGGAKR" calcext:value-type="string">
            <text:p>GKGGKGLGKGGAKR</text:p>
          </table:table-cell>
          <table:table-cell table:formula="of:=VLOOKUP( [.A3];[$Peptideiondata_HeavyD.$A$4:.$AH$60]; 34;0)" office:value-type="string" office:string-value="[N-term] Propionyl Heavy N-term (N-term)|[2] Propionyl Heavy K (K)|[5] Propionyl Heavy K (K)|[9] Propionyl Heavy K (K)|[13] Propionyl Heavy K (K)" calcext:value-type="string">
            <text:p>[N-term] Propionyl Heavy N-term (N-term)|[2] Propionyl Heavy K (K)|[5] Propionyl Heavy K (K)|[9] Propionyl Heavy K (K)|[13] Propionyl Heavy K (K)</text:p>
          </table:table-cell>
          <table:table-cell table:formula="of:=VLOOKUP([.B3];[$'Peptideiondata_HeavyD_A-1'.$B$4:.$N$60];2;0)" office:value-type="float" office:value="3" calcext:value-type="float">
            <text:p>3</text:p>
          </table:table-cell>
          <table:table-cell table:formula="of:=VLOOKUP( [.$A3];[$Peptideiondata_HeavyD.$A$4:.$AH$60]; 8;0)" office:value-type="float" office:value="374846.63663609" calcext:value-type="float">
            <text:p>374846.63663609</text:p>
          </table:table-cell>
          <table:table-cell table:formula="of:=VLOOKUP( [.$A3];[$Peptideiondata_HeavyD.$A$4:.$AH$60]; 9;0)" office:value-type="float" office:value="310283.771414448" calcext:value-type="float">
            <text:p>310283.771414448</text:p>
          </table:table-cell>
          <table:table-cell table:formula="of:=VLOOKUP( [.$A3];[$Peptideiondata_HeavyD.$A$4:.$AH$60]; 10;0)" office:value-type="float" office:value="307121.87876896" calcext:value-type="float">
            <text:p>307121.87876896</text:p>
          </table:table-cell>
          <table:table-cell table:formula="of:=VLOOKUP( [.$A3];[$Peptideiondata_HeavyD.$A$4:.$AH$60]; 11;0)" office:value-type="float" office:value="335249.26297273" calcext:value-type="float">
            <text:p>335249.26297273</text:p>
          </table:table-cell>
          <table:table-cell table:formula="of:=VLOOKUP( [.$A3];[$Peptideiondata_HeavyD.$A$4:.$AH$60]; 12;0)" office:value-type="float" office:value="347053.541446517" calcext:value-type="float">
            <text:p>347053.541446517</text:p>
          </table:table-cell>
          <table:table-cell table:formula="of:= VLOOKUP([.$B3];[$'Peptideiondata_HeavyD_A-1'.$B$4:.$N$60];9;0)" office:value-type="float" office:value="436422.9529" calcext:value-type="float">
            <text:p>436422.9529</text:p>
          </table:table-cell>
          <table:table-cell table:formula="of:= VLOOKUP([.$B3];[$'Peptideiondata_HeavyD_A-1'.$B$4:.$N$60];10;0)" office:value-type="float" office:value="362304.2217" calcext:value-type="float">
            <text:p>362304.2217</text:p>
          </table:table-cell>
          <table:table-cell table:formula="of:=VLOOKUP([.$B3];[$'Peptideiondata_HeavyD_A-1'.$B$4:.$N$60];11;0)" office:value-type="float" office:value="358498.4424" calcext:value-type="float">
            <text:p>358498.4424</text:p>
          </table:table-cell>
          <table:table-cell table:formula="of:=VLOOKUP([.$B3];[$'Peptideiondata_HeavyD_A-1'.$B$4:.$N$60];12;0)" office:value-type="float" office:value="391939.1496" calcext:value-type="float">
            <text:p>391939.1496</text:p>
          </table:table-cell>
          <table:table-cell table:formula="of:=VLOOKUP([.$B3];[$'Peptideiondata_HeavyD_A-1'.$B$4:.$N$60];13;0)" office:value-type="float" office:value="406122.2372" calcext:value-type="float">
            <text:p>406122.2372</text:p>
          </table:table-cell>
          <table:table-cell table:formula="of:=[.F3]/[.K3]" office:value-type="float" office:value="0.858906787888355" calcext:value-type="float">
            <text:p>0.858906787888355</text:p>
          </table:table-cell>
          <table:table-cell table:formula="of:=[.G3]/[.L3]" office:value-type="float" office:value="0.856417763940309" calcext:value-type="float">
            <text:p>0.856417763940309</text:p>
          </table:table-cell>
          <table:table-cell table:formula="of:=[.H3]/[.M3]" office:value-type="float" office:value="0.856689576425786" calcext:value-type="float">
            <text:p>0.856689576425786</text:p>
          </table:table-cell>
          <table:table-cell table:formula="of:=[.I3]/[.N3]" office:value-type="float" office:value="0.855360489797649" calcext:value-type="float">
            <text:p>0.855360489797649</text:p>
          </table:table-cell>
          <table:table-cell table:formula="of:=[.J3]/[.O3]" office:value-type="float" office:value="0.854554391897546" calcext:value-type="float">
            <text:p>0.85455439189754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2687" calcext:value-type="float">
            <text:p>12687</text:p>
          </table:table-cell>
          <table:table-cell table:formula="of:=VLOOKUP( [.A4];[$Peptideiondata_HeavyD.$A$4:.$AH$60]; 33;0)" office:value-type="string" office:string-value="GKGGKGLGKGGAKR" calcext:value-type="string">
            <text:p>GKGGKGLGKGGAKR</text:p>
          </table:table-cell>
          <table:table-cell table:formula="of:=VLOOKUP( [.A4];[$Peptideiondata_HeavyD.$A$4:.$AH$60]; 34;0)" office:value-type="string" office:string-value="[N-term] Propionyl Heavy N-term (N-term)|[2] EG Formyl (K)|[2] Propionyl Heavy K (K)|[5] Propionyl Heavy K (K)|[9] Propionyl Heavy K (K)|[13] Propionyl Heavy K (K)" calcext:value-type="string">
            <text:p>[N-term] Propionyl Heavy N-term (N-term)|[2] EG Formyl (K)|[2] Propionyl Heavy K (K)|[5] Propionyl Heavy K (K)|[9] Propionyl Heavy K (K)|[13] Propionyl Heavy K (K)</text:p>
          </table:table-cell>
          <table:table-cell table:formula="of:=VLOOKUP([.B4];[$'Peptideiondata_HeavyD_A-1'.$B$4:.$N$60];2;0)" office:value-type="float" office:value="2" calcext:value-type="float">
            <text:p>2</text:p>
          </table:table-cell>
          <table:table-cell table:formula="of:=VLOOKUP( [.$A4];[$Peptideiondata_HeavyD.$A$4:.$AH$60]; 8;0)" office:value-type="float" office:value="10014.4126900683" calcext:value-type="float">
            <text:p>10014.4126900683</text:p>
          </table:table-cell>
          <table:table-cell table:formula="of:=VLOOKUP( [.$A4];[$Peptideiondata_HeavyD.$A$4:.$AH$60]; 9;0)" office:value-type="float" office:value="15540.6016721682" calcext:value-type="float">
            <text:p>15540.6016721682</text:p>
          </table:table-cell>
          <table:table-cell table:formula="of:=VLOOKUP( [.$A4];[$Peptideiondata_HeavyD.$A$4:.$AH$60]; 10;0)" office:value-type="float" office:value="8719.29352429674" calcext:value-type="float">
            <text:p>8719.29352429674</text:p>
          </table:table-cell>
          <table:table-cell table:formula="of:=VLOOKUP( [.$A4];[$Peptideiondata_HeavyD.$A$4:.$AH$60]; 11;0)" office:value-type="float" office:value="8374.35050639626" calcext:value-type="float">
            <text:p>8374.35050639626</text:p>
          </table:table-cell>
          <table:table-cell table:formula="of:=VLOOKUP( [.$A4];[$Peptideiondata_HeavyD.$A$4:.$AH$60]; 12;0)" office:value-type="float" office:value="25170.468218342" calcext:value-type="float">
            <text:p>25170.468218342</text:p>
          </table:table-cell>
          <table:table-cell table:formula="of:= VLOOKUP([.$B4];[$'Peptideiondata_HeavyD_A-1'.$B$4:.$N$60];9;0)" office:value-type="float" office:value="10955.286" calcext:value-type="float">
            <text:p>10955.286</text:p>
          </table:table-cell>
          <table:table-cell table:formula="of:= VLOOKUP([.$B4];[$'Peptideiondata_HeavyD_A-1'.$B$4:.$N$60];10;0)" office:value-type="float" office:value="17022.85383" calcext:value-type="float">
            <text:p>17022.85383</text:p>
          </table:table-cell>
          <table:table-cell table:formula="of:=VLOOKUP([.$B4];[$'Peptideiondata_HeavyD_A-1'.$B$4:.$N$60];11;0)" office:value-type="float" office:value="9567.482588" calcext:value-type="float">
            <text:p>9567.482588</text:p>
          </table:table-cell>
          <table:table-cell table:formula="of:=VLOOKUP([.$B4];[$'Peptideiondata_HeavyD_A-1'.$B$4:.$N$60];12;0)" office:value-type="float" office:value="9142.976509" calcext:value-type="float">
            <text:p>9142.976509</text:p>
          </table:table-cell>
          <table:table-cell table:formula="of:=VLOOKUP([.$B4];[$'Peptideiondata_HeavyD_A-1'.$B$4:.$N$60];13;0)" office:value-type="float" office:value="27739.8108" calcext:value-type="float">
            <text:p>27739.8108</text:p>
          </table:table-cell>
          <table:table-cell table:formula="of:=[.F4]/[.K4]" office:value-type="float" office:value="0.914116955967037" calcext:value-type="float">
            <text:p>0.914116955967037</text:p>
          </table:table-cell>
          <table:table-cell table:formula="of:=[.G4]/[.L4]" office:value-type="float" office:value="0.912925754245767" calcext:value-type="float">
            <text:p>0.912925754245767</text:p>
          </table:table-cell>
          <table:table-cell table:formula="of:=[.H4]/[.M4]" office:value-type="float" office:value="0.911346683320114" calcext:value-type="float">
            <text:p>0.911346683320114</text:p>
          </table:table-cell>
          <table:table-cell table:formula="of:=[.I4]/[.N4]" office:value-type="float" office:value="0.915932628521233" calcext:value-type="float">
            <text:p>0.915932628521233</text:p>
          </table:table-cell>
          <table:table-cell table:formula="of:=[.J4]/[.O4]" office:value-type="float" office:value="0.907377069000846" calcext:value-type="float">
            <text:p>0.90737706900084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688" calcext:value-type="float">
            <text:p>12688</text:p>
          </table:table-cell>
          <table:table-cell table:formula="of:=VLOOKUP( [.A5];[$Peptideiondata_HeavyD.$A$4:.$AH$60]; 33;0)" office:value-type="string" office:string-value="GKGGKGLGKGGAKR" calcext:value-type="string">
            <text:p>GKGGKGLGKGGAKR</text:p>
          </table:table-cell>
          <table:table-cell table:formula="of:=VLOOKUP( [.A5];[$Peptideiondata_HeavyD.$A$4:.$AH$60]; 34;0)" office:value-type="string" office:string-value="[N-term] Propionyl Heavy N-term (N-term)|[2] EG Formyl (K)|[2] Propionyl Heavy K (K)|[5] Propionyl Heavy K (K)|[9] Propionyl Heavy K (K)|[13] EG Acetyl ENKEL K (K)|[13] Propionyl Heavy K (K)" calcext:value-type="string">
            <text:p>[N-term] Propionyl Heavy N-term (N-term)|[2] EG Formyl (K)|[2] Propionyl Heavy K (K)|[5] Propionyl Heavy K (K)|[9] Propionyl Heavy K (K)|[13] EG Acetyl ENKEL K (K)|[13] Propionyl Heavy K (K)</text:p>
          </table:table-cell>
          <table:table-cell table:formula="of:=VLOOKUP([.B5];[$'Peptideiondata_HeavyD_A-1'.$B$4:.$N$60];2;0)" office:value-type="float" office:value="2" calcext:value-type="float">
            <text:p>2</text:p>
          </table:table-cell>
          <table:table-cell table:formula="of:=VLOOKUP( [.$A5];[$Peptideiondata_HeavyD.$A$4:.$AH$60]; 8;0)" office:value-type="float" office:value="7222.44366741028" calcext:value-type="float">
            <text:p>7222.44366741028</text:p>
          </table:table-cell>
          <table:table-cell table:formula="of:=VLOOKUP( [.$A5];[$Peptideiondata_HeavyD.$A$4:.$AH$60]; 9;0)" office:value-type="float" office:value="9158.22002902603" calcext:value-type="float">
            <text:p>9158.22002902603</text:p>
          </table:table-cell>
          <table:table-cell table:formula="of:=VLOOKUP( [.$A5];[$Peptideiondata_HeavyD.$A$4:.$AH$60]; 10;0)" office:value-type="float" office:value="6241.28368713058" calcext:value-type="float">
            <text:p>6241.28368713058</text:p>
          </table:table-cell>
          <table:table-cell table:formula="of:=VLOOKUP( [.$A5];[$Peptideiondata_HeavyD.$A$4:.$AH$60]; 11;0)" office:value-type="float" office:value="6895.77241172836" calcext:value-type="float">
            <text:p>6895.77241172836</text:p>
          </table:table-cell>
          <table:table-cell table:formula="of:=VLOOKUP( [.$A5];[$Peptideiondata_HeavyD.$A$4:.$AH$60]; 12;0)" office:value-type="float" office:value="11892.0037060642" calcext:value-type="float">
            <text:p>11892.0037060642</text:p>
          </table:table-cell>
          <table:table-cell table:formula="of:= VLOOKUP([.$B5];[$'Peptideiondata_HeavyD_A-1'.$B$4:.$N$60];9;0)" office:value-type="float" office:value="7708.358583" calcext:value-type="float">
            <text:p>7708.358583</text:p>
          </table:table-cell>
          <table:table-cell table:formula="of:= VLOOKUP([.$B5];[$'Peptideiondata_HeavyD_A-1'.$B$4:.$N$60];10;0)" office:value-type="float" office:value="9810.298781" calcext:value-type="float">
            <text:p>9810.298781</text:p>
          </table:table-cell>
          <table:table-cell table:formula="of:=VLOOKUP([.$B5];[$'Peptideiondata_HeavyD_A-1'.$B$4:.$N$60];11;0)" office:value-type="float" office:value="6669.77199" calcext:value-type="float">
            <text:p>6669.77199</text:p>
          </table:table-cell>
          <table:table-cell table:formula="of:=VLOOKUP([.$B5];[$'Peptideiondata_HeavyD_A-1'.$B$4:.$N$60];12;0)" office:value-type="float" office:value="7363.392648" calcext:value-type="float">
            <text:p>7363.392648</text:p>
          </table:table-cell>
          <table:table-cell table:formula="of:=VLOOKUP([.$B5];[$'Peptideiondata_HeavyD_A-1'.$B$4:.$N$60];13;0)" office:value-type="float" office:value="12935.96384" calcext:value-type="float">
            <text:p>12935.96384</text:p>
          </table:table-cell>
          <table:table-cell table:formula="of:=[.F5]/[.K5]" office:value-type="float" office:value="0.936962595816267" calcext:value-type="float">
            <text:p>0.936962595816267</text:p>
          </table:table-cell>
          <table:table-cell table:formula="of:=[.G5]/[.L5]" office:value-type="float" office:value="0.933531203632974" calcext:value-type="float">
            <text:p>0.933531203632974</text:p>
          </table:table-cell>
          <table:table-cell table:formula="of:=[.H5]/[.M5]" office:value-type="float" office:value="0.935756679012138" calcext:value-type="float">
            <text:p>0.935756679012138</text:p>
          </table:table-cell>
          <table:table-cell table:formula="of:=[.I5]/[.N5]" office:value-type="float" office:value="0.936493915423802" calcext:value-type="float">
            <text:p>0.936493915423802</text:p>
          </table:table-cell>
          <table:table-cell table:formula="of:=[.J5]/[.O5]" office:value-type="float" office:value="0.919297846929062" calcext:value-type="float">
            <text:p>0.919297846929062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2689" calcext:value-type="float">
            <text:p>12689</text:p>
          </table:table-cell>
          <table:table-cell table:formula="of:=VLOOKUP( [.A6];[$Peptideiondata_HeavyD.$A$4:.$AH$60]; 33;0)" office:value-type="string" office:string-value="GKGGKGLGKGGAKR" calcext:value-type="string">
            <text:p>GKGGKGLGKGGAKR</text:p>
          </table:table-cell>
          <table:table-cell table:formula="of:=VLOOKUP( [.A6];[$Peptideiondata_HeavyD.$A$4:.$AH$60]; 34;0)" office:value-type="string" office:string-value="[N-term] Propionyl Heavy N-term (N-term)|[2] EG Formyl (K)|[2] Propionyl Heavy K (K)|[5] Propionyl Heavy K (K)|[9] EG Acetyl ENKEL K (K)|[9] Propionyl Heavy K (K)|[13] Propionyl Heavy K (K)" calcext:value-type="string">
            <text:p>[N-term] Propionyl Heavy N-term (N-term)|[2] EG Formyl (K)|[2] Propionyl Heavy K (K)|[5] Propionyl Heavy K (K)|[9] EG Acetyl ENKEL K (K)|[9] Propionyl Heavy K (K)|[13] Propionyl Heavy K (K)</text:p>
          </table:table-cell>
          <table:table-cell table:formula="of:=VLOOKUP([.B6];[$'Peptideiondata_HeavyD_A-1'.$B$4:.$N$60];2;0)" office:value-type="float" office:value="1" calcext:value-type="float">
            <text:p>1</text:p>
          </table:table-cell>
          <table:table-cell table:formula="of:=VLOOKUP( [.$A6];[$Peptideiondata_HeavyD.$A$4:.$AH$60]; 8;0)" office:value-type="float" office:value="1831.21181113025" calcext:value-type="float">
            <text:p>1831.21181113025</text:p>
          </table:table-cell>
          <table:table-cell table:formula="of:=VLOOKUP( [.$A6];[$Peptideiondata_HeavyD.$A$4:.$AH$60]; 9;0)" office:value-type="float" office:value="2247.16488775062" calcext:value-type="float">
            <text:p>2247.16488775062</text:p>
          </table:table-cell>
          <table:table-cell table:formula="of:=VLOOKUP( [.$A6];[$Peptideiondata_HeavyD.$A$4:.$AH$60]; 10;0)" office:value-type="float" office:value="1978.44147636768" calcext:value-type="float">
            <text:p>1978.44147636768</text:p>
          </table:table-cell>
          <table:table-cell table:formula="of:=VLOOKUP( [.$A6];[$Peptideiondata_HeavyD.$A$4:.$AH$60]; 11;0)" office:value-type="float" office:value="2125.4055222257" calcext:value-type="float">
            <text:p>2125.4055222257</text:p>
          </table:table-cell>
          <table:table-cell table:formula="of:=VLOOKUP( [.$A6];[$Peptideiondata_HeavyD.$A$4:.$AH$60]; 12;0)" office:value-type="float" office:value="3857.74494232599" calcext:value-type="float">
            <text:p>3857.74494232599</text:p>
          </table:table-cell>
          <table:table-cell table:formula="of:= VLOOKUP([.$B6];[$'Peptideiondata_HeavyD_A-1'.$B$4:.$N$60];9;0)" office:value-type="float" office:value="1937.070387" calcext:value-type="float">
            <text:p>1937.070387</text:p>
          </table:table-cell>
          <table:table-cell table:formula="of:= VLOOKUP([.$B6];[$'Peptideiondata_HeavyD_A-1'.$B$4:.$N$60];10;0)" office:value-type="float" office:value="2412.150849" calcext:value-type="float">
            <text:p>2412.150849</text:p>
          </table:table-cell>
          <table:table-cell table:formula="of:=VLOOKUP([.$B6];[$'Peptideiondata_HeavyD_A-1'.$B$4:.$N$60];11;0)" office:value-type="float" office:value="2099.621053" calcext:value-type="float">
            <text:p>2099.621053</text:p>
          </table:table-cell>
          <table:table-cell table:formula="of:=VLOOKUP([.$B6];[$'Peptideiondata_HeavyD_A-1'.$B$4:.$N$60];12;0)" office:value-type="float" office:value="2275.312017" calcext:value-type="float">
            <text:p>2275.312017</text:p>
          </table:table-cell>
          <table:table-cell table:formula="of:=VLOOKUP([.$B6];[$'Peptideiondata_HeavyD_A-1'.$B$4:.$N$60];13;0)" office:value-type="float" office:value="4096.992225" calcext:value-type="float">
            <text:p>4096.992225</text:p>
          </table:table-cell>
          <table:table-cell table:formula="of:=[.F6]/[.K6]" office:value-type="float" office:value="0.945351198087491" calcext:value-type="float">
            <text:p>0.945351198087491</text:p>
          </table:table-cell>
          <table:table-cell table:formula="of:=[.G6]/[.L6]" office:value-type="float" office:value="0.931602137852292" calcext:value-type="float">
            <text:p>0.931602137852292</text:p>
          </table:table-cell>
          <table:table-cell table:formula="of:=[.H6]/[.M6]" office:value-type="float" office:value="0.942285024976686" calcext:value-type="float">
            <text:p>0.942285024976686</text:p>
          </table:table-cell>
          <table:table-cell table:formula="of:=[.I6]/[.N6]" office:value-type="float" office:value="0.93411607126659" calcext:value-type="float">
            <text:p>0.93411607126659</text:p>
          </table:table-cell>
          <table:table-cell table:formula="of:=[.J6]/[.O6]" office:value-type="float" office:value="0.941604164827525" calcext:value-type="float">
            <text:p>0.941604164827525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12690" calcext:value-type="float">
            <text:p>12690</text:p>
          </table:table-cell>
          <table:table-cell table:formula="of:=VLOOKUP( [.A7];[$Peptideiondata_HeavyD.$A$4:.$AH$60]; 33;0)" office:value-type="string" office:string-value="GKGGKGLGKGGAKR" calcext:value-type="string">
            <text:p>GKGGKGLGKGGAKR</text:p>
          </table:table-cell>
          <table:table-cell table:formula="of:=VLOOKUP( [.A7];[$Peptideiondata_HeavyD.$A$4:.$AH$60]; 34;0)" office:value-type="string" office:string-value="[N-term] Propionyl Heavy N-term (N-term)|[2] Propionyl Heavy K (K)|[5] Propionyl Heavy K (K)|[9] EG Formyl (K)|[9] Propionyl Heavy K (K)|[13] Propionyl Heavy K (K)" calcext:value-type="string">
            <text:p>[N-term] Propionyl Heavy N-term (N-term)|[2] Propionyl Heavy K (K)|[5] Propionyl Heavy K (K)|[9] EG Formyl (K)|[9] Propionyl Heavy K (K)|[13] Propionyl Heavy K (K)</text:p>
          </table:table-cell>
          <table:table-cell table:formula="of:=VLOOKUP([.B7];[$'Peptideiondata_HeavyD_A-1'.$B$4:.$N$60];2;0)" office:value-type="float" office:value="1" calcext:value-type="float">
            <text:p>1</text:p>
          </table:table-cell>
          <table:table-cell table:formula="of:=VLOOKUP( [.$A7];[$Peptideiondata_HeavyD.$A$4:.$AH$60]; 8;0)" office:value-type="float" office:value="685.61191588283" calcext:value-type="float">
            <text:p>685.61191588283</text:p>
          </table:table-cell>
          <table:table-cell table:formula="of:=VLOOKUP( [.$A7];[$Peptideiondata_HeavyD.$A$4:.$AH$60]; 9;0)" office:value-type="float" office:value="972.974620410925" calcext:value-type="float">
            <text:p>972.974620410925</text:p>
          </table:table-cell>
          <table:table-cell table:formula="of:=VLOOKUP( [.$A7];[$Peptideiondata_HeavyD.$A$4:.$AH$60]; 10;0)" office:value-type="float" office:value="704.474301235425" calcext:value-type="float">
            <text:p>704.474301235425</text:p>
          </table:table-cell>
          <table:table-cell table:formula="of:=VLOOKUP( [.$A7];[$Peptideiondata_HeavyD.$A$4:.$AH$60]; 11;0)" office:value-type="float" office:value="882.702834306533" calcext:value-type="float">
            <text:p>882.702834306533</text:p>
          </table:table-cell>
          <table:table-cell table:formula="of:=VLOOKUP( [.$A7];[$Peptideiondata_HeavyD.$A$4:.$AH$60]; 12;0)" office:value-type="float" office:value="1092.11885357346" calcext:value-type="float">
            <text:p>1092.11885357346</text:p>
          </table:table-cell>
          <table:table-cell table:formula="of:= VLOOKUP([.$B7];[$'Peptideiondata_HeavyD_A-1'.$B$4:.$N$60];9;0)" office:value-type="float" office:value="730.4219343" calcext:value-type="float">
            <text:p>730.4219343</text:p>
          </table:table-cell>
          <table:table-cell table:formula="of:= VLOOKUP([.$B7];[$'Peptideiondata_HeavyD_A-1'.$B$4:.$N$60];10;0)" office:value-type="float" office:value="1052.317968" calcext:value-type="float">
            <text:p>1052.317968</text:p>
          </table:table-cell>
          <table:table-cell table:formula="of:=VLOOKUP([.$B7];[$'Peptideiondata_HeavyD_A-1'.$B$4:.$N$60];11;0)" office:value-type="float" office:value="726.0742798" calcext:value-type="float">
            <text:p>726.0742798</text:p>
          </table:table-cell>
          <table:table-cell table:formula="of:=VLOOKUP([.$B7];[$'Peptideiondata_HeavyD_A-1'.$B$4:.$N$60];12;0)" office:value-type="float" office:value="924.1824903" calcext:value-type="float">
            <text:p>924.1824903</text:p>
          </table:table-cell>
          <table:table-cell table:formula="of:=VLOOKUP([.$B7];[$'Peptideiondata_HeavyD_A-1'.$B$4:.$N$60];13;0)" office:value-type="float" office:value="1138.211711" calcext:value-type="float">
            <text:p>1138.211711</text:p>
          </table:table-cell>
          <table:table-cell table:formula="of:=[.F7]/[.K7]" office:value-type="float" office:value="0.938651871866206" calcext:value-type="float">
            <text:p>0.938651871866206</text:p>
          </table:table-cell>
          <table:table-cell table:formula="of:=[.G7]/[.L7]" office:value-type="float" office:value="0.924601356242285" calcext:value-type="float">
            <text:p>0.924601356242285</text:p>
          </table:table-cell>
          <table:table-cell table:formula="of:=[.H7]/[.M7]" office:value-type="float" office:value="0.970251007141411" calcext:value-type="float">
            <text:p>0.970251007141411</text:p>
          </table:table-cell>
          <table:table-cell table:formula="of:=[.I7]/[.N7]" office:value-type="float" office:value="0.955117461725549" calcext:value-type="float">
            <text:p>0.955117461725549</text:p>
          </table:table-cell>
          <table:table-cell table:formula="of:=[.J7]/[.O7]" office:value-type="float" office:value="0.959504144105103" calcext:value-type="float">
            <text:p>0.959504144105103</text:p>
          </table:table-cell>
        </table:table-row>
        <table:table-row table:style-name="ro1">
          <table:table-cell office:value-type="float" office:value="12657" calcext:value-type="float">
            <text:p>12657</text:p>
          </table:table-cell>
          <table:table-cell office:value-type="float" office:value="12691" calcext:value-type="float">
            <text:p>12691</text:p>
          </table:table-cell>
          <table:table-cell table:formula="of:=VLOOKUP( [.A8];[$Peptideiondata_HeavyD.$A$4:.$AH$60]; 33;0)" office:value-type="string" office:string-value="GKGGKGLGKGGAKR" calcext:value-type="string">
            <text:p>GKGGKGLGKGGAKR</text:p>
          </table:table-cell>
          <table:table-cell table:formula="of:=VLOOKUP( [.A8];[$Peptideiondata_HeavyD.$A$4:.$AH$60]; 34;0)" office:value-type="string" office:string-value="[N-term] Propionyl Heavy N-term (N-term)|[2] Propionyl Heavy K (K)|[5] Propionyl Heavy K (K)|[9] EG Acetyl ENKEL K (K)|[9] Propionyl Heavy K (K)|[13] Propionyl Heavy K (K)" calcext:value-type="string">
            <text:p>[N-term] Propionyl Heavy N-term (N-term)|[2] Propionyl Heavy K (K)|[5] Propionyl Heavy K (K)|[9] EG Acetyl ENKEL K (K)|[9] Propionyl Heavy K (K)|[13] Propionyl Heavy K (K)</text:p>
          </table:table-cell>
          <table:table-cell table:formula="of:=VLOOKUP([.B8];[$'Peptideiondata_HeavyD_A-1'.$B$4:.$N$60];2;0)" office:value-type="float" office:value="1" calcext:value-type="float">
            <text:p>1</text:p>
          </table:table-cell>
          <table:table-cell table:formula="of:=VLOOKUP( [.$A8];[$Peptideiondata_HeavyD.$A$4:.$AH$60]; 8;0)" office:value-type="float" office:value="84595.2721081428" calcext:value-type="float">
            <text:p>84595.2721081428</text:p>
          </table:table-cell>
          <table:table-cell table:formula="of:=VLOOKUP( [.$A8];[$Peptideiondata_HeavyD.$A$4:.$AH$60]; 9;0)" office:value-type="float" office:value="50725.2374909368" calcext:value-type="float">
            <text:p>50725.2374909368</text:p>
          </table:table-cell>
          <table:table-cell table:formula="of:=VLOOKUP( [.$A8];[$Peptideiondata_HeavyD.$A$4:.$AH$60]; 10;0)" office:value-type="float" office:value="67441.4442619943" calcext:value-type="float">
            <text:p>67441.4442619943</text:p>
          </table:table-cell>
          <table:table-cell table:formula="of:=VLOOKUP( [.$A8];[$Peptideiondata_HeavyD.$A$4:.$AH$60]; 11;0)" office:value-type="float" office:value="79617.5955864235" calcext:value-type="float">
            <text:p>79617.5955864235</text:p>
          </table:table-cell>
          <table:table-cell table:formula="of:=VLOOKUP( [.$A8];[$Peptideiondata_HeavyD.$A$4:.$AH$60]; 12;0)" office:value-type="float" office:value="59016.8391813584" calcext:value-type="float">
            <text:p>59016.8391813584</text:p>
          </table:table-cell>
          <table:table-cell table:formula="of:= VLOOKUP([.$B8];[$'Peptideiondata_HeavyD_A-1'.$B$4:.$N$60];9;0)" office:value-type="float" office:value="89928.24349" calcext:value-type="float">
            <text:p>89928.24349</text:p>
          </table:table-cell>
          <table:table-cell table:formula="of:= VLOOKUP([.$B8];[$'Peptideiondata_HeavyD_A-1'.$B$4:.$N$60];10;0)" office:value-type="float" office:value="54136.54672" calcext:value-type="float">
            <text:p>54136.54672</text:p>
          </table:table-cell>
          <table:table-cell table:formula="of:=VLOOKUP([.$B8];[$'Peptideiondata_HeavyD_A-1'.$B$4:.$N$60];11;0)" office:value-type="float" office:value="72126.89987" calcext:value-type="float">
            <text:p>72126.89987</text:p>
          </table:table-cell>
          <table:table-cell table:formula="of:=VLOOKUP([.$B8];[$'Peptideiondata_HeavyD_A-1'.$B$4:.$N$60];12;0)" office:value-type="float" office:value="84599.72287" calcext:value-type="float">
            <text:p>84599.72287</text:p>
          </table:table-cell>
          <table:table-cell table:formula="of:=VLOOKUP([.$B8];[$'Peptideiondata_HeavyD_A-1'.$B$4:.$N$60];13;0)" office:value-type="float" office:value="63040.06806" calcext:value-type="float">
            <text:p>63040.06806</text:p>
          </table:table-cell>
          <table:table-cell table:formula="of:=[.F8]/[.K8]" office:value-type="float" office:value="0.940697480848158" calcext:value-type="float">
            <text:p>0.940697480848158</text:p>
          </table:table-cell>
          <table:table-cell table:formula="of:=[.G8]/[.L8]" office:value-type="float" office:value="0.936986944388846" calcext:value-type="float">
            <text:p>0.936986944388846</text:p>
          </table:table-cell>
          <table:table-cell table:formula="of:=[.H8]/[.M8]" office:value-type="float" office:value="0.93503872180212" calcext:value-type="float">
            <text:p>0.93503872180212</text:p>
          </table:table-cell>
          <table:table-cell table:formula="of:=[.I8]/[.N8]" office:value-type="float" office:value="0.941109413665193" calcext:value-type="float">
            <text:p>0.941109413665193</text:p>
          </table:table-cell>
          <table:table-cell table:formula="of:=[.J8]/[.O8]" office:value-type="float" office:value="0.93617981384772" calcext:value-type="float">
            <text:p>0.93617981384772</text:p>
          </table:table-cell>
        </table:table-row>
        <table:table-row table:style-name="ro1">
          <table:table-cell office:value-type="float" office:value="12666" calcext:value-type="float">
            <text:p>12666</text:p>
          </table:table-cell>
          <table:table-cell office:value-type="float" office:value="12692" calcext:value-type="float">
            <text:p>12692</text:p>
          </table:table-cell>
          <table:table-cell table:formula="of:=VLOOKUP( [.A9];[$Peptideiondata_HeavyD.$A$4:.$AH$60]; 33;0)" office:value-type="string" office:string-value="GKGGKGLGKGGAKR" calcext:value-type="string">
            <text:p>GKGGKGLGKGGAKR</text:p>
          </table:table-cell>
          <table:table-cell table:formula="of:=VLOOKUP( [.A9];[$Peptideiondata_HeavyD.$A$4:.$AH$60]; 34;0)" office:value-type="string" office:string-value="[N-term] Propionyl Heavy N-term (N-term)|[2] Propionyl Heavy K (K)|[5] Propionyl Heavy K (K)|[9] EG Acetyl ENKEL K (K)|[9] Propionyl Heavy K (K)|[13] EG Acetyl ENKEL K (K)|[13] Propionyl Heavy K (K)" calcext:value-type="string">
            <text:p>[N-term] Propionyl Heavy N-term (N-term)|[2] Propionyl Heavy K (K)|[5] Propionyl Heavy K (K)|[9] EG Acetyl ENKEL K (K)|[9] Propionyl Heavy K (K)|[13] EG Acetyl ENKEL K (K)|[13] Propionyl Heavy K (K)</text:p>
          </table:table-cell>
          <table:table-cell table:formula="of:=VLOOKUP([.B9];[$'Peptideiondata_HeavyD_A-1'.$B$4:.$N$60];2;0)" office:value-type="float" office:value="2" calcext:value-type="float">
            <text:p>2</text:p>
          </table:table-cell>
          <table:table-cell table:formula="of:=VLOOKUP( [.$A9];[$Peptideiondata_HeavyD.$A$4:.$AH$60]; 8;0)" office:value-type="float" office:value="92049.369175745" calcext:value-type="float">
            <text:p>92049.369175745</text:p>
          </table:table-cell>
          <table:table-cell table:formula="of:=VLOOKUP( [.$A9];[$Peptideiondata_HeavyD.$A$4:.$AH$60]; 9;0)" office:value-type="float" office:value="56258.2384099855" calcext:value-type="float">
            <text:p>56258.2384099855</text:p>
          </table:table-cell>
          <table:table-cell table:formula="of:=VLOOKUP( [.$A9];[$Peptideiondata_HeavyD.$A$4:.$AH$60]; 10;0)" office:value-type="float" office:value="63184.7216729956" calcext:value-type="float">
            <text:p>63184.7216729956</text:p>
          </table:table-cell>
          <table:table-cell table:formula="of:=VLOOKUP( [.$A9];[$Peptideiondata_HeavyD.$A$4:.$AH$60]; 11;0)" office:value-type="float" office:value="61028.8509809301" calcext:value-type="float">
            <text:p>61028.8509809301</text:p>
          </table:table-cell>
          <table:table-cell table:formula="of:=VLOOKUP( [.$A9];[$Peptideiondata_HeavyD.$A$4:.$AH$60]; 12;0)" office:value-type="float" office:value="80176.25993617" calcext:value-type="float">
            <text:p>80176.25993617</text:p>
          </table:table-cell>
          <table:table-cell table:formula="of:= VLOOKUP([.$B9];[$'Peptideiondata_HeavyD_A-1'.$B$4:.$N$60];9;0)" office:value-type="float" office:value="98777.80218" calcext:value-type="float">
            <text:p>98777.80218</text:p>
          </table:table-cell>
          <table:table-cell table:formula="of:= VLOOKUP([.$B9];[$'Peptideiondata_HeavyD_A-1'.$B$4:.$N$60];10;0)" office:value-type="float" office:value="60402.00834" calcext:value-type="float">
            <text:p>60402.00834</text:p>
          </table:table-cell>
          <table:table-cell table:formula="of:=VLOOKUP([.$B9];[$'Peptideiondata_HeavyD_A-1'.$B$4:.$N$60];11;0)" office:value-type="float" office:value="67622.74863" calcext:value-type="float">
            <text:p>67622.74863</text:p>
          </table:table-cell>
          <table:table-cell table:formula="of:=VLOOKUP([.$B9];[$'Peptideiondata_HeavyD_A-1'.$B$4:.$N$60];12;0)" office:value-type="float" office:value="65881.83588" calcext:value-type="float">
            <text:p>65881.83588</text:p>
          </table:table-cell>
          <table:table-cell table:formula="of:=VLOOKUP([.$B9];[$'Peptideiondata_HeavyD_A-1'.$B$4:.$N$60];13;0)" office:value-type="float" office:value="86122.87369" calcext:value-type="float">
            <text:p>86122.87369</text:p>
          </table:table-cell>
          <table:table-cell table:formula="of:=[.F9]/[.K9]" office:value-type="float" office:value="0.931883147268311" calcext:value-type="float">
            <text:p>0.931883147268311</text:p>
          </table:table-cell>
          <table:table-cell table:formula="of:=[.G9]/[.L9]" office:value-type="float" office:value="0.931396818683753" calcext:value-type="float">
            <text:p>0.931396818683753</text:p>
          </table:table-cell>
          <table:table-cell table:formula="of:=[.H9]/[.M9]" office:value-type="float" office:value="0.934370799074033" calcext:value-type="float">
            <text:p>0.934370799074033</text:p>
          </table:table-cell>
          <table:table-cell table:formula="of:=[.I9]/[.N9]" office:value-type="float" office:value="0.926338043950243" calcext:value-type="float">
            <text:p>0.926338043950243</text:p>
          </table:table-cell>
          <table:table-cell table:formula="of:=[.J9]/[.O9]" office:value-type="float" office:value="0.930951981755336" calcext:value-type="float">
            <text:p>0.930951981755336</text:p>
          </table:table-cell>
        </table:table-row>
        <table:table-row table:style-name="ro1">
          <table:table-cell office:value-type="float" office:value="12668" calcext:value-type="float">
            <text:p>12668</text:p>
          </table:table-cell>
          <table:table-cell office:value-type="float" office:value="12693" calcext:value-type="float">
            <text:p>12693</text:p>
          </table:table-cell>
          <table:table-cell table:formula="of:=VLOOKUP( [.A10];[$Peptideiondata_HeavyD.$A$4:.$AH$60]; 33;0)" office:value-type="string" office:string-value="GKGGKGLGKGGAKR" calcext:value-type="string">
            <text:p>GKGGKGLGKGGAKR</text:p>
          </table:table-cell>
          <table:table-cell table:formula="of:=VLOOKUP( [.A10];[$Peptideiondata_HeavyD.$A$4:.$AH$60]; 34;0)" office:value-type="string" office:string-value="[N-term] Propionyl Heavy N-term (N-term)|[2] EG Acetyl ENKEL K (K)|[2] Propionyl Heavy K (K)|[5] Propionyl Heavy K (K)|[9] EG Acetyl ENKEL K (K)|[9] Propionyl Heavy K (K)|[13] Propionyl Heavy K (K)" calcext:value-type="string">
            <text:p>[N-term] Propionyl Heavy N-term (N-term)|[2] EG Acetyl ENKEL K (K)|[2] Propionyl Heavy K (K)|[5] Propionyl Heavy K (K)|[9] EG Acetyl ENKEL K (K)|[9] Propionyl Heavy K (K)|[13] Propionyl Heavy K (K)</text:p>
          </table:table-cell>
          <table:table-cell table:formula="of:=VLOOKUP([.B10];[$'Peptideiondata_HeavyD_A-1'.$B$4:.$N$60];2;0)" office:value-type="float" office:value="1" calcext:value-type="float">
            <text:p>1</text:p>
          </table:table-cell>
          <table:table-cell table:formula="of:=VLOOKUP( [.$A10];[$Peptideiondata_HeavyD.$A$4:.$AH$60]; 8;0)" office:value-type="float" office:value="11861.3148533191" calcext:value-type="float">
            <text:p>11861.3148533191</text:p>
          </table:table-cell>
          <table:table-cell table:formula="of:=VLOOKUP( [.$A10];[$Peptideiondata_HeavyD.$A$4:.$AH$60]; 9;0)" office:value-type="float" office:value="7687.94042433133" calcext:value-type="float">
            <text:p>7687.94042433133</text:p>
          </table:table-cell>
          <table:table-cell table:formula="of:=VLOOKUP( [.$A10];[$Peptideiondata_HeavyD.$A$4:.$AH$60]; 10;0)" office:value-type="float" office:value="8347.43109159429" calcext:value-type="float">
            <text:p>8347.43109159429</text:p>
          </table:table-cell>
          <table:table-cell table:formula="of:=VLOOKUP( [.$A10];[$Peptideiondata_HeavyD.$A$4:.$AH$60]; 11;0)" office:value-type="float" office:value="10066.3626204642" calcext:value-type="float">
            <text:p>10066.3626204642</text:p>
          </table:table-cell>
          <table:table-cell table:formula="of:=VLOOKUP( [.$A10];[$Peptideiondata_HeavyD.$A$4:.$AH$60]; 12;0)" office:value-type="float" office:value="10103.3579097104" calcext:value-type="float">
            <text:p>10103.3579097104</text:p>
          </table:table-cell>
          <table:table-cell table:formula="of:= VLOOKUP([.$B10];[$'Peptideiondata_HeavyD_A-1'.$B$4:.$N$60];9;0)" office:value-type="float" office:value="12635.80368" calcext:value-type="float">
            <text:p>12635.80368</text:p>
          </table:table-cell>
          <table:table-cell table:formula="of:= VLOOKUP([.$B10];[$'Peptideiondata_HeavyD_A-1'.$B$4:.$N$60];10;0)" office:value-type="float" office:value="8169.722403" calcext:value-type="float">
            <text:p>8169.722403</text:p>
          </table:table-cell>
          <table:table-cell table:formula="of:=VLOOKUP([.$B10];[$'Peptideiondata_HeavyD_A-1'.$B$4:.$N$60];11;0)" office:value-type="float" office:value="8880.35218" calcext:value-type="float">
            <text:p>8880.35218</text:p>
          </table:table-cell>
          <table:table-cell table:formula="of:=VLOOKUP([.$B10];[$'Peptideiondata_HeavyD_A-1'.$B$4:.$N$60];12;0)" office:value-type="float" office:value="10725.01203" calcext:value-type="float">
            <text:p>10725.01203</text:p>
          </table:table-cell>
          <table:table-cell table:formula="of:=VLOOKUP([.$B10];[$'Peptideiondata_HeavyD_A-1'.$B$4:.$N$60];13;0)" office:value-type="float" office:value="10782.4467" calcext:value-type="float">
            <text:p>10782.4467</text:p>
          </table:table-cell>
          <table:table-cell table:formula="of:=[.F10]/[.K10]" office:value-type="float" office:value="0.938706801221772" calcext:value-type="float">
            <text:p>0.938706801221772</text:p>
          </table:table-cell>
          <table:table-cell table:formula="of:=[.G10]/[.L10]" office:value-type="float" office:value="0.941028353853032" calcext:value-type="float">
            <text:p>0.941028353853032</text:p>
          </table:table-cell>
          <table:table-cell table:formula="of:=[.H10]/[.M10]" office:value-type="float" office:value="0.939988743959284" calcext:value-type="float">
            <text:p>0.939988743959284</text:p>
          </table:table-cell>
          <table:table-cell table:formula="of:=[.I10]/[.N10]" office:value-type="float" office:value="0.938587536527379" calcext:value-type="float">
            <text:p>0.938587536527379</text:p>
          </table:table-cell>
          <table:table-cell table:formula="of:=[.J10]/[.O10]" office:value-type="float" office:value="0.93701904501048" calcext:value-type="float">
            <text:p>0.93701904501048</text:p>
          </table:table-cell>
        </table:table-row>
        <table:table-row table:style-name="ro1">
          <table:table-cell office:value-type="float" office:value="12670" calcext:value-type="float">
            <text:p>12670</text:p>
          </table:table-cell>
          <table:table-cell office:value-type="float" office:value="12694" calcext:value-type="float">
            <text:p>12694</text:p>
          </table:table-cell>
          <table:table-cell table:formula="of:=VLOOKUP( [.A11];[$Peptideiondata_HeavyD.$A$4:.$AH$60]; 33;0)" office:value-type="string" office:string-value="GKGGKGLGKGGAKR" calcext:value-type="string">
            <text:p>GKGGKGLGKGGAKR</text:p>
          </table:table-cell>
          <table:table-cell table:formula="of:=VLOOKUP( [.A11];[$Peptideiondata_HeavyD.$A$4:.$AH$60]; 34;0)" office:value-type="string" office:string-value="[N-term] Propionyl Heavy N-term (N-term)|[2] EG Acetyl ENKEL K (K)|[2] Propionyl Heavy K (K)|[5] Propionyl Heavy K (K)|[9] EG Acetyl ENKEL K (K)|[9] Propionyl Heavy K (K)|[13] EG Acetyl ENKEL K (K)|[13] Propionyl Heavy K (K)" calcext:value-type="string">
            <text:p>[N-term] Propionyl Heavy N-term (N-term)|[2] EG Acetyl ENKEL K (K)|[2] Propionyl Heavy K (K)|[5] Propionyl Heavy K (K)|[9] EG Acetyl ENKEL K (K)|[9] Propionyl Heavy K (K)|[13] EG Acetyl ENKEL K (K)|[13] Propionyl Heavy K (K)</text:p>
          </table:table-cell>
          <table:table-cell table:formula="of:=VLOOKUP([.B11];[$'Peptideiondata_HeavyD_A-1'.$B$4:.$N$60];2;0)" office:value-type="float" office:value="2" calcext:value-type="float">
            <text:p>2</text:p>
          </table:table-cell>
          <table:table-cell table:formula="of:=VLOOKUP( [.$A11];[$Peptideiondata_HeavyD.$A$4:.$AH$60]; 8;0)" office:value-type="float" office:value="20734.9542434414" calcext:value-type="float">
            <text:p>20734.9542434414</text:p>
          </table:table-cell>
          <table:table-cell table:formula="of:=VLOOKUP( [.$A11];[$Peptideiondata_HeavyD.$A$4:.$AH$60]; 9;0)" office:value-type="float" office:value="13017.2786821488" calcext:value-type="float">
            <text:p>13017.2786821488</text:p>
          </table:table-cell>
          <table:table-cell table:formula="of:=VLOOKUP( [.$A11];[$Peptideiondata_HeavyD.$A$4:.$AH$60]; 10;0)" office:value-type="float" office:value="12794.6177180118" calcext:value-type="float">
            <text:p>12794.6177180118</text:p>
          </table:table-cell>
          <table:table-cell table:formula="of:=VLOOKUP( [.$A11];[$Peptideiondata_HeavyD.$A$4:.$AH$60]; 11;0)" office:value-type="float" office:value="13281.4630342669" calcext:value-type="float">
            <text:p>13281.4630342669</text:p>
          </table:table-cell>
          <table:table-cell table:formula="of:=VLOOKUP( [.$A11];[$Peptideiondata_HeavyD.$A$4:.$AH$60]; 12;0)" office:value-type="float" office:value="13660.6693931953" calcext:value-type="float">
            <text:p>13660.6693931953</text:p>
          </table:table-cell>
          <table:table-cell table:formula="of:= VLOOKUP([.$B11];[$'Peptideiondata_HeavyD_A-1'.$B$4:.$N$60];9;0)" office:value-type="float" office:value="21663.85998" calcext:value-type="float">
            <text:p>21663.85998</text:p>
          </table:table-cell>
          <table:table-cell table:formula="of:= VLOOKUP([.$B11];[$'Peptideiondata_HeavyD_A-1'.$B$4:.$N$60];10;0)" office:value-type="float" office:value="13676.16001" calcext:value-type="float">
            <text:p>13676.16001</text:p>
          </table:table-cell>
          <table:table-cell table:formula="of:=VLOOKUP([.$B11];[$'Peptideiondata_HeavyD_A-1'.$B$4:.$N$60];11;0)" office:value-type="float" office:value="13389.07267" calcext:value-type="float">
            <text:p>13389.07267</text:p>
          </table:table-cell>
          <table:table-cell table:formula="of:=VLOOKUP([.$B11];[$'Peptideiondata_HeavyD_A-1'.$B$4:.$N$60];12;0)" office:value-type="float" office:value="13952.04072" calcext:value-type="float">
            <text:p>13952.04072</text:p>
          </table:table-cell>
          <table:table-cell table:formula="of:=VLOOKUP([.$B11];[$'Peptideiondata_HeavyD_A-1'.$B$4:.$N$60];13;0)" office:value-type="float" office:value="14325.71521" calcext:value-type="float">
            <text:p>14325.71521</text:p>
          </table:table-cell>
          <table:table-cell table:formula="of:=[.F11]/[.K11]" office:value-type="float" office:value="0.957121873137282" calcext:value-type="float">
            <text:p>0.957121873137282</text:p>
          </table:table-cell>
          <table:table-cell table:formula="of:=[.G11]/[.L11]" office:value-type="float" office:value="0.951822636809644" calcext:value-type="float">
            <text:p>0.951822636809644</text:p>
          </table:table-cell>
          <table:table-cell table:formula="of:=[.H11]/[.M11]" office:value-type="float" office:value="0.955601484386581" calcext:value-type="float">
            <text:p>0.955601484386581</text:p>
          </table:table-cell>
          <table:table-cell table:formula="of:=[.I11]/[.N11]" office:value-type="float" office:value="0.951936946057515" calcext:value-type="float">
            <text:p>0.951936946057515</text:p>
          </table:table-cell>
          <table:table-cell table:formula="of:=[.J11]/[.O11]" office:value-type="float" office:value="0.953576780840899" calcext:value-type="float">
            <text:p>0.9535767808408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98" calcext:value-type="float">
            <text:p>12698</text:p>
          </table:table-cell>
          <table:table-cell table:formula="of:=VLOOKUP( [.A12];[$Peptideiondata_HeavyD.$A$4:.$AH$60]; 33;0)" office:value-type="string" office:string-value="KSAPATGGVKKPHR" calcext:value-type="string">
            <text:p>KSAPATGGVKKPHR</text:p>
          </table:table-cell>
          <table:table-cell table:formula="of:=VLOOKUP( [.A12];[$Peptideiondata_HeavyD.$A$4:.$AH$60]; 34;0)" office:value-type="string" office:string-value="[N-term] Propionyl Heavy N-term (N-term)|[1] EG Dimethyl enkel K (K)|[1] Propionyl Heavy K (K)|[10] Propionyl Heavy K (K)|[11] Propionyl Heavy K (K)" calcext:value-type="string">
            <text:p>[N-term] Propionyl Heavy N-term (N-term)|[1] EG Dimethyl enkel K (K)|[1] Propionyl Heavy K (K)|[10] Propionyl Heavy K (K)|[11] Propionyl Heavy K (K)</text:p>
          </table:table-cell>
          <table:table-cell table:formula="of:=VLOOKUP([.B12];[$'Peptideiondata_HeavyD_A-1'.$B$4:.$N$60];2;0)" office:value-type="float" office:value="3" calcext:value-type="float">
            <text:p>3</text:p>
          </table:table-cell>
          <table:table-cell table:formula="of:=VLOOKUP( [.$A12];[$Peptideiondata_HeavyD.$A$4:.$AH$60]; 8;0)" office:value-type="float" office:value="569989.138411094" calcext:value-type="float">
            <text:p>569989.138411094</text:p>
          </table:table-cell>
          <table:table-cell table:formula="of:=VLOOKUP( [.$A12];[$Peptideiondata_HeavyD.$A$4:.$AH$60]; 9;0)" office:value-type="float" office:value="585468.633706873" calcext:value-type="float">
            <text:p>585468.633706873</text:p>
          </table:table-cell>
          <table:table-cell table:formula="of:=VLOOKUP( [.$A12];[$Peptideiondata_HeavyD.$A$4:.$AH$60]; 10;0)" office:value-type="float" office:value="735569.202800483" calcext:value-type="float">
            <text:p>735569.202800483</text:p>
          </table:table-cell>
          <table:table-cell table:formula="of:=VLOOKUP( [.$A12];[$Peptideiondata_HeavyD.$A$4:.$AH$60]; 11;0)" office:value-type="float" office:value="693596.391717894" calcext:value-type="float">
            <text:p>693596.391717894</text:p>
          </table:table-cell>
          <table:table-cell table:formula="of:=VLOOKUP( [.$A12];[$Peptideiondata_HeavyD.$A$4:.$AH$60]; 12;0)" office:value-type="float" office:value="617840.646881858" calcext:value-type="float">
            <text:p>617840.646881858</text:p>
          </table:table-cell>
          <table:table-cell table:formula="of:= VLOOKUP([.$B12];[$'Peptideiondata_HeavyD_A-1'.$B$4:.$N$60];9;0)" office:value-type="float" office:value="620992.9112" calcext:value-type="float">
            <text:p>620992.9112</text:p>
          </table:table-cell>
          <table:table-cell table:formula="of:= VLOOKUP([.$B12];[$'Peptideiondata_HeavyD_A-1'.$B$4:.$N$60];10;0)" office:value-type="float" office:value="637043.0278" calcext:value-type="float">
            <text:p>637043.0278</text:p>
          </table:table-cell>
          <table:table-cell table:formula="of:=VLOOKUP([.$B12];[$'Peptideiondata_HeavyD_A-1'.$B$4:.$N$60];11;0)" office:value-type="float" office:value="801564.752" calcext:value-type="float">
            <text:p>801564.752</text:p>
          </table:table-cell>
          <table:table-cell table:formula="of:=VLOOKUP([.$B12];[$'Peptideiondata_HeavyD_A-1'.$B$4:.$N$60];12;0)" office:value-type="float" office:value="755994.5225" calcext:value-type="float">
            <text:p>755994.5225</text:p>
          </table:table-cell>
          <table:table-cell table:formula="of:=VLOOKUP([.$B12];[$'Peptideiondata_HeavyD_A-1'.$B$4:.$N$60];13;0)" office:value-type="float" office:value="676295.3187" calcext:value-type="float">
            <text:p>676295.3187</text:p>
          </table:table-cell>
          <table:table-cell table:formula="of:=[.F12]/[.K12]" office:value-type="float" office:value="0.917867383235749" calcext:value-type="float">
            <text:p>0.917867383235749</text:p>
          </table:table-cell>
          <table:table-cell table:formula="of:=[.G12]/[.L12]" office:value-type="float" office:value="0.919040956666244" calcext:value-type="float">
            <text:p>0.919040956666244</text:p>
          </table:table-cell>
          <table:table-cell table:formula="of:=[.H12]/[.M12]" office:value-type="float" office:value="0.917666602685747" calcext:value-type="float">
            <text:p>0.917666602685747</text:p>
          </table:table-cell>
          <table:table-cell table:formula="of:=[.I12]/[.N12]" office:value-type="float" office:value="0.91746219195377" calcext:value-type="float">
            <text:p>0.91746219195377</text:p>
          </table:table-cell>
          <table:table-cell table:formula="of:=[.J12]/[.O12]" office:value-type="float" office:value="0.913566351559988" calcext:value-type="float">
            <text:p>0.9135663515599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699" calcext:value-type="float">
            <text:p>12699</text:p>
          </table:table-cell>
          <table:table-cell table:formula="of:=VLOOKUP( [.A13];[$Peptideiondata_HeavyD.$A$4:.$AH$60]; 33;0)" office:value-type="string" office:string-value="KSAPATGGVKKPHR" calcext:value-type="string">
            <text:p>KSAPATGGVKKPHR</text:p>
          </table:table-cell>
          <table:table-cell table:formula="of:=VLOOKUP( [.A13];[$Peptideiondata_HeavyD.$A$4:.$AH$60]; 34;0)" office:value-type="string" office:string-value="[N-term] Propionyl Heavy N-term (N-term)|[1] EG Dimethyl enkel K (K)|[1] Propionyl Heavy K (K)|[10] Propionyl Heavy + Me (K) (K)|[10] Propionyl Heavy K (K)|[11] Propionyl Heavy K (K)" calcext:value-type="string">
            <text:p>[N-term] Propionyl Heavy N-term (N-term)|[1] EG Dimethyl enkel K (K)|[1] Propionyl Heavy K (K)|[10] Propionyl Heavy + Me (K) (K)|[10] Propionyl Heavy K (K)|[11] Propionyl Heavy K (K)</text:p>
          </table:table-cell>
          <table:table-cell table:formula="of:=VLOOKUP([.B13];[$'Peptideiondata_HeavyD_A-1'.$B$4:.$N$60];2;0)" office:value-type="float" office:value="2" calcext:value-type="float">
            <text:p>2</text:p>
          </table:table-cell>
          <table:table-cell table:formula="of:=VLOOKUP( [.$A13];[$Peptideiondata_HeavyD.$A$4:.$AH$60]; 8;0)" office:value-type="float" office:value="250914.816325509" calcext:value-type="float">
            <text:p>250914.816325509</text:p>
          </table:table-cell>
          <table:table-cell table:formula="of:=VLOOKUP( [.$A13];[$Peptideiondata_HeavyD.$A$4:.$AH$60]; 9;0)" office:value-type="float" office:value="213082.518958862" calcext:value-type="float">
            <text:p>213082.518958862</text:p>
          </table:table-cell>
          <table:table-cell table:formula="of:=VLOOKUP( [.$A13];[$Peptideiondata_HeavyD.$A$4:.$AH$60]; 10;0)" office:value-type="float" office:value="275551.039299221" calcext:value-type="float">
            <text:p>275551.039299221</text:p>
          </table:table-cell>
          <table:table-cell table:formula="of:=VLOOKUP( [.$A13];[$Peptideiondata_HeavyD.$A$4:.$AH$60]; 11;0)" office:value-type="float" office:value="270053.289754079" calcext:value-type="float">
            <text:p>270053.289754079</text:p>
          </table:table-cell>
          <table:table-cell table:formula="of:=VLOOKUP( [.$A13];[$Peptideiondata_HeavyD.$A$4:.$AH$60]; 12;0)" office:value-type="float" office:value="266067.938356462" calcext:value-type="float">
            <text:p>266067.938356462</text:p>
          </table:table-cell>
          <table:table-cell table:formula="of:= VLOOKUP([.$B13];[$'Peptideiondata_HeavyD_A-1'.$B$4:.$N$60];9;0)" office:value-type="float" office:value="271413.069" calcext:value-type="float">
            <text:p>271413.069</text:p>
          </table:table-cell>
          <table:table-cell table:formula="of:= VLOOKUP([.$B13];[$'Peptideiondata_HeavyD_A-1'.$B$4:.$N$60];10;0)" office:value-type="float" office:value="230709.0582" calcext:value-type="float">
            <text:p>230709.0582</text:p>
          </table:table-cell>
          <table:table-cell table:formula="of:=VLOOKUP([.$B13];[$'Peptideiondata_HeavyD_A-1'.$B$4:.$N$60];11;0)" office:value-type="float" office:value="297978.9771" calcext:value-type="float">
            <text:p>297978.9771</text:p>
          </table:table-cell>
          <table:table-cell table:formula="of:=VLOOKUP([.$B13];[$'Peptideiondata_HeavyD_A-1'.$B$4:.$N$60];12;0)" office:value-type="float" office:value="292705.5674" calcext:value-type="float">
            <text:p>292705.5674</text:p>
          </table:table-cell>
          <table:table-cell table:formula="of:=VLOOKUP([.$B13];[$'Peptideiondata_HeavyD_A-1'.$B$4:.$N$60];13;0)" office:value-type="float" office:value="287433.0848" calcext:value-type="float">
            <text:p>287433.0848</text:p>
          </table:table-cell>
          <table:table-cell table:formula="of:=[.F13]/[.K13]" office:value-type="float" office:value="0.92447580822097" calcext:value-type="float">
            <text:p>0.92447580822097</text:p>
          </table:table-cell>
          <table:table-cell table:formula="of:=[.G13]/[.L13]" office:value-type="float" office:value="0.923598408408144" calcext:value-type="float">
            <text:p>0.923598408408144</text:p>
          </table:table-cell>
          <table:table-cell table:formula="of:=[.H13]/[.M13]" office:value-type="float" office:value="0.924733153932358" calcext:value-type="float">
            <text:p>0.924733153932358</text:p>
          </table:table-cell>
          <table:table-cell table:formula="of:=[.I13]/[.N13]" office:value-type="float" office:value="0.922610704513983" calcext:value-type="float">
            <text:p>0.922610704513983</text:p>
          </table:table-cell>
          <table:table-cell table:formula="of:=[.J13]/[.O13]" office:value-type="float" office:value="0.925669146756699" calcext:value-type="float">
            <text:p>0.9256691467566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700" calcext:value-type="float">
            <text:p>12700</text:p>
          </table:table-cell>
          <table:table-cell table:formula="of:=VLOOKUP( [.A14];[$Peptideiondata_HeavyD.$A$4:.$AH$60]; 33;0)" office:value-type="string" office:string-value="KSAPATGGVKKPHR" calcext:value-type="string">
            <text:p>KSAPATGGVKKPHR</text:p>
          </table:table-cell>
          <table:table-cell table:formula="of:=VLOOKUP( [.A14];[$Peptideiondata_HeavyD.$A$4:.$AH$60]; 34;0)" office:value-type="string" office:string-value="[N-term] Propionyl Heavy N-term (N-term)|[1] Propionyl Heavy K (K)|[10] Propionyl Heavy K (K)|[11] Propionyl Heavy K (K)" calcext:value-type="string">
            <text:p>[N-term] Propionyl Heavy N-term (N-term)|[1] Propionyl Heavy K (K)|[10] Propionyl Heavy K (K)|[11] Propionyl Heavy K (K)</text:p>
          </table:table-cell>
          <table:table-cell table:formula="of:=VLOOKUP([.B14];[$'Peptideiondata_HeavyD_A-1'.$B$4:.$N$60];2;0)" office:value-type="float" office:value="2" calcext:value-type="float">
            <text:p>2</text:p>
          </table:table-cell>
          <table:table-cell table:formula="of:=VLOOKUP( [.$A14];[$Peptideiondata_HeavyD.$A$4:.$AH$60]; 8;0)" office:value-type="float" office:value="162781.563780144" calcext:value-type="float">
            <text:p>162781.563780144</text:p>
          </table:table-cell>
          <table:table-cell table:formula="of:=VLOOKUP( [.$A14];[$Peptideiondata_HeavyD.$A$4:.$AH$60]; 9;0)" office:value-type="float" office:value="200190.323654669" calcext:value-type="float">
            <text:p>200190.323654669</text:p>
          </table:table-cell>
          <table:table-cell table:formula="of:=VLOOKUP( [.$A14];[$Peptideiondata_HeavyD.$A$4:.$AH$60]; 10;0)" office:value-type="float" office:value="224483.819087379" calcext:value-type="float">
            <text:p>224483.819087379</text:p>
          </table:table-cell>
          <table:table-cell table:formula="of:=VLOOKUP( [.$A14];[$Peptideiondata_HeavyD.$A$4:.$AH$60]; 11;0)" office:value-type="float" office:value="198936.611341372" calcext:value-type="float">
            <text:p>198936.611341372</text:p>
          </table:table-cell>
          <table:table-cell table:formula="of:=VLOOKUP( [.$A14];[$Peptideiondata_HeavyD.$A$4:.$AH$60]; 12;0)" office:value-type="float" office:value="202073.28478746" calcext:value-type="float">
            <text:p>202073.28478746</text:p>
          </table:table-cell>
          <table:table-cell table:formula="of:= VLOOKUP([.$B14];[$'Peptideiondata_HeavyD_A-1'.$B$4:.$N$60];9;0)" office:value-type="float" office:value="181233.5492" calcext:value-type="float">
            <text:p>181233.5492</text:p>
          </table:table-cell>
          <table:table-cell table:formula="of:= VLOOKUP([.$B14];[$'Peptideiondata_HeavyD_A-1'.$B$4:.$N$60];10;0)" office:value-type="float" office:value="221357.8279" calcext:value-type="float">
            <text:p>221357.8279</text:p>
          </table:table-cell>
          <table:table-cell table:formula="of:=VLOOKUP([.$B14];[$'Peptideiondata_HeavyD_A-1'.$B$4:.$N$60];11;0)" office:value-type="float" office:value="250745.764" calcext:value-type="float">
            <text:p>250745.764</text:p>
          </table:table-cell>
          <table:table-cell table:formula="of:=VLOOKUP([.$B14];[$'Peptideiondata_HeavyD_A-1'.$B$4:.$N$60];12;0)" office:value-type="float" office:value="221926.6139" calcext:value-type="float">
            <text:p>221926.6139</text:p>
          </table:table-cell>
          <table:table-cell table:formula="of:=VLOOKUP([.$B14];[$'Peptideiondata_HeavyD_A-1'.$B$4:.$N$60];13;0)" office:value-type="float" office:value="225914.1386" calcext:value-type="float">
            <text:p>225914.1386</text:p>
          </table:table-cell>
          <table:table-cell table:formula="of:=[.F14]/[.K14]" office:value-type="float" office:value="0.898186701627228" calcext:value-type="float">
            <text:p>0.898186701627228</text:p>
          </table:table-cell>
          <table:table-cell table:formula="of:=[.G14]/[.L14]" office:value-type="float" office:value="0.904374268368347" calcext:value-type="float">
            <text:p>0.904374268368347</text:p>
          </table:table-cell>
          <table:table-cell table:formula="of:=[.H14]/[.M14]" office:value-type="float" office:value="0.8952646517585" calcext:value-type="float">
            <text:p>0.8952646517585</text:p>
          </table:table-cell>
          <table:table-cell table:formula="of:=[.I14]/[.N14]" office:value-type="float" office:value="0.896407185444702" calcext:value-type="float">
            <text:p>0.896407185444702</text:p>
          </table:table-cell>
          <table:table-cell table:formula="of:=[.J14]/[.O14]" office:value-type="float" office:value="0.894469403463268" calcext:value-type="float">
            <text:p>0.8944694034632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702" calcext:value-type="float">
            <text:p>12702</text:p>
          </table:table-cell>
          <table:table-cell table:formula="of:=VLOOKUP( [.A15];[$Peptideiondata_HeavyD.$A$4:.$AH$60]; 33;0)" office:value-type="string" office:string-value="KSAPATGGVKKPHR" calcext:value-type="string">
            <text:p>KSAPATGGVKKPHR</text:p>
          </table:table-cell>
          <table:table-cell table:formula="of:=VLOOKUP( [.A15];[$Peptideiondata_HeavyD.$A$4:.$AH$60]; 34;0)" office:value-type="string" office:string-value="[N-term] Propionyl Heavy N-term (N-term)|[1] EG Dimethyl enkel K (K)|[1] Propionyl Heavy K (K)|[10] EG Dimethyl enkel K (K)|[10] Propionyl Heavy K (K)|[11] Propionyl Heavy K (K)" calcext:value-type="string">
            <text:p>[N-term] Propionyl Heavy N-term (N-term)|[1] EG Dimethyl enkel K (K)|[1] Propionyl Heavy K (K)|[10] EG Dimethyl enkel K (K)|[10] Propionyl Heavy K (K)|[11] Propionyl Heavy K (K)</text:p>
          </table:table-cell>
          <table:table-cell table:formula="of:=VLOOKUP([.B15];[$'Peptideiondata_HeavyD_A-1'.$B$4:.$N$60];2;0)" office:value-type="float" office:value="2" calcext:value-type="float">
            <text:p>2</text:p>
          </table:table-cell>
          <table:table-cell table:formula="of:=VLOOKUP( [.$A15];[$Peptideiondata_HeavyD.$A$4:.$AH$60]; 8;0)" office:value-type="float" office:value="217703.190354565" calcext:value-type="float">
            <text:p>217703.190354565</text:p>
          </table:table-cell>
          <table:table-cell table:formula="of:=VLOOKUP( [.$A15];[$Peptideiondata_HeavyD.$A$4:.$AH$60]; 9;0)" office:value-type="float" office:value="241507.895084883" calcext:value-type="float">
            <text:p>241507.895084883</text:p>
          </table:table-cell>
          <table:table-cell table:formula="of:=VLOOKUP( [.$A15];[$Peptideiondata_HeavyD.$A$4:.$AH$60]; 10;0)" office:value-type="float" office:value="257080.886150898" calcext:value-type="float">
            <text:p>257080.886150898</text:p>
          </table:table-cell>
          <table:table-cell table:formula="of:=VLOOKUP( [.$A15];[$Peptideiondata_HeavyD.$A$4:.$AH$60]; 11;0)" office:value-type="float" office:value="262494.178705943" calcext:value-type="float">
            <text:p>262494.178705943</text:p>
          </table:table-cell>
          <table:table-cell table:formula="of:=VLOOKUP( [.$A15];[$Peptideiondata_HeavyD.$A$4:.$AH$60]; 12;0)" office:value-type="float" office:value="222159.310706262" calcext:value-type="float">
            <text:p>222159.310706262</text:p>
          </table:table-cell>
          <table:table-cell table:formula="of:= VLOOKUP([.$B15];[$'Peptideiondata_HeavyD_A-1'.$B$4:.$N$60];9;0)" office:value-type="float" office:value="229583.5809" calcext:value-type="float">
            <text:p>229583.5809</text:p>
          </table:table-cell>
          <table:table-cell table:formula="of:= VLOOKUP([.$B15];[$'Peptideiondata_HeavyD_A-1'.$B$4:.$N$60];10;0)" office:value-type="float" office:value="254740.1515" calcext:value-type="float">
            <text:p>254740.1515</text:p>
          </table:table-cell>
          <table:table-cell table:formula="of:=VLOOKUP([.$B15];[$'Peptideiondata_HeavyD_A-1'.$B$4:.$N$60];11;0)" office:value-type="float" office:value="271349.4203" calcext:value-type="float">
            <text:p>271349.4203</text:p>
          </table:table-cell>
          <table:table-cell table:formula="of:=VLOOKUP([.$B15];[$'Peptideiondata_HeavyD_A-1'.$B$4:.$N$60];12;0)" office:value-type="float" office:value="276731.2166" calcext:value-type="float">
            <text:p>276731.2166</text:p>
          </table:table-cell>
          <table:table-cell table:formula="of:=VLOOKUP([.$B15];[$'Peptideiondata_HeavyD_A-1'.$B$4:.$N$60];13;0)" office:value-type="float" office:value="233112.3697" calcext:value-type="float">
            <text:p>233112.3697</text:p>
          </table:table-cell>
          <table:table-cell table:formula="of:=[.F15]/[.K15]" office:value-type="float" office:value="0.948252438180195" calcext:value-type="float">
            <text:p>0.948252438180195</text:p>
          </table:table-cell>
          <table:table-cell table:formula="of:=[.G15]/[.L15]" office:value-type="float" office:value="0.948055866587184" calcext:value-type="float">
            <text:p>0.948055866587184</text:p>
          </table:table-cell>
          <table:table-cell table:formula="of:=[.H15]/[.M15]" office:value-type="float" office:value="0.947416382414501" calcext:value-type="float">
            <text:p>0.947416382414501</text:p>
          </table:table-cell>
          <table:table-cell table:formula="of:=[.I15]/[.N15]" office:value-type="float" office:value="0.948552830183102" calcext:value-type="float">
            <text:p>0.948552830183102</text:p>
          </table:table-cell>
          <table:table-cell table:formula="of:=[.J15]/[.O15]" office:value-type="float" office:value="0.953013823299751" calcext:value-type="float">
            <text:p>0.9530138232997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703" calcext:value-type="float">
            <text:p>12703</text:p>
          </table:table-cell>
          <table:table-cell table:formula="of:=VLOOKUP( [.A16];[$Peptideiondata_HeavyD.$A$4:.$AH$60]; 33;0)" office:value-type="string" office:string-value="KSAPATGGVKKPHR" calcext:value-type="string">
            <text:p>KSAPATGGVKKPHR</text:p>
          </table:table-cell>
          <table:table-cell table:formula="of:=VLOOKUP( [.A16];[$Peptideiondata_HeavyD.$A$4:.$AH$60]; 34;0)" office:value-type="string" office:string-value="[N-term] Propionyl Heavy N-term (N-term)|[1] Propionyl Heavy + Me (K) (K)|[1] Propionyl Heavy K (K)|[10] EG Dimethyl enkel K (K)|[10] Propionyl Heavy K (K)|[11] Propionyl Heavy K (K)" calcext:value-type="string">
            <text:p>[N-term] Propionyl Heavy N-term (N-term)|[1] Propionyl Heavy + Me (K) (K)|[1] Propionyl Heavy K (K)|[10] EG Dimethyl enkel K (K)|[10] Propionyl Heavy K (K)|[11] Propionyl Heavy K (K)</text:p>
          </table:table-cell>
          <table:table-cell table:formula="of:=VLOOKUP([.B16];[$'Peptideiondata_HeavyD_A-1'.$B$4:.$N$60];2;0)" office:value-type="float" office:value="2" calcext:value-type="float">
            <text:p>2</text:p>
          </table:table-cell>
          <table:table-cell table:formula="of:=VLOOKUP( [.$A16];[$Peptideiondata_HeavyD.$A$4:.$AH$60]; 8;0)" office:value-type="float" office:value="181865.224305133" calcext:value-type="float">
            <text:p>181865.224305133</text:p>
          </table:table-cell>
          <table:table-cell table:formula="of:=VLOOKUP( [.$A16];[$Peptideiondata_HeavyD.$A$4:.$AH$60]; 9;0)" office:value-type="float" office:value="186753.78897167" calcext:value-type="float">
            <text:p>186753.78897167</text:p>
          </table:table-cell>
          <table:table-cell table:formula="of:=VLOOKUP( [.$A16];[$Peptideiondata_HeavyD.$A$4:.$AH$60]; 10;0)" office:value-type="float" office:value="260880.256943152" calcext:value-type="float">
            <text:p>260880.256943152</text:p>
          </table:table-cell>
          <table:table-cell table:formula="of:=VLOOKUP( [.$A16];[$Peptideiondata_HeavyD.$A$4:.$AH$60]; 11;0)" office:value-type="float" office:value="172089.053493964" calcext:value-type="float">
            <text:p>172089.053493964</text:p>
          </table:table-cell>
          <table:table-cell table:formula="of:=VLOOKUP( [.$A16];[$Peptideiondata_HeavyD.$A$4:.$AH$60]; 12;0)" office:value-type="float" office:value="209535.996267441" calcext:value-type="float">
            <text:p>209535.996267441</text:p>
          </table:table-cell>
          <table:table-cell table:formula="of:= VLOOKUP([.$B16];[$'Peptideiondata_HeavyD_A-1'.$B$4:.$N$60];9;0)" office:value-type="float" office:value="197298.7214" calcext:value-type="float">
            <text:p>197298.7214</text:p>
          </table:table-cell>
          <table:table-cell table:formula="of:= VLOOKUP([.$B16];[$'Peptideiondata_HeavyD_A-1'.$B$4:.$N$60];10;0)" office:value-type="float" office:value="201981.4089" calcext:value-type="float">
            <text:p>201981.4089</text:p>
          </table:table-cell>
          <table:table-cell table:formula="of:=VLOOKUP([.$B16];[$'Peptideiondata_HeavyD_A-1'.$B$4:.$N$60];11;0)" office:value-type="float" office:value="281216.5579" calcext:value-type="float">
            <text:p>281216.5579</text:p>
          </table:table-cell>
          <table:table-cell table:formula="of:=VLOOKUP([.$B16];[$'Peptideiondata_HeavyD_A-1'.$B$4:.$N$60];12;0)" office:value-type="float" office:value="187241.1261" calcext:value-type="float">
            <text:p>187241.1261</text:p>
          </table:table-cell>
          <table:table-cell table:formula="of:=VLOOKUP([.$B16];[$'Peptideiondata_HeavyD_A-1'.$B$4:.$N$60];13;0)" office:value-type="float" office:value="227139.4324" calcext:value-type="float">
            <text:p>227139.4324</text:p>
          </table:table-cell>
          <table:table-cell table:formula="of:=[.F16]/[.K16]" office:value-type="float" office:value="0.921775990308739" calcext:value-type="float">
            <text:p>0.921775990308739</text:p>
          </table:table-cell>
          <table:table-cell table:formula="of:=[.G16]/[.L16]" office:value-type="float" office:value="0.924608804289165" calcext:value-type="float">
            <text:p>0.924608804289165</text:p>
          </table:table-cell>
          <table:table-cell table:formula="of:=[.H16]/[.M16]" office:value-type="float" office:value="0.927684553467582" calcext:value-type="float">
            <text:p>0.927684553467582</text:p>
          </table:table-cell>
          <table:table-cell table:formula="of:=[.I16]/[.N16]" office:value-type="float" office:value="0.91907721918985" calcext:value-type="float">
            <text:p>0.91907721918985</text:p>
          </table:table-cell>
          <table:table-cell table:formula="of:=[.J16]/[.O16]" office:value-type="float" office:value="0.922499427129153" calcext:value-type="float">
            <text:p>0.9224994271291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704" calcext:value-type="float">
            <text:p>12704</text:p>
          </table:table-cell>
          <table:table-cell table:formula="of:=VLOOKUP( [.A17];[$Peptideiondata_HeavyD.$A$4:.$AH$60]; 33;0)" office:value-type="string" office:string-value="KSAPATGGVKKPHR" calcext:value-type="string">
            <text:p>KSAPATGGVKKPHR</text:p>
          </table:table-cell>
          <table:table-cell table:formula="of:=VLOOKUP( [.A17];[$Peptideiondata_HeavyD.$A$4:.$AH$60]; 34;0)" office:value-type="string" office:string-value="[N-term] Propionyl Heavy N-term (N-term)|[1] EG Dimethyl enkel K (K)|[1] Propionyl Heavy K (K)|[10] Propionyl Heavy K (K)|[11] Propionyl Heavy K (K)" calcext:value-type="string">
            <text:p>[N-term] Propionyl Heavy N-term (N-term)|[1] EG Dimethyl enkel K (K)|[1] Propionyl Heavy K (K)|[10] Propionyl Heavy K (K)|[11] Propionyl Heavy K (K)</text:p>
          </table:table-cell>
          <table:table-cell table:formula="of:=VLOOKUP([.B17];[$'Peptideiondata_HeavyD_A-1'.$B$4:.$N$60];2;0)" office:value-type="float" office:value="3" calcext:value-type="float">
            <text:p>3</text:p>
          </table:table-cell>
          <table:table-cell table:formula="of:=VLOOKUP( [.$A17];[$Peptideiondata_HeavyD.$A$4:.$AH$60]; 8;0)" office:value-type="float" office:value="159209.594173748" calcext:value-type="float">
            <text:p>159209.594173748</text:p>
          </table:table-cell>
          <table:table-cell table:formula="of:=VLOOKUP( [.$A17];[$Peptideiondata_HeavyD.$A$4:.$AH$60]; 9;0)" office:value-type="float" office:value="184307.591647573" calcext:value-type="float">
            <text:p>184307.591647573</text:p>
          </table:table-cell>
          <table:table-cell table:formula="of:=VLOOKUP( [.$A17];[$Peptideiondata_HeavyD.$A$4:.$AH$60]; 10;0)" office:value-type="float" office:value="178964.770621084" calcext:value-type="float">
            <text:p>178964.770621084</text:p>
          </table:table-cell>
          <table:table-cell table:formula="of:=VLOOKUP( [.$A17];[$Peptideiondata_HeavyD.$A$4:.$AH$60]; 11;0)" office:value-type="float" office:value="184962.148359739" calcext:value-type="float">
            <text:p>184962.148359739</text:p>
          </table:table-cell>
          <table:table-cell table:formula="of:=VLOOKUP( [.$A17];[$Peptideiondata_HeavyD.$A$4:.$AH$60]; 12;0)" office:value-type="float" office:value="193714.037011297" calcext:value-type="float">
            <text:p>193714.037011297</text:p>
          </table:table-cell>
          <table:table-cell table:formula="of:= VLOOKUP([.$B17];[$'Peptideiondata_HeavyD_A-1'.$B$4:.$N$60];9;0)" office:value-type="float" office:value="170986.5702" calcext:value-type="float">
            <text:p>170986.5702</text:p>
          </table:table-cell>
          <table:table-cell table:formula="of:= VLOOKUP([.$B17];[$'Peptideiondata_HeavyD_A-1'.$B$4:.$N$60];10;0)" office:value-type="float" office:value="199102.2667" calcext:value-type="float">
            <text:p>199102.2667</text:p>
          </table:table-cell>
          <table:table-cell table:formula="of:=VLOOKUP([.$B17];[$'Peptideiondata_HeavyD_A-1'.$B$4:.$N$60];11;0)" office:value-type="float" office:value="194000.0963" calcext:value-type="float">
            <text:p>194000.0963</text:p>
          </table:table-cell>
          <table:table-cell table:formula="of:=VLOOKUP([.$B17];[$'Peptideiondata_HeavyD_A-1'.$B$4:.$N$60];12;0)" office:value-type="float" office:value="198792.9345" calcext:value-type="float">
            <text:p>198792.9345</text:p>
          </table:table-cell>
          <table:table-cell table:formula="of:=VLOOKUP([.$B17];[$'Peptideiondata_HeavyD_A-1'.$B$4:.$N$60];13;0)" office:value-type="float" office:value="207290.761" calcext:value-type="float">
            <text:p>207290.761</text:p>
          </table:table-cell>
          <table:table-cell table:formula="of:=[.F17]/[.K17]" office:value-type="float" office:value="0.931123385816344" calcext:value-type="float">
            <text:p>0.931123385816344</text:p>
          </table:table-cell>
          <table:table-cell table:formula="of:=[.G17]/[.L17]" office:value-type="float" office:value="0.925693085781293" calcext:value-type="float">
            <text:p>0.925693085781293</text:p>
          </table:table-cell>
          <table:table-cell table:formula="of:=[.H17]/[.M17]" office:value-type="float" office:value="0.922498359713876" calcext:value-type="float">
            <text:p>0.922498359713876</text:p>
          </table:table-cell>
          <table:table-cell table:formula="of:=[.I17]/[.N17]" office:value-type="float" office:value="0.930426168439799" calcext:value-type="float">
            <text:p>0.930426168439799</text:p>
          </table:table-cell>
          <table:table-cell table:formula="of:=[.J17]/[.O17]" office:value-type="float" office:value="0.934503959929488" calcext:value-type="float">
            <text:p>0.9345039599294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705" calcext:value-type="float">
            <text:p>12705</text:p>
          </table:table-cell>
          <table:table-cell table:formula="of:=VLOOKUP( [.A18];[$Peptideiondata_HeavyD.$A$4:.$AH$60]; 33;0)" office:value-type="string" office:string-value="KSAPATGGVKKPHR" calcext:value-type="string">
            <text:p>KSAPATGGVKKPHR</text:p>
          </table:table-cell>
          <table:table-cell table:formula="of:=VLOOKUP( [.A18];[$Peptideiondata_HeavyD.$A$4:.$AH$60]; 34;0)" office:value-type="string" office:string-value="[N-term] Propionyl Heavy N-term (N-term)|[1] Propionyl Heavy + Me (K) (K)|[1] Propionyl Heavy K (K)|[10] Propionyl Heavy K (K)|[11] Propionyl Heavy K (K)" calcext:value-type="string">
            <text:p>[N-term] Propionyl Heavy N-term (N-term)|[1] Propionyl Heavy + Me (K) (K)|[1] Propionyl Heavy K (K)|[10] Propionyl Heavy K (K)|[11] Propionyl Heavy K (K)</text:p>
          </table:table-cell>
          <table:table-cell table:formula="of:=VLOOKUP([.B18];[$'Peptideiondata_HeavyD_A-1'.$B$4:.$N$60];2;0)" office:value-type="float" office:value="3" calcext:value-type="float">
            <text:p>3</text:p>
          </table:table-cell>
          <table:table-cell table:formula="of:=VLOOKUP( [.$A18];[$Peptideiondata_HeavyD.$A$4:.$AH$60]; 8;0)" office:value-type="float" office:value="143616.112676823" calcext:value-type="float">
            <text:p>143616.112676823</text:p>
          </table:table-cell>
          <table:table-cell table:formula="of:=VLOOKUP( [.$A18];[$Peptideiondata_HeavyD.$A$4:.$AH$60]; 9;0)" office:value-type="float" office:value="167115.027548936" calcext:value-type="float">
            <text:p>167115.027548936</text:p>
          </table:table-cell>
          <table:table-cell table:formula="of:=VLOOKUP( [.$A18];[$Peptideiondata_HeavyD.$A$4:.$AH$60]; 10;0)" office:value-type="float" office:value="158229.27871318" calcext:value-type="float">
            <text:p>158229.27871318</text:p>
          </table:table-cell>
          <table:table-cell table:formula="of:=VLOOKUP( [.$A18];[$Peptideiondata_HeavyD.$A$4:.$AH$60]; 11;0)" office:value-type="float" office:value="148375.250521053" calcext:value-type="float">
            <text:p>148375.250521053</text:p>
          </table:table-cell>
          <table:table-cell table:formula="of:=VLOOKUP( [.$A18];[$Peptideiondata_HeavyD.$A$4:.$AH$60]; 12;0)" office:value-type="float" office:value="187999.4757267" calcext:value-type="float">
            <text:p>187999.4757267</text:p>
          </table:table-cell>
          <table:table-cell table:formula="of:= VLOOKUP([.$B18];[$'Peptideiondata_HeavyD_A-1'.$B$4:.$N$60];9;0)" office:value-type="float" office:value="159255.0622" calcext:value-type="float">
            <text:p>159255.0622</text:p>
          </table:table-cell>
          <table:table-cell table:formula="of:= VLOOKUP([.$B18];[$'Peptideiondata_HeavyD_A-1'.$B$4:.$N$60];10;0)" office:value-type="float" office:value="184886.9808" calcext:value-type="float">
            <text:p>184886.9808</text:p>
          </table:table-cell>
          <table:table-cell table:formula="of:=VLOOKUP([.$B18];[$'Peptideiondata_HeavyD_A-1'.$B$4:.$N$60];11;0)" office:value-type="float" office:value="176961.7229" calcext:value-type="float">
            <text:p>176961.7229</text:p>
          </table:table-cell>
          <table:table-cell table:formula="of:=VLOOKUP([.$B18];[$'Peptideiondata_HeavyD_A-1'.$B$4:.$N$60];12;0)" office:value-type="float" office:value="165582.7305" calcext:value-type="float">
            <text:p>165582.7305</text:p>
          </table:table-cell>
          <table:table-cell table:formula="of:=VLOOKUP([.$B18];[$'Peptideiondata_HeavyD_A-1'.$B$4:.$N$60];13;0)" office:value-type="float" office:value="208339.2448" calcext:value-type="float">
            <text:p>208339.2448</text:p>
          </table:table-cell>
          <table:table-cell table:formula="of:=[.F18]/[.K18]" office:value-type="float" office:value="0.901799356911262" calcext:value-type="float">
            <text:p>0.901799356911262</text:p>
          </table:table-cell>
          <table:table-cell table:formula="of:=[.G18]/[.L18]" office:value-type="float" office:value="0.903876664683661" calcext:value-type="float">
            <text:p>0.903876664683661</text:p>
          </table:table-cell>
          <table:table-cell table:formula="of:=[.H18]/[.M18]" office:value-type="float" office:value="0.894144090146514" calcext:value-type="float">
            <text:p>0.894144090146514</text:p>
          </table:table-cell>
          <table:table-cell table:formula="of:=[.I18]/[.N18]" office:value-type="float" office:value="0.896079259431303" calcext:value-type="float">
            <text:p>0.896079259431303</text:p>
          </table:table-cell>
          <table:table-cell table:formula="of:=[.J18]/[.O18]" office:value-type="float" office:value="0.902371878650009" calcext:value-type="float">
            <text:p>0.9023718786500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706" calcext:value-type="float">
            <text:p>12706</text:p>
          </table:table-cell>
          <table:table-cell table:formula="of:=VLOOKUP( [.A19];[$Peptideiondata_HeavyD.$A$4:.$AH$60]; 33;0)" office:value-type="string" office:string-value="KSAPATGGVKKPHR" calcext:value-type="string">
            <text:p>KSAPATGGVKKPHR</text:p>
          </table:table-cell>
          <table:table-cell table:formula="of:=VLOOKUP( [.A19];[$Peptideiondata_HeavyD.$A$4:.$AH$60]; 34;0)" office:value-type="string" office:string-value="[N-term] Propionyl Heavy N-term (N-term)|[1] Propionyl Heavy K (K)|[10] EG Trimethyl (K)|[10] Propionyl Heavy K (K)|[11] Propionyl Heavy K (K)" calcext:value-type="string">
            <text:p>[N-term] Propionyl Heavy N-term (N-term)|[1] Propionyl Heavy K (K)|[10] EG Trimethyl (K)|[10] Propionyl Heavy K (K)|[11] Propionyl Heavy K (K)</text:p>
          </table:table-cell>
          <table:table-cell table:formula="of:=VLOOKUP([.B19];[$'Peptideiondata_HeavyD_A-1'.$B$4:.$N$60];2;0)" office:value-type="float" office:value="1" calcext:value-type="float">
            <text:p>1</text:p>
          </table:table-cell>
          <table:table-cell table:formula="of:=VLOOKUP( [.$A19];[$Peptideiondata_HeavyD.$A$4:.$AH$60]; 8;0)" office:value-type="float" office:value="48488.1718061555" calcext:value-type="float">
            <text:p>48488.1718061555</text:p>
          </table:table-cell>
          <table:table-cell table:formula="of:=VLOOKUP( [.$A19];[$Peptideiondata_HeavyD.$A$4:.$AH$60]; 9;0)" office:value-type="float" office:value="37478.0811455816" calcext:value-type="float">
            <text:p>37478.0811455816</text:p>
          </table:table-cell>
          <table:table-cell table:formula="of:=VLOOKUP( [.$A19];[$Peptideiondata_HeavyD.$A$4:.$AH$60]; 10;0)" office:value-type="float" office:value="43538.178676127" calcext:value-type="float">
            <text:p>43538.178676127</text:p>
          </table:table-cell>
          <table:table-cell table:formula="of:=VLOOKUP( [.$A19];[$Peptideiondata_HeavyD.$A$4:.$AH$60]; 11;0)" office:value-type="float" office:value="46176.1259268747" calcext:value-type="float">
            <text:p>46176.1259268747</text:p>
          </table:table-cell>
          <table:table-cell table:formula="of:=VLOOKUP( [.$A19];[$Peptideiondata_HeavyD.$A$4:.$AH$60]; 12;0)" office:value-type="float" office:value="45496.4684078902" calcext:value-type="float">
            <text:p>45496.4684078902</text:p>
          </table:table-cell>
          <table:table-cell table:formula="of:= VLOOKUP([.$B19];[$'Peptideiondata_HeavyD_A-1'.$B$4:.$N$60];9;0)" office:value-type="float" office:value="51898.43363" calcext:value-type="float">
            <text:p>51898.43363</text:p>
          </table:table-cell>
          <table:table-cell table:formula="of:= VLOOKUP([.$B19];[$'Peptideiondata_HeavyD_A-1'.$B$4:.$N$60];10;0)" office:value-type="float" office:value="40674.37173" calcext:value-type="float">
            <text:p>40674.37173</text:p>
          </table:table-cell>
          <table:table-cell table:formula="of:=VLOOKUP([.$B19];[$'Peptideiondata_HeavyD_A-1'.$B$4:.$N$60];11;0)" office:value-type="float" office:value="47033.54963" calcext:value-type="float">
            <text:p>47033.54963</text:p>
          </table:table-cell>
          <table:table-cell table:formula="of:=VLOOKUP([.$B19];[$'Peptideiondata_HeavyD_A-1'.$B$4:.$N$60];12;0)" office:value-type="float" office:value="49863.83533" calcext:value-type="float">
            <text:p>49863.83533</text:p>
          </table:table-cell>
          <table:table-cell table:formula="of:=VLOOKUP([.$B19];[$'Peptideiondata_HeavyD_A-1'.$B$4:.$N$60];13;0)" office:value-type="float" office:value="48998.3632" calcext:value-type="float">
            <text:p>48998.3632</text:p>
          </table:table-cell>
          <table:table-cell table:formula="of:=[.F19]/[.K19]" office:value-type="float" office:value="0.934289696522301" calcext:value-type="float">
            <text:p>0.934289696522301</text:p>
          </table:table-cell>
          <table:table-cell table:formula="of:=[.G19]/[.L19]" office:value-type="float" office:value="0.92141757946169" calcext:value-type="float">
            <text:p>0.92141757946169</text:p>
          </table:table-cell>
          <table:table-cell table:formula="of:=[.H19]/[.M19]" office:value-type="float" office:value="0.925683454015907" calcext:value-type="float">
            <text:p>0.925683454015907</text:p>
          </table:table-cell>
          <table:table-cell table:formula="of:=[.I19]/[.N19]" office:value-type="float" office:value="0.92604440916508" calcext:value-type="float">
            <text:p>0.92604440916508</text:p>
          </table:table-cell>
          <table:table-cell table:formula="of:=[.J19]/[.O19]" office:value-type="float" office:value="0.928530371967409" calcext:value-type="float">
            <text:p>0.9285303719674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707" calcext:value-type="float">
            <text:p>12707</text:p>
          </table:table-cell>
          <table:table-cell table:formula="of:=VLOOKUP( [.A20];[$Peptideiondata_HeavyD.$A$4:.$AH$60]; 33;0)" office:value-type="string" office:string-value="KSAPATGGVKKPHR" calcext:value-type="string">
            <text:p>KSAPATGGVKKPHR</text:p>
          </table:table-cell>
          <table:table-cell table:formula="of:=VLOOKUP( [.A20];[$Peptideiondata_HeavyD.$A$4:.$AH$60]; 34;0)" office:value-type="string" office:string-value="[N-term] Propionyl Heavy N-term (N-term)|[1] EG Trimethyl (K)|[1] Propionyl Heavy K (K)|[10] Propionyl Heavy + Me (K) (K)|[10] Propionyl Heavy K (K)|[11] Propionyl Heavy K (K)" calcext:value-type="string">
            <text:p>[N-term] Propionyl Heavy N-term (N-term)|[1] EG Trimethyl (K)|[1] Propionyl Heavy K (K)|[10] Propionyl Heavy + Me (K) (K)|[10] Propionyl Heavy K (K)|[11] Propionyl Heavy K (K)</text:p>
          </table:table-cell>
          <table:table-cell table:formula="of:=VLOOKUP([.B20];[$'Peptideiondata_HeavyD_A-1'.$B$4:.$N$60];2;0)" office:value-type="float" office:value="2" calcext:value-type="float">
            <text:p>2</text:p>
          </table:table-cell>
          <table:table-cell table:formula="of:=VLOOKUP( [.$A20];[$Peptideiondata_HeavyD.$A$4:.$AH$60]; 8;0)" office:value-type="float" office:value="43984.8670550344" calcext:value-type="float">
            <text:p>43984.8670550344</text:p>
          </table:table-cell>
          <table:table-cell table:formula="of:=VLOOKUP( [.$A20];[$Peptideiondata_HeavyD.$A$4:.$AH$60]; 9;0)" office:value-type="float" office:value="48662.2587498954" calcext:value-type="float">
            <text:p>48662.2587498954</text:p>
          </table:table-cell>
          <table:table-cell table:formula="of:=VLOOKUP( [.$A20];[$Peptideiondata_HeavyD.$A$4:.$AH$60]; 10;0)" office:value-type="float" office:value="38589.4733572407" calcext:value-type="float">
            <text:p>38589.4733572407</text:p>
          </table:table-cell>
          <table:table-cell table:formula="of:=VLOOKUP( [.$A20];[$Peptideiondata_HeavyD.$A$4:.$AH$60]; 11;0)" office:value-type="float" office:value="38577.7694896951" calcext:value-type="float">
            <text:p>38577.7694896951</text:p>
          </table:table-cell>
          <table:table-cell table:formula="of:=VLOOKUP( [.$A20];[$Peptideiondata_HeavyD.$A$4:.$AH$60]; 12;0)" office:value-type="float" office:value="41459.9492377577" calcext:value-type="float">
            <text:p>41459.9492377577</text:p>
          </table:table-cell>
          <table:table-cell table:formula="of:= VLOOKUP([.$B20];[$'Peptideiondata_HeavyD_A-1'.$B$4:.$N$60];9;0)" office:value-type="float" office:value="47252.26291" calcext:value-type="float">
            <text:p>47252.26291</text:p>
          </table:table-cell>
          <table:table-cell table:formula="of:= VLOOKUP([.$B20];[$'Peptideiondata_HeavyD_A-1'.$B$4:.$N$60];10;0)" office:value-type="float" office:value="52373.61633" calcext:value-type="float">
            <text:p>52373.61633</text:p>
          </table:table-cell>
          <table:table-cell table:formula="of:=VLOOKUP([.$B20];[$'Peptideiondata_HeavyD_A-1'.$B$4:.$N$60];11;0)" office:value-type="float" office:value="41664.98933" calcext:value-type="float">
            <text:p>41664.98933</text:p>
          </table:table-cell>
          <table:table-cell table:formula="of:=VLOOKUP([.$B20];[$'Peptideiondata_HeavyD_A-1'.$B$4:.$N$60];12;0)" office:value-type="float" office:value="41829.549" calcext:value-type="float">
            <text:p>41829.549</text:p>
          </table:table-cell>
          <table:table-cell table:formula="of:=VLOOKUP([.$B20];[$'Peptideiondata_HeavyD_A-1'.$B$4:.$N$60];13;0)" office:value-type="float" office:value="44769.10751" calcext:value-type="float">
            <text:p>44769.10751</text:p>
          </table:table-cell>
          <table:table-cell table:formula="of:=[.F20]/[.K20]" office:value-type="float" office:value="0.930852076625644" calcext:value-type="float">
            <text:p>0.930852076625644</text:p>
          </table:table-cell>
          <table:table-cell table:formula="of:=[.G20]/[.L20]" office:value-type="float" office:value="0.929136885321805" calcext:value-type="float">
            <text:p>0.929136885321805</text:p>
          </table:table-cell>
          <table:table-cell table:formula="of:=[.H20]/[.M20]" office:value-type="float" office:value="0.926184645136946" calcext:value-type="float">
            <text:p>0.926184645136946</text:p>
          </table:table-cell>
          <table:table-cell table:formula="of:=[.I20]/[.N20]" office:value-type="float" office:value="0.922261186456854" calcext:value-type="float">
            <text:p>0.922261186456854</text:p>
          </table:table-cell>
          <table:table-cell table:formula="of:=[.J20]/[.O20]" office:value-type="float" office:value="0.926083890068545" calcext:value-type="float">
            <text:p>0.9260838900685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709" calcext:value-type="float">
            <text:p>12709</text:p>
          </table:table-cell>
          <table:table-cell table:formula="of:=VLOOKUP( [.A21];[$Peptideiondata_HeavyD.$A$4:.$AH$60]; 33;0)" office:value-type="string" office:string-value="KSAPATGGVKKPHR" calcext:value-type="string">
            <text:p>KSAPATGGVKKPHR</text:p>
          </table:table-cell>
          <table:table-cell table:formula="of:=VLOOKUP( [.A21];[$Peptideiondata_HeavyD.$A$4:.$AH$60]; 34;0)" office:value-type="string" office:string-value="[N-term] Propionyl Heavy N-term (N-term)|[1] Propionyl Heavy K (K)|[10] Propionyl Heavy + Me (K) (K)|[10] Propionyl Heavy K (K)|[11] Propionyl Heavy K (K)" calcext:value-type="string">
            <text:p>[N-term] Propionyl Heavy N-term (N-term)|[1] Propionyl Heavy K (K)|[10] Propionyl Heavy + Me (K) (K)|[10] Propionyl Heavy K (K)|[11] Propionyl Heavy K (K)</text:p>
          </table:table-cell>
          <table:table-cell table:formula="of:=VLOOKUP([.B21];[$'Peptideiondata_HeavyD_A-1'.$B$4:.$N$60];2;0)" office:value-type="float" office:value="2" calcext:value-type="float">
            <text:p>2</text:p>
          </table:table-cell>
          <table:table-cell table:formula="of:=VLOOKUP( [.$A21];[$Peptideiondata_HeavyD.$A$4:.$AH$60]; 8;0)" office:value-type="float" office:value="37674.1016359192" calcext:value-type="float">
            <text:p>37674.1016359192</text:p>
          </table:table-cell>
          <table:table-cell table:formula="of:=VLOOKUP( [.$A21];[$Peptideiondata_HeavyD.$A$4:.$AH$60]; 9;0)" office:value-type="float" office:value="26728.2984238102" calcext:value-type="float">
            <text:p>26728.2984238102</text:p>
          </table:table-cell>
          <table:table-cell table:formula="of:=VLOOKUP( [.$A21];[$Peptideiondata_HeavyD.$A$4:.$AH$60]; 10;0)" office:value-type="float" office:value="26480.9210401732" calcext:value-type="float">
            <text:p>26480.9210401732</text:p>
          </table:table-cell>
          <table:table-cell table:formula="of:=VLOOKUP( [.$A21];[$Peptideiondata_HeavyD.$A$4:.$AH$60]; 11;0)" office:value-type="float" office:value="30214.7730688684" calcext:value-type="float">
            <text:p>30214.7730688684</text:p>
          </table:table-cell>
          <table:table-cell table:formula="of:=VLOOKUP( [.$A21];[$Peptideiondata_HeavyD.$A$4:.$AH$60]; 12;0)" office:value-type="float" office:value="28233.630076432" calcext:value-type="float">
            <text:p>28233.630076432</text:p>
          </table:table-cell>
          <table:table-cell table:formula="of:= VLOOKUP([.$B21];[$'Peptideiondata_HeavyD_A-1'.$B$4:.$N$60];9;0)" office:value-type="float" office:value="41396.67285" calcext:value-type="float">
            <text:p>41396.67285</text:p>
          </table:table-cell>
          <table:table-cell table:formula="of:= VLOOKUP([.$B21];[$'Peptideiondata_HeavyD_A-1'.$B$4:.$N$60];10;0)" office:value-type="float" office:value="29300.72904" calcext:value-type="float">
            <text:p>29300.72904</text:p>
          </table:table-cell>
          <table:table-cell table:formula="of:=VLOOKUP([.$B21];[$'Peptideiondata_HeavyD_A-1'.$B$4:.$N$60];11;0)" office:value-type="float" office:value="29127.59645" calcext:value-type="float">
            <text:p>29127.59645</text:p>
          </table:table-cell>
          <table:table-cell table:formula="of:=VLOOKUP([.$B21];[$'Peptideiondata_HeavyD_A-1'.$B$4:.$N$60];12;0)" office:value-type="float" office:value="33050.76026" calcext:value-type="float">
            <text:p>33050.76026</text:p>
          </table:table-cell>
          <table:table-cell table:formula="of:=VLOOKUP([.$B21];[$'Peptideiondata_HeavyD_A-1'.$B$4:.$N$60];13;0)" office:value-type="float" office:value="31165.90628" calcext:value-type="float">
            <text:p>31165.90628</text:p>
          </table:table-cell>
          <table:table-cell table:formula="of:=[.F21]/[.K21]" office:value-type="float" office:value="0.910075594056328" calcext:value-type="float">
            <text:p>0.910075594056328</text:p>
          </table:table-cell>
          <table:table-cell table:formula="of:=[.G21]/[.L21]" office:value-type="float" office:value="0.912205917720408" calcext:value-type="float">
            <text:p>0.912205917720408</text:p>
          </table:table-cell>
          <table:table-cell table:formula="of:=[.H21]/[.M21]" office:value-type="float" office:value="0.909135125022415" calcext:value-type="float">
            <text:p>0.909135125022415</text:p>
          </table:table-cell>
          <table:table-cell table:formula="of:=[.I21]/[.N21]" office:value-type="float" office:value="0.914192981679641" calcext:value-type="float">
            <text:p>0.914192981679641</text:p>
          </table:table-cell>
          <table:table-cell table:formula="of:=[.J21]/[.O21]" office:value-type="float" office:value="0.905913976085794" calcext:value-type="float">
            <text:p>0.90591397608579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710" calcext:value-type="float">
            <text:p>12710</text:p>
          </table:table-cell>
          <table:table-cell table:formula="of:=VLOOKUP( [.A22];[$Peptideiondata_HeavyD.$A$4:.$AH$60]; 33;0)" office:value-type="string" office:string-value="KSAPATGGVKKPHR" calcext:value-type="string">
            <text:p>KSAPATGGVKKPHR</text:p>
          </table:table-cell>
          <table:table-cell table:formula="of:=VLOOKUP( [.A22];[$Peptideiondata_HeavyD.$A$4:.$AH$60]; 34;0)" office:value-type="string" office:string-value="[N-term] Propionyl Heavy N-term (N-term)|[1] EG Dimethyl enkel K (K)|[1] Propionyl Heavy K (K)|[10] Propionyl Heavy K (K)|[11] Propionyl Heavy K (K)" calcext:value-type="string">
            <text:p>[N-term] Propionyl Heavy N-term (N-term)|[1] EG Dimethyl enkel K (K)|[1] Propionyl Heavy K (K)|[10] Propionyl Heavy K (K)|[11] Propionyl Heavy K (K)</text:p>
          </table:table-cell>
          <table:table-cell table:formula="of:=VLOOKUP([.B22];[$'Peptideiondata_HeavyD_A-1'.$B$4:.$N$60];2;0)" office:value-type="float" office:value="2" calcext:value-type="float">
            <text:p>2</text:p>
          </table:table-cell>
          <table:table-cell table:formula="of:=VLOOKUP( [.$A22];[$Peptideiondata_HeavyD.$A$4:.$AH$60]; 8;0)" office:value-type="float" office:value="25255.7943563977" calcext:value-type="float">
            <text:p>25255.7943563977</text:p>
          </table:table-cell>
          <table:table-cell table:formula="of:=VLOOKUP( [.$A22];[$Peptideiondata_HeavyD.$A$4:.$AH$60]; 9;0)" office:value-type="float" office:value="27061.7432271941" calcext:value-type="float">
            <text:p>27061.7432271941</text:p>
          </table:table-cell>
          <table:table-cell table:formula="of:=VLOOKUP( [.$A22];[$Peptideiondata_HeavyD.$A$4:.$AH$60]; 10;0)" office:value-type="float" office:value="26326.0398436641" calcext:value-type="float">
            <text:p>26326.0398436641</text:p>
          </table:table-cell>
          <table:table-cell table:formula="of:=VLOOKUP( [.$A22];[$Peptideiondata_HeavyD.$A$4:.$AH$60]; 11;0)" office:value-type="float" office:value="21504.2679602998" calcext:value-type="float">
            <text:p>21504.2679602998</text:p>
          </table:table-cell>
          <table:table-cell table:formula="of:=VLOOKUP( [.$A22];[$Peptideiondata_HeavyD.$A$4:.$AH$60]; 12;0)" office:value-type="float" office:value="25107.7923086809" calcext:value-type="float">
            <text:p>25107.7923086809</text:p>
          </table:table-cell>
          <table:table-cell table:formula="of:= VLOOKUP([.$B22];[$'Peptideiondata_HeavyD_A-1'.$B$4:.$N$60];9;0)" office:value-type="float" office:value="27200.0664" calcext:value-type="float">
            <text:p>27200.0664</text:p>
          </table:table-cell>
          <table:table-cell table:formula="of:= VLOOKUP([.$B22];[$'Peptideiondata_HeavyD_A-1'.$B$4:.$N$60];10;0)" office:value-type="float" office:value="29290.31913" calcext:value-type="float">
            <text:p>29290.31913</text:p>
          </table:table-cell>
          <table:table-cell table:formula="of:=VLOOKUP([.$B22];[$'Peptideiondata_HeavyD_A-1'.$B$4:.$N$60];11;0)" office:value-type="float" office:value="28747.09795" calcext:value-type="float">
            <text:p>28747.09795</text:p>
          </table:table-cell>
          <table:table-cell table:formula="of:=VLOOKUP([.$B22];[$'Peptideiondata_HeavyD_A-1'.$B$4:.$N$60];12;0)" office:value-type="float" office:value="23360.41658" calcext:value-type="float">
            <text:p>23360.41658</text:p>
          </table:table-cell>
          <table:table-cell table:formula="of:=VLOOKUP([.$B22];[$'Peptideiondata_HeavyD_A-1'.$B$4:.$N$60];13;0)" office:value-type="float" office:value="27315.24492" calcext:value-type="float">
            <text:p>27315.24492</text:p>
          </table:table-cell>
          <table:table-cell table:formula="of:=[.F22]/[.K22]" office:value-type="float" office:value="0.928519584657988" calcext:value-type="float">
            <text:p>0.928519584657988</text:p>
          </table:table-cell>
          <table:table-cell table:formula="of:=[.G22]/[.L22]" office:value-type="float" office:value="0.92391424986137" calcext:value-type="float">
            <text:p>0.92391424986137</text:p>
          </table:table-cell>
          <table:table-cell table:formula="of:=[.H22]/[.M22]" office:value-type="float" office:value="0.915780782096793" calcext:value-type="float">
            <text:p>0.915780782096793</text:p>
          </table:table-cell>
          <table:table-cell table:formula="of:=[.I22]/[.N22]" office:value-type="float" office:value="0.920543000021269" calcext:value-type="float">
            <text:p>0.920543000021269</text:p>
          </table:table-cell>
          <table:table-cell table:formula="of:=[.J22]/[.O22]" office:value-type="float" office:value="0.919186058269504" calcext:value-type="float">
            <text:p>0.91918605826950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711" calcext:value-type="float">
            <text:p>12711</text:p>
          </table:table-cell>
          <table:table-cell table:formula="of:=VLOOKUP( [.A23];[$Peptideiondata_HeavyD.$A$4:.$AH$60]; 33;0)" office:value-type="string" office:string-value="KSAPATGGVKKPHR" calcext:value-type="string">
            <text:p>KSAPATGGVKKPHR</text:p>
          </table:table-cell>
          <table:table-cell table:formula="of:=VLOOKUP( [.A23];[$Peptideiondata_HeavyD.$A$4:.$AH$60]; 34;0)" office:value-type="string" office:string-value="[N-term] Propionyl Heavy N-term (N-term)|[1] Propionyl Heavy + Me (K) (K)|[1] Propionyl Heavy K (K)|[10] Propionyl Heavy + Me (K) (K)|[10] Propionyl Heavy K (K)|[11] Propionyl Heavy K (K)" calcext:value-type="string">
            <text:p>[N-term] Propionyl Heavy N-term (N-term)|[1] Propionyl Heavy + Me (K) (K)|[1] Propionyl Heavy K (K)|[10] Propionyl Heavy + Me (K) (K)|[10] Propionyl Heavy K (K)|[11] Propionyl Heavy K (K)</text:p>
          </table:table-cell>
          <table:table-cell table:formula="of:=VLOOKUP([.B23];[$'Peptideiondata_HeavyD_A-1'.$B$4:.$N$60];2;0)" office:value-type="float" office:value="2" calcext:value-type="float">
            <text:p>2</text:p>
          </table:table-cell>
          <table:table-cell table:formula="of:=VLOOKUP( [.$A23];[$Peptideiondata_HeavyD.$A$4:.$AH$60]; 8;0)" office:value-type="float" office:value="25069.6320756316" calcext:value-type="float">
            <text:p>25069.6320756316</text:p>
          </table:table-cell>
          <table:table-cell table:formula="of:=VLOOKUP( [.$A23];[$Peptideiondata_HeavyD.$A$4:.$AH$60]; 9;0)" office:value-type="float" office:value="27808.1906942065" calcext:value-type="float">
            <text:p>27808.1906942065</text:p>
          </table:table-cell>
          <table:table-cell table:formula="of:=VLOOKUP( [.$A23];[$Peptideiondata_HeavyD.$A$4:.$AH$60]; 10;0)" office:value-type="float" office:value="26774.4039563409" calcext:value-type="float">
            <text:p>26774.4039563409</text:p>
          </table:table-cell>
          <table:table-cell table:formula="of:=VLOOKUP( [.$A23];[$Peptideiondata_HeavyD.$A$4:.$AH$60]; 11;0)" office:value-type="float" office:value="26927.5788445197" calcext:value-type="float">
            <text:p>26927.5788445197</text:p>
          </table:table-cell>
          <table:table-cell table:formula="of:=VLOOKUP( [.$A23];[$Peptideiondata_HeavyD.$A$4:.$AH$60]; 12;0)" office:value-type="float" office:value="27014.358402206" calcext:value-type="float">
            <text:p>27014.358402206</text:p>
          </table:table-cell>
          <table:table-cell table:formula="of:= VLOOKUP([.$B23];[$'Peptideiondata_HeavyD_A-1'.$B$4:.$N$60];9;0)" office:value-type="float" office:value="27903.84879" calcext:value-type="float">
            <text:p>27903.84879</text:p>
          </table:table-cell>
          <table:table-cell table:formula="of:= VLOOKUP([.$B23];[$'Peptideiondata_HeavyD_A-1'.$B$4:.$N$60];10;0)" office:value-type="float" office:value="31179.99064" calcext:value-type="float">
            <text:p>31179.99064</text:p>
          </table:table-cell>
          <table:table-cell table:formula="of:=VLOOKUP([.$B23];[$'Peptideiondata_HeavyD_A-1'.$B$4:.$N$60];11;0)" office:value-type="float" office:value="29761.62545" calcext:value-type="float">
            <text:p>29761.62545</text:p>
          </table:table-cell>
          <table:table-cell table:formula="of:=VLOOKUP([.$B23];[$'Peptideiondata_HeavyD_A-1'.$B$4:.$N$60];12;0)" office:value-type="float" office:value="30145.42547" calcext:value-type="float">
            <text:p>30145.42547</text:p>
          </table:table-cell>
          <table:table-cell table:formula="of:=VLOOKUP([.$B23];[$'Peptideiondata_HeavyD_A-1'.$B$4:.$N$60];13;0)" office:value-type="float" office:value="30216.92819" calcext:value-type="float">
            <text:p>30216.92819</text:p>
          </table:table-cell>
          <table:table-cell table:formula="of:=[.F23]/[.K23]" office:value-type="float" office:value="0.898429183167588" calcext:value-type="float">
            <text:p>0.898429183167588</text:p>
          </table:table-cell>
          <table:table-cell table:formula="of:=[.G23]/[.L23]" office:value-type="float" office:value="0.891860136049306" calcext:value-type="float">
            <text:p>0.891860136049306</text:p>
          </table:table-cell>
          <table:table-cell table:formula="of:=[.H23]/[.M23]" office:value-type="float" office:value="0.899628415837781" calcext:value-type="float">
            <text:p>0.899628415837781</text:p>
          </table:table-cell>
          <table:table-cell table:formula="of:=[.I23]/[.N23]" office:value-type="float" office:value="0.893255889564981" calcext:value-type="float">
            <text:p>0.893255889564981</text:p>
          </table:table-cell>
          <table:table-cell table:formula="of:=[.J23]/[.O23]" office:value-type="float" office:value="0.8940140517376" calcext:value-type="float">
            <text:p>0.894014051737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712" calcext:value-type="float">
            <text:p>12712</text:p>
          </table:table-cell>
          <table:table-cell table:formula="of:=VLOOKUP( [.A24];[$Peptideiondata_HeavyD.$A$4:.$AH$60]; 33;0)" office:value-type="string" office:string-value="KSAPATGGVKKPHR" calcext:value-type="string">
            <text:p>KSAPATGGVKKPHR</text:p>
          </table:table-cell>
          <table:table-cell table:formula="of:=VLOOKUP( [.A24];[$Peptideiondata_HeavyD.$A$4:.$AH$60]; 34;0)" office:value-type="string" office:string-value="[N-term] Propionyl Heavy N-term (N-term)|[1] EG Dimethyl enkel K (K)|[1] Propionyl Heavy K (K)|[10] EG Dimethyl enkel K (K)|[10] Propionyl Heavy K (K)|[11] Propionyl Heavy K (K)" calcext:value-type="string">
            <text:p>[N-term] Propionyl Heavy N-term (N-term)|[1] EG Dimethyl enkel K (K)|[1] Propionyl Heavy K (K)|[10] EG Dimethyl enkel K (K)|[10] Propionyl Heavy K (K)|[11] Propionyl Heavy K (K)</text:p>
          </table:table-cell>
          <table:table-cell table:formula="of:=VLOOKUP([.B24];[$'Peptideiondata_HeavyD_A-1'.$B$4:.$N$60];2;0)" office:value-type="float" office:value="1" calcext:value-type="float">
            <text:p>1</text:p>
          </table:table-cell>
          <table:table-cell table:formula="of:=VLOOKUP( [.$A24];[$Peptideiondata_HeavyD.$A$4:.$AH$60]; 8;0)" office:value-type="float" office:value="27298.7613645893" calcext:value-type="float">
            <text:p>27298.7613645893</text:p>
          </table:table-cell>
          <table:table-cell table:formula="of:=VLOOKUP( [.$A24];[$Peptideiondata_HeavyD.$A$4:.$AH$60]; 9;0)" office:value-type="float" office:value="33817.3854332538" calcext:value-type="float">
            <text:p>33817.3854332538</text:p>
          </table:table-cell>
          <table:table-cell table:formula="of:=VLOOKUP( [.$A24];[$Peptideiondata_HeavyD.$A$4:.$AH$60]; 10;0)" office:value-type="float" office:value="30076.8481826245" calcext:value-type="float">
            <text:p>30076.8481826245</text:p>
          </table:table-cell>
          <table:table-cell table:formula="of:=VLOOKUP( [.$A24];[$Peptideiondata_HeavyD.$A$4:.$AH$60]; 11;0)" office:value-type="float" office:value="26361.1523346257" calcext:value-type="float">
            <text:p>26361.1523346257</text:p>
          </table:table-cell>
          <table:table-cell table:formula="of:=VLOOKUP( [.$A24];[$Peptideiondata_HeavyD.$A$4:.$AH$60]; 12;0)" office:value-type="float" office:value="23632.3293957651" calcext:value-type="float">
            <text:p>23632.3293957651</text:p>
          </table:table-cell>
          <table:table-cell table:formula="of:= VLOOKUP([.$B24];[$'Peptideiondata_HeavyD_A-1'.$B$4:.$N$60];9;0)" office:value-type="float" office:value="28577.31625" calcext:value-type="float">
            <text:p>28577.31625</text:p>
          </table:table-cell>
          <table:table-cell table:formula="of:= VLOOKUP([.$B24];[$'Peptideiondata_HeavyD_A-1'.$B$4:.$N$60];10;0)" office:value-type="float" office:value="35584.20584" calcext:value-type="float">
            <text:p>35584.20584</text:p>
          </table:table-cell>
          <table:table-cell table:formula="of:=VLOOKUP([.$B24];[$'Peptideiondata_HeavyD_A-1'.$B$4:.$N$60];11;0)" office:value-type="float" office:value="31555.21087" calcext:value-type="float">
            <text:p>31555.21087</text:p>
          </table:table-cell>
          <table:table-cell table:formula="of:=VLOOKUP([.$B24];[$'Peptideiondata_HeavyD_A-1'.$B$4:.$N$60];12;0)" office:value-type="float" office:value="27611.33381" calcext:value-type="float">
            <text:p>27611.33381</text:p>
          </table:table-cell>
          <table:table-cell table:formula="of:=VLOOKUP([.$B24];[$'Peptideiondata_HeavyD_A-1'.$B$4:.$N$60];13;0)" office:value-type="float" office:value="24729.54189" calcext:value-type="float">
            <text:p>24729.54189</text:p>
          </table:table-cell>
          <table:table-cell table:formula="of:=[.F24]/[.K24]" office:value-type="float" office:value="0.955259798568009" calcext:value-type="float">
            <text:p>0.955259798568009</text:p>
          </table:table-cell>
          <table:table-cell table:formula="of:=[.G24]/[.L24]" office:value-type="float" office:value="0.950348184959066" calcext:value-type="float">
            <text:p>0.950348184959066</text:p>
          </table:table-cell>
          <table:table-cell table:formula="of:=[.H24]/[.M24]" office:value-type="float" office:value="0.953149966467789" calcext:value-type="float">
            <text:p>0.953149966467789</text:p>
          </table:table-cell>
          <table:table-cell table:formula="of:=[.I24]/[.N24]" office:value-type="float" office:value="0.95472216286337" calcext:value-type="float">
            <text:p>0.95472216286337</text:p>
          </table:table-cell>
          <table:table-cell table:formula="of:=[.J24]/[.O24]" office:value-type="float" office:value="0.955631507485442" calcext:value-type="float">
            <text:p>0.95563150748544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2713" calcext:value-type="float">
            <text:p>12713</text:p>
          </table:table-cell>
          <table:table-cell table:formula="of:=VLOOKUP( [.A25];[$Peptideiondata_HeavyD.$A$4:.$AH$60]; 33;0)" office:value-type="string" office:string-value="KSAPATGGVKKPHR" calcext:value-type="string">
            <text:p>KSAPATGGVKKPHR</text:p>
          </table:table-cell>
          <table:table-cell table:formula="of:=VLOOKUP( [.A25];[$Peptideiondata_HeavyD.$A$4:.$AH$60]; 34;0)" office:value-type="string" office:string-value="[N-term] Propionyl Heavy N-term (N-term)|[1] EG Acetyl ENKEL K (K)|[1] Propionyl Heavy K (K)|[10] EG Dimethyl enkel K (K)|[10] Propionyl Heavy K (K)|[11] Propionyl Heavy K (K)" calcext:value-type="string">
            <text:p>[N-term] Propionyl Heavy N-term (N-term)|[1] EG Acetyl ENKEL K (K)|[1] Propionyl Heavy K (K)|[10] EG Dimethyl enkel K (K)|[10] Propionyl Heavy K (K)|[11] Propionyl Heavy K (K)</text:p>
          </table:table-cell>
          <table:table-cell table:formula="of:=VLOOKUP([.B25];[$'Peptideiondata_HeavyD_A-1'.$B$4:.$N$60];2;0)" office:value-type="float" office:value="1" calcext:value-type="float">
            <text:p>1</text:p>
          </table:table-cell>
          <table:table-cell table:formula="of:=VLOOKUP( [.$A25];[$Peptideiondata_HeavyD.$A$4:.$AH$60]; 8;0)" office:value-type="float" office:value="5977.61191773337" calcext:value-type="float">
            <text:p>5977.61191773337</text:p>
          </table:table-cell>
          <table:table-cell table:formula="of:=VLOOKUP( [.$A25];[$Peptideiondata_HeavyD.$A$4:.$AH$60]; 9;0)" office:value-type="float" office:value="3126.16531273941" calcext:value-type="float">
            <text:p>3126.16531273941</text:p>
          </table:table-cell>
          <table:table-cell table:formula="of:=VLOOKUP( [.$A25];[$Peptideiondata_HeavyD.$A$4:.$AH$60]; 10;0)" office:value-type="float" office:value="4372.48484029704" calcext:value-type="float">
            <text:p>4372.48484029704</text:p>
          </table:table-cell>
          <table:table-cell table:formula="of:=VLOOKUP( [.$A25];[$Peptideiondata_HeavyD.$A$4:.$AH$60]; 11;0)" office:value-type="float" office:value="4729.40798317948" calcext:value-type="float">
            <text:p>4729.40798317948</text:p>
          </table:table-cell>
          <table:table-cell table:formula="of:=VLOOKUP( [.$A25];[$Peptideiondata_HeavyD.$A$4:.$AH$60]; 12;0)" office:value-type="float" office:value="3551.71098456049" calcext:value-type="float">
            <text:p>3551.71098456049</text:p>
          </table:table-cell>
          <table:table-cell table:formula="of:= VLOOKUP([.$B25];[$'Peptideiondata_HeavyD_A-1'.$B$4:.$N$60];9;0)" office:value-type="float" office:value="6292.899465" calcext:value-type="float">
            <text:p>6292.899465</text:p>
          </table:table-cell>
          <table:table-cell table:formula="of:= VLOOKUP([.$B25];[$'Peptideiondata_HeavyD_A-1'.$B$4:.$N$60];10;0)" office:value-type="float" office:value="3277.340483" calcext:value-type="float">
            <text:p>3277.340483</text:p>
          </table:table-cell>
          <table:table-cell table:formula="of:=VLOOKUP([.$B25];[$'Peptideiondata_HeavyD_A-1'.$B$4:.$N$60];11;0)" office:value-type="float" office:value="4620.092544" calcext:value-type="float">
            <text:p>4620.092544</text:p>
          </table:table-cell>
          <table:table-cell table:formula="of:=VLOOKUP([.$B25];[$'Peptideiondata_HeavyD_A-1'.$B$4:.$N$60];12;0)" office:value-type="float" office:value="4951.887568" calcext:value-type="float">
            <text:p>4951.887568</text:p>
          </table:table-cell>
          <table:table-cell table:formula="of:=VLOOKUP([.$B25];[$'Peptideiondata_HeavyD_A-1'.$B$4:.$N$60];13;0)" office:value-type="float" office:value="3746.615613" calcext:value-type="float">
            <text:p>3746.615613</text:p>
          </table:table-cell>
          <table:table-cell table:formula="of:=[.F25]/[.K25]" office:value-type="float" office:value="0.94989788903824" calcext:value-type="float">
            <text:p>0.94989788903824</text:p>
          </table:table-cell>
          <table:table-cell table:formula="of:=[.G25]/[.L25]" office:value-type="float" office:value="0.953872607669311" calcext:value-type="float">
            <text:p>0.953872607669311</text:p>
          </table:table-cell>
          <table:table-cell table:formula="of:=[.H25]/[.M25]" office:value-type="float" office:value="0.946406332482555" calcext:value-type="float">
            <text:p>0.946406332482555</text:p>
          </table:table-cell>
          <table:table-cell table:formula="of:=[.I25]/[.N25]" office:value-type="float" office:value="0.955071761673624" calcext:value-type="float">
            <text:p>0.955071761673624</text:p>
          </table:table-cell>
          <table:table-cell table:formula="of:=[.J25]/[.O25]" office:value-type="float" office:value="0.947978482830416" calcext:value-type="float">
            <text:p>0.94797848283041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2714" calcext:value-type="float">
            <text:p>12714</text:p>
          </table:table-cell>
          <table:table-cell table:formula="of:=VLOOKUP( [.A26];[$Peptideiondata_HeavyD.$A$4:.$AH$60]; 33;0)" office:value-type="string" office:string-value="KSAPATGGVKKPHR" calcext:value-type="string">
            <text:p>KSAPATGGVKKPHR</text:p>
          </table:table-cell>
          <table:table-cell table:formula="of:=VLOOKUP( [.A26];[$Peptideiondata_HeavyD.$A$4:.$AH$60]; 34;0)" office:value-type="string" office:string-value="[N-term] Propionyl Heavy N-term (N-term)|[1] EG Dimethyl enkel K (K)|[1] Propionyl Heavy K (K)|[10] Propionyl Heavy K (K)|[11] Propionyl Heavy K (K)" calcext:value-type="string">
            <text:p>[N-term] Propionyl Heavy N-term (N-term)|[1] EG Dimethyl enkel K (K)|[1] Propionyl Heavy K (K)|[10] Propionyl Heavy K (K)|[11] Propionyl Heavy K (K)</text:p>
          </table:table-cell>
          <table:table-cell table:formula="of:=VLOOKUP([.B26];[$'Peptideiondata_HeavyD_A-1'.$B$4:.$N$60];2;0)" office:value-type="float" office:value="1" calcext:value-type="float">
            <text:p>1</text:p>
          </table:table-cell>
          <table:table-cell table:formula="of:=VLOOKUP( [.$A26];[$Peptideiondata_HeavyD.$A$4:.$AH$60]; 8;0)" office:value-type="float" office:value="3281.97151039425" calcext:value-type="float">
            <text:p>3281.97151039425</text:p>
          </table:table-cell>
          <table:table-cell table:formula="of:=VLOOKUP( [.$A26];[$Peptideiondata_HeavyD.$A$4:.$AH$60]; 9;0)" office:value-type="float" office:value="3183.87476185624" calcext:value-type="float">
            <text:p>3183.87476185624</text:p>
          </table:table-cell>
          <table:table-cell table:formula="of:=VLOOKUP( [.$A26];[$Peptideiondata_HeavyD.$A$4:.$AH$60]; 10;0)" office:value-type="float" office:value="3502.76659127356" calcext:value-type="float">
            <text:p>3502.76659127356</text:p>
          </table:table-cell>
          <table:table-cell table:formula="of:=VLOOKUP( [.$A26];[$Peptideiondata_HeavyD.$A$4:.$AH$60]; 11;0)" office:value-type="float" office:value="4433.70503845387" calcext:value-type="float">
            <text:p>4433.70503845387</text:p>
          </table:table-cell>
          <table:table-cell table:formula="of:=VLOOKUP( [.$A26];[$Peptideiondata_HeavyD.$A$4:.$AH$60]; 12;0)" office:value-type="float" office:value="2247.12957265173" calcext:value-type="float">
            <text:p>2247.12957265173</text:p>
          </table:table-cell>
          <table:table-cell table:formula="of:= VLOOKUP([.$B26];[$'Peptideiondata_HeavyD_A-1'.$B$4:.$N$60];9;0)" office:value-type="float" office:value="3534.994148" calcext:value-type="float">
            <text:p>3534.994148</text:p>
          </table:table-cell>
          <table:table-cell table:formula="of:= VLOOKUP([.$B26];[$'Peptideiondata_HeavyD_A-1'.$B$4:.$N$60];10;0)" office:value-type="float" office:value="3431.620102" calcext:value-type="float">
            <text:p>3431.620102</text:p>
          </table:table-cell>
          <table:table-cell table:formula="of:=VLOOKUP([.$B26];[$'Peptideiondata_HeavyD_A-1'.$B$4:.$N$60];11;0)" office:value-type="float" office:value="3710.222724" calcext:value-type="float">
            <text:p>3710.222724</text:p>
          </table:table-cell>
          <table:table-cell table:formula="of:=VLOOKUP([.$B26];[$'Peptideiondata_HeavyD_A-1'.$B$4:.$N$60];12;0)" office:value-type="float" office:value="4767.467292" calcext:value-type="float">
            <text:p>4767.467292</text:p>
          </table:table-cell>
          <table:table-cell table:formula="of:=VLOOKUP([.$B26];[$'Peptideiondata_HeavyD_A-1'.$B$4:.$N$60];13;0)" office:value-type="float" office:value="2422.786194" calcext:value-type="float">
            <text:p>2422.786194</text:p>
          </table:table-cell>
          <table:table-cell table:formula="of:=[.F26]/[.K26]" office:value-type="float" office:value="0.928423463515802" calcext:value-type="float">
            <text:p>0.928423463515802</text:p>
          </table:table-cell>
          <table:table-cell table:formula="of:=[.G26]/[.L26]" office:value-type="float" office:value="0.927805137870777" calcext:value-type="float">
            <text:p>0.927805137870777</text:p>
          </table:table-cell>
          <table:table-cell table:formula="of:=[.H26]/[.M26]" office:value-type="float" office:value="0.944085261678636" calcext:value-type="float">
            <text:p>0.944085261678636</text:p>
          </table:table-cell>
          <table:table-cell table:formula="of:=[.I26]/[.N26]" office:value-type="float" office:value="0.929991705636618" calcext:value-type="float">
            <text:p>0.929991705636618</text:p>
          </table:table-cell>
          <table:table-cell table:formula="of:=[.J26]/[.O26]" office:value-type="float" office:value="0.927498092162123" calcext:value-type="float">
            <text:p>0.92749809216212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2715" calcext:value-type="float">
            <text:p>12715</text:p>
          </table:table-cell>
          <table:table-cell table:formula="of:=VLOOKUP( [.A27];[$Peptideiondata_HeavyD.$A$4:.$AH$60]; 33;0)" office:value-type="string" office:string-value="KSAPATGGVKKPHR" calcext:value-type="string">
            <text:p>KSAPATGGVKKPHR</text:p>
          </table:table-cell>
          <table:table-cell table:formula="of:=VLOOKUP( [.A27];[$Peptideiondata_HeavyD.$A$4:.$AH$60]; 34;0)" office:value-type="string" office:string-value="[N-term] Propionyl Heavy N-term (N-term)|[1] Propionyl Heavy K (K)|[10] Propionyl Heavy K (K)|[11] Propionyl Heavy K (K)" calcext:value-type="string">
            <text:p>[N-term] Propionyl Heavy N-term (N-term)|[1] Propionyl Heavy K (K)|[10] Propionyl Heavy K (K)|[11] Propionyl Heavy K (K)</text:p>
          </table:table-cell>
          <table:table-cell table:formula="of:=VLOOKUP([.B27];[$'Peptideiondata_HeavyD_A-1'.$B$4:.$N$60];2;0)" office:value-type="float" office:value="1" calcext:value-type="float">
            <text:p>1</text:p>
          </table:table-cell>
          <table:table-cell table:formula="of:=VLOOKUP( [.$A27];[$Peptideiondata_HeavyD.$A$4:.$AH$60]; 8;0)" office:value-type="float" office:value="2870.29864784921" calcext:value-type="float">
            <text:p>2870.29864784921</text:p>
          </table:table-cell>
          <table:table-cell table:formula="of:=VLOOKUP( [.$A27];[$Peptideiondata_HeavyD.$A$4:.$AH$60]; 9;0)" office:value-type="float" office:value="3552.61446510515" calcext:value-type="float">
            <text:p>3552.61446510515</text:p>
          </table:table-cell>
          <table:table-cell table:formula="of:=VLOOKUP( [.$A27];[$Peptideiondata_HeavyD.$A$4:.$AH$60]; 10;0)" office:value-type="float" office:value="4746.12615310788" calcext:value-type="float">
            <text:p>4746.12615310788</text:p>
          </table:table-cell>
          <table:table-cell table:formula="of:=VLOOKUP( [.$A27];[$Peptideiondata_HeavyD.$A$4:.$AH$60]; 11;0)" office:value-type="float" office:value="3793.8150553586" calcext:value-type="float">
            <text:p>3793.8150553586</text:p>
          </table:table-cell>
          <table:table-cell table:formula="of:=VLOOKUP( [.$A27];[$Peptideiondata_HeavyD.$A$4:.$AH$60]; 12;0)" office:value-type="float" office:value="3734.88216726413" calcext:value-type="float">
            <text:p>3734.88216726413</text:p>
          </table:table-cell>
          <table:table-cell table:formula="of:= VLOOKUP([.$B27];[$'Peptideiondata_HeavyD_A-1'.$B$4:.$N$60];9;0)" office:value-type="float" office:value="3098.581438" calcext:value-type="float">
            <text:p>3098.581438</text:p>
          </table:table-cell>
          <table:table-cell table:formula="of:= VLOOKUP([.$B27];[$'Peptideiondata_HeavyD_A-1'.$B$4:.$N$60];10;0)" office:value-type="float" office:value="3863.393466" calcext:value-type="float">
            <text:p>3863.393466</text:p>
          </table:table-cell>
          <table:table-cell table:formula="of:=VLOOKUP([.$B27];[$'Peptideiondata_HeavyD_A-1'.$B$4:.$N$60];11;0)" office:value-type="float" office:value="5169.764162" calcext:value-type="float">
            <text:p>5169.764162</text:p>
          </table:table-cell>
          <table:table-cell table:formula="of:=VLOOKUP([.$B27];[$'Peptideiondata_HeavyD_A-1'.$B$4:.$N$60];12;0)" office:value-type="float" office:value="4185.729875" calcext:value-type="float">
            <text:p>4185.729875</text:p>
          </table:table-cell>
          <table:table-cell table:formula="of:=VLOOKUP([.$B27];[$'Peptideiondata_HeavyD_A-1'.$B$4:.$N$60];13;0)" office:value-type="float" office:value="4136.305002" calcext:value-type="float">
            <text:p>4136.305002</text:p>
          </table:table-cell>
          <table:table-cell table:formula="of:=[.F27]/[.K27]" office:value-type="float" office:value="0.926326677313946" calcext:value-type="float">
            <text:p>0.926326677313946</text:p>
          </table:table-cell>
          <table:table-cell table:formula="of:=[.G27]/[.L27]" office:value-type="float" office:value="0.919558024925528" calcext:value-type="float">
            <text:p>0.919558024925528</text:p>
          </table:table-cell>
          <table:table-cell table:formula="of:=[.H27]/[.M27]" office:value-type="float" office:value="0.91805467413658" calcext:value-type="float">
            <text:p>0.91805467413658</text:p>
          </table:table-cell>
          <table:table-cell table:formula="of:=[.I27]/[.N27]" office:value-type="float" office:value="0.906368821843431" calcext:value-type="float">
            <text:p>0.906368821843431</text:p>
          </table:table-cell>
          <table:table-cell table:formula="of:=[.J27]/[.O27]" office:value-type="float" office:value="0.90295134557491" calcext:value-type="float">
            <text:p>0.9029513455749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2716" calcext:value-type="float">
            <text:p>12716</text:p>
          </table:table-cell>
          <table:table-cell table:formula="of:=VLOOKUP( [.A28];[$Peptideiondata_HeavyD.$A$4:.$AH$60]; 33;0)" office:value-type="string" office:string-value="KSAPATGGVKKPHR" calcext:value-type="string">
            <text:p>KSAPATGGVKKPHR</text:p>
          </table:table-cell>
          <table:table-cell table:formula="of:=VLOOKUP( [.A28];[$Peptideiondata_HeavyD.$A$4:.$AH$60]; 34;0)" office:value-type="string" office:string-value="[N-term] Propionyl Heavy N-term (N-term)|[1] EG Dimethyl enkel K (K)|[1] Propionyl Heavy K (K)|[10] Propionyl Heavy + Me (K) (K)|[10] Propionyl Heavy K (K)|[11] Propionyl Heavy K (K)" calcext:value-type="string">
            <text:p>[N-term] Propionyl Heavy N-term (N-term)|[1] EG Dimethyl enkel K (K)|[1] Propionyl Heavy K (K)|[10] Propionyl Heavy + Me (K) (K)|[10] Propionyl Heavy K (K)|[11] Propionyl Heavy K (K)</text:p>
          </table:table-cell>
          <table:table-cell table:formula="of:=VLOOKUP([.B28];[$'Peptideiondata_HeavyD_A-1'.$B$4:.$N$60];2;0)" office:value-type="float" office:value="1" calcext:value-type="float">
            <text:p>1</text:p>
          </table:table-cell>
          <table:table-cell table:formula="of:=VLOOKUP( [.$A28];[$Peptideiondata_HeavyD.$A$4:.$AH$60]; 8;0)" office:value-type="float" office:value="7654.47257838274" calcext:value-type="float">
            <text:p>7654.47257838274</text:p>
          </table:table-cell>
          <table:table-cell table:formula="of:=VLOOKUP( [.$A28];[$Peptideiondata_HeavyD.$A$4:.$AH$60]; 9;0)" office:value-type="float" office:value="5939.15709562782" calcext:value-type="float">
            <text:p>5939.15709562782</text:p>
          </table:table-cell>
          <table:table-cell table:formula="of:=VLOOKUP( [.$A28];[$Peptideiondata_HeavyD.$A$4:.$AH$60]; 10;0)" office:value-type="float" office:value="9072.75500939303" calcext:value-type="float">
            <text:p>9072.75500939303</text:p>
          </table:table-cell>
          <table:table-cell table:formula="of:=VLOOKUP( [.$A28];[$Peptideiondata_HeavyD.$A$4:.$AH$60]; 11;0)" office:value-type="float" office:value="7665.44674761713" calcext:value-type="float">
            <text:p>7665.44674761713</text:p>
          </table:table-cell>
          <table:table-cell table:formula="of:=VLOOKUP( [.$A28];[$Peptideiondata_HeavyD.$A$4:.$AH$60]; 12;0)" office:value-type="float" office:value="9606.64102694185" calcext:value-type="float">
            <text:p>9606.64102694185</text:p>
          </table:table-cell>
          <table:table-cell table:formula="of:= VLOOKUP([.$B28];[$'Peptideiondata_HeavyD_A-1'.$B$4:.$N$60];9;0)" office:value-type="float" office:value="8188.816183" calcext:value-type="float">
            <text:p>8188.816183</text:p>
          </table:table-cell>
          <table:table-cell table:formula="of:= VLOOKUP([.$B28];[$'Peptideiondata_HeavyD_A-1'.$B$4:.$N$60];10;0)" office:value-type="float" office:value="6355.62792" calcext:value-type="float">
            <text:p>6355.62792</text:p>
          </table:table-cell>
          <table:table-cell table:formula="of:=VLOOKUP([.$B28];[$'Peptideiondata_HeavyD_A-1'.$B$4:.$N$60];11;0)" office:value-type="float" office:value="9705.928355" calcext:value-type="float">
            <text:p>9705.928355</text:p>
          </table:table-cell>
          <table:table-cell table:formula="of:=VLOOKUP([.$B28];[$'Peptideiondata_HeavyD_A-1'.$B$4:.$N$60];12;0)" office:value-type="float" office:value="8243.172195" calcext:value-type="float">
            <text:p>8243.172195</text:p>
          </table:table-cell>
          <table:table-cell table:formula="of:=VLOOKUP([.$B28];[$'Peptideiondata_HeavyD_A-1'.$B$4:.$N$60];13;0)" office:value-type="float" office:value="10309.66147" calcext:value-type="float">
            <text:p>10309.66147</text:p>
          </table:table-cell>
          <table:table-cell table:formula="of:=[.F28]/[.K28]" office:value-type="float" office:value="0.93474714871161" calcext:value-type="float">
            <text:p>0.93474714871161</text:p>
          </table:table-cell>
          <table:table-cell table:formula="of:=[.G28]/[.L28]" office:value-type="float" office:value="0.934472119888953" calcext:value-type="float">
            <text:p>0.934472119888953</text:p>
          </table:table-cell>
          <table:table-cell table:formula="of:=[.H28]/[.M28]" office:value-type="float" office:value="0.934764267523076" calcext:value-type="float">
            <text:p>0.934764267523076</text:p>
          </table:table-cell>
          <table:table-cell table:formula="of:=[.I28]/[.N28]" office:value-type="float" office:value="0.929914669533011" calcext:value-type="float">
            <text:p>0.929914669533011</text:p>
          </table:table-cell>
          <table:table-cell table:formula="of:=[.J28]/[.O28]" office:value-type="float" office:value="0.931809551157052" calcext:value-type="float">
            <text:p>0.93180955115705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2717" calcext:value-type="float">
            <text:p>12717</text:p>
          </table:table-cell>
          <table:table-cell table:formula="of:=VLOOKUP( [.A29];[$Peptideiondata_HeavyD.$A$4:.$AH$60]; 33;0)" office:value-type="string" office:string-value="KSAPATGGVKKPHR" calcext:value-type="string">
            <text:p>KSAPATGGVKKPHR</text:p>
          </table:table-cell>
          <table:table-cell table:formula="of:=VLOOKUP( [.A29];[$Peptideiondata_HeavyD.$A$4:.$AH$60]; 34;0)" office:value-type="string" office:string-value="[N-term] Propionyl Heavy N-term (N-term)|[1] Propionyl Heavy + Me (K) (K)|[1] Propionyl Heavy K (K)|[10] Propionyl Heavy K (K)|[11] Propionyl Heavy K (K)" calcext:value-type="string">
            <text:p>[N-term] Propionyl Heavy N-term (N-term)|[1] Propionyl Heavy + Me (K) (K)|[1] Propionyl Heavy K (K)|[10] Propionyl Heavy K (K)|[11] Propionyl Heavy K (K)</text:p>
          </table:table-cell>
          <table:table-cell table:formula="of:=VLOOKUP([.B29];[$'Peptideiondata_HeavyD_A-1'.$B$4:.$N$60];2;0)" office:value-type="float" office:value="1" calcext:value-type="float">
            <text:p>1</text:p>
          </table:table-cell>
          <table:table-cell table:formula="of:=VLOOKUP( [.$A29];[$Peptideiondata_HeavyD.$A$4:.$AH$60]; 8;0)" office:value-type="float" office:value="2544.18719276213" calcext:value-type="float">
            <text:p>2544.18719276213</text:p>
          </table:table-cell>
          <table:table-cell table:formula="of:=VLOOKUP( [.$A29];[$Peptideiondata_HeavyD.$A$4:.$AH$60]; 9;0)" office:value-type="float" office:value="2553.05511853882" calcext:value-type="float">
            <text:p>2553.05511853882</text:p>
          </table:table-cell>
          <table:table-cell table:formula="of:=VLOOKUP( [.$A29];[$Peptideiondata_HeavyD.$A$4:.$AH$60]; 10;0)" office:value-type="float" office:value="2660.28803901706" calcext:value-type="float">
            <text:p>2660.28803901706</text:p>
          </table:table-cell>
          <table:table-cell table:formula="of:=VLOOKUP( [.$A29];[$Peptideiondata_HeavyD.$A$4:.$AH$60]; 11;0)" office:value-type="float" office:value="2396.08146890274" calcext:value-type="float">
            <text:p>2396.08146890274</text:p>
          </table:table-cell>
          <table:table-cell table:formula="of:=VLOOKUP( [.$A29];[$Peptideiondata_HeavyD.$A$4:.$AH$60]; 12;0)" office:value-type="float" office:value="2621.51566037353" calcext:value-type="float">
            <text:p>2621.51566037353</text:p>
          </table:table-cell>
          <table:table-cell table:formula="of:= VLOOKUP([.$B29];[$'Peptideiondata_HeavyD_A-1'.$B$4:.$N$60];9;0)" office:value-type="float" office:value="2825.415127" calcext:value-type="float">
            <text:p>2825.415127</text:p>
          </table:table-cell>
          <table:table-cell table:formula="of:= VLOOKUP([.$B29];[$'Peptideiondata_HeavyD_A-1'.$B$4:.$N$60];10;0)" office:value-type="float" office:value="2784.039567" calcext:value-type="float">
            <text:p>2784.039567</text:p>
          </table:table-cell>
          <table:table-cell table:formula="of:=VLOOKUP([.$B29];[$'Peptideiondata_HeavyD_A-1'.$B$4:.$N$60];11;0)" office:value-type="float" office:value="2955.894637" calcext:value-type="float">
            <text:p>2955.894637</text:p>
          </table:table-cell>
          <table:table-cell table:formula="of:=VLOOKUP([.$B29];[$'Peptideiondata_HeavyD_A-1'.$B$4:.$N$60];12;0)" office:value-type="float" office:value="2633.394791" calcext:value-type="float">
            <text:p>2633.394791</text:p>
          </table:table-cell>
          <table:table-cell table:formula="of:=VLOOKUP([.$B29];[$'Peptideiondata_HeavyD_A-1'.$B$4:.$N$60];13;0)" office:value-type="float" office:value="2900.426903" calcext:value-type="float">
            <text:p>2900.426903</text:p>
          </table:table-cell>
          <table:table-cell table:formula="of:=[.F29]/[.K29]" office:value-type="float" office:value="0.900464915208239" calcext:value-type="float">
            <text:p>0.900464915208239</text:p>
          </table:table-cell>
          <table:table-cell table:formula="of:=[.G29]/[.L29]" office:value-type="float" office:value="0.917032627266112" calcext:value-type="float">
            <text:p>0.917032627266112</text:p>
          </table:table-cell>
          <table:table-cell table:formula="of:=[.H29]/[.M29]" office:value-type="float" office:value="0.899994203351254" calcext:value-type="float">
            <text:p>0.899994203351254</text:p>
          </table:table-cell>
          <table:table-cell table:formula="of:=[.I29]/[.N29]" office:value-type="float" office:value="0.909883120104774" calcext:value-type="float">
            <text:p>0.909883120104774</text:p>
          </table:table-cell>
          <table:table-cell table:formula="of:=[.J29]/[.O29]" office:value-type="float" office:value="0.903837865268046" calcext:value-type="float">
            <text:p>0.90383786526804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2718" calcext:value-type="float">
            <text:p>12718</text:p>
          </table:table-cell>
          <table:table-cell table:formula="of:=VLOOKUP( [.A30];[$Peptideiondata_HeavyD.$A$4:.$AH$60]; 33;0)" office:value-type="string" office:string-value="KSAPATGGVKKPHR" calcext:value-type="string">
            <text:p>KSAPATGGVKKPHR</text:p>
          </table:table-cell>
          <table:table-cell table:formula="of:=VLOOKUP( [.A30];[$Peptideiondata_HeavyD.$A$4:.$AH$60]; 34;0)" office:value-type="string" office:string-value="[N-term] Propionyl Heavy N-term (N-term)|[1] EG Acetyl ENKEL K (K)|[1] Propionyl Heavy K (K)|[10] Propionyl Heavy K (K)|[11] Propionyl Heavy K (K)" calcext:value-type="string">
            <text:p>[N-term] Propionyl Heavy N-term (N-term)|[1] EG Acetyl ENKEL K (K)|[1] Propionyl Heavy K (K)|[10] Propionyl Heavy K (K)|[11] Propionyl Heavy K (K)</text:p>
          </table:table-cell>
          <table:table-cell table:formula="of:=VLOOKUP([.B30];[$'Peptideiondata_HeavyD_A-1'.$B$4:.$N$60];2;0)" office:value-type="float" office:value="2" calcext:value-type="float">
            <text:p>2</text:p>
          </table:table-cell>
          <table:table-cell table:formula="of:=VLOOKUP( [.$A30];[$Peptideiondata_HeavyD.$A$4:.$AH$60]; 8;0)" office:value-type="float" office:value="3379.50087284106" calcext:value-type="float">
            <text:p>3379.50087284106</text:p>
          </table:table-cell>
          <table:table-cell table:formula="of:=VLOOKUP( [.$A30];[$Peptideiondata_HeavyD.$A$4:.$AH$60]; 9;0)" office:value-type="float" office:value="6100.25832811861" calcext:value-type="float">
            <text:p>6100.25832811861</text:p>
          </table:table-cell>
          <table:table-cell table:formula="of:=VLOOKUP( [.$A30];[$Peptideiondata_HeavyD.$A$4:.$AH$60]; 10;0)" office:value-type="float" office:value="2565.36613634792" calcext:value-type="float">
            <text:p>2565.36613634792</text:p>
          </table:table-cell>
          <table:table-cell table:formula="of:=VLOOKUP( [.$A30];[$Peptideiondata_HeavyD.$A$4:.$AH$60]; 11;0)" office:value-type="float" office:value="2320.55491563017" calcext:value-type="float">
            <text:p>2320.55491563017</text:p>
          </table:table-cell>
          <table:table-cell table:formula="of:=VLOOKUP( [.$A30];[$Peptideiondata_HeavyD.$A$4:.$AH$60]; 12;0)" office:value-type="float" office:value="6618.94931816609" calcext:value-type="float">
            <text:p>6618.94931816609</text:p>
          </table:table-cell>
          <table:table-cell table:formula="of:= VLOOKUP([.$B30];[$'Peptideiondata_HeavyD_A-1'.$B$4:.$N$60];9;0)" office:value-type="float" office:value="3668.746373" calcext:value-type="float">
            <text:p>3668.746373</text:p>
          </table:table-cell>
          <table:table-cell table:formula="of:= VLOOKUP([.$B30];[$'Peptideiondata_HeavyD_A-1'.$B$4:.$N$60];10;0)" office:value-type="float" office:value="6610.655389" calcext:value-type="float">
            <text:p>6610.655389</text:p>
          </table:table-cell>
          <table:table-cell table:formula="of:=VLOOKUP([.$B30];[$'Peptideiondata_HeavyD_A-1'.$B$4:.$N$60];11;0)" office:value-type="float" office:value="2771.109294" calcext:value-type="float">
            <text:p>2771.109294</text:p>
          </table:table-cell>
          <table:table-cell table:formula="of:=VLOOKUP([.$B30];[$'Peptideiondata_HeavyD_A-1'.$B$4:.$N$60];12;0)" office:value-type="float" office:value="2516.21286" calcext:value-type="float">
            <text:p>2516.21286</text:p>
          </table:table-cell>
          <table:table-cell table:formula="of:=VLOOKUP([.$B30];[$'Peptideiondata_HeavyD_A-1'.$B$4:.$N$60];13;0)" office:value-type="float" office:value="7147.246048" calcext:value-type="float">
            <text:p>7147.246048</text:p>
          </table:table-cell>
          <table:table-cell table:formula="of:=[.F30]/[.K30]" office:value-type="float" office:value="0.921159581297952" calcext:value-type="float">
            <text:p>0.921159581297952</text:p>
          </table:table-cell>
          <table:table-cell table:formula="of:=[.G30]/[.L30]" office:value-type="float" office:value="0.922791761051305" calcext:value-type="float">
            <text:p>0.922791761051305</text:p>
          </table:table-cell>
          <table:table-cell table:formula="of:=[.H30]/[.M30]" office:value-type="float" office:value="0.925754224816194" calcext:value-type="float">
            <text:p>0.925754224816194</text:p>
          </table:table-cell>
          <table:table-cell table:formula="of:=[.I30]/[.N30]" office:value-type="float" office:value="0.922241099916392" calcext:value-type="float">
            <text:p>0.922241099916392</text:p>
          </table:table-cell>
          <table:table-cell table:formula="of:=[.J30]/[.O30]" office:value-type="float" office:value="0.926083875343603" calcext:value-type="float">
            <text:p>0.926083875343603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2719" calcext:value-type="float">
            <text:p>12719</text:p>
          </table:table-cell>
          <table:table-cell table:formula="of:=VLOOKUP( [.A31];[$Peptideiondata_HeavyD.$A$4:.$AH$60]; 33;0)" office:value-type="string" office:string-value="KSAPATGGVKKPHR" calcext:value-type="string">
            <text:p>KSAPATGGVKKPHR</text:p>
          </table:table-cell>
          <table:table-cell table:formula="of:=VLOOKUP( [.A31];[$Peptideiondata_HeavyD.$A$4:.$AH$60]; 34;0)" office:value-type="string" office:string-value="[N-term] Propionyl Heavy N-term (N-term)|[1] Propionyl Heavy + Me (K) (K)|[1] Propionyl Heavy K (K)|[10] EG Dimethyl enkel K (K)|[10] Propionyl Heavy K (K)|[11] Propionyl Heavy K (K)" calcext:value-type="string">
            <text:p>[N-term] Propionyl Heavy N-term (N-term)|[1] Propionyl Heavy + Me (K) (K)|[1] Propionyl Heavy K (K)|[10] EG Dimethyl enkel K (K)|[10] Propionyl Heavy K (K)|[11] Propionyl Heavy K (K)</text:p>
          </table:table-cell>
          <table:table-cell table:formula="of:=VLOOKUP([.B31];[$'Peptideiondata_HeavyD_A-1'.$B$4:.$N$60];2;0)" office:value-type="float" office:value="1" calcext:value-type="float">
            <text:p>1</text:p>
          </table:table-cell>
          <table:table-cell table:formula="of:=VLOOKUP( [.$A31];[$Peptideiondata_HeavyD.$A$4:.$AH$60]; 8;0)" office:value-type="float" office:value="5154.56633972955" calcext:value-type="float">
            <text:p>5154.56633972955</text:p>
          </table:table-cell>
          <table:table-cell table:formula="of:=VLOOKUP( [.$A31];[$Peptideiondata_HeavyD.$A$4:.$AH$60]; 9;0)" office:value-type="float" office:value="4928.30559851429" calcext:value-type="float">
            <text:p>4928.30559851429</text:p>
          </table:table-cell>
          <table:table-cell table:formula="of:=VLOOKUP( [.$A31];[$Peptideiondata_HeavyD.$A$4:.$AH$60]; 10;0)" office:value-type="float" office:value="7749.54502177108" calcext:value-type="float">
            <text:p>7749.54502177108</text:p>
          </table:table-cell>
          <table:table-cell table:formula="of:=VLOOKUP( [.$A31];[$Peptideiondata_HeavyD.$A$4:.$AH$60]; 11;0)" office:value-type="float" office:value="4346.17932628164" calcext:value-type="float">
            <text:p>4346.17932628164</text:p>
          </table:table-cell>
          <table:table-cell table:formula="of:=VLOOKUP( [.$A31];[$Peptideiondata_HeavyD.$A$4:.$AH$60]; 12;0)" office:value-type="float" office:value="4912.2086679403" calcext:value-type="float">
            <text:p>4912.2086679403</text:p>
          </table:table-cell>
          <table:table-cell table:formula="of:= VLOOKUP([.$B31];[$'Peptideiondata_HeavyD_A-1'.$B$4:.$N$60];9;0)" office:value-type="float" office:value="5561.27426" calcext:value-type="float">
            <text:p>5561.27426</text:p>
          </table:table-cell>
          <table:table-cell table:formula="of:= VLOOKUP([.$B31];[$'Peptideiondata_HeavyD_A-1'.$B$4:.$N$60];10;0)" office:value-type="float" office:value="5293.602338" calcext:value-type="float">
            <text:p>5293.602338</text:p>
          </table:table-cell>
          <table:table-cell table:formula="of:=VLOOKUP([.$B31];[$'Peptideiondata_HeavyD_A-1'.$B$4:.$N$60];11;0)" office:value-type="float" office:value="8314.016647" calcext:value-type="float">
            <text:p>8314.016647</text:p>
          </table:table-cell>
          <table:table-cell table:formula="of:=VLOOKUP([.$B31];[$'Peptideiondata_HeavyD_A-1'.$B$4:.$N$60];12;0)" office:value-type="float" office:value="4687.257037" calcext:value-type="float">
            <text:p>4687.257037</text:p>
          </table:table-cell>
          <table:table-cell table:formula="of:=VLOOKUP([.$B31];[$'Peptideiondata_HeavyD_A-1'.$B$4:.$N$60];13;0)" office:value-type="float" office:value="5260.242559" calcext:value-type="float">
            <text:p>5260.242559</text:p>
          </table:table-cell>
          <table:table-cell table:formula="of:=[.F31]/[.K31]" office:value-type="float" office:value="0.926867854154265" calcext:value-type="float">
            <text:p>0.926867854154265</text:p>
          </table:table-cell>
          <table:table-cell table:formula="of:=[.G31]/[.L31]" office:value-type="float" office:value="0.930992787867076" calcext:value-type="float">
            <text:p>0.930992787867076</text:p>
          </table:table-cell>
          <table:table-cell table:formula="of:=[.H31]/[.M31]" office:value-type="float" office:value="0.932106026581917" calcext:value-type="float">
            <text:p>0.932106026581917</text:p>
          </table:table-cell>
          <table:table-cell table:formula="of:=[.I31]/[.N31]" office:value-type="float" office:value="0.927232983378982" calcext:value-type="float">
            <text:p>0.927232983378982</text:p>
          </table:table-cell>
          <table:table-cell table:formula="of:=[.J31]/[.O31]" office:value-type="float" office:value="0.933836912051853" calcext:value-type="float">
            <text:p>0.93383691205185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2720" calcext:value-type="float">
            <text:p>12720</text:p>
          </table:table-cell>
          <table:table-cell table:formula="of:=VLOOKUP( [.A32];[$Peptideiondata_HeavyD.$A$4:.$AH$60]; 33;0)" office:value-type="string" office:string-value="KSAPATGGVKKPHR" calcext:value-type="string">
            <text:p>KSAPATGGVKKPHR</text:p>
          </table:table-cell>
          <table:table-cell table:formula="of:=VLOOKUP( [.A32];[$Peptideiondata_HeavyD.$A$4:.$AH$60]; 34;0)" office:value-type="string" office:string-value="[N-term] Propionyl Heavy N-term (N-term)|[1] Propionyl Heavy K (K)|[10] EG Dimethyl enkel K (K)|[10] Propionyl Heavy K (K)|[11] Propionyl Heavy K (K)" calcext:value-type="string">
            <text:p>[N-term] Propionyl Heavy N-term (N-term)|[1] Propionyl Heavy K (K)|[10] EG Dimethyl enkel K (K)|[10] Propionyl Heavy K (K)|[11] Propionyl Heavy K (K)</text:p>
          </table:table-cell>
          <table:table-cell table:formula="of:=VLOOKUP([.B32];[$'Peptideiondata_HeavyD_A-1'.$B$4:.$N$60];2;0)" office:value-type="float" office:value="1" calcext:value-type="float">
            <text:p>1</text:p>
          </table:table-cell>
          <table:table-cell table:formula="of:=VLOOKUP( [.$A32];[$Peptideiondata_HeavyD.$A$4:.$AH$60]; 8;0)" office:value-type="float" office:value="4952.3096862657" calcext:value-type="float">
            <text:p>4952.3096862657</text:p>
          </table:table-cell>
          <table:table-cell table:formula="of:=VLOOKUP( [.$A32];[$Peptideiondata_HeavyD.$A$4:.$AH$60]; 9;0)" office:value-type="float" office:value="4752.13212643924" calcext:value-type="float">
            <text:p>4752.13212643924</text:p>
          </table:table-cell>
          <table:table-cell table:formula="of:=VLOOKUP( [.$A32];[$Peptideiondata_HeavyD.$A$4:.$AH$60]; 10;0)" office:value-type="float" office:value="4652.48071050512" calcext:value-type="float">
            <text:p>4652.48071050512</text:p>
          </table:table-cell>
          <table:table-cell table:formula="of:=VLOOKUP( [.$A32];[$Peptideiondata_HeavyD.$A$4:.$AH$60]; 11;0)" office:value-type="float" office:value="4782.35438330607" calcext:value-type="float">
            <text:p>4782.35438330607</text:p>
          </table:table-cell>
          <table:table-cell table:formula="of:=VLOOKUP( [.$A32];[$Peptideiondata_HeavyD.$A$4:.$AH$60]; 12;0)" office:value-type="float" office:value="5635.38427109007" calcext:value-type="float">
            <text:p>5635.38427109007</text:p>
          </table:table-cell>
          <table:table-cell table:formula="of:= VLOOKUP([.$B32];[$'Peptideiondata_HeavyD_A-1'.$B$4:.$N$60];9;0)" office:value-type="float" office:value="5342.31057" calcext:value-type="float">
            <text:p>5342.31057</text:p>
          </table:table-cell>
          <table:table-cell table:formula="of:= VLOOKUP([.$B32];[$'Peptideiondata_HeavyD_A-1'.$B$4:.$N$60];10;0)" office:value-type="float" office:value="5130.243894" calcext:value-type="float">
            <text:p>5130.243894</text:p>
          </table:table-cell>
          <table:table-cell table:formula="of:=VLOOKUP([.$B32];[$'Peptideiondata_HeavyD_A-1'.$B$4:.$N$60];11;0)" office:value-type="float" office:value="5029.496193" calcext:value-type="float">
            <text:p>5029.496193</text:p>
          </table:table-cell>
          <table:table-cell table:formula="of:=VLOOKUP([.$B32];[$'Peptideiondata_HeavyD_A-1'.$B$4:.$N$60];12;0)" office:value-type="float" office:value="5143.456678" calcext:value-type="float">
            <text:p>5143.456678</text:p>
          </table:table-cell>
          <table:table-cell table:formula="of:=VLOOKUP([.$B32];[$'Peptideiondata_HeavyD_A-1'.$B$4:.$N$60];13;0)" office:value-type="float" office:value="6074.068715" calcext:value-type="float">
            <text:p>6074.068715</text:p>
          </table:table-cell>
          <table:table-cell table:formula="of:=[.F32]/[.K32]" office:value-type="float" office:value="0.926997714074437" calcext:value-type="float">
            <text:p>0.926997714074437</text:p>
          </table:table-cell>
          <table:table-cell table:formula="of:=[.G32]/[.L32]" office:value-type="float" office:value="0.926297506439611" calcext:value-type="float">
            <text:p>0.926297506439611</text:p>
          </table:table-cell>
          <table:table-cell table:formula="of:=[.H32]/[.M32]" office:value-type="float" office:value="0.92503911564351" calcext:value-type="float">
            <text:p>0.92503911564351</text:p>
          </table:table-cell>
          <table:table-cell table:formula="of:=[.I32]/[.N32]" office:value-type="float" office:value="0.929793849292351" calcext:value-type="float">
            <text:p>0.929793849292351</text:p>
          </table:table-cell>
          <table:table-cell table:formula="of:=[.J32]/[.O32]" office:value-type="float" office:value="0.927777497342664" calcext:value-type="float">
            <text:p>0.927777497342664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2721" calcext:value-type="float">
            <text:p>12721</text:p>
          </table:table-cell>
          <table:table-cell table:formula="of:=VLOOKUP( [.A33];[$Peptideiondata_HeavyD.$A$4:.$AH$60]; 33;0)" office:value-type="string" office:string-value="KSAPATGGVKKPHR" calcext:value-type="string">
            <text:p>KSAPATGGVKKPHR</text:p>
          </table:table-cell>
          <table:table-cell table:formula="of:=VLOOKUP( [.A33];[$Peptideiondata_HeavyD.$A$4:.$AH$60]; 34;0)" office:value-type="string" office:string-value="[N-term] Propionyl Heavy N-term (N-term)|[1] EG Formyl (K)|[1] Propionyl Heavy K (K)|[10] EG Dimethyl enkel K (K)|[10] Propionyl Heavy K (K)|[11] Propionyl Heavy K (K)" calcext:value-type="string">
            <text:p>[N-term] Propionyl Heavy N-term (N-term)|[1] EG Formyl (K)|[1] Propionyl Heavy K (K)|[10] EG Dimethyl enkel K (K)|[10] Propionyl Heavy K (K)|[11] Propionyl Heavy K (K)</text:p>
          </table:table-cell>
          <table:table-cell table:formula="of:=VLOOKUP([.B33];[$'Peptideiondata_HeavyD_A-1'.$B$4:.$N$60];2;0)" office:value-type="float" office:value="1" calcext:value-type="float">
            <text:p>1</text:p>
          </table:table-cell>
          <table:table-cell table:formula="of:=VLOOKUP( [.$A33];[$Peptideiondata_HeavyD.$A$4:.$AH$60]; 8;0)" office:value-type="float" office:value="2165.19591509313" calcext:value-type="float">
            <text:p>2165.19591509313</text:p>
          </table:table-cell>
          <table:table-cell table:formula="of:=VLOOKUP( [.$A33];[$Peptideiondata_HeavyD.$A$4:.$AH$60]; 9;0)" office:value-type="float" office:value="3576.7052644731" calcext:value-type="float">
            <text:p>3576.7052644731</text:p>
          </table:table-cell>
          <table:table-cell table:formula="of:=VLOOKUP( [.$A33];[$Peptideiondata_HeavyD.$A$4:.$AH$60]; 10;0)" office:value-type="float" office:value="1831.17611337647" calcext:value-type="float">
            <text:p>1831.17611337647</text:p>
          </table:table-cell>
          <table:table-cell table:formula="of:=VLOOKUP( [.$A33];[$Peptideiondata_HeavyD.$A$4:.$AH$60]; 11;0)" office:value-type="float" office:value="1459.21573612847" calcext:value-type="float">
            <text:p>1459.21573612847</text:p>
          </table:table-cell>
          <table:table-cell table:formula="of:=VLOOKUP( [.$A33];[$Peptideiondata_HeavyD.$A$4:.$AH$60]; 12;0)" office:value-type="float" office:value="4038.40436573055" calcext:value-type="float">
            <text:p>4038.40436573055</text:p>
          </table:table-cell>
          <table:table-cell table:formula="of:= VLOOKUP([.$B33];[$'Peptideiondata_HeavyD_A-1'.$B$4:.$N$60];9;0)" office:value-type="float" office:value="2274.857495" calcext:value-type="float">
            <text:p>2274.857495</text:p>
          </table:table-cell>
          <table:table-cell table:formula="of:= VLOOKUP([.$B33];[$'Peptideiondata_HeavyD_A-1'.$B$4:.$N$60];10;0)" office:value-type="float" office:value="3749.355572" calcext:value-type="float">
            <text:p>3749.355572</text:p>
          </table:table-cell>
          <table:table-cell table:formula="of:=VLOOKUP([.$B33];[$'Peptideiondata_HeavyD_A-1'.$B$4:.$N$60];11;0)" office:value-type="float" office:value="1973.994748" calcext:value-type="float">
            <text:p>1973.994748</text:p>
          </table:table-cell>
          <table:table-cell table:formula="of:=VLOOKUP([.$B33];[$'Peptideiondata_HeavyD_A-1'.$B$4:.$N$60];12;0)" office:value-type="float" office:value="1537.15922" calcext:value-type="float">
            <text:p>1537.15922</text:p>
          </table:table-cell>
          <table:table-cell table:formula="of:=VLOOKUP([.$B33];[$'Peptideiondata_HeavyD_A-1'.$B$4:.$N$60];13;0)" office:value-type="float" office:value="4264.882083" calcext:value-type="float">
            <text:p>4264.882083</text:p>
          </table:table-cell>
          <table:table-cell table:formula="of:=[.F33]/[.K33]" office:value-type="float" office:value="0.951794088136114" calcext:value-type="float">
            <text:p>0.951794088136114</text:p>
          </table:table-cell>
          <table:table-cell table:formula="of:=[.G33]/[.L33]" office:value-type="float" office:value="0.9539520047615" calcext:value-type="float">
            <text:p>0.9539520047615</text:p>
          </table:table-cell>
          <table:table-cell table:formula="of:=[.H33]/[.M33]" office:value-type="float" office:value="0.927649941942232" calcext:value-type="float">
            <text:p>0.927649941942232</text:p>
          </table:table-cell>
          <table:table-cell table:formula="of:=[.I33]/[.N33]" office:value-type="float" office:value="0.949293812340709" calcext:value-type="float">
            <text:p>0.949293812340709</text:p>
          </table:table-cell>
          <table:table-cell table:formula="of:=[.J33]/[.O33]" office:value-type="float" office:value="0.946897074089762" calcext:value-type="float">
            <text:p>0.94689707408976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2722" calcext:value-type="float">
            <text:p>12722</text:p>
          </table:table-cell>
          <table:table-cell table:formula="of:=VLOOKUP( [.A34];[$Peptideiondata_HeavyD.$A$4:.$AH$60]; 33;0)" office:value-type="string" office:string-value="KSAPATGGVKKPHR" calcext:value-type="string">
            <text:p>KSAPATGGVKKPHR</text:p>
          </table:table-cell>
          <table:table-cell table:formula="of:=VLOOKUP( [.A34];[$Peptideiondata_HeavyD.$A$4:.$AH$60]; 34;0)" office:value-type="string" office:string-value="[N-term] Propionyl Heavy N-term (N-term)|[1] Propionyl Heavy + Me (K) (K)|[1] Propionyl Heavy K (K)|[10] EG Dimethyl enkel K (K)|[10] Propionyl Heavy K (K)|[11] Propionyl Heavy K (K)" calcext:value-type="string">
            <text:p>[N-term] Propionyl Heavy N-term (N-term)|[1] Propionyl Heavy + Me (K) (K)|[1] Propionyl Heavy K (K)|[10] EG Dimethyl enkel K (K)|[10] Propionyl Heavy K (K)|[11] Propionyl Heavy K (K)</text:p>
          </table:table-cell>
          <table:table-cell table:formula="of:=VLOOKUP([.B34];[$'Peptideiondata_HeavyD_A-1'.$B$4:.$N$60];2;0)" office:value-type="float" office:value="3" calcext:value-type="float">
            <text:p>3</text:p>
          </table:table-cell>
          <table:table-cell table:formula="of:=VLOOKUP( [.$A34];[$Peptideiondata_HeavyD.$A$4:.$AH$60]; 8;0)" office:value-type="float" office:value="2499.70771583606" calcext:value-type="float">
            <text:p>2499.70771583606</text:p>
          </table:table-cell>
          <table:table-cell table:formula="of:=VLOOKUP( [.$A34];[$Peptideiondata_HeavyD.$A$4:.$AH$60]; 9;0)" office:value-type="float" office:value="2080.43031895077" calcext:value-type="float">
            <text:p>2080.43031895077</text:p>
          </table:table-cell>
          <table:table-cell table:formula="of:=VLOOKUP( [.$A34];[$Peptideiondata_HeavyD.$A$4:.$AH$60]; 10;0)" office:value-type="float" office:value="2333.45543204732" calcext:value-type="float">
            <text:p>2333.45543204732</text:p>
          </table:table-cell>
          <table:table-cell table:formula="of:=VLOOKUP( [.$A34];[$Peptideiondata_HeavyD.$A$4:.$AH$60]; 11;0)" office:value-type="float" office:value="2691.94966245133" calcext:value-type="float">
            <text:p>2691.94966245133</text:p>
          </table:table-cell>
          <table:table-cell table:formula="of:=VLOOKUP( [.$A34];[$Peptideiondata_HeavyD.$A$4:.$AH$60]; 12;0)" office:value-type="float" office:value="2683.04175944115" calcext:value-type="float">
            <text:p>2683.04175944115</text:p>
          </table:table-cell>
          <table:table-cell table:formula="of:= VLOOKUP([.$B34];[$'Peptideiondata_HeavyD_A-1'.$B$4:.$N$60];9;0)" office:value-type="float" office:value="3290.140466" calcext:value-type="float">
            <text:p>3290.140466</text:p>
          </table:table-cell>
          <table:table-cell table:formula="of:= VLOOKUP([.$B34];[$'Peptideiondata_HeavyD_A-1'.$B$4:.$N$60];10;0)" office:value-type="float" office:value="2764.26341" calcext:value-type="float">
            <text:p>2764.26341</text:p>
          </table:table-cell>
          <table:table-cell table:formula="of:=VLOOKUP([.$B34];[$'Peptideiondata_HeavyD_A-1'.$B$4:.$N$60];11;0)" office:value-type="float" office:value="3118.966322" calcext:value-type="float">
            <text:p>3118.966322</text:p>
          </table:table-cell>
          <table:table-cell table:formula="of:=VLOOKUP([.$B34];[$'Peptideiondata_HeavyD_A-1'.$B$4:.$N$60];12;0)" office:value-type="float" office:value="3420.024609" calcext:value-type="float">
            <text:p>3420.024609</text:p>
          </table:table-cell>
          <table:table-cell table:formula="of:=VLOOKUP([.$B34];[$'Peptideiondata_HeavyD_A-1'.$B$4:.$N$60];13;0)" office:value-type="float" office:value="3572.628007" calcext:value-type="float">
            <text:p>3572.628007</text:p>
          </table:table-cell>
          <table:table-cell table:formula="of:=[.F34]/[.K34]" office:value-type="float" office:value="0.759757141577329" calcext:value-type="float">
            <text:p>0.759757141577329</text:p>
          </table:table-cell>
          <table:table-cell table:formula="of:=[.G34]/[.L34]" office:value-type="float" office:value="0.752616523962443" calcext:value-type="float">
            <text:p>0.752616523962443</text:p>
          </table:table-cell>
          <table:table-cell table:formula="of:=[.H34]/[.M34]" office:value-type="float" office:value="0.748150249519533" calcext:value-type="float">
            <text:p>0.748150249519533</text:p>
          </table:table-cell>
          <table:table-cell table:formula="of:=[.I34]/[.N34]" office:value-type="float" office:value="0.787114120573081" calcext:value-type="float">
            <text:p>0.787114120573081</text:p>
          </table:table-cell>
          <table:table-cell table:formula="of:=[.J34]/[.O34]" office:value-type="float" office:value="0.750999475507709" calcext:value-type="float">
            <text:p>0.750999475507709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2723" calcext:value-type="float">
            <text:p>12723</text:p>
          </table:table-cell>
          <table:table-cell table:formula="of:=VLOOKUP( [.A35];[$Peptideiondata_HeavyD.$A$4:.$AH$60]; 33;0)" office:value-type="string" office:string-value="KSAPATGGVKKPHR" calcext:value-type="string">
            <text:p>KSAPATGGVKKPHR</text:p>
          </table:table-cell>
          <table:table-cell table:formula="of:=VLOOKUP( [.A35];[$Peptideiondata_HeavyD.$A$4:.$AH$60]; 34;0)" office:value-type="string" office:string-value="[N-term] Propionyl Heavy N-term (N-term)|[1] EG Dimethyl enkel K (K)|[1] Propionyl Heavy K (K)|[10] Propionyl Heavy K (K)|[11] Propionyl Heavy + Me (K) (K)|[11] Propionyl Heavy K (K)" calcext:value-type="string">
            <text:p>[N-term] Propionyl Heavy N-term (N-term)|[1] EG Dimethyl enkel K (K)|[1] Propionyl Heavy K (K)|[10] Propionyl Heavy K (K)|[11] Propionyl Heavy + Me (K) (K)|[11] Propionyl Heavy K (K)</text:p>
          </table:table-cell>
          <table:table-cell table:formula="of:=VLOOKUP([.B35];[$'Peptideiondata_HeavyD_A-1'.$B$4:.$N$60];2;0)" office:value-type="float" office:value="1" calcext:value-type="float">
            <text:p>1</text:p>
          </table:table-cell>
          <table:table-cell table:formula="of:=VLOOKUP( [.$A35];[$Peptideiondata_HeavyD.$A$4:.$AH$60]; 8;0)" office:value-type="float" office:value="3619.99919619946" calcext:value-type="float">
            <text:p>3619.99919619946</text:p>
          </table:table-cell>
          <table:table-cell table:formula="of:=VLOOKUP( [.$A35];[$Peptideiondata_HeavyD.$A$4:.$AH$60]; 9;0)" office:value-type="float" office:value="3849.41229896066" calcext:value-type="float">
            <text:p>3849.41229896066</text:p>
          </table:table-cell>
          <table:table-cell table:formula="of:=VLOOKUP( [.$A35];[$Peptideiondata_HeavyD.$A$4:.$AH$60]; 10;0)" office:value-type="float" office:value="2367.67875000817" calcext:value-type="float">
            <text:p>2367.67875000817</text:p>
          </table:table-cell>
          <table:table-cell table:formula="of:=VLOOKUP( [.$A35];[$Peptideiondata_HeavyD.$A$4:.$AH$60]; 11;0)" office:value-type="float" office:value="2274.39238895337" calcext:value-type="float">
            <text:p>2274.39238895337</text:p>
          </table:table-cell>
          <table:table-cell table:formula="of:=VLOOKUP( [.$A35];[$Peptideiondata_HeavyD.$A$4:.$AH$60]; 12;0)" office:value-type="float" office:value="2911.44829387765" calcext:value-type="float">
            <text:p>2911.44829387765</text:p>
          </table:table-cell>
          <table:table-cell table:formula="of:= VLOOKUP([.$B35];[$'Peptideiondata_HeavyD_A-1'.$B$4:.$N$60];9;0)" office:value-type="float" office:value="3861.388837" calcext:value-type="float">
            <text:p>3861.388837</text:p>
          </table:table-cell>
          <table:table-cell table:formula="of:= VLOOKUP([.$B35];[$'Peptideiondata_HeavyD_A-1'.$B$4:.$N$60];10;0)" office:value-type="float" office:value="4115.301636" calcext:value-type="float">
            <text:p>4115.301636</text:p>
          </table:table-cell>
          <table:table-cell table:formula="of:=VLOOKUP([.$B35];[$'Peptideiondata_HeavyD_A-1'.$B$4:.$N$60];11;0)" office:value-type="float" office:value="2505.854795" calcext:value-type="float">
            <text:p>2505.854795</text:p>
          </table:table-cell>
          <table:table-cell table:formula="of:=VLOOKUP([.$B35];[$'Peptideiondata_HeavyD_A-1'.$B$4:.$N$60];12;0)" office:value-type="float" office:value="2397.122847" calcext:value-type="float">
            <text:p>2397.122847</text:p>
          </table:table-cell>
          <table:table-cell table:formula="of:=VLOOKUP([.$B35];[$'Peptideiondata_HeavyD_A-1'.$B$4:.$N$60];13;0)" office:value-type="float" office:value="3087.275525" calcext:value-type="float">
            <text:p>3087.275525</text:p>
          </table:table-cell>
          <table:table-cell table:formula="of:=[.F35]/[.K35]" office:value-type="float" office:value="0.937486316195993" calcext:value-type="float">
            <text:p>0.937486316195993</text:p>
          </table:table-cell>
          <table:table-cell table:formula="of:=[.G35]/[.L35]" office:value-type="float" office:value="0.935390073302675" calcext:value-type="float">
            <text:p>0.935390073302675</text:p>
          </table:table-cell>
          <table:table-cell table:formula="of:=[.H35]/[.M35]" office:value-type="float" office:value="0.944858718363276" calcext:value-type="float">
            <text:p>0.944858718363276</text:p>
          </table:table-cell>
          <table:table-cell table:formula="of:=[.I35]/[.N35]" office:value-type="float" office:value="0.948800930999332" calcext:value-type="float">
            <text:p>0.948800930999332</text:p>
          </table:table-cell>
          <table:table-cell table:formula="of:=[.J35]/[.O35]" office:value-type="float" office:value="0.943047768267346" calcext:value-type="float">
            <text:p>0.943047768267346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12724" calcext:value-type="float">
            <text:p>12724</text:p>
          </table:table-cell>
          <table:table-cell table:formula="of:=VLOOKUP( [.A36];[$Peptideiondata_HeavyD.$A$4:.$AH$60]; 33;0)" office:value-type="string" office:string-value="KSAPATGGVKKPHR" calcext:value-type="string">
            <text:p>KSAPATGGVKKPHR</text:p>
          </table:table-cell>
          <table:table-cell table:formula="of:=VLOOKUP( [.A36];[$Peptideiondata_HeavyD.$A$4:.$AH$60]; 34;0)" office:value-type="string" office:string-value="[N-term] Propionyl Heavy N-term (N-term)|[1] EG Formyl (K)|[1] Propionyl Heavy K (K)|[10] Propionyl Heavy K (K)|[11] Propionyl Heavy K (K)" calcext:value-type="string">
            <text:p>[N-term] Propionyl Heavy N-term (N-term)|[1] EG Formyl (K)|[1] Propionyl Heavy K (K)|[10] Propionyl Heavy K (K)|[11] Propionyl Heavy K (K)</text:p>
          </table:table-cell>
          <table:table-cell table:formula="of:=VLOOKUP([.B36];[$'Peptideiondata_HeavyD_A-1'.$B$4:.$N$60];2;0)" office:value-type="float" office:value="1" calcext:value-type="float">
            <text:p>1</text:p>
          </table:table-cell>
          <table:table-cell table:formula="of:=VLOOKUP( [.$A36];[$Peptideiondata_HeavyD.$A$4:.$AH$60]; 8;0)" office:value-type="float" office:value="3179.79842760866" calcext:value-type="float">
            <text:p>3179.79842760866</text:p>
          </table:table-cell>
          <table:table-cell table:formula="of:=VLOOKUP( [.$A36];[$Peptideiondata_HeavyD.$A$4:.$AH$60]; 9;0)" office:value-type="float" office:value="4386.10176107621" calcext:value-type="float">
            <text:p>4386.10176107621</text:p>
          </table:table-cell>
          <table:table-cell table:formula="of:=VLOOKUP( [.$A36];[$Peptideiondata_HeavyD.$A$4:.$AH$60]; 10;0)" office:value-type="float" office:value="2278.85559321291" calcext:value-type="float">
            <text:p>2278.85559321291</text:p>
          </table:table-cell>
          <table:table-cell table:formula="of:=VLOOKUP( [.$A36];[$Peptideiondata_HeavyD.$A$4:.$AH$60]; 11;0)" office:value-type="float" office:value="2317.19304165486" calcext:value-type="float">
            <text:p>2317.19304165486</text:p>
          </table:table-cell>
          <table:table-cell table:formula="of:=VLOOKUP( [.$A36];[$Peptideiondata_HeavyD.$A$4:.$AH$60]; 12;0)" office:value-type="float" office:value="5579.91012472046" calcext:value-type="float">
            <text:p>5579.91012472046</text:p>
          </table:table-cell>
          <table:table-cell table:formula="of:= VLOOKUP([.$B36];[$'Peptideiondata_HeavyD_A-1'.$B$4:.$N$60];9;0)" office:value-type="float" office:value="3327.606697" calcext:value-type="float">
            <text:p>3327.606697</text:p>
          </table:table-cell>
          <table:table-cell table:formula="of:= VLOOKUP([.$B36];[$'Peptideiondata_HeavyD_A-1'.$B$4:.$N$60];10;0)" office:value-type="float" office:value="4620.239862" calcext:value-type="float">
            <text:p>4620.239862</text:p>
          </table:table-cell>
          <table:table-cell table:formula="of:=VLOOKUP([.$B36];[$'Peptideiondata_HeavyD_A-1'.$B$4:.$N$60];11;0)" office:value-type="float" office:value="2411.611222" calcext:value-type="float">
            <text:p>2411.611222</text:p>
          </table:table-cell>
          <table:table-cell table:formula="of:=VLOOKUP([.$B36];[$'Peptideiondata_HeavyD_A-1'.$B$4:.$N$60];12;0)" office:value-type="float" office:value="2449.101525" calcext:value-type="float">
            <text:p>2449.101525</text:p>
          </table:table-cell>
          <table:table-cell table:formula="of:=VLOOKUP([.$B36];[$'Peptideiondata_HeavyD_A-1'.$B$4:.$N$60];13;0)" office:value-type="float" office:value="5957.837733" calcext:value-type="float">
            <text:p>5957.837733</text:p>
          </table:table-cell>
          <table:table-cell table:formula="of:=[.F36]/[.K36]" office:value-type="float" office:value="0.955581208102329" calcext:value-type="float">
            <text:p>0.955581208102329</text:p>
          </table:table-cell>
          <table:table-cell table:formula="of:=[.G36]/[.L36]" office:value-type="float" office:value="0.949323388413337" calcext:value-type="float">
            <text:p>0.949323388413337</text:p>
          </table:table-cell>
          <table:table-cell table:formula="of:=[.H36]/[.M36]" office:value-type="float" office:value="0.94495147991682" calcext:value-type="float">
            <text:p>0.94495147991682</text:p>
          </table:table-cell>
          <table:table-cell table:formula="of:=[.I36]/[.N36]" office:value-type="float" office:value="0.946140050953935" calcext:value-type="float">
            <text:p>0.946140050953935</text:p>
          </table:table-cell>
          <table:table-cell table:formula="of:=[.J36]/[.O36]" office:value-type="float" office:value="0.936566313952086" calcext:value-type="float">
            <text:p>0.936566313952086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2725" calcext:value-type="float">
            <text:p>12725</text:p>
          </table:table-cell>
          <table:table-cell table:formula="of:=VLOOKUP( [.A37];[$Peptideiondata_HeavyD.$A$4:.$AH$60]; 33;0)" office:value-type="string" office:string-value="KSAPATGGVKKPHR" calcext:value-type="string">
            <text:p>KSAPATGGVKKPHR</text:p>
          </table:table-cell>
          <table:table-cell table:formula="of:=VLOOKUP( [.A37];[$Peptideiondata_HeavyD.$A$4:.$AH$60]; 34;0)" office:value-type="string" office:string-value="[N-term] Propionyl Heavy N-term (N-term)|[1] EG Dimethyl enkel K (K)|[1] Propionyl Heavy K (K)|[10] EG Dimethyl enkel K (K)|[10] Propionyl Heavy K (K)|[11] Propionyl Heavy K (K)" calcext:value-type="string">
            <text:p>[N-term] Propionyl Heavy N-term (N-term)|[1] EG Dimethyl enkel K (K)|[1] Propionyl Heavy K (K)|[10] EG Dimethyl enkel K (K)|[10] Propionyl Heavy K (K)|[11] Propionyl Heavy K (K)</text:p>
          </table:table-cell>
          <table:table-cell table:formula="of:=VLOOKUP([.B37];[$'Peptideiondata_HeavyD_A-1'.$B$4:.$N$60];2;0)" office:value-type="float" office:value="1" calcext:value-type="float">
            <text:p>1</text:p>
          </table:table-cell>
          <table:table-cell table:formula="of:=VLOOKUP( [.$A37];[$Peptideiondata_HeavyD.$A$4:.$AH$60]; 8;0)" office:value-type="float" office:value="1761.4797475461" calcext:value-type="float">
            <text:p>1761.4797475461</text:p>
          </table:table-cell>
          <table:table-cell table:formula="of:=VLOOKUP( [.$A37];[$Peptideiondata_HeavyD.$A$4:.$AH$60]; 9;0)" office:value-type="float" office:value="2200.2523117852" calcext:value-type="float">
            <text:p>2200.2523117852</text:p>
          </table:table-cell>
          <table:table-cell table:formula="of:=VLOOKUP( [.$A37];[$Peptideiondata_HeavyD.$A$4:.$AH$60]; 10;0)" office:value-type="float" office:value="2342.58380024104" calcext:value-type="float">
            <text:p>2342.58380024104</text:p>
          </table:table-cell>
          <table:table-cell table:formula="of:=VLOOKUP( [.$A37];[$Peptideiondata_HeavyD.$A$4:.$AH$60]; 11;0)" office:value-type="float" office:value="2529.23234031007" calcext:value-type="float">
            <text:p>2529.23234031007</text:p>
          </table:table-cell>
          <table:table-cell table:formula="of:=VLOOKUP( [.$A37];[$Peptideiondata_HeavyD.$A$4:.$AH$60]; 12;0)" office:value-type="float" office:value="2157.34449027083" calcext:value-type="float">
            <text:p>2157.34449027083</text:p>
          </table:table-cell>
          <table:table-cell table:formula="of:= VLOOKUP([.$B37];[$'Peptideiondata_HeavyD_A-1'.$B$4:.$N$60];9;0)" office:value-type="float" office:value="1771.13943" calcext:value-type="float">
            <text:p>1771.13943</text:p>
          </table:table-cell>
          <table:table-cell table:formula="of:= VLOOKUP([.$B37];[$'Peptideiondata_HeavyD_A-1'.$B$4:.$N$60];10;0)" office:value-type="float" office:value="2239.053037" calcext:value-type="float">
            <text:p>2239.053037</text:p>
          </table:table-cell>
          <table:table-cell table:formula="of:=VLOOKUP([.$B37];[$'Peptideiondata_HeavyD_A-1'.$B$4:.$N$60];11;0)" office:value-type="float" office:value="2366.983026" calcext:value-type="float">
            <text:p>2366.983026</text:p>
          </table:table-cell>
          <table:table-cell table:formula="of:=VLOOKUP([.$B37];[$'Peptideiondata_HeavyD_A-1'.$B$4:.$N$60];12;0)" office:value-type="float" office:value="2567.097468" calcext:value-type="float">
            <text:p>2567.097468</text:p>
          </table:table-cell>
          <table:table-cell table:formula="of:=VLOOKUP([.$B37];[$'Peptideiondata_HeavyD_A-1'.$B$4:.$N$60];13;0)" office:value-type="float" office:value="2181.615891" calcext:value-type="float">
            <text:p>2181.615891</text:p>
          </table:table-cell>
          <table:table-cell table:formula="of:=[.F37]/[.K37]" office:value-type="float" office:value="0.994546063234615" calcext:value-type="float">
            <text:p>0.994546063234615</text:p>
          </table:table-cell>
          <table:table-cell table:formula="of:=[.G37]/[.L37]" office:value-type="float" office:value="0.982670921780939" calcext:value-type="float">
            <text:p>0.982670921780939</text:p>
          </table:table-cell>
          <table:table-cell table:formula="of:=[.H37]/[.M37]" office:value-type="float" office:value="0.989691845910618" calcext:value-type="float">
            <text:p>0.989691845910618</text:p>
          </table:table-cell>
          <table:table-cell table:formula="of:=[.I37]/[.N37]" office:value-type="float" office:value="0.985249828585811" calcext:value-type="float">
            <text:p>0.985249828585811</text:p>
          </table:table-cell>
          <table:table-cell table:formula="of:=[.J37]/[.O37]" office:value-type="float" office:value="0.988874576487411" calcext:value-type="float">
            <text:p>0.988874576487411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2726" calcext:value-type="float">
            <text:p>12726</text:p>
          </table:table-cell>
          <table:table-cell table:formula="of:=VLOOKUP( [.A38];[$Peptideiondata_HeavyD.$A$4:.$AH$60]; 33;0)" office:value-type="string" office:string-value="KSAPATGGVKKPHR" calcext:value-type="string">
            <text:p>KSAPATGGVKKPHR</text:p>
          </table:table-cell>
          <table:table-cell table:formula="of:=VLOOKUP( [.A38];[$Peptideiondata_HeavyD.$A$4:.$AH$60]; 34;0)" office:value-type="string" office:string-value="[N-term] Propionyl Heavy N-term (N-term)|[1] EG Trimethyl (K)|[1] Propionyl Heavy K (K)|[10] Propionyl Heavy + Me (K) (K)|[10] Propionyl Heavy K (K)|[11] Propionyl Heavy K (K)" calcext:value-type="string">
            <text:p>[N-term] Propionyl Heavy N-term (N-term)|[1] EG Trimethyl (K)|[1] Propionyl Heavy K (K)|[10] Propionyl Heavy + Me (K) (K)|[10] Propionyl Heavy K (K)|[11] Propionyl Heavy K (K)</text:p>
          </table:table-cell>
          <table:table-cell table:formula="of:=VLOOKUP([.B38];[$'Peptideiondata_HeavyD_A-1'.$B$4:.$N$60];2;0)" office:value-type="float" office:value="1" calcext:value-type="float">
            <text:p>1</text:p>
          </table:table-cell>
          <table:table-cell table:formula="of:=VLOOKUP( [.$A38];[$Peptideiondata_HeavyD.$A$4:.$AH$60]; 8;0)" office:value-type="float" office:value="1133.76271180978" calcext:value-type="float">
            <text:p>1133.76271180978</text:p>
          </table:table-cell>
          <table:table-cell table:formula="of:=VLOOKUP( [.$A38];[$Peptideiondata_HeavyD.$A$4:.$AH$60]; 9;0)" office:value-type="float" office:value="1127.65414346227" calcext:value-type="float">
            <text:p>1127.65414346227</text:p>
          </table:table-cell>
          <table:table-cell table:formula="of:=VLOOKUP( [.$A38];[$Peptideiondata_HeavyD.$A$4:.$AH$60]; 10;0)" office:value-type="float" office:value="1041.39233631663" calcext:value-type="float">
            <text:p>1041.39233631663</text:p>
          </table:table-cell>
          <table:table-cell table:formula="of:=VLOOKUP( [.$A38];[$Peptideiondata_HeavyD.$A$4:.$AH$60]; 11;0)" office:value-type="float" office:value="914.24269392877" calcext:value-type="float">
            <text:p>914.24269392877</text:p>
          </table:table-cell>
          <table:table-cell table:formula="of:=VLOOKUP( [.$A38];[$Peptideiondata_HeavyD.$A$4:.$AH$60]; 12;0)" office:value-type="float" office:value="1272.19624648861" calcext:value-type="float">
            <text:p>1272.19624648861</text:p>
          </table:table-cell>
          <table:table-cell table:formula="of:= VLOOKUP([.$B38];[$'Peptideiondata_HeavyD_A-1'.$B$4:.$N$60];9;0)" office:value-type="float" office:value="1394.867469" calcext:value-type="float">
            <text:p>1394.867469</text:p>
          </table:table-cell>
          <table:table-cell table:formula="of:= VLOOKUP([.$B38];[$'Peptideiondata_HeavyD_A-1'.$B$4:.$N$60];10;0)" office:value-type="float" office:value="1253.081745" calcext:value-type="float">
            <text:p>1253.081745</text:p>
          </table:table-cell>
          <table:table-cell table:formula="of:=VLOOKUP([.$B38];[$'Peptideiondata_HeavyD_A-1'.$B$4:.$N$60];11;0)" office:value-type="float" office:value="1131.684191" calcext:value-type="float">
            <text:p>1131.684191</text:p>
          </table:table-cell>
          <table:table-cell table:formula="of:=VLOOKUP([.$B38];[$'Peptideiondata_HeavyD_A-1'.$B$4:.$N$60];12;0)" office:value-type="float" office:value="993.5051981" calcext:value-type="float">
            <text:p>993.5051981</text:p>
          </table:table-cell>
          <table:table-cell table:formula="of:=VLOOKUP([.$B38];[$'Peptideiondata_HeavyD_A-1'.$B$4:.$N$60];13;0)" office:value-type="float" office:value="1376.043497" calcext:value-type="float">
            <text:p>1376.043497</text:p>
          </table:table-cell>
          <table:table-cell table:formula="of:=[.F38]/[.K38]" office:value-type="float" office:value="0.812810347224307" calcext:value-type="float">
            <text:p>0.812810347224307</text:p>
          </table:table-cell>
          <table:table-cell table:formula="of:=[.G38]/[.L38]" office:value-type="float" office:value="0.899904693338478" calcext:value-type="float">
            <text:p>0.899904693338478</text:p>
          </table:table-cell>
          <table:table-cell table:formula="of:=[.H38]/[.M38]" office:value-type="float" office:value="0.920214618705962" calcext:value-type="float">
            <text:p>0.920214618705962</text:p>
          </table:table-cell>
          <table:table-cell table:formula="of:=[.I38]/[.N38]" office:value-type="float" office:value="0.920219336222082" calcext:value-type="float">
            <text:p>0.920219336222082</text:p>
          </table:table-cell>
          <table:table-cell table:formula="of:=[.J38]/[.O38]" office:value-type="float" office:value="0.924532000087356" calcext:value-type="float">
            <text:p>0.924532000087356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2727" calcext:value-type="float">
            <text:p>12727</text:p>
          </table:table-cell>
          <table:table-cell table:formula="of:=VLOOKUP( [.A39];[$Peptideiondata_HeavyD.$A$4:.$AH$60]; 33;0)" office:value-type="string" office:string-value="KSAPATGGVKKPHR" calcext:value-type="string">
            <text:p>KSAPATGGVKKPHR</text:p>
          </table:table-cell>
          <table:table-cell table:formula="of:=VLOOKUP( [.A39];[$Peptideiondata_HeavyD.$A$4:.$AH$60]; 34;0)" office:value-type="string" office:string-value="[N-term] Propionyl Heavy N-term (N-term)|[1] Propionyl Heavy K (K)|[10] EG Trimethyl (K)|[10] Propionyl Heavy K (K)|[11] Propionyl Heavy K (K)" calcext:value-type="string">
            <text:p>[N-term] Propionyl Heavy N-term (N-term)|[1] Propionyl Heavy K (K)|[10] EG Trimethyl (K)|[10] Propionyl Heavy K (K)|[11] Propionyl Heavy K (K)</text:p>
          </table:table-cell>
          <table:table-cell table:formula="of:=VLOOKUP([.B39];[$'Peptideiondata_HeavyD_A-1'.$B$4:.$N$60];2;0)" office:value-type="float" office:value="1" calcext:value-type="float">
            <text:p>1</text:p>
          </table:table-cell>
          <table:table-cell table:formula="of:=VLOOKUP( [.$A39];[$Peptideiondata_HeavyD.$A$4:.$AH$60]; 8;0)" office:value-type="float" office:value="872.913558189007" calcext:value-type="float">
            <text:p>872.913558189007</text:p>
          </table:table-cell>
          <table:table-cell table:formula="of:=VLOOKUP( [.$A39];[$Peptideiondata_HeavyD.$A$4:.$AH$60]; 9;0)" office:value-type="float" office:value="564.707223846877" calcext:value-type="float">
            <text:p>564.707223846877</text:p>
          </table:table-cell>
          <table:table-cell table:formula="of:=VLOOKUP( [.$A39];[$Peptideiondata_HeavyD.$A$4:.$AH$60]; 10;0)" office:value-type="float" office:value="552.813872200404" calcext:value-type="float">
            <text:p>552.813872200404</text:p>
          </table:table-cell>
          <table:table-cell table:formula="of:=VLOOKUP( [.$A39];[$Peptideiondata_HeavyD.$A$4:.$AH$60]; 11;0)" office:value-type="float" office:value="713.117465137569" calcext:value-type="float">
            <text:p>713.117465137569</text:p>
          </table:table-cell>
          <table:table-cell table:formula="of:=VLOOKUP( [.$A39];[$Peptideiondata_HeavyD.$A$4:.$AH$60]; 12;0)" office:value-type="float" office:value="731.01149730203" calcext:value-type="float">
            <text:p>731.01149730203</text:p>
          </table:table-cell>
          <table:table-cell table:formula="of:= VLOOKUP([.$B39];[$'Peptideiondata_HeavyD_A-1'.$B$4:.$N$60];9;0)" office:value-type="float" office:value="903.890115" calcext:value-type="float">
            <text:p>903.890115</text:p>
          </table:table-cell>
          <table:table-cell table:formula="of:= VLOOKUP([.$B39];[$'Peptideiondata_HeavyD_A-1'.$B$4:.$N$60];10;0)" office:value-type="float" office:value="579.1988877" calcext:value-type="float">
            <text:p>579.1988877</text:p>
          </table:table-cell>
          <table:table-cell table:formula="of:=VLOOKUP([.$B39];[$'Peptideiondata_HeavyD_A-1'.$B$4:.$N$60];11;0)" office:value-type="float" office:value="562.4116161" calcext:value-type="float">
            <text:p>562.4116161</text:p>
          </table:table-cell>
          <table:table-cell table:formula="of:=VLOOKUP([.$B39];[$'Peptideiondata_HeavyD_A-1'.$B$4:.$N$60];12;0)" office:value-type="float" office:value="731.1942471" calcext:value-type="float">
            <text:p>731.1942471</text:p>
          </table:table-cell>
          <table:table-cell table:formula="of:=VLOOKUP([.$B39];[$'Peptideiondata_HeavyD_A-1'.$B$4:.$N$60];13;0)" office:value-type="float" office:value="749.8678415" calcext:value-type="float">
            <text:p>749.8678415</text:p>
          </table:table-cell>
          <table:table-cell table:formula="of:=[.F39]/[.K39]" office:value-type="float" office:value="0.965729731637796" calcext:value-type="float">
            <text:p>0.965729731637796</text:p>
          </table:table-cell>
          <table:table-cell table:formula="of:=[.G39]/[.L39]" office:value-type="float" office:value="0.974979814083087" calcext:value-type="float">
            <text:p>0.974979814083087</text:p>
          </table:table-cell>
          <table:table-cell table:formula="of:=[.H39]/[.M39]" office:value-type="float" office:value="0.982934662754388" calcext:value-type="float">
            <text:p>0.982934662754388</text:p>
          </table:table-cell>
          <table:table-cell table:formula="of:=[.I39]/[.N39]" office:value-type="float" office:value="0.975277729503308" calcext:value-type="float">
            <text:p>0.975277729503308</text:p>
          </table:table-cell>
          <table:table-cell table:formula="of:=[.J39]/[.O39]" office:value-type="float" office:value="0.974853776686502" calcext:value-type="float">
            <text:p>0.974853776686502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12728" calcext:value-type="float">
            <text:p>12728</text:p>
          </table:table-cell>
          <table:table-cell table:formula="of:=VLOOKUP( [.A40];[$Peptideiondata_HeavyD.$A$4:.$AH$60]; 33;0)" office:value-type="string" office:string-value="KSAPATGGVKKPHR" calcext:value-type="string">
            <text:p>KSAPATGGVKKPHR</text:p>
          </table:table-cell>
          <table:table-cell table:formula="of:=VLOOKUP( [.A40];[$Peptideiondata_HeavyD.$A$4:.$AH$60]; 34;0)" office:value-type="string" office:string-value="[N-term] Propionyl Heavy N-term (N-term)|[1] EG Acetyl ENKEL K (K)|[1] Propionyl Heavy K (K)|[10] Propionyl Heavy K (K)|[11] Propionyl Heavy K (K)" calcext:value-type="string">
            <text:p>[N-term] Propionyl Heavy N-term (N-term)|[1] EG Acetyl ENKEL K (K)|[1] Propionyl Heavy K (K)|[10] Propionyl Heavy K (K)|[11] Propionyl Heavy K (K)</text:p>
          </table:table-cell>
          <table:table-cell table:formula="of:=VLOOKUP([.B40];[$'Peptideiondata_HeavyD_A-1'.$B$4:.$N$60];2;0)" office:value-type="float" office:value="1" calcext:value-type="float">
            <text:p>1</text:p>
          </table:table-cell>
          <table:table-cell table:formula="of:=VLOOKUP( [.$A40];[$Peptideiondata_HeavyD.$A$4:.$AH$60]; 8;0)" office:value-type="float" office:value="925.747525252705" calcext:value-type="float">
            <text:p>925.747525252705</text:p>
          </table:table-cell>
          <table:table-cell table:formula="of:=VLOOKUP( [.$A40];[$Peptideiondata_HeavyD.$A$4:.$AH$60]; 9;0)" office:value-type="float" office:value="1072.85107356871" calcext:value-type="float">
            <text:p>1072.85107356871</text:p>
          </table:table-cell>
          <table:table-cell table:formula="of:=VLOOKUP( [.$A40];[$Peptideiondata_HeavyD.$A$4:.$AH$60]; 10;0)" office:value-type="float" office:value="998.400490579317" calcext:value-type="float">
            <text:p>998.400490579317</text:p>
          </table:table-cell>
          <table:table-cell table:formula="of:=VLOOKUP( [.$A40];[$Peptideiondata_HeavyD.$A$4:.$AH$60]; 11;0)" office:value-type="float" office:value="1246.43594048226" calcext:value-type="float">
            <text:p>1246.43594048226</text:p>
          </table:table-cell>
          <table:table-cell table:formula="of:=VLOOKUP( [.$A40];[$Peptideiondata_HeavyD.$A$4:.$AH$60]; 12;0)" office:value-type="float" office:value="814.882119666992" calcext:value-type="float">
            <text:p>814.882119666992</text:p>
          </table:table-cell>
          <table:table-cell table:formula="of:= VLOOKUP([.$B40];[$'Peptideiondata_HeavyD_A-1'.$B$4:.$N$60];9;0)" office:value-type="float" office:value="937.3225695" calcext:value-type="float">
            <text:p>937.3225695</text:p>
          </table:table-cell>
          <table:table-cell table:formula="of:= VLOOKUP([.$B40];[$'Peptideiondata_HeavyD_A-1'.$B$4:.$N$60];10;0)" office:value-type="float" office:value="1098.237063" calcext:value-type="float">
            <text:p>1098.237063</text:p>
          </table:table-cell>
          <table:table-cell table:formula="of:=VLOOKUP([.$B40];[$'Peptideiondata_HeavyD_A-1'.$B$4:.$N$60];11;0)" office:value-type="float" office:value="1009.083508" calcext:value-type="float">
            <text:p>1009.083508</text:p>
          </table:table-cell>
          <table:table-cell table:formula="of:=VLOOKUP([.$B40];[$'Peptideiondata_HeavyD_A-1'.$B$4:.$N$60];12;0)" office:value-type="float" office:value="1272.132889" calcext:value-type="float">
            <text:p>1272.132889</text:p>
          </table:table-cell>
          <table:table-cell table:formula="of:=VLOOKUP([.$B40];[$'Peptideiondata_HeavyD_A-1'.$B$4:.$N$60];13;0)" office:value-type="float" office:value="820.2908217" calcext:value-type="float">
            <text:p>820.2908217</text:p>
          </table:table-cell>
          <table:table-cell table:formula="of:=[.F40]/[.K40]" office:value-type="float" office:value="0.987650948964699" calcext:value-type="float">
            <text:p>0.987650948964699</text:p>
          </table:table-cell>
          <table:table-cell table:formula="of:=[.G40]/[.L40]" office:value-type="float" office:value="0.97688478172286" calcext:value-type="float">
            <text:p>0.97688478172286</text:p>
          </table:table-cell>
          <table:table-cell table:formula="of:=[.H40]/[.M40]" office:value-type="float" office:value="0.989413148331146" calcext:value-type="float">
            <text:p>0.989413148331146</text:p>
          </table:table-cell>
          <table:table-cell table:formula="of:=[.I40]/[.N40]" office:value-type="float" office:value="0.979800106781344" calcext:value-type="float">
            <text:p>0.979800106781344</text:p>
          </table:table-cell>
          <table:table-cell table:formula="of:=[.J40]/[.O40]" office:value-type="float" office:value="0.993406360415201" calcext:value-type="float">
            <text:p>0.993406360415201</text:p>
          </table:table-cell>
        </table:table-row>
        <table:table-row table:style-name="ro1">
          <table:table-cell office:value-type="float" office:value="12677" calcext:value-type="float">
            <text:p>12677</text:p>
          </table:table-cell>
          <table:table-cell office:value-type="float" office:value="12729" calcext:value-type="float">
            <text:p>12729</text:p>
          </table:table-cell>
          <table:table-cell table:formula="of:=VLOOKUP( [.A41];[$Peptideiondata_HeavyD.$A$4:.$AH$60]; 33;0)" office:value-type="float" office:value="0" calcext:value-type="float">
            <text:p/>
          </table:table-cell>
          <table:table-cell table:formula="of:=VLOOKUP( [.A41];[$Peptideiondata_HeavyD.$A$4:.$AH$60]; 34;0)" office:value-type="float" office:value="0" calcext:value-type="float">
            <text:p/>
          </table:table-cell>
          <table:table-cell table:formula="of:=VLOOKUP([.B41];[$'Peptideiondata_HeavyD_A-1'.$B$4:.$N$60];2;0)" office:value-type="float" office:value="1" calcext:value-type="float">
            <text:p>1</text:p>
          </table:table-cell>
          <table:table-cell table:formula="of:=VLOOKUP( [.$A41];[$Peptideiondata_HeavyD.$A$4:.$AH$60]; 8;0)" office:value-type="float" office:value="4971.24818238095" calcext:value-type="float">
            <text:p>4971.24818238095</text:p>
          </table:table-cell>
          <table:table-cell table:formula="of:=VLOOKUP( [.$A41];[$Peptideiondata_HeavyD.$A$4:.$AH$60]; 9;0)" office:value-type="float" office:value="5633.4096159019" calcext:value-type="float">
            <text:p>5633.4096159019</text:p>
          </table:table-cell>
          <table:table-cell table:formula="of:=VLOOKUP( [.$A41];[$Peptideiondata_HeavyD.$A$4:.$AH$60]; 10;0)" office:value-type="float" office:value="7010.04735618523" calcext:value-type="float">
            <text:p>7010.04735618523</text:p>
          </table:table-cell>
          <table:table-cell table:formula="of:=VLOOKUP( [.$A41];[$Peptideiondata_HeavyD.$A$4:.$AH$60]; 11;0)" office:value-type="float" office:value="5840.41797948925" calcext:value-type="float">
            <text:p>5840.41797948925</text:p>
          </table:table-cell>
          <table:table-cell table:formula="of:=VLOOKUP( [.$A41];[$Peptideiondata_HeavyD.$A$4:.$AH$60]; 12;0)" office:value-type="float" office:value="6282.95806912167" calcext:value-type="float">
            <text:p>6282.95806912167</text:p>
          </table:table-cell>
          <table:table-cell table:formula="of:= VLOOKUP([.$B41];[$'Peptideiondata_HeavyD_A-1'.$B$4:.$N$60];9;0)" office:value-type="float" office:value="5275.045731" calcext:value-type="float">
            <text:p>5275.045731</text:p>
          </table:table-cell>
          <table:table-cell table:formula="of:= VLOOKUP([.$B41];[$'Peptideiondata_HeavyD_A-1'.$B$4:.$N$60];10;0)" office:value-type="float" office:value="5978.347585" calcext:value-type="float">
            <text:p>5978.347585</text:p>
          </table:table-cell>
          <table:table-cell table:formula="of:=VLOOKUP([.$B41];[$'Peptideiondata_HeavyD_A-1'.$B$4:.$N$60];11;0)" office:value-type="float" office:value="7377.818876" calcext:value-type="float">
            <text:p>7377.818876</text:p>
          </table:table-cell>
          <table:table-cell table:formula="of:=VLOOKUP([.$B41];[$'Peptideiondata_HeavyD_A-1'.$B$4:.$N$60];12;0)" office:value-type="float" office:value="6105.077922" calcext:value-type="float">
            <text:p>6105.077922</text:p>
          </table:table-cell>
          <table:table-cell table:formula="of:=VLOOKUP([.$B41];[$'Peptideiondata_HeavyD_A-1'.$B$4:.$N$60];13;0)" office:value-type="float" office:value="6606.247863" calcext:value-type="float">
            <text:p>6606.247863</text:p>
          </table:table-cell>
          <table:table-cell table:formula="of:=[.F41]/[.K41]" office:value-type="float" office:value="0.942408546937572" calcext:value-type="float">
            <text:p>0.942408546937572</text:p>
          </table:table-cell>
          <table:table-cell table:formula="of:=[.G41]/[.L41]" office:value-type="float" office:value="0.942302122084108" calcext:value-type="float">
            <text:p>0.942302122084108</text:p>
          </table:table-cell>
          <table:table-cell table:formula="of:=[.H41]/[.M41]" office:value-type="float" office:value="0.950151728309415" calcext:value-type="float">
            <text:p>0.950151728309415</text:p>
          </table:table-cell>
          <table:table-cell table:formula="of:=[.I41]/[.N41]" office:value-type="float" office:value="0.956649211379099" calcext:value-type="float">
            <text:p>0.956649211379099</text:p>
          </table:table-cell>
          <table:table-cell table:formula="of:=[.J41]/[.O41]" office:value-type="float" office:value="0.951063023885465" calcext:value-type="float">
            <text:p>0.951063023885465</text:p>
          </table:table-cell>
        </table:table-row>
        <table:table-row table:style-name="ro1">
          <table:table-cell office:value-type="float" office:value="12680" calcext:value-type="float">
            <text:p>12680</text:p>
          </table:table-cell>
          <table:table-cell office:value-type="float" office:value="12730" calcext:value-type="float">
            <text:p>12730</text:p>
          </table:table-cell>
          <table:table-cell table:formula="of:=VLOOKUP( [.A42];[$Peptideiondata_HeavyD.$A$4:.$AH$60]; 33;0)" office:value-type="string" office:string-value="KSAPATGGVKKPHR" calcext:value-type="string">
            <text:p>KSAPATGGVKKPHR</text:p>
          </table:table-cell>
          <table:table-cell table:formula="of:=VLOOKUP( [.A42];[$Peptideiondata_HeavyD.$A$4:.$AH$60]; 34;0)" office:value-type="string" office:string-value="[N-term] Propionyl Heavy N-term (N-term)|[1] EG Trimethyl (K)|[1] Propionyl Heavy K (K)|[10] Propionyl Heavy K (K)|[11] Propionyl Heavy K (K)" calcext:value-type="string">
            <text:p>[N-term] Propionyl Heavy N-term (N-term)|[1] EG Trimethyl (K)|[1] Propionyl Heavy K (K)|[10] Propionyl Heavy K (K)|[11] Propionyl Heavy K (K)</text:p>
          </table:table-cell>
          <table:table-cell table:formula="of:=VLOOKUP([.B42];[$'Peptideiondata_HeavyD_A-1'.$B$4:.$N$60];2;0)" office:value-type="float" office:value="2" calcext:value-type="float">
            <text:p>2</text:p>
          </table:table-cell>
          <table:table-cell table:formula="of:=VLOOKUP( [.$A42];[$Peptideiondata_HeavyD.$A$4:.$AH$60]; 8;0)" office:value-type="float" office:value="129560.759115676" calcext:value-type="float">
            <text:p>129560.759115676</text:p>
          </table:table-cell>
          <table:table-cell table:formula="of:=VLOOKUP( [.$A42];[$Peptideiondata_HeavyD.$A$4:.$AH$60]; 9;0)" office:value-type="float" office:value="127245.842798174" calcext:value-type="float">
            <text:p>127245.842798174</text:p>
          </table:table-cell>
          <table:table-cell table:formula="of:=VLOOKUP( [.$A42];[$Peptideiondata_HeavyD.$A$4:.$AH$60]; 10;0)" office:value-type="float" office:value="97736.3674991894" calcext:value-type="float">
            <text:p>97736.3674991894</text:p>
          </table:table-cell>
          <table:table-cell table:formula="of:=VLOOKUP( [.$A42];[$Peptideiondata_HeavyD.$A$4:.$AH$60]; 11;0)" office:value-type="float" office:value="110335.137930383" calcext:value-type="float">
            <text:p>110335.137930383</text:p>
          </table:table-cell>
          <table:table-cell table:formula="of:=VLOOKUP( [.$A42];[$Peptideiondata_HeavyD.$A$4:.$AH$60]; 12;0)" office:value-type="float" office:value="104630.998079435" calcext:value-type="float">
            <text:p>104630.998079435</text:p>
          </table:table-cell>
          <table:table-cell table:formula="of:= VLOOKUP([.$B42];[$'Peptideiondata_HeavyD_A-1'.$B$4:.$N$60];9;0)" office:value-type="float" office:value="139640.1458" calcext:value-type="float">
            <text:p>139640.1458</text:p>
          </table:table-cell>
          <table:table-cell table:formula="of:= VLOOKUP([.$B42];[$'Peptideiondata_HeavyD_A-1'.$B$4:.$N$60];10;0)" office:value-type="float" office:value="137215.9445" calcext:value-type="float">
            <text:p>137215.9445</text:p>
          </table:table-cell>
          <table:table-cell table:formula="of:=VLOOKUP([.$B42];[$'Peptideiondata_HeavyD_A-1'.$B$4:.$N$60];11;0)" office:value-type="float" office:value="105555.4881" calcext:value-type="float">
            <text:p>105555.4881</text:p>
          </table:table-cell>
          <table:table-cell table:formula="of:=VLOOKUP([.$B42];[$'Peptideiondata_HeavyD_A-1'.$B$4:.$N$60];12;0)" office:value-type="float" office:value="118493.3092" calcext:value-type="float">
            <text:p>118493.3092</text:p>
          </table:table-cell>
          <table:table-cell table:formula="of:=VLOOKUP([.$B42];[$'Peptideiondata_HeavyD_A-1'.$B$4:.$N$60];13;0)" office:value-type="float" office:value="112707.9917" calcext:value-type="float">
            <text:p>112707.9917</text:p>
          </table:table-cell>
          <table:table-cell table:formula="of:=[.F42]/[.K42]" office:value-type="float" office:value="0.92781884731945" calcext:value-type="float">
            <text:p>0.92781884731945</text:p>
          </table:table-cell>
          <table:table-cell table:formula="of:=[.G42]/[.L42]" office:value-type="float" office:value="0.927340064318648" calcext:value-type="float">
            <text:p>0.927340064318648</text:p>
          </table:table-cell>
          <table:table-cell table:formula="of:=[.H42]/[.M42]" office:value-type="float" office:value="0.925924073285484" calcext:value-type="float">
            <text:p>0.925924073285484</text:p>
          </table:table-cell>
          <table:table-cell table:formula="of:=[.I42]/[.N42]" office:value-type="float" office:value="0.93115078543509" calcext:value-type="float">
            <text:p>0.93115078543509</text:p>
          </table:table-cell>
          <table:table-cell table:formula="of:=[.J42]/[.O42]" office:value-type="float" office:value="0.92833699280115" calcext:value-type="float">
            <text:p>0.92833699280115</text:p>
          </table:table-cell>
        </table:table-row>
        <table:table-row table:style-name="ro1">
          <table:table-cell office:value-type="float" office:value="12682" calcext:value-type="float">
            <text:p>12682</text:p>
          </table:table-cell>
          <table:table-cell office:value-type="float" office:value="12731" calcext:value-type="float">
            <text:p>12731</text:p>
          </table:table-cell>
          <table:table-cell table:formula="of:=VLOOKUP( [.A43];[$Peptideiondata_HeavyD.$A$4:.$AH$60]; 33;0)" office:value-type="float" office:value="0" calcext:value-type="float">
            <text:p/>
          </table:table-cell>
          <table:table-cell table:formula="of:=VLOOKUP( [.A43];[$Peptideiondata_HeavyD.$A$4:.$AH$60]; 34;0)" office:value-type="float" office:value="0" calcext:value-type="float">
            <text:p/>
          </table:table-cell>
          <table:table-cell table:formula="of:=VLOOKUP([.B43];[$'Peptideiondata_HeavyD_A-1'.$B$4:.$N$60];2;0)" office:value-type="float" office:value="1" calcext:value-type="float">
            <text:p>1</text:p>
          </table:table-cell>
          <table:table-cell table:formula="of:=VLOOKUP( [.$A43];[$Peptideiondata_HeavyD.$A$4:.$AH$60]; 8;0)" office:value-type="float" office:value="12142.8376284154" calcext:value-type="float">
            <text:p>12142.8376284154</text:p>
          </table:table-cell>
          <table:table-cell table:formula="of:=VLOOKUP( [.$A43];[$Peptideiondata_HeavyD.$A$4:.$AH$60]; 9;0)" office:value-type="float" office:value="17399.1589801465" calcext:value-type="float">
            <text:p>17399.1589801465</text:p>
          </table:table-cell>
          <table:table-cell table:formula="of:=VLOOKUP( [.$A43];[$Peptideiondata_HeavyD.$A$4:.$AH$60]; 10;0)" office:value-type="float" office:value="19816.704396233" calcext:value-type="float">
            <text:p>19816.704396233</text:p>
          </table:table-cell>
          <table:table-cell table:formula="of:=VLOOKUP( [.$A43];[$Peptideiondata_HeavyD.$A$4:.$AH$60]; 11;0)" office:value-type="float" office:value="14148.7808593576" calcext:value-type="float">
            <text:p>14148.7808593576</text:p>
          </table:table-cell>
          <table:table-cell table:formula="of:=VLOOKUP( [.$A43];[$Peptideiondata_HeavyD.$A$4:.$AH$60]; 12;0)" office:value-type="float" office:value="14445.1976897242" calcext:value-type="float">
            <text:p>14445.1976897242</text:p>
          </table:table-cell>
          <table:table-cell table:formula="of:= VLOOKUP([.$B43];[$'Peptideiondata_HeavyD_A-1'.$B$4:.$N$60];9;0)" office:value-type="float" office:value="13046.83771" calcext:value-type="float">
            <text:p>13046.83771</text:p>
          </table:table-cell>
          <table:table-cell table:formula="of:= VLOOKUP([.$B43];[$'Peptideiondata_HeavyD_A-1'.$B$4:.$N$60];10;0)" office:value-type="float" office:value="18696.49081" calcext:value-type="float">
            <text:p>18696.49081</text:p>
          </table:table-cell>
          <table:table-cell table:formula="of:=VLOOKUP([.$B43];[$'Peptideiondata_HeavyD_A-1'.$B$4:.$N$60];11;0)" office:value-type="float" office:value="21286.91756" calcext:value-type="float">
            <text:p>21286.91756</text:p>
          </table:table-cell>
          <table:table-cell table:formula="of:=VLOOKUP([.$B43];[$'Peptideiondata_HeavyD_A-1'.$B$4:.$N$60];12;0)" office:value-type="float" office:value="15185.61734" calcext:value-type="float">
            <text:p>15185.61734</text:p>
          </table:table-cell>
          <table:table-cell table:formula="of:=VLOOKUP([.$B43];[$'Peptideiondata_HeavyD_A-1'.$B$4:.$N$60];13;0)" office:value-type="float" office:value="15585.51228" calcext:value-type="float">
            <text:p>15585.51228</text:p>
          </table:table-cell>
          <table:table-cell table:formula="of:=[.F43]/[.K43]" office:value-type="float" office:value="0.930711172954063" calcext:value-type="float">
            <text:p>0.930711172954063</text:p>
          </table:table-cell>
          <table:table-cell table:formula="of:=[.G43]/[.L43]" office:value-type="float" office:value="0.93061094496088" calcext:value-type="float">
            <text:p>0.93061094496088</text:p>
          </table:table-cell>
          <table:table-cell table:formula="of:=[.H43]/[.M43]" office:value-type="float" office:value="0.930933487217066" calcext:value-type="float">
            <text:p>0.930933487217066</text:p>
          </table:table-cell>
          <table:table-cell table:formula="of:=[.I43]/[.N43]" office:value-type="float" office:value="0.931722467554131" calcext:value-type="float">
            <text:p>0.931722467554131</text:p>
          </table:table-cell>
          <table:table-cell table:formula="of:=[.J43]/[.O43]" office:value-type="float" office:value="0.926834962509439" calcext:value-type="float">
            <text:p>0.926834962509439</text:p>
          </table:table-cell>
        </table:table-row>
        <table:table-row table:style-name="ro1">
          <table:table-cell office:value-type="float" office:value="12683" calcext:value-type="float">
            <text:p>12683</text:p>
          </table:table-cell>
          <table:table-cell office:value-type="float" office:value="12732" calcext:value-type="float">
            <text:p>12732</text:p>
          </table:table-cell>
          <table:table-cell table:formula="of:=VLOOKUP( [.A44];[$Peptideiondata_HeavyD.$A$4:.$AH$60]; 33;0)" office:value-type="string" office:string-value="KSAPATGGVKKPHR" calcext:value-type="string">
            <text:p>KSAPATGGVKKPHR</text:p>
          </table:table-cell>
          <table:table-cell table:formula="of:=VLOOKUP( [.A44];[$Peptideiondata_HeavyD.$A$4:.$AH$60]; 34;0)" office:value-type="string" office:string-value="[N-term] Propionyl Heavy N-term (N-term)|[1] EG Trimethyl (K)|[1] Propionyl Heavy K (K)|[10] EG Dimethyl enkel K (K)|[10] Propionyl Heavy K (K)|[11] Propionyl Heavy K (K)" calcext:value-type="string">
            <text:p>[N-term] Propionyl Heavy N-term (N-term)|[1] EG Trimethyl (K)|[1] Propionyl Heavy K (K)|[10] EG Dimethyl enkel K (K)|[10] Propionyl Heavy K (K)|[11] Propionyl Heavy K (K)</text:p>
          </table:table-cell>
          <table:table-cell table:formula="of:=VLOOKUP([.B44];[$'Peptideiondata_HeavyD_A-1'.$B$4:.$N$60];2;0)" office:value-type="float" office:value="1" calcext:value-type="float">
            <text:p>1</text:p>
          </table:table-cell>
          <table:table-cell table:formula="of:=VLOOKUP( [.$A44];[$Peptideiondata_HeavyD.$A$4:.$AH$60]; 8;0)" office:value-type="float" office:value="33020.5943554734" calcext:value-type="float">
            <text:p>33020.5943554734</text:p>
          </table:table-cell>
          <table:table-cell table:formula="of:=VLOOKUP( [.$A44];[$Peptideiondata_HeavyD.$A$4:.$AH$60]; 9;0)" office:value-type="float" office:value="31246.6443676577" calcext:value-type="float">
            <text:p>31246.6443676577</text:p>
          </table:table-cell>
          <table:table-cell table:formula="of:=VLOOKUP( [.$A44];[$Peptideiondata_HeavyD.$A$4:.$AH$60]; 10;0)" office:value-type="float" office:value="35229.4805128801" calcext:value-type="float">
            <text:p>35229.4805128801</text:p>
          </table:table-cell>
          <table:table-cell table:formula="of:=VLOOKUP( [.$A44];[$Peptideiondata_HeavyD.$A$4:.$AH$60]; 11;0)" office:value-type="float" office:value="35750.8728098838" calcext:value-type="float">
            <text:p>35750.8728098838</text:p>
          </table:table-cell>
          <table:table-cell table:formula="of:=VLOOKUP( [.$A44];[$Peptideiondata_HeavyD.$A$4:.$AH$60]; 12;0)" office:value-type="float" office:value="35516.0921887437" calcext:value-type="float">
            <text:p>35516.0921887437</text:p>
          </table:table-cell>
          <table:table-cell table:formula="of:= VLOOKUP([.$B44];[$'Peptideiondata_HeavyD_A-1'.$B$4:.$N$60];9;0)" office:value-type="float" office:value="34555.07763" calcext:value-type="float">
            <text:p>34555.07763</text:p>
          </table:table-cell>
          <table:table-cell table:formula="of:= VLOOKUP([.$B44];[$'Peptideiondata_HeavyD_A-1'.$B$4:.$N$60];10;0)" office:value-type="float" office:value="32739.97264" calcext:value-type="float">
            <text:p>32739.97264</text:p>
          </table:table-cell>
          <table:table-cell table:formula="of:=VLOOKUP([.$B44];[$'Peptideiondata_HeavyD_A-1'.$B$4:.$N$60];11;0)" office:value-type="float" office:value="36875.52304" calcext:value-type="float">
            <text:p>36875.52304</text:p>
          </table:table-cell>
          <table:table-cell table:formula="of:=VLOOKUP([.$B44];[$'Peptideiondata_HeavyD_A-1'.$B$4:.$N$60];12;0)" office:value-type="float" office:value="37387.07788" calcext:value-type="float">
            <text:p>37387.07788</text:p>
          </table:table-cell>
          <table:table-cell table:formula="of:=VLOOKUP([.$B44];[$'Peptideiondata_HeavyD_A-1'.$B$4:.$N$60];13;0)" office:value-type="float" office:value="37056.94059" calcext:value-type="float">
            <text:p>37056.94059</text:p>
          </table:table-cell>
          <table:table-cell table:formula="of:=[.F44]/[.K44]" office:value-type="float" office:value="0.955593117429596" calcext:value-type="float">
            <text:p>0.955593117429596</text:p>
          </table:table-cell>
          <table:table-cell table:formula="of:=[.G44]/[.L44]" office:value-type="float" office:value="0.954388224792899" calcext:value-type="float">
            <text:p>0.954388224792899</text:p>
          </table:table-cell>
          <table:table-cell table:formula="of:=[.H44]/[.M44]" office:value-type="float" office:value="0.955362191735304" calcext:value-type="float">
            <text:p>0.955362191735304</text:p>
          </table:table-cell>
          <table:table-cell table:formula="of:=[.I44]/[.N44]" office:value-type="float" office:value="0.956236080408106" calcext:value-type="float">
            <text:p>0.956236080408106</text:p>
          </table:table-cell>
          <table:table-cell table:formula="of:=[.J44]/[.O44]" office:value-type="float" office:value="0.958419438390656" calcext:value-type="float">
            <text:p>0.958419438390656</text:p>
          </table:table-cell>
        </table:table-row>
      </table:table>
      <table:named-expressions/>
      <table:database-ranges>
        <table:database-range table:name="__Anonymous_Sheet_DB__1" table:target-range-address="Peptideiondata_HeavyD.A4:Peptideiondata_HeavyD.AR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8:06:18.718580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9T18:06:40.055082756</dc:date>
    <meta:editing-duration>PT21M49S</meta:editing-duration>
    <meta:editing-cycles>6</meta:editing-cycles>
    <meta:document-statistic meta:table-count="3" meta:cell-count="5110" meta:object-count="0"/>
  </office:meta>
</office:document-meta>
</file>